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1.14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81.04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92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rics_AllClassifiers_Equ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gram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74.7191011235955" calcext:value-type="float">
            <text:p>74.7191011235955</text:p>
          </table:table-cell>
          <table:table-cell office:value-type="float" office:value="19.672131147541" calcext:value-type="float">
            <text:p>19.672131147541</text:p>
          </table:table-cell>
          <table:table-cell office:value-type="float" office:value="62.3376623376623" calcext:value-type="float">
            <text:p>62.3376623376623</text:p>
          </table:table-cell>
          <table:table-cell office:value-type="float" office:value="29.9065420560748" calcext:value-type="float">
            <text:p>29.9065420560748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67.4157303370787" calcext:value-type="float">
            <text:p>67.4157303370787</text:p>
          </table:table-cell>
          <table:table-cell office:value-type="float" office:value="17.0278637770898" calcext:value-type="float">
            <text:p>17.0278637770898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87.191011235955" calcext:value-type="float">
            <text:p>87.191011235955</text:p>
          </table:table-cell>
          <table:table-cell office:value-type="float" office:value="23.943661971831" calcext:value-type="float">
            <text:p>23.943661971831</text:p>
          </table:table-cell>
          <table:table-cell office:value-type="float" office:value="22.0779220779221" calcext:value-type="float">
            <text:p>22.0779220779221</text:p>
          </table:table-cell>
          <table:table-cell office:value-type="float" office:value="22.972972972973" calcext:value-type="float">
            <text:p>22.972972972973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78.5393258426966" calcext:value-type="float">
            <text:p>78.5393258426966</text:p>
          </table:table-cell>
          <table:table-cell office:value-type="float" office:value="10.958904109589" calcext:value-type="float">
            <text:p>10.958904109589</text:p>
          </table:table-cell>
          <table:table-cell office:value-type="float" office:value="20.7792207792208" calcext:value-type="float">
            <text:p>20.7792207792208</text:p>
          </table:table-cell>
          <table:table-cell office:value-type="float" office:value="14.3497757847534" calcext:value-type="float">
            <text:p>14.3497757847534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56.6292134831461" calcext:value-type="float">
            <text:p>56.6292134831461</text:p>
          </table:table-cell>
          <table:table-cell office:value-type="float" office:value="4.95626822157434" calcext:value-type="float">
            <text:p>4.95626822157434</text:p>
          </table:table-cell>
          <table:table-cell office:value-type="float" office:value="22.0779220779221" calcext:value-type="float">
            <text:p>22.0779220779221</text:p>
          </table:table-cell>
          <table:table-cell office:value-type="float" office:value="8.0952380952381" calcext:value-type="float">
            <text:p>8.0952380952381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84.3820224719101" calcext:value-type="float">
            <text:p>84.3820224719101</text:p>
          </table:table-cell>
          <table:table-cell office:value-type="float" office:value="8.10810810810811" calcext:value-type="float">
            <text:p>8.10810810810811</text:p>
          </table:table-cell>
          <table:table-cell office:value-type="float" office:value="7.79220779220779" calcext:value-type="float">
            <text:p>7.79220779220779</text:p>
          </table:table-cell>
          <table:table-cell office:value-type="float" office:value="7.94701986754967" calcext:value-type="float">
            <text:p>7.94701986754967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81.4606741573034" calcext:value-type="float">
            <text:p>81.4606741573034</text:p>
          </table:table-cell>
          <table:table-cell office:value-type="float" office:value="6.86274509803922" calcext:value-type="float">
            <text:p>6.86274509803922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7.82122905027933" calcext:value-type="float">
            <text:p>7.82122905027933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62.8385698808234" calcext:value-type="float">
            <text:p>62.8385698808234</text:p>
          </table:table-cell>
          <table:table-cell office:value-type="float" office:value="14.5604395604396" calcext:value-type="float">
            <text:p>14.5604395604396</text:p>
          </table:table-cell>
          <table:table-cell office:value-type="float" office:value="62.3529411764706" calcext:value-type="float">
            <text:p>62.3529411764706</text:p>
          </table:table-cell>
          <table:table-cell office:value-type="float" office:value="23.6080178173719" calcext:value-type="float">
            <text:p>23.6080178173719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69.1224268689057" calcext:value-type="float">
            <text:p>69.122426868905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21.9178082191781" calcext:value-type="float">
            <text:p>21.9178082191781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67.8223185265439" calcext:value-type="float">
            <text:p>67.8223185265439</text:p>
          </table:table-cell>
          <table:table-cell office:value-type="float" office:value="13.448275862069" calcext:value-type="float">
            <text:p>13.448275862069</text:p>
          </table:table-cell>
          <table:table-cell office:value-type="float" office:value="45.8823529411765" calcext:value-type="float">
            <text:p>45.8823529411765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57.3131094257855" calcext:value-type="float">
            <text:p>57.3131094257855</text:p>
          </table:table-cell>
          <table:table-cell office:value-type="float" office:value="10.4859335038363" calcext:value-type="float">
            <text:p>10.4859335038363</text:p>
          </table:table-cell>
          <table:table-cell office:value-type="float" office:value="48.2352941176471" calcext:value-type="float">
            <text:p>48.2352941176471</text:p>
          </table:table-cell>
          <table:table-cell office:value-type="float" office:value="17.2268907563025" calcext:value-type="float">
            <text:p>17.2268907563025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60.5633802816901" calcext:value-type="float">
            <text:p>60.5633802816901</text:p>
          </table:table-cell>
          <table:table-cell office:value-type="float" office:value="10.2564102564103" calcext:value-type="float">
            <text:p>10.2564102564103</text:p>
          </table:table-cell>
          <table:table-cell office:value-type="float" office:value="42.3529411764706" calcext:value-type="float">
            <text:p>42.3529411764706</text:p>
          </table:table-cell>
          <table:table-cell office:value-type="float" office:value="16.5137614678899" calcext:value-type="float">
            <text:p>16.5137614678899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33.9111592632719" calcext:value-type="float">
            <text:p>33.9111592632719</text:p>
          </table:table-cell>
          <table:table-cell office:value-type="float" office:value="8.79120879120879" calcext:value-type="float">
            <text:p>8.79120879120879</text:p>
          </table:table-cell>
          <table:table-cell office:value-type="float" office:value="65.8823529411765" calcext:value-type="float">
            <text:p>65.8823529411765</text:p>
          </table:table-cell>
          <table:table-cell office:value-type="float" office:value="15.5124653739612" calcext:value-type="float">
            <text:p>15.5124653739612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58.2881906825569" calcext:value-type="float">
            <text:p>58.2881906825569</text:p>
          </table:table-cell>
          <table:table-cell office:value-type="float" office:value="8.10055865921788" calcext:value-type="float">
            <text:p>8.10055865921788</text:p>
          </table:table-cell>
          <table:table-cell office:value-type="float" office:value="34.1176470588235" calcext:value-type="float">
            <text:p>34.1176470588235</text:p>
          </table:table-cell>
          <table:table-cell office:value-type="float" office:value="13.0925507900677" calcext:value-type="float">
            <text:p>13.0925507900677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70.873786407767" calcext:value-type="float">
            <text:p>70.873786407767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78.6407766990291" calcext:value-type="float">
            <text:p>78.6407766990291</text:p>
          </table:table-cell>
          <table:table-cell office:value-type="float" office:value="4.76190476190476" calcext:value-type="float">
            <text:p>4.7619047619047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71.8446601941748" calcext:value-type="float">
            <text:p>71.8446601941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89.3203883495146" calcext:value-type="float">
            <text:p>89.3203883495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89.3203883495146" calcext:value-type="float">
            <text:p>89.3203883495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88.3495145631068" calcext:value-type="float">
            <text:p>88.3495145631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88.3495145631068" calcext:value-type="float">
            <text:p>88.3495145631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78.7878787878788" calcext:value-type="float">
            <text:p>78.7878787878788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5" calcext:value-type="float">
            <text:p>45</text:p>
          </table:table-cell>
          <table:table-cell office:value-type="float" office:value="33.9622641509434" calcext:value-type="float">
            <text:p>33.9622641509434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83.030303030303" calcext:value-type="float">
            <text:p>83.030303030303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25" calcext:value-type="float">
            <text:p>25</text:p>
          </table:table-cell>
          <table:table-cell office:value-type="float" office:value="26.3157894736842" calcext:value-type="float">
            <text:p>26.3157894736842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48.4848484848485" calcext:value-type="float">
            <text:p>48.4848484848485</text:p>
          </table:table-cell>
          <table:table-cell office:value-type="float" office:value="15.0537634408602" calcext:value-type="float">
            <text:p>15.0537634408602</text:p>
          </table:table-cell>
          <table:table-cell office:value-type="float" office:value="70" calcext:value-type="float">
            <text:p>70</text:p>
          </table:table-cell>
          <table:table-cell office:value-type="float" office:value="24.7787610619469" calcext:value-type="float">
            <text:p>24.7787610619469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49.0909090909091" calcext:value-type="float">
            <text:p>49.0909090909091</text:p>
          </table:table-cell>
          <table:table-cell office:value-type="float" office:value="12.7906976744186" calcext:value-type="float">
            <text:p>12.7906976744186</text:p>
          </table:table-cell>
          <table:table-cell office:value-type="float" office:value="55" calcext:value-type="float">
            <text:p>55</text:p>
          </table:table-cell>
          <table:table-cell office:value-type="float" office:value="20.7547169811321" calcext:value-type="float">
            <text:p>20.7547169811321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55.1515151515152" calcext:value-type="float">
            <text:p>55.1515151515152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30" calcext:value-type="float">
            <text:p>30</text:p>
          </table:table-cell>
          <table:table-cell office:value-type="float" office:value="13.953488372093" calcext:value-type="float">
            <text:p>13.953488372093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52.7272727272727" calcext:value-type="float">
            <text:p>52.7272727272727</text:p>
          </table:table-cell>
          <table:table-cell office:value-type="float" office:value="8.57142857142857" calcext:value-type="float">
            <text:p>8.57142857142857</text:p>
          </table:table-cell>
          <table:table-cell office:value-type="float" office:value="30" calcext:value-type="float">
            <text:p>30</text:p>
          </table:table-cell>
          <table:table-cell office:value-type="float" office:value="13.3333333333333" calcext:value-type="float">
            <text:p>13.3333333333333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63.3333333333333" calcext:value-type="float">
            <text:p>63.3333333333333</text:p>
          </table:table-cell>
          <table:table-cell office:value-type="float" office:value="10.3448275862069" calcext:value-type="float">
            <text:p>10.3448275862069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7.910447761194" calcext:value-type="float">
            <text:p>17.910447761194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68" calcext:value-type="float">
            <text:p>68</text:p>
          </table:table-cell>
          <table:table-cell office:value-type="float" office:value="10.2040816326531" calcext:value-type="float">
            <text:p>10.2040816326531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17.2413793103448" calcext:value-type="float">
            <text:p>17.2413793103448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4" calcext:value-type="float">
            <text:p>34</text:p>
          </table:table-cell>
          <table:table-cell office:value-type="float" office:value="7.54716981132076" calcext:value-type="float">
            <text:p>7.54716981132076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13.9130434782609" calcext:value-type="float">
            <text:p>13.9130434782609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49.3333333333333" calcext:value-type="float">
            <text:p>49.3333333333333</text:p>
          </table:table-cell>
          <table:table-cell office:value-type="float" office:value="7.59493670886076" calcext:value-type="float">
            <text:p>7.59493670886076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3.6363636363636" calcext:value-type="float">
            <text:p>13.6363636363636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7.2289156626506" calcext:value-type="float">
            <text:p>7.2289156626506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3.0434782608696" calcext:value-type="float">
            <text:p>13.0434782608696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58.6666666666667" calcext:value-type="float">
            <text:p>58.6666666666667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56" calcext:value-type="float">
            <text:p>56</text:p>
          </table:table-cell>
          <table:table-cell office:value-type="float" office:value="1.69491525423729" calcext:value-type="float">
            <text:p>1.69491525423729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.94117647058823" calcext:value-type="float">
            <text:p>2.94117647058823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89.1746163417669" calcext:value-type="float">
            <text:p>89.1746163417669</text:p>
          </table:table-cell>
          <table:table-cell office:value-type="float" office:value="28.8372093023256" calcext:value-type="float">
            <text:p>28.8372093023256</text:p>
          </table:table-cell>
          <table:table-cell office:value-type="float" office:value="36.4705882352941" calcext:value-type="float">
            <text:p>36.4705882352941</text:p>
          </table:table-cell>
          <table:table-cell office:value-type="float" office:value="32.2077922077922" calcext:value-type="float">
            <text:p>32.2077922077922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56.3251762754044" calcext:value-type="float">
            <text:p>56.3251762754044</text:p>
          </table:table-cell>
          <table:table-cell office:value-type="float" office:value="8.23084200567644" calcext:value-type="float">
            <text:p>8.23084200567644</text:p>
          </table:table-cell>
          <table:table-cell office:value-type="float" office:value="51.1764705882353" calcext:value-type="float">
            <text:p>51.1764705882353</text:p>
          </table:table-cell>
          <table:table-cell office:value-type="float" office:value="14.1809290953545" calcext:value-type="float">
            <text:p>14.1809290953545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79.9668187474077" calcext:value-type="float">
            <text:p>79.9668187474077</text:p>
          </table:table-cell>
          <table:table-cell office:value-type="float" office:value="8.26666666666667" calcext:value-type="float">
            <text:p>8.26666666666667</text:p>
          </table:table-cell>
          <table:table-cell office:value-type="float" office:value="18.2352941176471" calcext:value-type="float">
            <text:p>18.2352941176471</text:p>
          </table:table-cell>
          <table:table-cell office:value-type="float" office:value="11.3761467889908" calcext:value-type="float">
            <text:p>11.3761467889908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44.3799253421817" calcext:value-type="float">
            <text:p>44.3799253421817</text:p>
          </table:table-cell>
          <table:table-cell office:value-type="float" office:value="6.20792819745699" calcext:value-type="float">
            <text:p>6.20792819745699</text:p>
          </table:table-cell>
          <table:table-cell office:value-type="float" office:value="48.8235294117647" calcext:value-type="float">
            <text:p>48.8235294117647</text:p>
          </table:table-cell>
          <table:table-cell office:value-type="float" office:value="11.0152621101526" calcext:value-type="float">
            <text:p>11.0152621101526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81.2940688510991" calcext:value-type="float">
            <text:p>81.2940688510991</text:p>
          </table:table-cell>
          <table:table-cell office:value-type="float" office:value="7.29483282674772" calcext:value-type="float">
            <text:p>7.29483282674772</text:p>
          </table:table-cell>
          <table:table-cell office:value-type="float" office:value="14.1176470588235" calcext:value-type="float">
            <text:p>14.1176470588235</text:p>
          </table:table-cell>
          <table:table-cell office:value-type="float" office:value="9.61923847695391" calcext:value-type="float">
            <text:p>9.61923847695391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82.5798423890502" calcext:value-type="float">
            <text:p>82.5798423890502</text:p>
          </table:table-cell>
          <table:table-cell office:value-type="float" office:value="7.48299319727891" calcext:value-type="float">
            <text:p>7.48299319727891</text:p>
          </table:table-cell>
          <table:table-cell office:value-type="float" office:value="12.9411764705882" calcext:value-type="float">
            <text:p>12.9411764705882</text:p>
          </table:table-cell>
          <table:table-cell office:value-type="float" office:value="9.48275862068966" calcext:value-type="float">
            <text:p>9.48275862068966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82.4139361260888" calcext:value-type="float">
            <text:p>82.4139361260888</text:p>
          </table:table-cell>
          <table:table-cell office:value-type="float" office:value="3.98550724637681" calcext:value-type="float">
            <text:p>3.98550724637681</text:p>
          </table:table-cell>
          <table:table-cell office:value-type="float" office:value="6.47058823529412" calcext:value-type="float">
            <text:p>6.47058823529412</text:p>
          </table:table-cell>
          <table:table-cell office:value-type="float" office:value="4.93273542600897" calcext:value-type="float">
            <text:p>4.93273542600897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87.2727272727273" calcext:value-type="float">
            <text:p>87.2727272727273</text:p>
          </table:table-cell>
          <table:table-cell office:value-type="float" office:value="33.8709677419355" calcext:value-type="float">
            <text:p>33.8709677419355</text:p>
          </table:table-cell>
          <table:table-cell office:value-type="float" office:value="48.8372093023256" calcext:value-type="float">
            <text:p>48.83720930232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87.4747474747475" calcext:value-type="float">
            <text:p>87.4747474747475</text:p>
          </table:table-cell>
          <table:table-cell office:value-type="float" office:value="32.7272727272727" calcext:value-type="float">
            <text:p>32.7272727272727</text:p>
          </table:table-cell>
          <table:table-cell office:value-type="float" office:value="41.8604651162791" calcext:value-type="float">
            <text:p>41.8604651162791</text:p>
          </table:table-cell>
          <table:table-cell office:value-type="float" office:value="36.734693877551" calcext:value-type="float">
            <text:p>36.734693877551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90.7070707070707" calcext:value-type="float">
            <text:p>90.7070707070707</text:p>
          </table:table-cell>
          <table:table-cell office:value-type="float" office:value="44.8275862068966" calcext:value-type="float">
            <text:p>44.8275862068966</text:p>
          </table:table-cell>
          <table:table-cell office:value-type="float" office:value="30.2325581395349" calcext:value-type="float">
            <text:p>30.2325581395349</text:p>
          </table:table-cell>
          <table:table-cell office:value-type="float" office:value="36.1111111111111" calcext:value-type="float">
            <text:p>36.1111111111111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82.020202020202" calcext:value-type="float">
            <text:p>82.020202020202</text:p>
          </table:table-cell>
          <table:table-cell office:value-type="float" office:value="26.0416666666667" calcext:value-type="float">
            <text:p>26.0416666666667</text:p>
          </table:table-cell>
          <table:table-cell office:value-type="float" office:value="58.1395348837209" calcext:value-type="float">
            <text:p>58.1395348837209</text:p>
          </table:table-cell>
          <table:table-cell office:value-type="float" office:value="35.9712230215827" calcext:value-type="float">
            <text:p>35.9712230215827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75.7575757575758" calcext:value-type="float">
            <text:p>75.7575757575758</text:p>
          </table:table-cell>
          <table:table-cell office:value-type="float" office:value="21.8978102189781" calcext:value-type="float">
            <text:p>21.8978102189781</text:p>
          </table:table-cell>
          <table:table-cell office:value-type="float" office:value="69.7674418604651" calcext:value-type="float">
            <text:p>69.7674418604651</text:p>
          </table:table-cell>
          <table:table-cell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79.1919191919192" calcext:value-type="float">
            <text:p>79.1919191919192</text:p>
          </table:table-cell>
          <table:table-cell office:value-type="float" office:value="18.75" calcext:value-type="float">
            <text:p>18.75</text:p>
          </table:table-cell>
          <table:table-cell office:value-type="float" office:value="41.8604651162791" calcext:value-type="float">
            <text:p>41.8604651162791</text:p>
          </table:table-cell>
          <table:table-cell office:value-type="float" office:value="25.8992805755396" calcext:value-type="float">
            <text:p>25.8992805755396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40" calcext:value-type="float">
            <text:p>40</text:p>
          </table:table-cell>
          <table:table-cell office:value-type="float" office:value="11.7469879518072" calcext:value-type="float">
            <text:p>11.7469879518072</text:p>
          </table:table-cell>
          <table:table-cell office:value-type="float" office:value="90.6976744186047" calcext:value-type="float">
            <text:p>90.6976744186047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55.3299492385787" calcext:value-type="float">
            <text:p>55.3299492385787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15.3846153846154" calcext:value-type="float">
            <text:p>15.3846153846154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60.4060913705584" calcext:value-type="float">
            <text:p>60.4060913705584</text:p>
          </table:table-cell>
          <table:table-cell office:value-type="float" office:value="7.31707317073171" calcext:value-type="float">
            <text:p>7.31707317073171</text:p>
          </table:table-cell>
          <table:table-cell office:value-type="float" office:value="75" calcext:value-type="float">
            <text:p>75</text:p>
          </table:table-cell>
          <table:table-cell office:value-type="float" office:value="13.3333333333333" calcext:value-type="float">
            <text:p>13.3333333333333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58.3756345177665" calcext:value-type="float">
            <text:p>58.3756345177665</text:p>
          </table:table-cell>
          <table:table-cell office:value-type="float" office:value="6.97674418604651" calcext:value-type="float">
            <text:p>6.97674418604651</text:p>
          </table:table-cell>
          <table:table-cell office:value-type="float" office:value="75" calcext:value-type="float">
            <text:p>75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9.4416243654822" calcext:value-type="float">
            <text:p>29.4416243654822</text:p>
          </table:table-cell>
          <table:table-cell office:value-type="float" office:value="4.1958041958042" calcext:value-type="float">
            <text:p>4.1958041958042</text:p>
          </table:table-cell>
          <table:table-cell office:value-type="float" office:value="75" calcext:value-type="float">
            <text:p>75</text:p>
          </table:table-cell>
          <table:table-cell office:value-type="float" office:value="7.94701986754967" calcext:value-type="float">
            <text:p>7.94701986754967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52.2842639593909" calcext:value-type="float">
            <text:p>52.2842639593909</text:p>
          </table:table-cell>
          <table:table-cell office:value-type="float" office:value="4.25531914893617" calcext:value-type="float">
            <text:p>4.25531914893617</text:p>
          </table:table-cell>
          <table:table-cell office:value-type="float" office:value="50" calcext:value-type="float">
            <text:p>50</text:p>
          </table:table-cell>
          <table:table-cell office:value-type="float" office:value="7.84313725490196" calcext:value-type="float">
            <text:p>7.84313725490196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55.8375634517767" calcext:value-type="float">
            <text:p>55.8375634517767</text:p>
          </table:table-cell>
          <table:table-cell office:value-type="float" office:value="3.52941176470588" calcext:value-type="float">
            <text:p>3.52941176470588</text:p>
          </table:table-cell>
          <table:table-cell office:value-type="float" office:value="37.5" calcext:value-type="float">
            <text:p>37.5</text:p>
          </table:table-cell>
          <table:table-cell office:value-type="float" office:value="6.45161290322581" calcext:value-type="float">
            <text:p>6.45161290322581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62.9441624365482" calcext:value-type="float">
            <text:p>62.9441624365482</text:p>
          </table:table-cell>
          <table:table-cell office:value-type="float" office:value="2.89855072463768" calcext:value-type="float">
            <text:p>2.89855072463768</text:p>
          </table:table-cell>
          <table:table-cell office:value-type="float" office:value="25" calcext:value-type="float">
            <text:p>25</text:p>
          </table:table-cell>
          <table:table-cell office:value-type="float" office:value="5.1948051948052" calcext:value-type="float">
            <text:p>5.1948051948052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63.4920634920635" calcext:value-type="float">
            <text:p>63.4920634920635</text:p>
          </table:table-cell>
          <table:table-cell office:value-type="float" office:value="7.2463768115942" calcext:value-type="float">
            <text:p>7.2463768115942</text:p>
          </table:table-cell>
          <table:table-cell office:value-type="float" office:value="50" calcext:value-type="float">
            <text:p>50</text:p>
          </table:table-cell>
          <table:table-cell office:value-type="float" office:value="12.6582278481013" calcext:value-type="float">
            <text:p>12.6582278481013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53.4391534391534" calcext:value-type="float">
            <text:p>53.4391534391534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48.6772486772487" calcext:value-type="float">
            <text:p>48.6772486772487</text:p>
          </table:table-cell>
          <table:table-cell office:value-type="float" office:value="6.06060606060606" calcext:value-type="float">
            <text:p>6.06060606060606</text:p>
          </table:table-cell>
          <table:table-cell office:value-type="float" office:value="60" calcext:value-type="float">
            <text:p>60</text:p>
          </table:table-cell>
          <table:table-cell office:value-type="float" office:value="11.0091743119266" calcext:value-type="float">
            <text:p>11.0091743119266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66.1375661375661" calcext:value-type="float">
            <text:p>66.137566137566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.57142857142857" calcext:value-type="float">
            <text:p>8.57142857142857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76.1904761904762" calcext:value-type="float">
            <text:p>76.1904761904762</text:p>
          </table:table-cell>
          <table:table-cell office:value-type="float" office:value="5.12820512820513" calcext:value-type="float">
            <text:p>5.12820512820513</text:p>
          </table:table-cell>
          <table:table-cell office:value-type="float" office:value="20" calcext:value-type="float">
            <text:p>20</text:p>
          </table:table-cell>
          <table:table-cell office:value-type="float" office:value="8.16326530612245" calcext:value-type="float">
            <text:p>8.16326530612245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70.8994708994709" calcext:value-type="float">
            <text:p>70.8994708994709</text:p>
          </table:table-cell>
          <table:table-cell office:value-type="float" office:value="2.12765957446808" calcext:value-type="float">
            <text:p>2.12765957446808</text:p>
          </table:table-cell>
          <table:table-cell office:value-type="float" office:value="10" calcext:value-type="float">
            <text:p>10</text:p>
          </table:table-cell>
          <table:table-cell office:value-type="float" office:value="3.50877192982456" calcext:value-type="float">
            <text:p>3.50877192982456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84.6560846560847" calcext:value-type="float">
            <text:p>84.6560846560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64.8387096774194" calcext:value-type="float">
            <text:p>64.8387096774194</text:p>
          </table:table-cell>
          <table:table-cell office:value-type="float" office:value="16.4739884393064" calcext:value-type="float">
            <text:p>16.4739884393064</text:p>
          </table:table-cell>
          <table:table-cell office:value-type="float" office:value="60" calcext:value-type="float">
            <text:p>60</text:p>
          </table:table-cell>
          <table:table-cell office:value-type="float" office:value="25.8503401360544" calcext:value-type="float">
            <text:p>25.8503401360544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60.5376344086021" calcext:value-type="float">
            <text:p>60.5376344086021</text:p>
          </table:table-cell>
          <table:table-cell office:value-type="float" office:value="14.5833333333333" calcext:value-type="float">
            <text:p>14.5833333333333</text:p>
          </table:table-cell>
          <table:table-cell office:value-type="float" office:value="58.9473684210526" calcext:value-type="float">
            <text:p>58.9473684210526</text:p>
          </table:table-cell>
          <table:table-cell office:value-type="float" office:value="23.3820459290188" calcext:value-type="float">
            <text:p>23.3820459290188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48.1720430107527" calcext:value-type="float">
            <text:p>48.1720430107527</text:p>
          </table:table-cell>
          <table:table-cell office:value-type="float" office:value="13.0019120458891" calcext:value-type="float">
            <text:p>13.0019120458891</text:p>
          </table:table-cell>
          <table:table-cell office:value-type="float" office:value="71.5789473684211" calcext:value-type="float">
            <text:p>71.5789473684211</text:p>
          </table:table-cell>
          <table:table-cell office:value-type="float" office:value="22.0064724919094" calcext:value-type="float">
            <text:p>22.0064724919094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65.3763440860215" calcext:value-type="float">
            <text:p>65.3763440860215</text:p>
          </table:table-cell>
          <table:table-cell office:value-type="float" office:value="12.7868852459016" calcext:value-type="float">
            <text:p>12.7868852459016</text:p>
          </table:table-cell>
          <table:table-cell office:value-type="float" office:value="41.0526315789474" calcext:value-type="float">
            <text:p>41.0526315789474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78.2795698924731" calcext:value-type="float">
            <text:p>78.2795698924731</text:p>
          </table:table-cell>
          <table:table-cell office:value-type="float" office:value="14.5695364238411" calcext:value-type="float">
            <text:p>14.5695364238411</text:p>
          </table:table-cell>
          <table:table-cell office:value-type="float" office:value="23.1578947368421" calcext:value-type="float">
            <text:p>23.1578947368421</text:p>
          </table:table-cell>
          <table:table-cell office:value-type="float" office:value="17.8861788617886" calcext:value-type="float">
            <text:p>17.8861788617886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72.6881720430108" calcext:value-type="float">
            <text:p>72.6881720430108</text:p>
          </table:table-cell>
          <table:table-cell office:value-type="float" office:value="7.48663101604278" calcext:value-type="float">
            <text:p>7.48663101604278</text:p>
          </table:table-cell>
          <table:table-cell office:value-type="float" office:value="14.7368421052632" calcext:value-type="float">
            <text:p>14.7368421052632</text:p>
          </table:table-cell>
          <table:table-cell office:value-type="float" office:value="9.9290780141844" calcext:value-type="float">
            <text:p>9.9290780141844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71.6129032258065" calcext:value-type="float">
            <text:p>71.6129032258065</text:p>
          </table:table-cell>
          <table:table-cell office:value-type="float" office:value="7.10659898477157" calcext:value-type="float">
            <text:p>7.10659898477157</text:p>
          </table:table-cell>
          <table:table-cell office:value-type="float" office:value="14.7368421052632" calcext:value-type="float">
            <text:p>14.7368421052632</text:p>
          </table:table-cell>
          <table:table-cell office:value-type="float" office:value="9.58904109589041" calcext:value-type="float">
            <text:p>9.58904109589041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72.1739130434783" calcext:value-type="float">
            <text:p>72.1739130434783</text:p>
          </table:table-cell>
          <table:table-cell office:value-type="float" office:value="17.1052631578947" calcext:value-type="float">
            <text:p>17.1052631578947</text:p>
          </table:table-cell>
          <table:table-cell office:value-type="float" office:value="43.3333333333333" calcext:value-type="float">
            <text:p>43.3333333333333</text:p>
          </table:table-cell>
          <table:table-cell office:value-type="float" office:value="24.5283018867925" calcext:value-type="float">
            <text:p>24.5283018867925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59.1304347826087" calcext:value-type="float">
            <text:p>59.1304347826087</text:p>
          </table:table-cell>
          <table:table-cell office:value-type="float" office:value="14.859437751004" calcext:value-type="float">
            <text:p>14.859437751004</text:p>
          </table:table-cell>
          <table:table-cell office:value-type="float" office:value="61.6666666666667" calcext:value-type="float">
            <text:p>61.6666666666667</text:p>
          </table:table-cell>
          <table:table-cell office:value-type="float" office:value="23.9482200647249" calcext:value-type="float">
            <text:p>23.9482200647249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61.0434782608696" calcext:value-type="float">
            <text:p>61.0434782608696</text:p>
          </table:table-cell>
          <table:table-cell office:value-type="float" office:value="14.3478260869565" calcext:value-type="float">
            <text:p>14.3478260869565</text:p>
          </table:table-cell>
          <table:table-cell office:value-type="float" office:value="55" calcext:value-type="float">
            <text:p>55</text:p>
          </table:table-cell>
          <table:table-cell office:value-type="float" office:value="22.7586206896552" calcext:value-type="float">
            <text:p>22.7586206896552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68.8695652173913" calcext:value-type="float">
            <text:p>68.8695652173913</text:p>
          </table:table-cell>
          <table:table-cell office:value-type="float" office:value="14.792899408284" calcext:value-type="float">
            <text:p>14.792899408284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21.8340611353712" calcext:value-type="float">
            <text:p>21.8340611353712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77.7391304347826" calcext:value-type="float">
            <text:p>77.7391304347826</text:p>
          </table:table-cell>
          <table:table-cell office:value-type="float" office:value="15.3061224489796" calcext:value-type="float">
            <text:p>15.3061224489796</text:p>
          </table:table-cell>
          <table:table-cell office:value-type="float" office:value="25" calcext:value-type="float">
            <text:p>25</text:p>
          </table:table-cell>
          <table:table-cell office:value-type="float" office:value="18.9873417721519" calcext:value-type="float">
            <text:p>18.9873417721519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74.7826086956522" calcext:value-type="float">
            <text:p>74.7826086956522</text:p>
          </table:table-cell>
          <table:table-cell office:value-type="float" office:value="13.6752136752137" calcext:value-type="float">
            <text:p>13.6752136752137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18.0790960451977" calcext:value-type="float">
            <text:p>18.0790960451977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10.093896713615" calcext:value-type="float">
            <text:p>10.093896713615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17.6954732510288" calcext:value-type="float">
            <text:p>17.6954732510288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82.2695035460993" calcext:value-type="float">
            <text:p>82.2695035460993</text:p>
          </table:table-cell>
          <table:table-cell office:value-type="float" office:value="8.38445807770961" calcext:value-type="float">
            <text:p>8.38445807770961</text:p>
          </table:table-cell>
          <table:table-cell office:value-type="float" office:value="44.0860215053763" calcext:value-type="float">
            <text:p>44.0860215053763</text:p>
          </table:table-cell>
          <table:table-cell office:value-type="float" office:value="14.0893470790378" calcext:value-type="float">
            <text:p>14.0893470790378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75.709219858156" calcext:value-type="float">
            <text:p>75.709219858156</text:p>
          </table:table-cell>
          <table:table-cell office:value-type="float" office:value="6.97674418604651" calcext:value-type="float">
            <text:p>6.97674418604651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12.291933418694" calcext:value-type="float">
            <text:p>12.291933418694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90.1063829787234" calcext:value-type="float">
            <text:p>90.1063829787234</text:p>
          </table:table-cell>
          <table:table-cell office:value-type="float" office:value="8.48214285714286" calcext:value-type="float">
            <text:p>8.48214285714286</text:p>
          </table:table-cell>
          <table:table-cell office:value-type="float" office:value="20.4301075268817" calcext:value-type="float">
            <text:p>20.4301075268817</text:p>
          </table:table-cell>
          <table:table-cell office:value-type="float" office:value="11.98738170347" calcext:value-type="float">
            <text:p>11.98738170347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39.3617021276596" calcext:value-type="float">
            <text:p>39.3617021276596</text:p>
          </table:table-cell>
          <table:table-cell office:value-type="float" office:value="3.72066399542072" calcext:value-type="float">
            <text:p>3.72066399542072</text:p>
          </table:table-cell>
          <table:table-cell office:value-type="float" office:value="69.8924731182796" calcext:value-type="float">
            <text:p>69.8924731182796</text:p>
          </table:table-cell>
          <table:table-cell office:value-type="float" office:value="7.06521739130435" calcext:value-type="float">
            <text:p>7.06521739130435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90.1063829787234" calcext:value-type="float">
            <text:p>90.1063829787234</text:p>
          </table:table-cell>
          <table:table-cell office:value-type="float" office:value="4.41176470588235" calcext:value-type="float">
            <text:p>4.41176470588235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6.06060606060606" calcext:value-type="float">
            <text:p>6.06060606060606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65.6737588652482" calcext:value-type="float">
            <text:p>65.6737588652482</text:p>
          </table:table-cell>
          <table:table-cell office:value-type="float" office:value="2.80474649406688" calcext:value-type="float">
            <text:p>2.80474649406688</text:p>
          </table:table-cell>
          <table:table-cell office:value-type="float" office:value="27.9569892473118" calcext:value-type="float">
            <text:p>27.9569892473118</text:p>
          </table:table-cell>
          <table:table-cell office:value-type="float" office:value="5.09803921568627" calcext:value-type="float">
            <text:p>5.09803921568627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82.8014184397163" calcext:value-type="float">
            <text:p>82.8014184397163</text:p>
          </table:table-cell>
          <table:table-cell office:value-type="float" office:value="2.88461538461538" calcext:value-type="float">
            <text:p>2.88461538461538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4.71512770137525" calcext:value-type="float">
            <text:p>4.71512770137525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72.6744186046512" calcext:value-type="float">
            <text:p>72.6744186046512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17.5438596491228" calcext:value-type="float">
            <text:p>17.5438596491228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69.7674418604651" calcext:value-type="float">
            <text:p>69.7674418604651</text:p>
          </table:table-cell>
          <table:table-cell office:value-type="float" office:value="9.43396226415094" calcext:value-type="float">
            <text:p>9.43396226415094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16.1290322580645" calcext:value-type="float">
            <text:p>16.1290322580645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63.3720930232558" calcext:value-type="float">
            <text:p>63.3720930232558</text:p>
          </table:table-cell>
          <table:table-cell office:value-type="float" office:value="7.8125" calcext:value-type="float">
            <text:p>7.8125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13.6986301369863" calcext:value-type="float">
            <text:p>13.6986301369863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5" calcext:value-type="float">
            <text:p>25</text:p>
          </table:table-cell>
          <table:table-cell office:value-type="float" office:value="6.52173913043478" calcext:value-type="float">
            <text:p>6.52173913043478</text:p>
          </table:table-cell>
          <table:table-cell office:value-type="float" office:value="100" calcext:value-type="float">
            <text:p>100</text:p>
          </table:table-cell>
          <table:table-cell office:value-type="float" office:value="12.2448979591837" calcext:value-type="float">
            <text:p>12.2448979591837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38.953488372093" calcext:value-type="float">
            <text:p>38.953488372093</text:p>
          </table:table-cell>
          <table:table-cell office:value-type="float" office:value="2" calcext:value-type="float">
            <text:p>2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.6697247706422" calcext:value-type="float">
            <text:p>3.6697247706422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57.5581395348837" calcext:value-type="float">
            <text:p>57.5581395348837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56.3953488372093" calcext:value-type="float">
            <text:p>56.3953488372093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.5974025974026" calcext:value-type="float">
            <text:p>2.5974025974026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73.2638888888889" calcext:value-type="float">
            <text:p>73.2638888888889</text:p>
          </table:table-cell>
          <table:table-cell office:value-type="float" office:value="31.3008130081301" calcext:value-type="float">
            <text:p>31.3008130081301</text:p>
          </table:table-cell>
          <table:table-cell office:value-type="float" office:value="55.3956834532374" calcext:value-type="float">
            <text:p>55.395683453237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77.3148148148148" calcext:value-type="float">
            <text:p>77.3148148148148</text:p>
          </table:table-cell>
          <table:table-cell office:value-type="float" office:value="34.5945945945946" calcext:value-type="float">
            <text:p>34.5945945945946</text:p>
          </table:table-cell>
          <table:table-cell office:value-type="float" office:value="46.0431654676259" calcext:value-type="float">
            <text:p>46.0431654676259</text:p>
          </table:table-cell>
          <table:table-cell office:value-type="float" office:value="39.5061728395062" calcext:value-type="float">
            <text:p>39.5061728395062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71.9907407407407" calcext:value-type="float">
            <text:p>71.9907407407407</text:p>
          </table:table-cell>
          <table:table-cell office:value-type="float" office:value="29.8039215686275" calcext:value-type="float">
            <text:p>29.8039215686275</text:p>
          </table:table-cell>
          <table:table-cell office:value-type="float" office:value="54.6762589928058" calcext:value-type="float">
            <text:p>54.6762589928058</text:p>
          </table:table-cell>
          <table:table-cell office:value-type="float" office:value="38.5786802030457" calcext:value-type="float">
            <text:p>38.5786802030457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68.6342592592593" calcext:value-type="float">
            <text:p>68.6342592592593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55.3956834532374" calcext:value-type="float">
            <text:p>55.3956834532374</text:p>
          </table:table-cell>
          <table:table-cell office:value-type="float" office:value="36.2352941176471" calcext:value-type="float">
            <text:p>36.2352941176471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57.7546296296296" calcext:value-type="float">
            <text:p>57.7546296296296</text:p>
          </table:table-cell>
          <table:table-cell office:value-type="float" office:value="21.608040201005" calcext:value-type="float">
            <text:p>21.608040201005</text:p>
          </table:table-cell>
          <table:table-cell office:value-type="float" office:value="61.8705035971223" calcext:value-type="float">
            <text:p>61.8705035971223</text:p>
          </table:table-cell>
          <table:table-cell office:value-type="float" office:value="32.0297951582868" calcext:value-type="float">
            <text:p>32.0297951582868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64.5833333333333" calcext:value-type="float">
            <text:p>64.5833333333333</text:p>
          </table:table-cell>
          <table:table-cell office:value-type="float" office:value="22.8013029315961" calcext:value-type="float">
            <text:p>22.8013029315961</text:p>
          </table:table-cell>
          <table:table-cell office:value-type="float" office:value="50.3597122302158" calcext:value-type="float">
            <text:p>50.3597122302158</text:p>
          </table:table-cell>
          <table:table-cell office:value-type="float" office:value="31.390134529148" calcext:value-type="float">
            <text:p>31.390134529148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43.6342592592593" calcext:value-type="float">
            <text:p>43.6342592592593</text:p>
          </table:table-cell>
          <table:table-cell office:value-type="float" office:value="15.748031496063" calcext:value-type="float">
            <text:p>15.748031496063</text:p>
          </table:table-cell>
          <table:table-cell office:value-type="float" office:value="57.5539568345324" calcext:value-type="float">
            <text:p>57.5539568345324</text:p>
          </table:table-cell>
          <table:table-cell office:value-type="float" office:value="24.7295208655332" calcext:value-type="float">
            <text:p>24.7295208655332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73.1313131313131" calcext:value-type="float">
            <text:p>73.1313131313131</text:p>
          </table:table-cell>
          <table:table-cell office:value-type="float" office:value="7.63636363636364" calcext:value-type="float">
            <text:p>7.6363636363636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13.6363636363636" calcext:value-type="float">
            <text:p>13.6363636363636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68.4848484848485" calcext:value-type="float">
            <text:p>68.4848484848485</text:p>
          </table:table-cell>
          <table:table-cell office:value-type="float" office:value="7.07692307692308" calcext:value-type="float">
            <text:p>7.07692307692308</text:p>
          </table:table-cell>
          <table:table-cell office:value-type="float" office:value="69.6969696969697" calcext:value-type="float">
            <text:p>69.6969696969697</text:p>
          </table:table-cell>
          <table:table-cell office:value-type="float" office:value="12.8491620111732" calcext:value-type="float">
            <text:p>12.8491620111732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47.2727272727273" calcext:value-type="float">
            <text:p>47.2727272727273</text:p>
          </table:table-cell>
          <table:table-cell office:value-type="float" office:value="5.78661844484629" calcext:value-type="float">
            <text:p>5.78661844484629</text:p>
          </table:table-cell>
          <table:table-cell office:value-type="float" office:value="96.969696969697" calcext:value-type="float">
            <text:p>96.969696969697</text:p>
          </table:table-cell>
          <table:table-cell office:value-type="float" office:value="10.9215017064846" calcext:value-type="float">
            <text:p>10.9215017064846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64.040404040404" calcext:value-type="float">
            <text:p>64.040404040404</text:p>
          </table:table-cell>
          <table:table-cell office:value-type="float" office:value="5.75342465753425" calcext:value-type="float">
            <text:p>5.75342465753425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10.5527638190955" calcext:value-type="float">
            <text:p>10.552763819095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74.4444444444444" calcext:value-type="float">
            <text:p>74.4444444444444</text:p>
          </table:table-cell>
          <table:table-cell office:value-type="float" office:value="3.38983050847458" calcext:value-type="float">
            <text:p>3.38983050847458</text:p>
          </table:table-cell>
          <table:table-cell office:value-type="float" office:value="24.2424242424242" calcext:value-type="float">
            <text:p>24.2424242424242</text:p>
          </table:table-cell>
          <table:table-cell office:value-type="float" office:value="5.94795539033457" calcext:value-type="float">
            <text:p>5.9479553903345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85.8585858585859" calcext:value-type="float">
            <text:p>85.8585858585859</text:p>
          </table:table-cell>
          <table:table-cell office:value-type="float" office:value="3.47826086956522" calcext:value-type="float">
            <text:p>3.47826086956522</text:p>
          </table:table-cell>
          <table:table-cell office:value-type="float" office:value="12.1212121212121" calcext:value-type="float">
            <text:p>12.1212121212121</text:p>
          </table:table-cell>
          <table:table-cell office:value-type="float" office:value="5.40540540540541" calcext:value-type="float">
            <text:p>5.40540540540541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85.3535353535353" calcext:value-type="float">
            <text:p>85.3535353535353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12.1212121212121" calcext:value-type="float">
            <text:p>12.1212121212121</text:p>
          </table:table-cell>
          <table:table-cell office:value-type="float" office:value="5.22875816993464" calcext:value-type="float">
            <text:p>5.22875816993464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54.6666666666667" calcext:value-type="float">
            <text:p>54.6666666666667</text:p>
          </table:table-cell>
          <table:table-cell office:value-type="float" office:value="9.72222222222222" calcext:value-type="float">
            <text:p>9.72222222222222</text:p>
          </table:table-cell>
          <table:table-cell office:value-type="float" office:value="70" calcext:value-type="float">
            <text:p>70</text:p>
          </table:table-cell>
          <table:table-cell office:value-type="float" office:value="17.0731707317073" calcext:value-type="float">
            <text:p>17.0731707317073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60" calcext:value-type="float">
            <text:p>60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60" calcext:value-type="float">
            <text:p>60</text:p>
          </table:table-cell>
          <table:table-cell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60" calcext:value-type="float">
            <text:p>60</text:p>
          </table:table-cell>
          <table:table-cell office:value-type="float" office:value="3.7037037037037" calcext:value-type="float">
            <text:p>3.7037037037037</text:p>
          </table:table-cell>
          <table:table-cell office:value-type="float" office:value="20" calcext:value-type="float">
            <text:p>2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47.3333333333333" calcext:value-type="float">
            <text:p>47.3333333333333</text:p>
          </table:table-cell>
          <table:table-cell office:value-type="float" office:value="2.73972602739726" calcext:value-type="float">
            <text:p>2.73972602739726</text:p>
          </table:table-cell>
          <table:table-cell office:value-type="float" office:value="20" calcext:value-type="float">
            <text:p>20</text:p>
          </table:table-cell>
          <table:table-cell office:value-type="float" office:value="4.81927710843373" calcext:value-type="float">
            <text:p>4.81927710843373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40" calcext:value-type="float">
            <text:p>40</text:p>
          </table:table-cell>
          <table:table-cell office:value-type="float" office:value="2.38095238095238" calcext:value-type="float">
            <text:p>2.38095238095238</text:p>
          </table:table-cell>
          <table:table-cell office:value-type="float" office:value="20" calcext:value-type="float">
            <text:p>20</text:p>
          </table:table-cell>
          <table:table-cell office:value-type="float" office:value="4.25531914893617" calcext:value-type="float">
            <text:p>4.25531914893617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60" calcext:value-type="float">
            <text:p>60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0" calcext:value-type="float">
            <text:p>10</text:p>
          </table:table-cell>
          <table:table-cell office:value-type="float" office:value="3.2258064516129" calcext:value-type="float">
            <text:p>3.2258064516129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63.3333333333333" calcext:value-type="float">
            <text:p>63.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19.5121951219512" calcext:value-type="float">
            <text:p>19.5121951219512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29.0909090909091" calcext:value-type="float">
            <text:p>29.0909090909091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74.7222222222222" calcext:value-type="float">
            <text:p>74.7222222222222</text:p>
          </table:table-cell>
          <table:table-cell office:value-type="float" office:value="24.390243902439" calcext:value-type="float">
            <text:p>24.390243902439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18.018018018018" calcext:value-type="float">
            <text:p>18.018018018018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69.1666666666667" calcext:value-type="float">
            <text:p>69.1666666666667</text:p>
          </table:table-cell>
          <table:table-cell office:value-type="float" office:value="16.3934426229508" calcext:value-type="float">
            <text:p>16.3934426229508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15.2671755725191" calcext:value-type="float">
            <text:p>15.2671755725191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70.8333333333333" calcext:value-type="float">
            <text:p>70.8333333333333</text:p>
          </table:table-cell>
          <table:table-cell office:value-type="float" office:value="15.6862745098039" calcext:value-type="float">
            <text:p>15.6862745098039</text:p>
          </table:table-cell>
          <table:table-cell office:value-type="float" office:value="11.4285714285714" calcext:value-type="float">
            <text:p>11.4285714285714</text:p>
          </table:table-cell>
          <table:table-cell office:value-type="float" office:value="13.2231404958678" calcext:value-type="float">
            <text:p>13.2231404958678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72.5" calcext:value-type="float">
            <text:p>72.5</text:p>
          </table:table-cell>
          <table:table-cell office:value-type="float" office:value="16.2790697674419" calcext:value-type="float">
            <text:p>16.2790697674419</text:p>
          </table:table-cell>
          <table:table-cell office:value-type="float" office:value="10" calcext:value-type="float">
            <text:p>10</text:p>
          </table:table-cell>
          <table:table-cell office:value-type="float" office:value="12.3893805309735" calcext:value-type="float">
            <text:p>12.3893805309735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72.2222222222222" calcext:value-type="float">
            <text:p>72.2222222222222</text:p>
          </table:table-cell>
          <table:table-cell office:value-type="float" office:value="15.9090909090909" calcext:value-type="float">
            <text:p>15.9090909090909</text:p>
          </table:table-cell>
          <table:table-cell office:value-type="float" office:value="10" calcext:value-type="float">
            <text:p>10</text:p>
          </table:table-cell>
          <table:table-cell office:value-type="float" office:value="12.280701754386" calcext:value-type="float">
            <text:p>12.280701754386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79.7222222222222" calcext:value-type="float">
            <text:p>79.722222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61.4232209737828" calcext:value-type="float">
            <text:p>61.4232209737828</text:p>
          </table:table-cell>
          <table:table-cell office:value-type="float" office:value="5.5045871559633" calcext:value-type="float">
            <text:p>5.5045871559633</text:p>
          </table:table-cell>
          <table:table-cell office:value-type="float" office:value="100" calcext:value-type="float">
            <text:p>100</text:p>
          </table:table-cell>
          <table:table-cell office:value-type="float" office:value="10.4347826086957" calcext:value-type="float">
            <text:p>10.4347826086957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61.0486891385768" calcext:value-type="float">
            <text:p>61.0486891385768</text:p>
          </table:table-cell>
          <table:table-cell office:value-type="float" office:value="5.45454545454545" calcext:value-type="float">
            <text:p>5.45454545454545</text:p>
          </table:table-cell>
          <table:table-cell office:value-type="float" office:value="100" calcext:value-type="float">
            <text:p>100</text:p>
          </table:table-cell>
          <table:table-cell office:value-type="float" office:value="10.3448275862069" calcext:value-type="float">
            <text:p>10.3448275862069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72.6591760299626" calcext:value-type="float">
            <text:p>72.6591760299626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9.87654320987654" calcext:value-type="float">
            <text:p>9.87654320987654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58.8014981273408" calcext:value-type="float">
            <text:p>58.8014981273408</text:p>
          </table:table-cell>
          <table:table-cell office:value-type="float" office:value="4.3859649122807" calcext:value-type="float">
            <text:p>4.3859649122807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53.5580524344569" calcext:value-type="float">
            <text:p>53.5580524344569</text:p>
          </table:table-cell>
          <table:table-cell office:value-type="float" office:value="3.90625" calcext:value-type="float">
            <text:p>3.90625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7.46268656716418" calcext:value-type="float">
            <text:p>7.46268656716418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28.4644194756554" calcext:value-type="float">
            <text:p>28.4644194756554</text:p>
          </table:table-cell>
          <table:table-cell office:value-type="float" office:value="2.56410256410256" calcext:value-type="float">
            <text:p>2.56410256410256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4.97512437810945" calcext:value-type="float">
            <text:p>4.9751243781094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75.2808988764045" calcext:value-type="float">
            <text:p>75.2808988764045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.94117647058823" calcext:value-type="float">
            <text:p>2.94117647058823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71.8487394957983" calcext:value-type="float">
            <text:p>71.8487394957983</text:p>
          </table:table-cell>
          <table:table-cell office:value-type="float" office:value="18.2266009852217" calcext:value-type="float">
            <text:p>18.2266009852217</text:p>
          </table:table-cell>
          <table:table-cell office:value-type="float" office:value="51.3888888888889" calcext:value-type="float">
            <text:p>51.3888888888889</text:p>
          </table:table-cell>
          <table:table-cell office:value-type="float" office:value="26.9090909090909" calcext:value-type="float">
            <text:p>26.9090909090909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73.3893557422969" calcext:value-type="float">
            <text:p>73.3893557422969</text:p>
          </table:table-cell>
          <table:table-cell office:value-type="float" office:value="16.4772727272727" calcext:value-type="float">
            <text:p>16.4772727272727</text:p>
          </table:table-cell>
          <table:table-cell office:value-type="float" office:value="40.2777777777778" calcext:value-type="float">
            <text:p>40.2777777777778</text:p>
          </table:table-cell>
          <table:table-cell office:value-type="float" office:value="23.3870967741935" calcext:value-type="float">
            <text:p>23.3870967741935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44.2577030812325" calcext:value-type="float">
            <text:p>44.2577030812325</text:p>
          </table:table-cell>
          <table:table-cell office:value-type="float" office:value="11.1904761904762" calcext:value-type="float">
            <text:p>11.1904761904762</text:p>
          </table:table-cell>
          <table:table-cell office:value-type="float" office:value="65.2777777777778" calcext:value-type="float">
            <text:p>65.2777777777778</text:p>
          </table:table-cell>
          <table:table-cell office:value-type="float" office:value="19.1056910569106" calcext:value-type="float">
            <text:p>19.1056910569106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69.0476190476191" calcext:value-type="float">
            <text:p>69.0476190476191</text:p>
          </table:table-cell>
          <table:table-cell office:value-type="float" office:value="12.1827411167513" calcext:value-type="float">
            <text:p>12.182741116751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7.8438661710037" calcext:value-type="float">
            <text:p>17.8438661710037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46.4985994397759" calcext:value-type="float">
            <text:p>46.4985994397759</text:p>
          </table:table-cell>
          <table:table-cell office:value-type="float" office:value="10.2564102564103" calcext:value-type="float">
            <text:p>10.2564102564103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17.3160173160173" calcext:value-type="float">
            <text:p>17.3160173160173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69.7478991596639" calcext:value-type="float">
            <text:p>69.7478991596639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12.9032258064516" calcext:value-type="float">
            <text:p>12.9032258064516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79.1316526610644" calcext:value-type="float">
            <text:p>79.1316526610644</text:p>
          </table:table-cell>
          <table:table-cell office:value-type="float" office:value="3.6144578313253" calcext:value-type="float">
            <text:p>3.6144578313253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3.87096774193548" calcext:value-type="float">
            <text:p>3.87096774193548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74.1463414634146" calcext:value-type="float">
            <text:p>74.1463414634146</text:p>
          </table:table-cell>
          <table:table-cell office:value-type="float" office:value="9.33333333333333" calcext:value-type="float">
            <text:p>9.33333333333333</text:p>
          </table:table-cell>
          <table:table-cell office:value-type="float" office:value="25.609756097561" calcext:value-type="float">
            <text:p>25.609756097561</text:p>
          </table:table-cell>
          <table:table-cell office:value-type="float" office:value="13.6807817589577" calcext:value-type="float">
            <text:p>13.6807817589577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76.6829268292683" calcext:value-type="float">
            <text:p>76.6829268292683</text:p>
          </table:table-cell>
          <table:table-cell office:value-type="float" office:value="7.56756756756757" calcext:value-type="float">
            <text:p>7.56756756756757</text:p>
          </table:table-cell>
          <table:table-cell office:value-type="float" office:value="17.0731707317073" calcext:value-type="float">
            <text:p>17.0731707317073</text:p>
          </table:table-cell>
          <table:table-cell office:value-type="float" office:value="10.4868913857678" calcext:value-type="float">
            <text:p>10.4868913857678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31.219512195122" calcext:value-type="float">
            <text:p>31.219512195122</text:p>
          </table:table-cell>
          <table:table-cell office:value-type="float" office:value="4.39238653001464" calcext:value-type="float">
            <text:p>4.39238653001464</text:p>
          </table:table-cell>
          <table:table-cell office:value-type="float" office:value="36.5853658536585" calcext:value-type="float">
            <text:p>36.5853658536585</text:p>
          </table:table-cell>
          <table:table-cell office:value-type="float" office:value="7.84313725490196" calcext:value-type="float">
            <text:p>7.84313725490196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63.609756097561" calcext:value-type="float">
            <text:p>63.609756097561</text:p>
          </table:table-cell>
          <table:table-cell office:value-type="float" office:value="4.67289719626168" calcext:value-type="float">
            <text:p>4.67289719626168</text:p>
          </table:table-cell>
          <table:table-cell office:value-type="float" office:value="18.2926829268293" calcext:value-type="float">
            <text:p>18.2926829268293</text:p>
          </table:table-cell>
          <table:table-cell office:value-type="float" office:value="7.44416873449131" calcext:value-type="float">
            <text:p>7.44416873449131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87.1219512195122" calcext:value-type="float">
            <text:p>87.1219512195122</text:p>
          </table:table-cell>
          <table:table-cell office:value-type="float" office:value="6.89655172413793" calcext:value-type="float">
            <text:p>6.89655172413793</text:p>
          </table:table-cell>
          <table:table-cell office:value-type="float" office:value="4.87804878048781" calcext:value-type="float">
            <text:p>4.87804878048781</text:p>
          </table:table-cell>
          <table:table-cell office:value-type="float" office:value="5.71428571428571" calcext:value-type="float">
            <text:p>5.71428571428571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85.4634146341463" calcext:value-type="float">
            <text:p>85.4634146341463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4.87804878048781" calcext:value-type="float">
            <text:p>4.87804878048781</text:p>
          </table:table-cell>
          <table:table-cell office:value-type="float" office:value="5.09554140127389" calcext:value-type="float">
            <text:p>5.09554140127389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82.3414634146342" calcext:value-type="float">
            <text:p>82.3414634146342</text:p>
          </table:table-cell>
          <table:table-cell office:value-type="float" office:value="3.73831775700935" calcext:value-type="float">
            <text:p>3.73831775700935</text:p>
          </table:table-cell>
          <table:table-cell office:value-type="float" office:value="4.87804878048781" calcext:value-type="float">
            <text:p>4.87804878048781</text:p>
          </table:table-cell>
          <table:table-cell office:value-type="float" office:value="4.23280423280423" calcext:value-type="float">
            <text:p>4.23280423280423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61.1913357400722" calcext:value-type="float">
            <text:p>61.1913357400722</text:p>
          </table:table-cell>
          <table:table-cell office:value-type="float" office:value="9.41704035874439" calcext:value-type="float">
            <text:p>9.41704035874439</text:p>
          </table:table-cell>
          <table:table-cell office:value-type="float" office:value="61.7647058823529" calcext:value-type="float">
            <text:p>61.7647058823529</text:p>
          </table:table-cell>
          <table:table-cell office:value-type="float" office:value="16.3424124513619" calcext:value-type="float">
            <text:p>16.3424124513619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64.8014440433213" calcext:value-type="float">
            <text:p>64.8014440433213</text:p>
          </table:table-cell>
          <table:table-cell office:value-type="float" office:value="8.71794871794872" calcext:value-type="float">
            <text:p>8.71794871794872</text:p>
          </table:table-cell>
          <table:table-cell office:value-type="float" office:value="50" calcext:value-type="float">
            <text:p>50</text:p>
          </table:table-cell>
          <table:table-cell office:value-type="float" office:value="14.8471615720524" calcext:value-type="float">
            <text:p>14.8471615720524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64.2599277978339" calcext:value-type="float">
            <text:p>64.2599277978339</text:p>
          </table:table-cell>
          <table:table-cell office:value-type="float" office:value="8.58585858585859" calcext:value-type="float">
            <text:p>8.58585858585859</text:p>
          </table:table-cell>
          <table:table-cell office:value-type="float" office:value="50" calcext:value-type="float">
            <text:p>50</text:p>
          </table:table-cell>
          <table:table-cell office:value-type="float" office:value="14.6551724137931" calcext:value-type="float">
            <text:p>14.6551724137931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51.8050541516246" calcext:value-type="float">
            <text:p>51.8050541516246</text:p>
          </table:table-cell>
          <table:table-cell office:value-type="float" office:value="7.32600732600733" calcext:value-type="float">
            <text:p>7.32600732600733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13.0293159609121" calcext:value-type="float">
            <text:p>13.0293159609121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25.0902527075812" calcext:value-type="float">
            <text:p>25.0902527075812</text:p>
          </table:table-cell>
          <table:table-cell office:value-type="float" office:value="6.60592255125285" calcext:value-type="float">
            <text:p>6.60592255125285</text:p>
          </table:table-cell>
          <table:table-cell office:value-type="float" office:value="85.2941176470588" calcext:value-type="float">
            <text:p>85.2941176470588</text:p>
          </table:table-cell>
          <table:table-cell office:value-type="float" office:value="12.262156448203" calcext:value-type="float">
            <text:p>12.262156448203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59.2057761732852" calcext:value-type="float">
            <text:p>59.2057761732852</text:p>
          </table:table-cell>
          <table:table-cell office:value-type="float" office:value="5.96330275229358" calcext:value-type="float">
            <text:p>5.96330275229358</text:p>
          </table:table-cell>
          <table:table-cell office:value-type="float" office:value="38.2352941176471" calcext:value-type="float">
            <text:p>38.2352941176471</text:p>
          </table:table-cell>
          <table:table-cell office:value-type="float" office:value="10.3174603174603" calcext:value-type="float">
            <text:p>10.3174603174603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65.884476534296" calcext:value-type="float">
            <text:p>65.884476534296</text:p>
          </table:table-cell>
          <table:table-cell office:value-type="float" office:value="5.71428571428571" calcext:value-type="float">
            <text:p>5.71428571428571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9.56937799043062" calcext:value-type="float">
            <text:p>9.5693779904306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89.6341463414634" calcext:value-type="float">
            <text:p>89.6341463414634</text:p>
          </table:table-cell>
          <table:table-cell office:value-type="float" office:value="31.25" calcext:value-type="float">
            <text:p>31.25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37.037037037037" calcext:value-type="float">
            <text:p>37.037037037037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80.4878048780488" calcext:value-type="float">
            <text:p>80.4878048780488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27.2727272727273" calcext:value-type="float">
            <text:p>27.272727272727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76.8292682926829" calcext:value-type="float">
            <text:p>76.8292682926829</text:p>
          </table:table-cell>
          <table:table-cell office:value-type="float" office:value="13.5135135135135" calcext:value-type="float">
            <text:p>13.5135135135135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20.8333333333333" calcext:value-type="float">
            <text:p>20.833333333333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45.1219512195122" calcext:value-type="float">
            <text:p>45.1219512195122</text:p>
          </table:table-cell>
          <table:table-cell office:value-type="float" office:value="8.42105263157895" calcext:value-type="float">
            <text:p>8.42105263157895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15.0943396226415" calcext:value-type="float">
            <text:p>15.094339622641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44.5121951219512" calcext:value-type="float">
            <text:p>44.5121951219512</text:p>
          </table:table-cell>
          <table:table-cell office:value-type="float" office:value="7.4468085106383" calcext:value-type="float">
            <text:p>7.4468085106383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13.3333333333333" calcext:value-type="float">
            <text:p>13.333333333333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32.9268292682927" calcext:value-type="float">
            <text:p>32.9268292682927</text:p>
          </table:table-cell>
          <table:table-cell office:value-type="float" office:value="6.19469026548673" calcext:value-type="float">
            <text:p>6.19469026548673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11.2903225806452" calcext:value-type="float">
            <text:p>11.290322580645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55.4878048780488" calcext:value-type="float">
            <text:p>55.4878048780488</text:p>
          </table:table-cell>
          <table:table-cell office:value-type="float" office:value="5.71428571428571" calcext:value-type="float">
            <text:p>5.71428571428571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9.87654320987654" calcext:value-type="float">
            <text:p>9.87654320987654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41.8953909891248" calcext:value-type="float">
            <text:p>41.8953909891248</text:p>
          </table:table-cell>
          <table:table-cell office:value-type="float" office:value="21.2145748987854" calcext:value-type="float">
            <text:p>21.2145748987854</text:p>
          </table:table-cell>
          <table:table-cell office:value-type="float" office:value="63.7469586374696" calcext:value-type="float">
            <text:p>63.7469586374696</text:p>
          </table:table-cell>
          <table:table-cell office:value-type="float" office:value="31.8347509113001" calcext:value-type="float">
            <text:p>31.8347509113001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53.5991714137752" calcext:value-type="float">
            <text:p>53.5991714137752</text:p>
          </table:table-cell>
          <table:table-cell office:value-type="float" office:value="21.0965435041716" calcext:value-type="float">
            <text:p>21.0965435041716</text:p>
          </table:table-cell>
          <table:table-cell office:value-type="float" office:value="43.0656934306569" calcext:value-type="float">
            <text:p>43.0656934306569</text:p>
          </table:table-cell>
          <table:table-cell office:value-type="float" office:value="28.32" calcext:value-type="float">
            <text:p>28.32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66.1833247022268" calcext:value-type="float">
            <text:p>66.1833247022268</text:p>
          </table:table-cell>
          <table:table-cell office:value-type="float" office:value="22.9910714285714" calcext:value-type="float">
            <text:p>22.9910714285714</text:p>
          </table:table-cell>
          <table:table-cell office:value-type="float" office:value="25.0608272506083" calcext:value-type="float">
            <text:p>25.0608272506083</text:p>
          </table:table-cell>
          <table:table-cell office:value-type="float" office:value="23.9813736903376" calcext:value-type="float">
            <text:p>23.9813736903376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69.1869497669601" calcext:value-type="float">
            <text:p>69.1869497669601</text:p>
          </table:table-cell>
          <table:table-cell office:value-type="float" office:value="24.585635359116" calcext:value-type="float">
            <text:p>24.585635359116</text:p>
          </table:table-cell>
          <table:table-cell office:value-type="float" office:value="21.654501216545" calcext:value-type="float">
            <text:p>21.654501216545</text:p>
          </table:table-cell>
          <table:table-cell office:value-type="float" office:value="23.0271668822768" calcext:value-type="float">
            <text:p>23.0271668822768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69.1869497669601" calcext:value-type="float">
            <text:p>69.1869497669601</text:p>
          </table:table-cell>
          <table:table-cell office:value-type="float" office:value="16.9064748201439" calcext:value-type="float">
            <text:p>16.9064748201439</text:p>
          </table:table-cell>
          <table:table-cell office:value-type="float" office:value="11.4355231143552" calcext:value-type="float">
            <text:p>11.4355231143552</text:p>
          </table:table-cell>
          <table:table-cell office:value-type="float" office:value="13.6429608127721" calcext:value-type="float">
            <text:p>13.6429608127721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49.0419471776282" calcext:value-type="float">
            <text:p>49.0419471776282</text:p>
          </table:table-cell>
          <table:table-cell office:value-type="float" office:value="10.1529902642559" calcext:value-type="float">
            <text:p>10.1529902642559</text:p>
          </table:table-cell>
          <table:table-cell office:value-type="float" office:value="17.7615571776156" calcext:value-type="float">
            <text:p>17.7615571776156</text:p>
          </table:table-cell>
          <table:table-cell office:value-type="float" office:value="12.9203539823009" calcext:value-type="float">
            <text:p>12.9203539823009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66.235111341274" calcext:value-type="float">
            <text:p>66.235111341274</text:p>
          </table:table-cell>
          <table:table-cell office:value-type="float" office:value="11.5015974440895" calcext:value-type="float">
            <text:p>11.5015974440895</text:p>
          </table:table-cell>
          <table:table-cell office:value-type="float" office:value="8.75912408759124" calcext:value-type="float">
            <text:p>8.75912408759124</text:p>
          </table:table-cell>
          <table:table-cell office:value-type="float" office:value="9.94475138121547" calcext:value-type="float">
            <text:p>9.94475138121547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51.5923566878981" calcext:value-type="float">
            <text:p>51.5923566878981</text:p>
          </table:table-cell>
          <table:table-cell office:value-type="float" office:value="11.2852664576803" calcext:value-type="float">
            <text:p>11.2852664576803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19.1489361702128" calcext:value-type="float">
            <text:p>19.1489361702128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59.8726114649682" calcext:value-type="float">
            <text:p>59.8726114649682</text:p>
          </table:table-cell>
          <table:table-cell office:value-type="float" office:value="9.20502092050209" calcext:value-type="float">
            <text:p>9.20502092050209</text:p>
          </table:table-cell>
          <table:table-cell office:value-type="float" office:value="38.5964912280702" calcext:value-type="float">
            <text:p>38.5964912280702</text:p>
          </table:table-cell>
          <table:table-cell office:value-type="float" office:value="14.8648648648649" calcext:value-type="float">
            <text:p>14.8648648648649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33.4394904458599" calcext:value-type="float">
            <text:p>33.4394904458599</text:p>
          </table:table-cell>
          <table:table-cell office:value-type="float" office:value="8.12064965197216" calcext:value-type="float">
            <text:p>8.12064965197216</text:p>
          </table:table-cell>
          <table:table-cell office:value-type="float" office:value="61.4035087719298" calcext:value-type="float">
            <text:p>61.4035087719298</text:p>
          </table:table-cell>
          <table:table-cell office:value-type="float" office:value="14.344262295082" calcext:value-type="float">
            <text:p>14.344262295082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86.3057324840764" calcext:value-type="float">
            <text:p>86.3057324840764</text:p>
          </table:table-cell>
          <table:table-cell office:value-type="float" office:value="16.2790697674419" calcext:value-type="float">
            <text:p>16.2790697674419</text:p>
          </table:table-cell>
          <table:table-cell office:value-type="float" office:value="12.280701754386" calcext:value-type="float">
            <text:p>12.2807017543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80.4140127388535" calcext:value-type="float">
            <text:p>80.4140127388535</text:p>
          </table:table-cell>
          <table:table-cell office:value-type="float" office:value="8.75" calcext:value-type="float">
            <text:p>8.75</text:p>
          </table:table-cell>
          <table:table-cell office:value-type="float" office:value="12.280701754386" calcext:value-type="float">
            <text:p>12.280701754386</text:p>
          </table:table-cell>
          <table:table-cell office:value-type="float" office:value="10.2189781021898" calcext:value-type="float">
            <text:p>10.2189781021898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61.7834394904459" calcext:value-type="float">
            <text:p>61.7834394904459</text:p>
          </table:table-cell>
          <table:table-cell office:value-type="float" office:value="5.79710144927536" calcext:value-type="float">
            <text:p>5.79710144927536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9.09090909090909" calcext:value-type="float">
            <text:p>9.09090909090909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36.4649681528662" calcext:value-type="float">
            <text:p>36.4649681528662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8.69565217391305" calcext:value-type="float">
            <text:p>8.69565217391305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70.9030100334448" calcext:value-type="float">
            <text:p>70.9030100334448</text:p>
          </table:table-cell>
          <table:table-cell office:value-type="float" office:value="9.39226519337017" calcext:value-type="float">
            <text:p>9.39226519337017</text:p>
          </table:table-cell>
          <table:table-cell office:value-type="float" office:value="62.962962962963" calcext:value-type="float">
            <text:p>62.962962962963</text:p>
          </table:table-cell>
          <table:table-cell office:value-type="float" office:value="16.3461538461538" calcext:value-type="float">
            <text:p>16.3461538461538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74.5819397993311" calcext:value-type="float">
            <text:p>74.5819397993311</text:p>
          </table:table-cell>
          <table:table-cell office:value-type="float" office:value="6.29370629370629" calcext:value-type="float">
            <text:p>6.29370629370629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.5882352941176" calcext:value-type="float">
            <text:p>10.5882352941176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43.9799331103679" calcext:value-type="float">
            <text:p>43.9799331103679</text:p>
          </table:table-cell>
          <table:table-cell office:value-type="float" office:value="3.6144578313253" calcext:value-type="float">
            <text:p>3.614457831325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6.68523676880223" calcext:value-type="float">
            <text:p>6.68523676880223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3.16742081447964" calcext:value-type="float">
            <text:p>3.16742081447964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5.64516129032258" calcext:value-type="float">
            <text:p>5.64516129032258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82.2742474916388" calcext:value-type="float">
            <text:p>82.2742474916388</text:p>
          </table:table-cell>
          <table:table-cell office:value-type="float" office:value="3.52941176470588" calcext:value-type="float">
            <text:p>3.52941176470588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5.35714285714286" calcext:value-type="float">
            <text:p>5.35714285714286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63.7123745819398" calcext:value-type="float">
            <text:p>63.7123745819398</text:p>
          </table:table-cell>
          <table:table-cell office:value-type="float" office:value="2.97029702970297" calcext:value-type="float">
            <text:p>2.97029702970297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5.24017467248908" calcext:value-type="float">
            <text:p>5.24017467248908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74.5819397993311" calcext:value-type="float">
            <text:p>74.5819397993311</text:p>
          </table:table-cell>
          <table:table-cell office:value-type="float" office:value="2.29007633587786" calcext:value-type="float">
            <text:p>2.29007633587786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3.79746835443038" calcext:value-type="float">
            <text:p>3.79746835443038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70.2040816326531" calcext:value-type="float">
            <text:p>70.2040816326531</text:p>
          </table:table-cell>
          <table:table-cell office:value-type="float" office:value="12.3076923076923" calcext:value-type="float">
            <text:p>12.307692307692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7.9775280898876" calcext:value-type="float">
            <text:p>17.9775280898876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69.7959183673469" calcext:value-type="float">
            <text:p>69.7959183673469</text:p>
          </table:table-cell>
          <table:table-cell office:value-type="float" office:value="10.9375" calcext:value-type="float">
            <text:p>10.9375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15.9090909090909" calcext:value-type="float">
            <text:p>15.9090909090909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59.5918367346939" calcext:value-type="float">
            <text:p>59.5918367346939</text:p>
          </table:table-cell>
          <table:table-cell office:value-type="float" office:value="8.79120879120879" calcext:value-type="float">
            <text:p>8.79120879120879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3.9130434782609" calcext:value-type="float">
            <text:p>13.9130434782609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67.7551020408163" calcext:value-type="float">
            <text:p>67.7551020408163</text:p>
          </table:table-cell>
          <table:table-cell office:value-type="float" office:value="4.91803278688525" calcext:value-type="float">
            <text:p>4.91803278688525</text:p>
          </table:table-cell>
          <table:table-cell office:value-type="float" office:value="12.5" calcext:value-type="float">
            <text:p>12.5</text:p>
          </table:table-cell>
          <table:table-cell office:value-type="float" office:value="7.05882352941176" calcext:value-type="float">
            <text:p>7.05882352941176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77.1428571428572" calcext:value-type="float">
            <text:p>77.1428571428572</text:p>
          </table:table-cell>
          <table:table-cell office:value-type="float" office:value="5.55555555555556" calcext:value-type="float">
            <text:p>5.55555555555556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82.8571428571429" calcext:value-type="float">
            <text:p>82.8571428571429</text:p>
          </table:table-cell>
          <table:table-cell office:value-type="float" office:value="5" calcext:value-type="float">
            <text:p>5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86.9387755102041" calcext:value-type="float">
            <text:p>86.938775510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70.7251751133086" calcext:value-type="float">
            <text:p>70.7251751133086</text:p>
          </table:table-cell>
          <table:table-cell office:value-type="float" office:value="15.876027830487" calcext:value-type="float">
            <text:p>15.876027830487</text:p>
          </table:table-cell>
          <table:table-cell office:value-type="float" office:value="73.3918128654971" calcext:value-type="float">
            <text:p>73.3918128654971</text:p>
          </table:table-cell>
          <table:table-cell office:value-type="float" office:value="26.1050442017681" calcext:value-type="float">
            <text:p>26.1050442017681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69.6744952616399" calcext:value-type="float">
            <text:p>69.6744952616399</text:p>
          </table:table-cell>
          <table:table-cell office:value-type="float" office:value="14.37578814628" calcext:value-type="float">
            <text:p>14.37578814628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23.6514522821577" calcext:value-type="float">
            <text:p>23.6514522821577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66.8108776266996" calcext:value-type="float">
            <text:p>66.8108776266996</text:p>
          </table:table-cell>
          <table:table-cell office:value-type="float" office:value="13.3448873483536" calcext:value-type="float">
            <text:p>13.3448873483536</text:p>
          </table:table-cell>
          <table:table-cell office:value-type="float" office:value="67.5438596491228" calcext:value-type="float">
            <text:p>67.5438596491228</text:p>
          </table:table-cell>
          <table:table-cell office:value-type="float" office:value="22.2865412445731" calcext:value-type="float">
            <text:p>22.2865412445731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66.4194478780387" calcext:value-type="float">
            <text:p>66.4194478780387</text:p>
          </table:table-cell>
          <table:table-cell office:value-type="float" office:value="8.71794871794872" calcext:value-type="float">
            <text:p>8.71794871794872</text:p>
          </table:table-cell>
          <table:table-cell office:value-type="float" office:value="39.766081871345" calcext:value-type="float">
            <text:p>39.766081871345</text:p>
          </table:table-cell>
          <table:table-cell office:value-type="float" office:value="14.3007360672976" calcext:value-type="float">
            <text:p>14.3007360672976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52.1837659662134" calcext:value-type="float">
            <text:p>52.1837659662134</text:p>
          </table:table-cell>
          <table:table-cell office:value-type="float" office:value="7.40421868273784" calcext:value-type="float">
            <text:p>7.40421868273784</text:p>
          </table:table-cell>
          <table:table-cell office:value-type="float" office:value="50.2923976608187" calcext:value-type="float">
            <text:p>50.2923976608187</text:p>
          </table:table-cell>
          <table:table-cell office:value-type="float" office:value="12.9080675422139" calcext:value-type="float">
            <text:p>12.9080675422139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45.2822414503502" calcext:value-type="float">
            <text:p>45.2822414503502</text:p>
          </table:table-cell>
          <table:table-cell office:value-type="float" office:value="6.95684523809524" calcext:value-type="float">
            <text:p>6.95684523809524</text:p>
          </table:table-cell>
          <table:table-cell office:value-type="float" office:value="54.6783625730994" calcext:value-type="float">
            <text:p>54.6783625730994</text:p>
          </table:table-cell>
          <table:table-cell office:value-type="float" office:value="12.3432343234323" calcext:value-type="float">
            <text:p>12.3432343234323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27.7709105892048" calcext:value-type="float">
            <text:p>27.7709105892048</text:p>
          </table:table-cell>
          <table:table-cell office:value-type="float" office:value="6.05555555555556" calcext:value-type="float">
            <text:p>6.05555555555556</text:p>
          </table:table-cell>
          <table:table-cell office:value-type="float" office:value="63.7426900584795" calcext:value-type="float">
            <text:p>63.7426900584795</text:p>
          </table:table-cell>
          <table:table-cell office:value-type="float" office:value="11.0603754439371" calcext:value-type="float">
            <text:p>11.0603754439371</text:p>
          </table:table-cell>
        </table:table-row>
      </table:table>
      <table:table table:name="Metrics_AllClassifiers_Min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gram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75.8426966292135" calcext:value-type="float">
            <text:p>75.8426966292135</text:p>
          </table:table-cell>
          <table:table-cell office:value-type="float" office:value="37.1069182389937" calcext:value-type="float">
            <text:p>37.1069182389937</text:p>
          </table:table-cell>
          <table:table-cell office:value-type="float" office:value="88.7218045112782" calcext:value-type="float">
            <text:p>88.7218045112782</text:p>
          </table:table-cell>
          <table:table-cell office:value-type="float" office:value="52.3281596452328" calcext:value-type="float">
            <text:p>52.3281596452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78.6516853932584" calcext:value-type="float">
            <text:p>78.6516853932584</text:p>
          </table:table-cell>
          <table:table-cell office:value-type="float" office:value="29.1970802919708" calcext:value-type="float">
            <text:p>29.1970802919708</text:p>
          </table:table-cell>
          <table:table-cell office:value-type="float" office:value="30.0751879699248" calcext:value-type="float">
            <text:p>30.0751879699248</text:p>
          </table:table-cell>
          <table:table-cell office:value-type="float" office:value="29.6296296296296" calcext:value-type="float">
            <text:p>29.6296296296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81.0112359550562" calcext:value-type="float">
            <text:p>81.0112359550562</text:p>
          </table:table-cell>
          <table:table-cell office:value-type="float" office:value="32" calcext:value-type="float">
            <text:p>32</text:p>
          </table:table-cell>
          <table:table-cell office:value-type="float" office:value="24.0601503759398" calcext:value-type="float">
            <text:p>24.0601503759398</text:p>
          </table:table-cell>
          <table:table-cell office:value-type="float" office:value="27.4678111587983" calcext:value-type="float">
            <text:p>27.4678111587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38.6516853932584" calcext:value-type="float">
            <text:p>38.6516853932584</text:p>
          </table:table-cell>
          <table:table-cell office:value-type="float" office:value="16.5316045380875" calcext:value-type="float">
            <text:p>16.5316045380875</text:p>
          </table:table-cell>
          <table:table-cell office:value-type="float" office:value="76.6917293233083" calcext:value-type="float">
            <text:p>76.6917293233083</text:p>
          </table:table-cell>
          <table:table-cell office:value-type="float" office:value="27.2" calcext:value-type="float">
            <text:p>2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60.561797752809" calcext:value-type="float">
            <text:p>60.561797752809</text:p>
          </table:table-cell>
          <table:table-cell office:value-type="float" office:value="16.1490683229814" calcext:value-type="float">
            <text:p>16.1490683229814</text:p>
          </table:table-cell>
          <table:table-cell office:value-type="float" office:value="39.0977443609023" calcext:value-type="float">
            <text:p>39.0977443609023</text:p>
          </table:table-cell>
          <table:table-cell office:value-type="float" office:value="22.8571428571429" calcext:value-type="float">
            <text:p>22.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79.5505617977528" calcext:value-type="float">
            <text:p>79.5505617977528</text:p>
          </table:table-cell>
          <table:table-cell office:value-type="float" office:value="16.4383561643836" calcext:value-type="float">
            <text:p>16.4383561643836</text:p>
          </table:table-cell>
          <table:table-cell office:value-type="float" office:value="9.02255639097744" calcext:value-type="float">
            <text:p>9.02255639097744</text:p>
          </table:table-cell>
          <table:table-cell office:value-type="float" office:value="11.6504854368932" calcext:value-type="float">
            <text:p>11.650485436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77.6404494382023" calcext:value-type="float">
            <text:p>77.6404494382023</text:p>
          </table:table-cell>
          <table:table-cell office:value-type="float" office:value="9.75609756097561" calcext:value-type="float">
            <text:p>9.75609756097561</text:p>
          </table:table-cell>
          <table:table-cell office:value-type="float" office:value="6.01503759398496" calcext:value-type="float">
            <text:p>6.01503759398496</text:p>
          </table:table-cell>
          <table:table-cell office:value-type="float" office:value="7.44186046511628" calcext:value-type="float">
            <text:p>7.44186046511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58.9382448537378" calcext:value-type="float">
            <text:p>58.9382448537378</text:p>
          </table:table-cell>
          <table:table-cell office:value-type="float" office:value="12.1588089330025" calcext:value-type="float">
            <text:p>12.1588089330025</text:p>
          </table:table-cell>
          <table:table-cell office:value-type="float" office:value="66.2162162162162" calcext:value-type="float">
            <text:p>66.2162162162162</text:p>
          </table:table-cell>
          <table:table-cell office:value-type="float" office:value="20.5450733752621" calcext:value-type="float">
            <text:p>20.5450733752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72.8060671722644" calcext:value-type="float">
            <text:p>72.8060671722644</text:p>
          </table:table-cell>
          <table:table-cell office:value-type="float" office:value="12.9707112970711" calcext:value-type="float">
            <text:p>12.9707112970711</text:p>
          </table:table-cell>
          <table:table-cell office:value-type="float" office:value="41.8918918918919" calcext:value-type="float">
            <text:p>41.8918918918919</text:p>
          </table:table-cell>
          <table:table-cell office:value-type="float" office:value="19.8083067092652" calcext:value-type="float">
            <text:p>19.8083067092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65.1137594799567" calcext:value-type="float">
            <text:p>65.1137594799567</text:p>
          </table:table-cell>
          <table:table-cell office:value-type="float" office:value="11.7283950617284" calcext:value-type="float">
            <text:p>11.7283950617284</text:p>
          </table:table-cell>
          <table:table-cell office:value-type="float" office:value="51.3513513513514" calcext:value-type="float">
            <text:p>51.3513513513514</text:p>
          </table:table-cell>
          <table:table-cell office:value-type="float" office:value="19.0954773869347" calcext:value-type="float">
            <text:p>19.0954773869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60.1300108342362" calcext:value-type="float">
            <text:p>60.1300108342362</text:p>
          </table:table-cell>
          <table:table-cell office:value-type="float" office:value="10.4838709677419" calcext:value-type="float">
            <text:p>10.4838709677419</text:p>
          </table:table-cell>
          <table:table-cell office:value-type="float" office:value="52.7027027027027" calcext:value-type="float">
            <text:p>52.7027027027027</text:p>
          </table:table-cell>
          <table:table-cell office:value-type="float" office:value="17.4887892376682" calcext:value-type="float">
            <text:p>17.4887892376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47.3456121343445" calcext:value-type="float">
            <text:p>47.3456121343445</text:p>
          </table:table-cell>
          <table:table-cell office:value-type="float" office:value="9.6078431372549" calcext:value-type="float">
            <text:p>9.6078431372549</text:p>
          </table:table-cell>
          <table:table-cell office:value-type="float" office:value="66.2162162162162" calcext:value-type="float">
            <text:p>66.2162162162162</text:p>
          </table:table-cell>
          <table:table-cell office:value-type="float" office:value="16.7808219178082" calcext:value-type="float">
            <text:p>16.7808219178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2.7735644637053" calcext:value-type="float">
            <text:p>82.7735644637053</text:p>
          </table:table-cell>
          <table:table-cell office:value-type="float" office:value="11.7117117117117" calcext:value-type="float">
            <text:p>11.7117117117117</text:p>
          </table:table-cell>
          <table:table-cell office:value-type="float" office:value="17.5675675675676" calcext:value-type="float">
            <text:p>17.5675675675676</text:p>
          </table:table-cell>
          <table:table-cell office:value-type="float" office:value="14.0540540540541" calcext:value-type="float">
            <text:p>14.0540540540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60.8884073672806" calcext:value-type="float">
            <text:p>60.8884073672806</text:p>
          </table:table-cell>
          <table:table-cell office:value-type="float" office:value="8.40579710144928" calcext:value-type="float">
            <text:p>8.40579710144928</text:p>
          </table:table-cell>
          <table:table-cell office:value-type="float" office:value="39.1891891891892" calcext:value-type="float">
            <text:p>39.1891891891892</text:p>
          </table:table-cell>
          <table:table-cell office:value-type="float" office:value="13.8424821002387" calcext:value-type="float">
            <text:p>13.8424821002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I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39.8058252427184" calcext:value-type="float">
            <text:p>39.8058252427184</text:p>
          </table:table-cell>
          <table:table-cell office:value-type="float" office:value="27.9411764705882" calcext:value-type="float">
            <text:p>27.9411764705882</text:p>
          </table:table-cell>
          <table:table-cell office:value-type="float" office:value="59.375" calcext:value-type="float">
            <text:p>59.37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I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40.7766990291262" calcext:value-type="float">
            <text:p>40.7766990291262</text:p>
          </table:table-cell>
          <table:table-cell office:value-type="float" office:value="27.6923076923077" calcext:value-type="float">
            <text:p>27.6923076923077</text:p>
          </table:table-cell>
          <table:table-cell office:value-type="float" office:value="56.25" calcext:value-type="float">
            <text:p>56.25</text:p>
          </table:table-cell>
          <table:table-cell office:value-type="float" office:value="37.1134020618557" calcext:value-type="float">
            <text:p>37.1134020618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I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44.6601941747573" calcext:value-type="float">
            <text:p>44.6601941747573</text:p>
          </table:table-cell>
          <table:table-cell office:value-type="float" office:value="3.7037037037037" calcext:value-type="float">
            <text:p>3.7037037037037</text:p>
          </table:table-cell>
          <table:table-cell office:value-type="float" office:value="3.125" calcext:value-type="float">
            <text:p>3.125</text:p>
          </table:table-cell>
          <table:table-cell office:value-type="float" office:value="3.38983050847458" calcext:value-type="float">
            <text:p>3.38983050847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I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57.2815533980583" calcext:value-type="float">
            <text:p>57.2815533980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I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57.2815533980583" calcext:value-type="float">
            <text:p>57.2815533980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I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57.2815533980583" calcext:value-type="float">
            <text:p>57.2815533980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I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59.2233009708738" calcext:value-type="float">
            <text:p>59.2233009708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2.1212121212121" calcext:value-type="float">
            <text:p>92.1212121212121</text:p>
          </table:table-cell>
          <table:table-cell office:value-type="float" office:value="50" calcext:value-type="float">
            <text:p>50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67.2727272727273" calcext:value-type="float">
            <text:p>67.2727272727273</text:p>
          </table:table-cell>
          <table:table-cell office:value-type="float" office:value="11.3207547169811" calcext:value-type="float">
            <text:p>11.3207547169811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18.1818181818182" calcext:value-type="float">
            <text:p>18.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87.2727272727273" calcext:value-type="float">
            <text:p>87.2727272727273</text:p>
          </table:table-cell>
          <table:table-cell office:value-type="float" office:value="10" calcext:value-type="float">
            <text:p>1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8.69565217391304" calcext:value-type="float">
            <text:p>8.6956521739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87.2727272727273" calcext:value-type="float">
            <text:p>87.2727272727273</text:p>
          </table:table-cell>
          <table:table-cell office:value-type="float" office:value="10" calcext:value-type="float">
            <text:p>1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8.69565217391304" calcext:value-type="float">
            <text:p>8.6956521739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84.8484848484848" calcext:value-type="float">
            <text:p>84.8484848484848</text:p>
          </table:table-cell>
          <table:table-cell office:value-type="float" office:value="7.14285714285714" calcext:value-type="float">
            <text:p>7.14285714285714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7.40740740740741" calcext:value-type="float">
            <text:p>7.40740740740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92.1212121212121" calcext:value-type="float">
            <text:p>92.12121212121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70.6666666666667" calcext:value-type="float">
            <text:p>70.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.33333333333333" calcext:value-type="float">
            <text:p>8.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67.3333333333333" calcext:value-type="float">
            <text:p>67.3333333333333</text:p>
          </table:table-cell>
          <table:table-cell office:value-type="float" office:value="2.32558139534884" calcext:value-type="float">
            <text:p>2.32558139534884</text:p>
          </table:table-cell>
          <table:table-cell office:value-type="float" office:value="12.5" calcext:value-type="float">
            <text:p>12.5</text:p>
          </table:table-cell>
          <table:table-cell office:value-type="float" office:value="3.92156862745098" calcext:value-type="float">
            <text:p>3.92156862745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54.6666666666667" calcext:value-type="float">
            <text:p>54.6666666666667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2.5" calcext:value-type="float">
            <text:p>12.5</text:p>
          </table:table-cell>
          <table:table-cell office:value-type="float" office:value="2.85714285714286" calcext:value-type="float">
            <text:p>2.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94.6666666666667" calcext:value-type="float">
            <text:p>94.666666666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4.6666666666667" calcext:value-type="float">
            <text:p>94.666666666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94.6666666666667" calcext:value-type="float">
            <text:p>94.666666666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59.3333333333333" calcext:value-type="float">
            <text:p>59.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-plu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70.3027789299046" calcext:value-type="float">
            <text:p>70.3027789299046</text:p>
          </table:table-cell>
          <table:table-cell office:value-type="float" office:value="13.0597014925373" calcext:value-type="float">
            <text:p>13.0597014925373</text:p>
          </table:table-cell>
          <table:table-cell office:value-type="float" office:value="21.875" calcext:value-type="float">
            <text:p>21.875</text:p>
          </table:table-cell>
          <table:table-cell office:value-type="float" office:value="16.3551401869159" calcext:value-type="float">
            <text:p>16.3551401869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-plu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69.5147241808378" calcext:value-type="float">
            <text:p>69.5147241808378</text:p>
          </table:table-cell>
          <table:table-cell office:value-type="float" office:value="10.4761904761905" calcext:value-type="float">
            <text:p>10.4761904761905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13.0177514792899" calcext:value-type="float">
            <text:p>13.0177514792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-plu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69.9709664039817" calcext:value-type="float">
            <text:p>69.9709664039817</text:p>
          </table:table-cell>
          <table:table-cell office:value-type="float" office:value="10.0790513833992" calcext:value-type="float">
            <text:p>10.0790513833992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2.3486682808717" calcext:value-type="float">
            <text:p>12.3486682808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-plu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5.5246785566155" calcext:value-type="float">
            <text:p>85.5246785566155</text:p>
          </table:table-cell>
          <table:table-cell office:value-type="float" office:value="24.5614035087719" calcext:value-type="float">
            <text:p>24.5614035087719</text:p>
          </table:table-cell>
          <table:table-cell office:value-type="float" office:value="4.375" calcext:value-type="float">
            <text:p>4.375</text:p>
          </table:table-cell>
          <table:table-cell office:value-type="float" office:value="7.42705570291777" calcext:value-type="float">
            <text:p>7.42705570291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-plu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85.9809207797595" calcext:value-type="float">
            <text:p>85.9809207797595</text:p>
          </table:table-cell>
          <table:table-cell office:value-type="float" office:value="12.5" calcext:value-type="float">
            <text:p>12.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.74418604651163" calcext:value-type="float">
            <text:p>1.74418604651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-plu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86.7274989630859" calcext:value-type="float">
            <text:p>86.727498963085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-plu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86.395686437163" calcext:value-type="float">
            <text:p>86.395686437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96.7676767676768" calcext:value-type="float">
            <text:p>96.7676767676768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11.1111111111111" calcext:value-type="float">
            <text:p>11.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82.020202020202" calcext:value-type="float">
            <text:p>82.020202020202</text:p>
          </table:table-cell>
          <table:table-cell office:value-type="float" office:value="3.40909090909091" calcext:value-type="float">
            <text:p>3.40909090909091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6.31578947368421" calcext:value-type="float">
            <text:p>6.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81.010101010101" calcext:value-type="float">
            <text:p>81.010101010101</text:p>
          </table:table-cell>
          <table:table-cell office:value-type="float" office:value="2.1978021978022" calcext:value-type="float">
            <text:p>2.1978021978022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.08163265306123" calcext:value-type="float">
            <text:p>4.08163265306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60.4040404040404" calcext:value-type="float">
            <text:p>60.4040404040404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2.97029702970297" calcext:value-type="float">
            <text:p>2.97029702970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83.030303030303" calcext:value-type="float">
            <text:p>83.030303030303</text:p>
          </table:table-cell>
          <table:table-cell office:value-type="float" office:value="1.26582278481013" calcext:value-type="float">
            <text:p>1.2658227848101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.32558139534884" calcext:value-type="float">
            <text:p>2.32558139534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8.5858585858586" calcext:value-type="float">
            <text:p>98.585858585858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98.5858585858586" calcext:value-type="float">
            <text:p>98.585858585858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s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63.4517766497462" calcext:value-type="float">
            <text:p>63.4517766497462</text:p>
          </table:table-cell>
          <table:table-cell office:value-type="float" office:value="25.8823529411765" calcext:value-type="float">
            <text:p>25.8823529411765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37.9310344827586" calcext:value-type="float">
            <text:p>37.9310344827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s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70.0507614213198" calcext:value-type="float">
            <text:p>70.0507614213198</text:p>
          </table:table-cell>
          <table:table-cell office:value-type="float" office:value="28.125" calcext:value-type="float">
            <text:p>28.125</text:p>
          </table:table-cell>
          <table:table-cell office:value-type="float" office:value="58.0645161290323" calcext:value-type="float">
            <text:p>58.0645161290323</text:p>
          </table:table-cell>
          <table:table-cell office:value-type="float" office:value="37.8947368421053" calcext:value-type="float">
            <text:p>37.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s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57.8680203045685" calcext:value-type="float">
            <text:p>57.8680203045685</text:p>
          </table:table-cell>
          <table:table-cell office:value-type="float" office:value="24.5098039215686" calcext:value-type="float">
            <text:p>24.5098039215686</text:p>
          </table:table-cell>
          <table:table-cell office:value-type="float" office:value="80.6451612903226" calcext:value-type="float">
            <text:p>80.6451612903226</text:p>
          </table:table-cell>
          <table:table-cell office:value-type="float" office:value="37.593984962406" calcext:value-type="float">
            <text:p>37.593984962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s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75.1269035532995" calcext:value-type="float">
            <text:p>75.1269035532995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24.6153846153846" calcext:value-type="float">
            <text:p>24.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s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31.9796954314721" calcext:value-type="float">
            <text:p>31.9796954314721</text:p>
          </table:table-cell>
          <table:table-cell office:value-type="float" office:value="13.4751773049645" calcext:value-type="float">
            <text:p>13.4751773049645</text:p>
          </table:table-cell>
          <table:table-cell office:value-type="float" office:value="61.2903225806452" calcext:value-type="float">
            <text:p>61.2903225806452</text:p>
          </table:table-cell>
          <table:table-cell office:value-type="float" office:value="22.093023255814" calcext:value-type="float">
            <text:p>22.093023255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s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42.1319796954315" calcext:value-type="float">
            <text:p>42.1319796954315</text:p>
          </table:table-cell>
          <table:table-cell office:value-type="float" office:value="10.4761904761905" calcext:value-type="float">
            <text:p>10.4761904761905</text:p>
          </table:table-cell>
          <table:table-cell office:value-type="float" office:value="35.4838709677419" calcext:value-type="float">
            <text:p>35.4838709677419</text:p>
          </table:table-cell>
          <table:table-cell office:value-type="float" office:value="16.1764705882353" calcext:value-type="float">
            <text:p>16.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s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75.1269035532995" calcext:value-type="float">
            <text:p>75.1269035532995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6.45161290322581" calcext:value-type="float">
            <text:p>6.45161290322581</text:p>
          </table:table-cell>
          <table:table-cell office:value-type="float" office:value="7.54716981132076" calcext:value-type="float">
            <text:p>7.54716981132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V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5.88235294117647" calcext:value-type="float">
            <text:p>5.8823529411764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V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67.7248677248677" calcext:value-type="float">
            <text:p>67.7248677248677</text:p>
          </table:table-cell>
          <table:table-cell office:value-type="float" office:value="3.57142857142857" calcext:value-type="float">
            <text:p>3.57142857142857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6.15384615384615" calcext:value-type="float">
            <text:p>6.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V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65.0793650793651" calcext:value-type="float">
            <text:p>65.0793650793651</text:p>
          </table:table-cell>
          <table:table-cell office:value-type="float" office:value="3.27868852459016" calcext:value-type="float">
            <text:p>3.27868852459016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5.71428571428571" calcext:value-type="float">
            <text:p>5.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V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92.5925925925926" calcext:value-type="float">
            <text:p>92.5925925925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V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95.2380952380952" calcext:value-type="float">
            <text:p>95.23809523809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V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9.4179894179894" calcext:value-type="float">
            <text:p>89.4179894179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V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95.2380952380952" calcext:value-type="float">
            <text:p>95.23809523809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2.77136258660508" calcext:value-type="float">
            <text:p>2.77136258660508</text:p>
          </table:table-cell>
          <table:table-cell office:value-type="float" office:value="48" calcext:value-type="float">
            <text:p>48</text:p>
          </table:table-cell>
          <table:table-cell office:value-type="float" office:value="5.24017467248908" calcext:value-type="float">
            <text:p>5.24017467248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79.4623655913979" calcext:value-type="float">
            <text:p>79.4623655913979</text:p>
          </table:table-cell>
          <table:table-cell office:value-type="float" office:value="2.84090909090909" calcext:value-type="float">
            <text:p>2.84090909090909</text:p>
          </table:table-cell>
          <table:table-cell office:value-type="float" office:value="20" calcext:value-type="float">
            <text:p>20</text:p>
          </table:table-cell>
          <table:table-cell office:value-type="float" office:value="4.97512437810945" calcext:value-type="float">
            <text:p>4.97512437810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70.752688172043" calcext:value-type="float">
            <text:p>70.752688172043</text:p>
          </table:table-cell>
          <table:table-cell office:value-type="float" office:value="2.68199233716475" calcext:value-type="float">
            <text:p>2.68199233716475</text:p>
          </table:table-cell>
          <table:table-cell office:value-type="float" office:value="28" calcext:value-type="float">
            <text:p>28</text:p>
          </table:table-cell>
          <table:table-cell office:value-type="float" office:value="4.8951048951049" calcext:value-type="float">
            <text:p>4.8951048951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66.8817204301075" calcext:value-type="float">
            <text:p>66.8817204301075</text:p>
          </table:table-cell>
          <table:table-cell office:value-type="float" office:value="2.35690235690236" calcext:value-type="float">
            <text:p>2.35690235690236</text:p>
          </table:table-cell>
          <table:table-cell office:value-type="float" office:value="28" calcext:value-type="float">
            <text:p>28</text:p>
          </table:table-cell>
          <table:table-cell office:value-type="float" office:value="4.34782608695652" calcext:value-type="float">
            <text:p>4.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80.752688172043" calcext:value-type="float">
            <text:p>80.752688172043</text:p>
          </table:table-cell>
          <table:table-cell office:value-type="float" office:value="2.46913580246914" calcext:value-type="float">
            <text:p>2.46913580246914</text:p>
          </table:table-cell>
          <table:table-cell office:value-type="float" office:value="16" calcext:value-type="float">
            <text:p>16</text:p>
          </table:table-cell>
          <table:table-cell office:value-type="float" office:value="4.27807486631016" calcext:value-type="float">
            <text:p>4.27807486631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70.752688172043" calcext:value-type="float">
            <text:p>70.752688172043</text:p>
          </table:table-cell>
          <table:table-cell office:value-type="float" office:value="1.94552529182879" calcext:value-type="float">
            <text:p>1.94552529182879</text:p>
          </table:table-cell>
          <table:table-cell office:value-type="float" office:value="20" calcext:value-type="float">
            <text:p>20</text:p>
          </table:table-cell>
          <table:table-cell office:value-type="float" office:value="3.54609929078014" calcext:value-type="float">
            <text:p>3.54609929078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75.6989247311828" calcext:value-type="float">
            <text:p>75.6989247311828</text:p>
          </table:table-cell>
          <table:table-cell office:value-type="float" office:value="1.91387559808612" calcext:value-type="float">
            <text:p>1.91387559808612</text:p>
          </table:table-cell>
          <table:table-cell office:value-type="float" office:value="16" calcext:value-type="float">
            <text:p>16</text:p>
          </table:table-cell>
          <table:table-cell office:value-type="float" office:value="3.41880341880342" calcext:value-type="float">
            <text:p>3.41880341880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58.6086956521739" calcext:value-type="float">
            <text:p>58.6086956521739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16.7832167832168" calcext:value-type="float">
            <text:p>16.7832167832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63.8260869565217" calcext:value-type="float">
            <text:p>63.8260869565217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44.7368421052632" calcext:value-type="float">
            <text:p>44.7368421052632</text:p>
          </table:table-cell>
          <table:table-cell office:value-type="float" office:value="14.0495867768595" calcext:value-type="float">
            <text:p>14.0495867768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50.7826086956522" calcext:value-type="float">
            <text:p>50.7826086956522</text:p>
          </table:table-cell>
          <table:table-cell office:value-type="float" office:value="7.90378006872852" calcext:value-type="float">
            <text:p>7.90378006872852</text:p>
          </table:table-cell>
          <table:table-cell office:value-type="float" office:value="60.5263157894737" calcext:value-type="float">
            <text:p>60.5263157894737</text:p>
          </table:table-cell>
          <table:table-cell office:value-type="float" office:value="13.9817629179331" calcext:value-type="float">
            <text:p>13.9817629179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53.2173913043478" calcext:value-type="float">
            <text:p>53.2173913043478</text:p>
          </table:table-cell>
          <table:table-cell office:value-type="float" office:value="7.38007380073801" calcext:value-type="float">
            <text:p>7.38007380073801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12.9449838187702" calcext:value-type="float">
            <text:p>12.9449838187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29.2173913043478" calcext:value-type="float">
            <text:p>29.2173913043478</text:p>
          </table:table-cell>
          <table:table-cell office:value-type="float" office:value="6.99300699300699" calcext:value-type="float">
            <text:p>6.99300699300699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12.847965738758" calcext:value-type="float">
            <text:p>12.847965738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84" calcext:value-type="float">
            <text:p>84</text:p>
          </table:table-cell>
          <table:table-cell office:value-type="float" office:value="1.78571428571429" calcext:value-type="float">
            <text:p>1.78571428571429</text:p>
          </table:table-cell>
          <table:table-cell office:value-type="float" office:value="2.63157894736842" calcext:value-type="float">
            <text:p>2.63157894736842</text:p>
          </table:table-cell>
          <table:table-cell office:value-type="float" office:value="2.12765957446808" calcext:value-type="float">
            <text:p>2.12765957446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2.8695652173913" calcext:value-type="float">
            <text:p>92.8695652173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-jdat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92.0921985815603" calcext:value-type="float">
            <text:p>92.0921985815603</text:p>
          </table:table-cell>
          <table:table-cell office:value-type="float" office:value="20.7650273224044" calcext:value-type="float">
            <text:p>20.7650273224044</text:p>
          </table:table-cell>
          <table:table-cell office:value-type="float" office:value="32.7586206896552" calcext:value-type="float">
            <text:p>32.7586206896552</text:p>
          </table:table-cell>
          <table:table-cell office:value-type="float" office:value="25.4180602006689" calcext:value-type="float">
            <text:p>25.4180602006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-jdat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91.9503546099291" calcext:value-type="float">
            <text:p>91.9503546099291</text:p>
          </table:table-cell>
          <table:table-cell office:value-type="float" office:value="19.3370165745856" calcext:value-type="float">
            <text:p>19.3370165745856</text:p>
          </table:table-cell>
          <table:table-cell office:value-type="float" office:value="30.1724137931034" calcext:value-type="float">
            <text:p>30.1724137931034</text:p>
          </table:table-cell>
          <table:table-cell office:value-type="float" office:value="23.5690235690236" calcext:value-type="float">
            <text:p>23.5690235690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-jdat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94.3262411347518" calcext:value-type="float">
            <text:p>94.3262411347518</text:p>
          </table:table-cell>
          <table:table-cell office:value-type="float" office:value="22.5" calcext:value-type="float">
            <text:p>22.5</text:p>
          </table:table-cell>
          <table:table-cell office:value-type="float" office:value="15.5172413793103" calcext:value-type="float">
            <text:p>15.5172413793103</text:p>
          </table:table-cell>
          <table:table-cell office:value-type="float" office:value="18.3673469387755" calcext:value-type="float">
            <text:p>18.3673469387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-jdat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95.6737588652482" calcext:value-type="float">
            <text:p>95.6737588652482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8.62068965517241" calcext:value-type="float">
            <text:p>8.62068965517241</text:p>
          </table:table-cell>
          <table:table-cell office:value-type="float" office:value="14.0845070422535" calcext:value-type="float">
            <text:p>14.0845070422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-jdat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10.1418439716312" calcext:value-type="float">
            <text:p>10.1418439716312</text:p>
          </table:table-cell>
          <table:table-cell office:value-type="float" office:value="4.3429003021148" calcext:value-type="float">
            <text:p>4.3429003021148</text:p>
          </table:table-cell>
          <table:table-cell office:value-type="float" office:value="99.1379310344828" calcext:value-type="float">
            <text:p>99.1379310344828</text:p>
          </table:table-cell>
          <table:table-cell office:value-type="float" office:value="8.32127351664255" calcext:value-type="float">
            <text:p>8.32127351664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-jdat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22.1631205673759" calcext:value-type="float">
            <text:p>22.1631205673759</text:p>
          </table:table-cell>
          <table:table-cell office:value-type="float" office:value="3.82052421146157" calcext:value-type="float">
            <text:p>3.82052421146157</text:p>
          </table:table-cell>
          <table:table-cell office:value-type="float" office:value="74.1379310344828" calcext:value-type="float">
            <text:p>74.1379310344828</text:p>
          </table:table-cell>
          <table:table-cell office:value-type="float" office:value="7.26658217152514" calcext:value-type="float">
            <text:p>7.26658217152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-jdat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1.2411347517731" calcext:value-type="float">
            <text:p>81.2411347517731</text:p>
          </table:table-cell>
          <table:table-cell office:value-type="float" office:value="3.59550561797753" calcext:value-type="float">
            <text:p>3.59550561797753</text:p>
          </table:table-cell>
          <table:table-cell office:value-type="float" office:value="13.7931034482759" calcext:value-type="float">
            <text:p>13.7931034482759</text:p>
          </table:table-cell>
          <table:table-cell office:value-type="float" office:value="5.70409982174688" calcext:value-type="float">
            <text:p>5.70409982174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87.2093023255814" calcext:value-type="float">
            <text:p>87.209302325581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15.3846153846154" calcext:value-type="float">
            <text:p>15.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76.7441860465116" calcext:value-type="float">
            <text:p>76.7441860465116</text:p>
          </table:table-cell>
          <table:table-cell office:value-type="float" office:value="8.10810810810811" calcext:value-type="float">
            <text:p>8.10810810810811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3.0434782608696" calcext:value-type="float">
            <text:p>13.043478260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88.953488372093" calcext:value-type="float">
            <text:p>88.953488372093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9.52380952380953" calcext:value-type="float">
            <text:p>9.52380952380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53.4883720930233" calcext:value-type="float">
            <text:p>53.4883720930233</text:p>
          </table:table-cell>
          <table:table-cell office:value-type="float" office:value="5.06329113924051" calcext:value-type="float">
            <text:p>5.06329113924051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9.09090909090909" calcext:value-type="float">
            <text:p>9.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69.1860465116279" calcext:value-type="float">
            <text:p>69.1860465116279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7.01754385964912" calcext:value-type="float">
            <text:p>7.01754385964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1.8604651162791" calcext:value-type="float">
            <text:p>91.8604651162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92.4418604651163" calcext:value-type="float">
            <text:p>92.4418604651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80.4398148148148" calcext:value-type="float">
            <text:p>80.4398148148148</text:p>
          </table:table-cell>
          <table:table-cell office:value-type="float" office:value="37.2781065088757" calcext:value-type="float">
            <text:p>37.2781065088757</text:p>
          </table:table-cell>
          <table:table-cell office:value-type="float" office:value="50" calcext:value-type="float">
            <text:p>50</text:p>
          </table:table-cell>
          <table:table-cell office:value-type="float" office:value="42.7118644067797" calcext:value-type="float">
            <text:p>42.7118644067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42.3611111111111" calcext:value-type="float">
            <text:p>42.3611111111111</text:p>
          </table:table-cell>
          <table:table-cell office:value-type="float" office:value="17.9310344827586" calcext:value-type="float">
            <text:p>17.9310344827586</text:p>
          </table:table-cell>
          <table:table-cell office:value-type="float" office:value="82.5396825396825" calcext:value-type="float">
            <text:p>82.5396825396825</text:p>
          </table:table-cell>
          <table:table-cell office:value-type="float" office:value="29.4617563739377" calcext:value-type="float">
            <text:p>29.4617563739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76.8518518518519" calcext:value-type="float">
            <text:p>76.8518518518519</text:p>
          </table:table-cell>
          <table:table-cell office:value-type="float" office:value="19.672131147541" calcext:value-type="float">
            <text:p>19.672131147541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19.3548387096774" calcext:value-type="float">
            <text:p>19.3548387096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68.5185185185185" calcext:value-type="float">
            <text:p>68.5185185185185</text:p>
          </table:table-cell>
          <table:table-cell office:value-type="float" office:value="11.9791666666667" calcext:value-type="float">
            <text:p>11.9791666666667</text:p>
          </table:table-cell>
          <table:table-cell office:value-type="float" office:value="18.2539682539683" calcext:value-type="float">
            <text:p>18.2539682539683</text:p>
          </table:table-cell>
          <table:table-cell office:value-type="float" office:value="14.4654088050315" calcext:value-type="float">
            <text:p>14.4654088050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61.2268518518519" calcext:value-type="float">
            <text:p>61.2268518518519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5.0793650793651" calcext:value-type="float">
            <text:p>15.0793650793651</text:p>
          </table:table-cell>
          <table:table-cell office:value-type="float" office:value="10.1876675603217" calcext:value-type="float">
            <text:p>10.1876675603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78.8194444444444" calcext:value-type="float">
            <text:p>78.8194444444444</text:p>
          </table:table-cell>
          <table:table-cell office:value-type="float" office:value="9.85915492957746" calcext:value-type="float">
            <text:p>9.85915492957746</text:p>
          </table:table-cell>
          <table:table-cell office:value-type="float" office:value="5.55555555555556" calcext:value-type="float">
            <text:p>5.55555555555556</text:p>
          </table:table-cell>
          <table:table-cell office:value-type="float" office:value="7.10659898477157" calcext:value-type="float">
            <text:p>7.10659898477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73.9583333333333" calcext:value-type="float">
            <text:p>73.9583333333333</text:p>
          </table:table-cell>
          <table:table-cell office:value-type="float" office:value="5.40540540540541" calcext:value-type="float">
            <text:p>5.40540540540541</text:p>
          </table:table-cell>
          <table:table-cell office:value-type="float" office:value="4.76190476190476" calcext:value-type="float">
            <text:p>4.76190476190476</text:p>
          </table:table-cell>
          <table:table-cell office:value-type="float" office:value="5.06329113924051" calcext:value-type="float">
            <text:p>5.06329113924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90.5050505050505" calcext:value-type="float">
            <text:p>90.5050505050505</text:p>
          </table:table-cell>
          <table:table-cell office:value-type="float" office:value="5.40540540540541" calcext:value-type="float">
            <text:p>5.40540540540541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7.84313725490196" calcext:value-type="float">
            <text:p>7.84313725490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71.4141414141414" calcext:value-type="float">
            <text:p>71.4141414141414</text:p>
          </table:table-cell>
          <table:table-cell office:value-type="float" office:value="3.97111913357401" calcext:value-type="float">
            <text:p>3.97111913357401</text:p>
          </table:table-cell>
          <table:table-cell office:value-type="float" office:value="39.2857142857143" calcext:value-type="float">
            <text:p>39.2857142857143</text:p>
          </table:table-cell>
          <table:table-cell office:value-type="float" office:value="7.21311475409836" calcext:value-type="float">
            <text:p>7.21311475409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54.1414141414141" calcext:value-type="float">
            <text:p>54.1414141414141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5.02092050209205" calcext:value-type="float">
            <text:p>5.02092050209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52.7272727272727" calcext:value-type="float">
            <text:p>52.7272727272727</text:p>
          </table:table-cell>
          <table:table-cell office:value-type="float" office:value="2.17391304347826" calcext:value-type="float">
            <text:p>2.17391304347826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4.0983606557377" calcext:value-type="float">
            <text:p>4.0983606557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62.020202020202" calcext:value-type="float">
            <text:p>62.020202020202</text:p>
          </table:table-cell>
          <table:table-cell office:value-type="float" office:value="2.1978021978022" calcext:value-type="float">
            <text:p>2.1978021978022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.08163265306123" calcext:value-type="float">
            <text:p>4.08163265306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52.3232323232323" calcext:value-type="float">
            <text:p>52.3232323232323</text:p>
          </table:table-cell>
          <table:table-cell office:value-type="float" office:value="0.884955752212389" calcext:value-type="float">
            <text:p>0.884955752212389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1.66666666666667" calcext:value-type="float">
            <text:p>1.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8.0808080808081" calcext:value-type="float">
            <text:p>88.0808080808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77.3333333333333" calcext:value-type="float">
            <text:p>77.3333333333333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64.6666666666667" calcext:value-type="float">
            <text:p>64.6666666666667</text:p>
          </table:table-cell>
          <table:table-cell office:value-type="float" office:value="5.66037735849057" calcext:value-type="float">
            <text:p>5.66037735849057</text:p>
          </table:table-cell>
          <table:table-cell office:value-type="float" office:value="50" calcext:value-type="float">
            <text:p>50</text:p>
          </table:table-cell>
          <table:table-cell office:value-type="float" office:value="10.1694915254237" calcext:value-type="float">
            <text:p>10.1694915254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69.3333333333333" calcext:value-type="float">
            <text:p>69.3333333333333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57.3333333333333" calcext:value-type="float">
            <text:p>57.3333333333333</text:p>
          </table:table-cell>
          <table:table-cell office:value-type="float" office:value="3.2258064516129" calcext:value-type="float">
            <text:p>3.2258064516129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.88235294117647" calcext:value-type="float">
            <text:p>5.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dOrPo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42.2222222222222" calcext:value-type="float">
            <text:p>42.2222222222222</text:p>
          </table:table-cell>
          <table:table-cell office:value-type="float" office:value="3.27102803738318" calcext:value-type="float">
            <text:p>3.27102803738318</text:p>
          </table:table-cell>
          <table:table-cell office:value-type="float" office:value="87.5" calcext:value-type="float">
            <text:p>87.5</text:p>
          </table:table-cell>
          <table:table-cell office:value-type="float" office:value="6.30630630630631" calcext:value-type="float">
            <text:p>6.30630630630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dOrPo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84.4444444444444" calcext:value-type="float">
            <text:p>84.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3.44827586206897" calcext:value-type="float">
            <text:p>3.4482758620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dOrPo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83.0555555555556" calcext:value-type="float">
            <text:p>83.0555555555556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12.5" calcext:value-type="float">
            <text:p>12.5</text:p>
          </table:table-cell>
          <table:table-cell office:value-type="float" office:value="3.17460317460317" calcext:value-type="float">
            <text:p>3.17460317460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dOrPo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dOrPo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dOrPo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84.1666666666667" calcext:value-type="float">
            <text:p>84.1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dOrPo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81.1111111111111" calcext:value-type="float">
            <text:p>81.11111111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91.7602996254682" calcext:value-type="float">
            <text:p>91.7602996254682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0.2621722846442" calcext:value-type="float">
            <text:p>90.2621722846442</text:p>
          </table:table-cell>
          <table:table-cell office:value-type="float" office:value="16" calcext:value-type="float">
            <text:p>16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82.7715355805244" calcext:value-type="float">
            <text:p>82.7715355805244</text:p>
          </table:table-cell>
          <table:table-cell office:value-type="float" office:value="10.6382978723404" calcext:value-type="float">
            <text:p>10.6382978723404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17.8571428571429" calcext:value-type="float">
            <text:p>17.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61.4232209737828" calcext:value-type="float">
            <text:p>61.4232209737828</text:p>
          </table:table-cell>
          <table:table-cell office:value-type="float" office:value="5.66037735849057" calcext:value-type="float">
            <text:p>5.6603773584905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.4347826086957" calcext:value-type="float">
            <text:p>10.434782608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75.2808988764045" calcext:value-type="float">
            <text:p>75.2808988764045</text:p>
          </table:table-cell>
          <table:table-cell office:value-type="float" office:value="3.27868852459016" calcext:value-type="float">
            <text:p>3.27868852459016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5.71428571428571" calcext:value-type="float">
            <text:p>5.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79.7752808988764" calcext:value-type="float">
            <text:p>79.7752808988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83.8951310861423" calcext:value-type="float">
            <text:p>83.8951310861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73.5294117647059" calcext:value-type="float">
            <text:p>73.5294117647059</text:p>
          </table:table-cell>
          <table:table-cell office:value-type="float" office:value="10.8490566037736" calcext:value-type="float">
            <text:p>10.8490566037736</text:p>
          </table:table-cell>
          <table:table-cell office:value-type="float" office:value="100" calcext:value-type="float">
            <text:p>100</text:p>
          </table:table-cell>
          <table:table-cell office:value-type="float" office:value="19.5744680851064" calcext:value-type="float">
            <text:p>19.5744680851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60.3641456582633" calcext:value-type="float">
            <text:p>60.3641456582633</text:p>
          </table:table-cell>
          <table:table-cell office:value-type="float" office:value="7.23684210526316" calcext:value-type="float">
            <text:p>7.23684210526316</text:p>
          </table:table-cell>
          <table:table-cell office:value-type="float" office:value="95.6521739130435" calcext:value-type="float">
            <text:p>95.6521739130435</text:p>
          </table:table-cell>
          <table:table-cell office:value-type="float" office:value="13.4556574923547" calcext:value-type="float">
            <text:p>13.4556574923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49.2997198879552" calcext:value-type="float">
            <text:p>49.2997198879552</text:p>
          </table:table-cell>
          <table:table-cell office:value-type="float" office:value="5.97402597402597" calcext:value-type="float">
            <text:p>5.97402597402597</text:p>
          </table:table-cell>
          <table:table-cell office:value-type="float" office:value="100" calcext:value-type="float">
            <text:p>100</text:p>
          </table:table-cell>
          <table:table-cell office:value-type="float" office:value="11.2745098039216" calcext:value-type="float">
            <text:p>11.274509803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34.8739495798319" calcext:value-type="float">
            <text:p>34.8739495798319</text:p>
          </table:table-cell>
          <table:table-cell office:value-type="float" office:value="3.17796610169492" calcext:value-type="float">
            <text:p>3.17796610169492</text:p>
          </table:table-cell>
          <table:table-cell office:value-type="float" office:value="65.2173913043478" calcext:value-type="float">
            <text:p>65.2173913043478</text:p>
          </table:table-cell>
          <table:table-cell office:value-type="float" office:value="6.06060606060606" calcext:value-type="float">
            <text:p>6.06060606060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56.3025210084034" calcext:value-type="float">
            <text:p>56.3025210084034</text:p>
          </table:table-cell>
          <table:table-cell office:value-type="float" office:value="2.93159609120521" calcext:value-type="float">
            <text:p>2.93159609120521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5.45454545454545" calcext:value-type="float">
            <text:p>5.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51.8207282913165" calcext:value-type="float">
            <text:p>51.8207282913165</text:p>
          </table:table-cell>
          <table:table-cell office:value-type="float" office:value="2.08955223880597" calcext:value-type="float">
            <text:p>2.08955223880597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3.91061452513966" calcext:value-type="float">
            <text:p>3.91061452513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77.5910364145658" calcext:value-type="float">
            <text:p>77.5910364145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90.7317073170732" calcext:value-type="float">
            <text:p>90.7317073170732</text:p>
          </table:table-cell>
          <table:table-cell office:value-type="float" office:value="3.37078651685393" calcext:value-type="float">
            <text:p>3.37078651685393</text:p>
          </table:table-cell>
          <table:table-cell office:value-type="float" office:value="25" calcext:value-type="float">
            <text:p>25</text:p>
          </table:table-cell>
          <table:table-cell office:value-type="float" office:value="5.94059405940594" calcext:value-type="float">
            <text:p>5.94059405940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89.0731707317073" calcext:value-type="float">
            <text:p>89.0731707317073</text:p>
          </table:table-cell>
          <table:table-cell office:value-type="float" office:value="2.83018867924528" calcext:value-type="float">
            <text:p>2.83018867924528</text:p>
          </table:table-cell>
          <table:table-cell office:value-type="float" office:value="25" calcext:value-type="float">
            <text:p>25</text:p>
          </table:table-cell>
          <table:table-cell office:value-type="float" office:value="5.08474576271187" calcext:value-type="float">
            <text:p>5.08474576271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88.5853658536585" calcext:value-type="float">
            <text:p>88.5853658536585</text:p>
          </table:table-cell>
          <table:table-cell office:value-type="float" office:value="2.7027027027027" calcext:value-type="float">
            <text:p>2.7027027027027</text:p>
          </table:table-cell>
          <table:table-cell office:value-type="float" office:value="25" calcext:value-type="float">
            <text:p>25</text:p>
          </table:table-cell>
          <table:table-cell office:value-type="float" office:value="4.87804878048781" calcext:value-type="float">
            <text:p>4.87804878048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34.3414634146341" calcext:value-type="float">
            <text:p>34.3414634146341</text:p>
          </table:table-cell>
          <table:table-cell office:value-type="float" office:value="0.891530460624071" calcext:value-type="float">
            <text:p>0.891530460624071</text:p>
          </table:table-cell>
          <table:table-cell office:value-type="float" office:value="50" calcext:value-type="float">
            <text:p>50</text:p>
          </table:table-cell>
          <table:table-cell office:value-type="float" office:value="1.75182481751825" calcext:value-type="float">
            <text:p>1.75182481751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93.5609756097561" calcext:value-type="float">
            <text:p>93.5609756097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8.5365853658537" calcext:value-type="float">
            <text:p>98.5365853658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93.5609756097561" calcext:value-type="float">
            <text:p>93.5609756097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81.9494584837545" calcext:value-type="float">
            <text:p>81.9494584837545</text:p>
          </table:table-cell>
          <table:table-cell office:value-type="float" office:value="8.65384615384615" calcext:value-type="float">
            <text:p>8.65384615384615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15.2542372881356" calcext:value-type="float">
            <text:p>15.2542372881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92.4187725631769" calcext:value-type="float">
            <text:p>92.4187725631769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72.9241877256318" calcext:value-type="float">
            <text:p>72.9241877256318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8.53658536585366" calcext:value-type="float">
            <text:p>8.53658536585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65.884476534296" calcext:value-type="float">
            <text:p>65.884476534296</text:p>
          </table:table-cell>
          <table:table-cell office:value-type="float" office:value="2.18579234972678" calcext:value-type="float">
            <text:p>2.18579234972678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.06091370558376" calcext:value-type="float">
            <text:p>4.06091370558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42.7797833935018" calcext:value-type="float">
            <text:p>42.7797833935018</text:p>
          </table:table-cell>
          <table:table-cell office:value-type="float" office:value="1.9047619047619" calcext:value-type="float">
            <text:p>1.904761904761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3.64741641337386" calcext:value-type="float">
            <text:p>3.64741641337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70.0361010830325" calcext:value-type="float">
            <text:p>70.0361010830325</text:p>
          </table:table-cell>
          <table:table-cell office:value-type="float" office:value="1.28205128205128" calcext:value-type="float">
            <text:p>1.28205128205128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.35294117647059" calcext:value-type="float">
            <text:p>2.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7.1119133574007" calcext:value-type="float">
            <text:p>97.1119133574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59.1463414634146" calcext:value-type="float">
            <text:p>59.1463414634146</text:p>
          </table:table-cell>
          <table:table-cell office:value-type="float" office:value="10.958904109589" calcext:value-type="float">
            <text:p>10.958904109589</text:p>
          </table:table-cell>
          <table:table-cell office:value-type="float" office:value="80" calcext:value-type="float">
            <text:p>80</text:p>
          </table:table-cell>
          <table:table-cell office:value-type="float" office:value="19.2771084337349" calcext:value-type="float">
            <text:p>19.2771084337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62.1951219512195" calcext:value-type="float">
            <text:p>62.1951219512195</text:p>
          </table:table-cell>
          <table:table-cell office:value-type="float" office:value="10.6060606060606" calcext:value-type="float">
            <text:p>10.6060606060606</text:p>
          </table:table-cell>
          <table:table-cell office:value-type="float" office:value="70" calcext:value-type="float">
            <text:p>70</text:p>
          </table:table-cell>
          <table:table-cell office:value-type="float" office:value="18.4210526315789" calcext:value-type="float">
            <text:p>18.421052631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83.5365853658537" calcext:value-type="float">
            <text:p>83.5365853658537</text:p>
          </table:table-cell>
          <table:table-cell office:value-type="float" office:value="13.0434782608696" calcext:value-type="float">
            <text:p>13.0434782608696</text:p>
          </table:table-cell>
          <table:table-cell office:value-type="float" office:value="30" calcext:value-type="float">
            <text:p>30</text:p>
          </table:table-cell>
          <table:table-cell office:value-type="float" office:value="18.1818181818182" calcext:value-type="float">
            <text:p>18.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52.4390243902439" calcext:value-type="float">
            <text:p>52.4390243902439</text:p>
          </table:table-cell>
          <table:table-cell office:value-type="float" office:value="8.53658536585366" calcext:value-type="float">
            <text:p>8.53658536585366</text:p>
          </table:table-cell>
          <table:table-cell office:value-type="float" office:value="70" calcext:value-type="float">
            <text:p>70</text:p>
          </table:table-cell>
          <table:table-cell office:value-type="float" office:value="15.2173913043478" calcext:value-type="float">
            <text:p>15.2173913043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93.9024390243902" calcext:value-type="float">
            <text:p>93.9024390243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3.2926829268293" calcext:value-type="float">
            <text:p>93.2926829268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93.9024390243902" calcext:value-type="float">
            <text:p>93.9024390243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75.712066286898" calcext:value-type="float">
            <text:p>75.712066286898</text:p>
          </table:table-cell>
          <table:table-cell office:value-type="float" office:value="9.59488272921109" calcext:value-type="float">
            <text:p>9.59488272921109</text:p>
          </table:table-cell>
          <table:table-cell office:value-type="float" office:value="50" calcext:value-type="float">
            <text:p>50</text:p>
          </table:table-cell>
          <table:table-cell office:value-type="float" office:value="16.1001788908766" calcext:value-type="float">
            <text:p>16.1001788908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74.4174003107198" calcext:value-type="float">
            <text:p>74.4174003107198</text:p>
          </table:table-cell>
          <table:table-cell office:value-type="float" office:value="8.43621399176955" calcext:value-type="float">
            <text:p>8.43621399176955</text:p>
          </table:table-cell>
          <table:table-cell office:value-type="float" office:value="45.5555555555556" calcext:value-type="float">
            <text:p>45.5555555555556</text:p>
          </table:table-cell>
          <table:table-cell office:value-type="float" office:value="14.2361111111111" calcext:value-type="float">
            <text:p>14.236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76.8513723459347" calcext:value-type="float">
            <text:p>76.8513723459347</text:p>
          </table:table-cell>
          <table:table-cell office:value-type="float" office:value="7.19424460431655" calcext:value-type="float">
            <text:p>7.1942446043165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1.8343195266272" calcext:value-type="float">
            <text:p>11.8343195266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55.8259968928017" calcext:value-type="float">
            <text:p>55.8259968928017</text:p>
          </table:table-cell>
          <table:table-cell office:value-type="float" office:value="6.09896432681243" calcext:value-type="float">
            <text:p>6.09896432681243</text:p>
          </table:table-cell>
          <table:table-cell office:value-type="float" office:value="58.8888888888889" calcext:value-type="float">
            <text:p>58.8888888888889</text:p>
          </table:table-cell>
          <table:table-cell office:value-type="float" office:value="11.0531803962461" calcext:value-type="float">
            <text:p>11.0531803962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59.9689280165717" calcext:value-type="float">
            <text:p>59.9689280165717</text:p>
          </table:table-cell>
          <table:table-cell office:value-type="float" office:value="5.59167750325098" calcext:value-type="float">
            <text:p>5.59167750325098</text:p>
          </table:table-cell>
          <table:table-cell office:value-type="float" office:value="47.7777777777778" calcext:value-type="float">
            <text:p>47.7777777777778</text:p>
          </table:table-cell>
          <table:table-cell office:value-type="float" office:value="10.011641443539" calcext:value-type="float">
            <text:p>10.011641443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47.6954945624029" calcext:value-type="float">
            <text:p>47.6954945624029</text:p>
          </table:table-cell>
          <table:table-cell office:value-type="float" office:value="5.42635658914729" calcext:value-type="float">
            <text:p>5.42635658914729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9.98217468805704" calcext:value-type="float">
            <text:p>9.98217468805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68.5137234593475" calcext:value-type="float">
            <text:p>68.5137234593475</text:p>
          </table:table-cell>
          <table:table-cell office:value-type="float" office:value="3.584229390681" calcext:value-type="float">
            <text:p>3.58422939068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6.17283950617284" calcext:value-type="float">
            <text:p>6.17283950617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Pa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50.3184713375796" calcext:value-type="float">
            <text:p>50.3184713375796</text:p>
          </table:table-cell>
          <table:table-cell office:value-type="float" office:value="9.6875" calcext:value-type="float">
            <text:p>9.6875</text:p>
          </table:table-cell>
          <table:table-cell office:value-type="float" office:value="57.4074074074074" calcext:value-type="float">
            <text:p>57.4074074074074</text:p>
          </table:table-cell>
          <table:table-cell office:value-type="float" office:value="16.5775401069519" calcext:value-type="float">
            <text:p>16.5775401069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Pa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45.7006369426752" calcext:value-type="float">
            <text:p>45.7006369426752</text:p>
          </table:table-cell>
          <table:table-cell office:value-type="float" office:value="8.64553314121038" calcext:value-type="float">
            <text:p>8.64553314121038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14.9625935162095" calcext:value-type="float">
            <text:p>14.9625935162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Pa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53.9808917197452" calcext:value-type="float">
            <text:p>53.9808917197452</text:p>
          </table:table-cell>
          <table:table-cell office:value-type="float" office:value="6.95970695970696" calcext:value-type="float">
            <text:p>6.95970695970696</text:p>
          </table:table-cell>
          <table:table-cell office:value-type="float" office:value="35.1851851851852" calcext:value-type="float">
            <text:p>35.1851851851852</text:p>
          </table:table-cell>
          <table:table-cell office:value-type="float" office:value="11.6207951070336" calcext:value-type="float">
            <text:p>11.6207951070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Pa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76.7515923566879" calcext:value-type="float">
            <text:p>76.7515923566879</text:p>
          </table:table-cell>
          <table:table-cell office:value-type="float" office:value="8.18181818181818" calcext:value-type="float">
            <text:p>8.18181818181818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0.9756097560976" calcext:value-type="float">
            <text:p>10.9756097560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Pa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79.7770700636943" calcext:value-type="float">
            <text:p>79.7770700636943</text:p>
          </table:table-cell>
          <table:table-cell office:value-type="float" office:value="6.02409638554217" calcext:value-type="float">
            <text:p>6.02409638554217</text:p>
          </table:table-cell>
          <table:table-cell office:value-type="float" office:value="9.25925925925926" calcext:value-type="float">
            <text:p>9.25925925925926</text:p>
          </table:table-cell>
          <table:table-cell office:value-type="float" office:value="7.2992700729927" calcext:value-type="float">
            <text:p>7.2992700729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Pa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81.8471337579618" calcext:value-type="float">
            <text:p>81.8471337579618</text:p>
          </table:table-cell>
          <table:table-cell office:value-type="float" office:value="5.88235294117647" calcext:value-type="float">
            <text:p>5.88235294117647</text:p>
          </table:table-cell>
          <table:table-cell office:value-type="float" office:value="7.40740740740741" calcext:value-type="float">
            <text:p>7.40740740740741</text:p>
          </table:table-cell>
          <table:table-cell office:value-type="float" office:value="6.55737704918033" calcext:value-type="float">
            <text:p>6.55737704918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Pa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1.4012738853503" calcext:value-type="float">
            <text:p>91.40127388535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51.8394648829431" calcext:value-type="float">
            <text:p>51.8394648829431</text:p>
          </table:table-cell>
          <table:table-cell office:value-type="float" office:value="19.6875" calcext:value-type="float">
            <text:p>19.6875</text:p>
          </table:table-cell>
          <table:table-cell office:value-type="float" office:value="67.0212765957447" calcext:value-type="float">
            <text:p>67.0212765957447</text:p>
          </table:table-cell>
          <table:table-cell office:value-type="float" office:value="30.4347826086956" calcext:value-type="float">
            <text:p>30.4347826086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46.3210702341137" calcext:value-type="float">
            <text:p>46.3210702341137</text:p>
          </table:table-cell>
          <table:table-cell office:value-type="float" office:value="16.1194029850746" calcext:value-type="float">
            <text:p>16.1194029850746</text:p>
          </table:table-cell>
          <table:table-cell office:value-type="float" office:value="57.4468085106383" calcext:value-type="float">
            <text:p>57.4468085106383</text:p>
          </table:table-cell>
          <table:table-cell office:value-type="float" office:value="25.1748251748252" calcext:value-type="float">
            <text:p>25.1748251748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49.8327759197324" calcext:value-type="float">
            <text:p>49.8327759197324</text:p>
          </table:table-cell>
          <table:table-cell office:value-type="float" office:value="12.1323529411765" calcext:value-type="float">
            <text:p>12.1323529411765</text:p>
          </table:table-cell>
          <table:table-cell office:value-type="float" office:value="35.1063829787234" calcext:value-type="float">
            <text:p>35.1063829787234</text:p>
          </table:table-cell>
          <table:table-cell office:value-type="float" office:value="18.0327868852459" calcext:value-type="float">
            <text:p>18.0327868852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68.561872909699" calcext:value-type="float">
            <text:p>68.561872909699</text:p>
          </table:table-cell>
          <table:table-cell office:value-type="float" office:value="13.8461538461538" calcext:value-type="float">
            <text:p>13.8461538461538</text:p>
          </table:table-cell>
          <table:table-cell office:value-type="float" office:value="19.1489361702128" calcext:value-type="float">
            <text:p>19.1489361702128</text:p>
          </table:table-cell>
          <table:table-cell office:value-type="float" office:value="16.0714285714286" calcext:value-type="float">
            <text:p>16.0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63.8795986622074" calcext:value-type="float">
            <text:p>63.8795986622074</text:p>
          </table:table-cell>
          <table:table-cell office:value-type="float" office:value="11.875" calcext:value-type="float">
            <text:p>11.875</text:p>
          </table:table-cell>
          <table:table-cell office:value-type="float" office:value="20.2127659574468" calcext:value-type="float">
            <text:p>20.2127659574468</text:p>
          </table:table-cell>
          <table:table-cell office:value-type="float" office:value="14.9606299212598" calcext:value-type="float">
            <text:p>14.9606299212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59.0301003344482" calcext:value-type="float">
            <text:p>59.0301003344482</text:p>
          </table:table-cell>
          <table:table-cell office:value-type="float" office:value="1.91082802547771" calcext:value-type="float">
            <text:p>1.91082802547771</text:p>
          </table:table-cell>
          <table:table-cell office:value-type="float" office:value="3.19148936170213" calcext:value-type="float">
            <text:p>3.19148936170213</text:p>
          </table:table-cell>
          <table:table-cell office:value-type="float" office:value="2.39043824701195" calcext:value-type="float">
            <text:p>2.39043824701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70.7357859531773" calcext:value-type="float">
            <text:p>70.7357859531773</text:p>
          </table:table-cell>
          <table:table-cell office:value-type="float" office:value="2.35294117647059" calcext:value-type="float">
            <text:p>2.35294117647059</text:p>
          </table:table-cell>
          <table:table-cell office:value-type="float" office:value="2.12765957446808" calcext:value-type="float">
            <text:p>2.12765957446808</text:p>
          </table:table-cell>
          <table:table-cell office:value-type="float" office:value="2.23463687150838" calcext:value-type="float">
            <text:p>2.23463687150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re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78.3673469387755" calcext:value-type="float">
            <text:p>78.3673469387755</text:p>
          </table:table-cell>
          <table:table-cell office:value-type="float" office:value="17.5438596491228" calcext:value-type="float">
            <text:p>17.5438596491228</text:p>
          </table:table-cell>
          <table:table-cell office:value-type="float" office:value="62.5" calcext:value-type="float">
            <text:p>62.5</text:p>
          </table:table-cell>
          <table:table-cell office:value-type="float" office:value="27.3972602739726" calcext:value-type="float">
            <text:p>27.3972602739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re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73.4693877551021" calcext:value-type="float">
            <text:p>73.4693877551021</text:p>
          </table:table-cell>
          <table:table-cell office:value-type="float" office:value="15.4929577464789" calcext:value-type="float">
            <text:p>15.4929577464789</text:p>
          </table:table-cell>
          <table:table-cell office:value-type="float" office:value="68.75" calcext:value-type="float">
            <text:p>68.75</text:p>
          </table:table-cell>
          <table:table-cell office:value-type="float" office:value="25.2873563218391" calcext:value-type="float">
            <text:p>25.2873563218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re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37.9591836734694" calcext:value-type="float">
            <text:p>37.9591836734694</text:p>
          </table:table-cell>
          <table:table-cell office:value-type="float" office:value="8.02469135802469" calcext:value-type="float">
            <text:p>8.02469135802469</text:p>
          </table:table-cell>
          <table:table-cell office:value-type="float" office:value="81.25" calcext:value-type="float">
            <text:p>81.25</text:p>
          </table:table-cell>
          <table:table-cell office:value-type="float" office:value="14.6067415730337" calcext:value-type="float">
            <text:p>14.6067415730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re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66.530612244898" calcext:value-type="float">
            <text:p>66.530612244898</text:p>
          </table:table-cell>
          <table:table-cell office:value-type="float" office:value="8.75" calcext:value-type="float">
            <text:p>8.75</text:p>
          </table:table-cell>
          <table:table-cell office:value-type="float" office:value="43.75" calcext:value-type="float">
            <text:p>43.75</text:p>
          </table:table-cell>
          <table:table-cell office:value-type="float" office:value="14.5833333333333" calcext:value-type="float">
            <text:p>14.5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re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26.530612244898" calcext:value-type="float">
            <text:p>26.530612244898</text:p>
          </table:table-cell>
          <table:table-cell office:value-type="float" office:value="7.7319587628866" calcext:value-type="float">
            <text:p>7.7319587628866</text:p>
          </table:table-cell>
          <table:table-cell office:value-type="float" office:value="93.75" calcext:value-type="float">
            <text:p>93.75</text:p>
          </table:table-cell>
          <table:table-cell office:value-type="float" office:value="14.2857142857143" calcext:value-type="float">
            <text:p>14.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re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91.8367346938776" calcext:value-type="float">
            <text:p>91.8367346938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re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87.7551020408163" calcext:value-type="float">
            <text:p>87.7551020408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x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7.4948496085703" calcext:value-type="float">
            <text:p>87.4948496085703</text:p>
          </table:table-cell>
          <table:table-cell office:value-type="float" office:value="28.5229202037351" calcext:value-type="float">
            <text:p>28.5229202037351</text:p>
          </table:table-cell>
          <table:table-cell office:value-type="float" office:value="47.4576271186441" calcext:value-type="float">
            <text:p>47.4576271186441</text:p>
          </table:table-cell>
          <table:table-cell office:value-type="float" office:value="35.6309650053022" calcext:value-type="float">
            <text:p>35.6309650053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x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67.0580964153276" calcext:value-type="float">
            <text:p>67.0580964153276</text:p>
          </table:table-cell>
          <table:table-cell office:value-type="float" office:value="18.0277349768875" calcext:value-type="float">
            <text:p>18.0277349768875</text:p>
          </table:table-cell>
          <table:table-cell office:value-type="float" office:value="99.1525423728814" calcext:value-type="float">
            <text:p>99.1525423728814</text:p>
          </table:table-cell>
          <table:table-cell office:value-type="float" office:value="30.5084745762712" calcext:value-type="float">
            <text:p>30.5084745762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x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57.1281417387722" calcext:value-type="float">
            <text:p>57.1281417387722</text:p>
          </table:table-cell>
          <table:table-cell office:value-type="float" office:value="14.3623607098638" calcext:value-type="float">
            <text:p>14.3623607098638</text:p>
          </table:table-cell>
          <table:table-cell office:value-type="float" office:value="98.3050847457627" calcext:value-type="float">
            <text:p>98.3050847457627</text:p>
          </table:table-cell>
          <table:table-cell office:value-type="float" office:value="25.0630176449406" calcext:value-type="float">
            <text:p>25.0630176449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x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30.5109188298311" calcext:value-type="float">
            <text:p>30.5109188298311</text:p>
          </table:table-cell>
          <table:table-cell office:value-type="float" office:value="7.98775396604509" calcext:value-type="float">
            <text:p>7.98775396604509</text:p>
          </table:table-cell>
          <table:table-cell office:value-type="float" office:value="81.0734463276836" calcext:value-type="float">
            <text:p>81.0734463276836</text:p>
          </table:table-cell>
          <table:table-cell office:value-type="float" office:value="14.5426906511274" calcext:value-type="float">
            <text:p>14.5426906511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x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67.0168932838896" calcext:value-type="float">
            <text:p>67.0168932838896</text:p>
          </table:table-cell>
          <table:table-cell office:value-type="float" office:value="1.32708821233411" calcext:value-type="float">
            <text:p>1.32708821233411</text:p>
          </table:table-cell>
          <table:table-cell office:value-type="float" office:value="4.80225988700565" calcext:value-type="float">
            <text:p>4.80225988700565</text:p>
          </table:table-cell>
          <table:table-cell office:value-type="float" office:value="2.07951070336391" calcext:value-type="float">
            <text:p>2.07951070336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x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65.533580552122" calcext:value-type="float">
            <text:p>65.533580552122</text:p>
          </table:table-cell>
          <table:table-cell office:value-type="float" office:value="0.599250936329588" calcext:value-type="float">
            <text:p>0.599250936329588</text:p>
          </table:table-cell>
          <table:table-cell office:value-type="float" office:value="2.25988700564972" calcext:value-type="float">
            <text:p>2.25988700564972</text:p>
          </table:table-cell>
          <table:table-cell office:value-type="float" office:value="0.947306098283008" calcext:value-type="float">
            <text:p>0.947306098283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x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72.0436753193243" calcext:value-type="float">
            <text:p>72.0436753193243</text:p>
          </table:table-cell>
          <table:table-cell office:value-type="float" office:value="0.493583415597236" calcext:value-type="float">
            <text:p>0.493583415597236</text:p>
          </table:table-cell>
          <table:table-cell office:value-type="float" office:value="1.41242937853107" calcext:value-type="float">
            <text:p>1.41242937853107</text:p>
          </table:table-cell>
          <table:table-cell office:value-type="float" office:value="0.731528895391368" calcext:value-type="float">
            <text:p>0.731528895391368</text:p>
          </table:table-cell>
          <table:table-cell table:number-columns-repeated="2"/>
        </table:table-row>
      </table:table>
      <table:table table:name="Metrics_AllClassifiers" table:style-name="ta1">
        <table:table-column table:style-name="co9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row table:style-name="ro1">
          <table:table-cell table:formula="of:=[$Metrics_AllClassifiers_Equi.A1]" office:value-type="string" office:string-value="ProgramName" calcext:value-type="string">
            <text:p>ProgramName</text:p>
          </table:table-cell>
          <table:table-cell table:formula="of:=[$Metrics_AllClassifiers_Equi.B1]" office:value-type="string" office:string-value="Column" calcext:value-type="string">
            <text:p>Column</text:p>
          </table:table-cell>
          <table:table-cell table:formula="of:=[$Metrics_AllClassifiers_Equi.C1]" office:value-type="string" office:string-value="Classifier" calcext:value-type="string">
            <text:p>Classifier</text:p>
          </table:table-cell>
          <table:table-cell table:formula="of:=[$Metrics_AllClassifiers_Equi.D1]" office:value-type="string" office:string-value="Accuracy" calcext:value-type="string">
            <text:p>Accuracy</text:p>
          </table:table-cell>
          <table:table-cell table:formula="of:=[$Metrics_AllClassifiers_Equi.E1]" office:value-type="string" office:string-value="Precision" calcext:value-type="string">
            <text:p>Precision</text:p>
          </table:table-cell>
          <table:table-cell table:formula="of:=[$Metrics_AllClassifiers_Equi.F1]" office:value-type="string" office:string-value="Recall" calcext:value-type="string">
            <text:p>Recall</text:p>
          </table:table-cell>
          <table:table-cell table:formula="of:=[$Metrics_AllClassifiers_Equi.G1]" office:value-type="string" office:string-value="F1" calcext:value-type="string">
            <text:p>F1</text:p>
          </table:table-cell>
          <table:table-cell/>
          <table:table-cell table:formula="of:=[$Metrics_AllClassifiers_Min.A1]" office:value-type="string" office:string-value="ProgramName" calcext:value-type="string">
            <text:p>ProgramName</text:p>
          </table:table-cell>
          <table:table-cell table:formula="of:=[$Metrics_AllClassifiers_Min.B1]" office:value-type="string" office:string-value="Column" calcext:value-type="string">
            <text:p>Column</text:p>
          </table:table-cell>
          <table:table-cell table:formula="of:=[$Metrics_AllClassifiers_Min.C1]" office:value-type="string" office:string-value="Classifier" calcext:value-type="string">
            <text:p>Classifier</text:p>
          </table:table-cell>
          <table:table-cell table:formula="of:=[$Metrics_AllClassifiers_Min.D1]" office:value-type="string" office:string-value="Accuracy" calcext:value-type="string">
            <text:p>Accuracy</text:p>
          </table:table-cell>
          <table:table-cell table:formula="of:=[$Metrics_AllClassifiers_Min.E1]" office:value-type="string" office:string-value="Precision" calcext:value-type="string">
            <text:p>Precision</text:p>
          </table:table-cell>
          <table:table-cell table:formula="of:=[$Metrics_AllClassifiers_Min.F1]" office:value-type="string" office:string-value="Recall" calcext:value-type="string">
            <text:p>Recall</text:p>
          </table:table-cell>
          <table:table-cell table:formula="of:=[$Metrics_AllClassifiers_Min.G1]" office:value-type="string" office:string-value="F1" calcext:value-type="string">
            <text:p>F1</text:p>
          </table:table-cell>
        </table:table-row>
        <table:table-row table:style-name="ro1">
          <table:table-cell table:formula="of:=[$Metrics_AllClassifiers_Equi.A2]" office:value-type="string" office:string-value="cal" calcext:value-type="string">
            <text:p>cal</text:p>
          </table:table-cell>
          <table:table-cell table:formula="of:=[$Metrics_AllClassifiers_Equi.B2]" office:value-type="string" office:string-value="EQUIVALENT" calcext:value-type="string">
            <text:p>EQUIVALENT</text:p>
          </table:table-cell>
          <table:table-cell table:formula="of:=[$Metrics_AllClassifiers_Equi.C2]" office:value-type="string" office:string-value="SVM" calcext:value-type="string">
            <text:p>SVM</text:p>
          </table:table-cell>
          <table:table-cell table:formula="of:=[$Metrics_AllClassifiers_Equi.D2]" office:value-type="float" office:value="74.7191011235955" calcext:value-type="float">
            <text:p>74.7191011235955</text:p>
          </table:table-cell>
          <table:table-cell table:formula="of:=[$Metrics_AllClassifiers_Equi.E2]" office:value-type="float" office:value="19.672131147541" calcext:value-type="float">
            <text:p>19.672131147541</text:p>
          </table:table-cell>
          <table:table-cell table:formula="of:=[$Metrics_AllClassifiers_Equi.F2]" office:value-type="float" office:value="62.3376623376623" calcext:value-type="float">
            <text:p>62.3376623376623</text:p>
          </table:table-cell>
          <table:table-cell table:formula="of:=[$Metrics_AllClassifiers_Equi.G2]" office:value-type="float" office:value="29.9065420560748" calcext:value-type="float">
            <text:p>29.9065420560748</text:p>
          </table:table-cell>
          <table:table-cell/>
          <table:table-cell table:formula="of:=[$Metrics_AllClassifiers_Min.A2]" office:value-type="string" office:string-value="cal" calcext:value-type="string">
            <text:p>cal</text:p>
          </table:table-cell>
          <table:table-cell table:formula="of:=[$Metrics_AllClassifiers_Min.B2]" office:value-type="string" office:string-value="MINIMAL" calcext:value-type="string">
            <text:p>MINIMAL</text:p>
          </table:table-cell>
          <table:table-cell table:formula="of:=[$Metrics_AllClassifiers_Min.C2]" office:value-type="string" office:string-value="DT" calcext:value-type="string">
            <text:p>DT</text:p>
          </table:table-cell>
          <table:table-cell table:formula="of:=[$Metrics_AllClassifiers_Min.D2]" office:value-type="float" office:value="75.8426966292135" calcext:value-type="float">
            <text:p>75.8426966292135</text:p>
          </table:table-cell>
          <table:table-cell table:formula="of:=[$Metrics_AllClassifiers_Min.E2]" office:value-type="float" office:value="37.1069182389937" calcext:value-type="float">
            <text:p>37.1069182389937</text:p>
          </table:table-cell>
          <table:table-cell table:formula="of:=[$Metrics_AllClassifiers_Min.F2]" office:value-type="float" office:value="88.7218045112782" calcext:value-type="float">
            <text:p>88.7218045112782</text:p>
          </table:table-cell>
          <table:table-cell table:formula="of:=[$Metrics_AllClassifiers_Min.G2]" office:value-type="float" office:value="52.3281596452328" calcext:value-type="float">
            <text:p>52.3281596452328</text:p>
          </table:table-cell>
        </table:table-row>
        <table:table-row table:style-name="ro1">
          <table:table-cell table:formula="of:=[$Metrics_AllClassifiers_Equi.A3]" office:value-type="string" office:string-value="cal" calcext:value-type="string">
            <text:p>cal</text:p>
          </table:table-cell>
          <table:table-cell table:formula="of:=[$Metrics_AllClassifiers_Equi.B3]" office:value-type="string" office:string-value="EQUIVALENT" calcext:value-type="string">
            <text:p>EQUIVALENT</text:p>
          </table:table-cell>
          <table:table-cell table:formula="of:=[$Metrics_AllClassifiers_Equi.C3]" office:value-type="string" office:string-value="KNN" calcext:value-type="string">
            <text:p>KNN</text:p>
          </table:table-cell>
          <table:table-cell table:formula="of:=[$Metrics_AllClassifiers_Equi.D3]" office:value-type="float" office:value="67.4157303370787" calcext:value-type="float">
            <text:p>67.4157303370787</text:p>
          </table:table-cell>
          <table:table-cell table:formula="of:=[$Metrics_AllClassifiers_Equi.E3]" office:value-type="float" office:value="17.0278637770898" calcext:value-type="float">
            <text:p>17.0278637770898</text:p>
          </table:table-cell>
          <table:table-cell table:formula="of:=[$Metrics_AllClassifiers_Equi.F3]" office:value-type="float" office:value="71.4285714285714" calcext:value-type="float">
            <text:p>71.4285714285714</text:p>
          </table:table-cell>
          <table:table-cell table:formula="of:=[$Metrics_AllClassifiers_Equi.G3]" office:value-type="float" office:value="27.5" calcext:value-type="float">
            <text:p>27.5</text:p>
          </table:table-cell>
          <table:table-cell/>
          <table:table-cell table:formula="of:=[$Metrics_AllClassifiers_Min.A3]" office:value-type="string" office:string-value="cal" calcext:value-type="string">
            <text:p>cal</text:p>
          </table:table-cell>
          <table:table-cell table:formula="of:=[$Metrics_AllClassifiers_Min.B3]" office:value-type="string" office:string-value="MINIMAL" calcext:value-type="string">
            <text:p>MINIMAL</text:p>
          </table:table-cell>
          <table:table-cell table:formula="of:=[$Metrics_AllClassifiers_Min.C3]" office:value-type="string" office:string-value="SVM" calcext:value-type="string">
            <text:p>SVM</text:p>
          </table:table-cell>
          <table:table-cell table:formula="of:=[$Metrics_AllClassifiers_Min.D3]" office:value-type="float" office:value="78.6516853932584" calcext:value-type="float">
            <text:p>78.6516853932584</text:p>
          </table:table-cell>
          <table:table-cell table:formula="of:=[$Metrics_AllClassifiers_Min.E3]" office:value-type="float" office:value="29.1970802919708" calcext:value-type="float">
            <text:p>29.1970802919708</text:p>
          </table:table-cell>
          <table:table-cell table:formula="of:=[$Metrics_AllClassifiers_Min.F3]" office:value-type="float" office:value="30.0751879699248" calcext:value-type="float">
            <text:p>30.0751879699248</text:p>
          </table:table-cell>
          <table:table-cell table:formula="of:=[$Metrics_AllClassifiers_Min.G3]" office:value-type="float" office:value="29.6296296296296" calcext:value-type="float">
            <text:p>29.6296296296296</text:p>
          </table:table-cell>
        </table:table-row>
        <table:table-row table:style-name="ro1">
          <table:table-cell table:formula="of:=[$Metrics_AllClassifiers_Equi.A4]" office:value-type="string" office:string-value="cal" calcext:value-type="string">
            <text:p>cal</text:p>
          </table:table-cell>
          <table:table-cell table:formula="of:=[$Metrics_AllClassifiers_Equi.B4]" office:value-type="string" office:string-value="EQUIVALENT" calcext:value-type="string">
            <text:p>EQUIVALENT</text:p>
          </table:table-cell>
          <table:table-cell table:formula="of:=[$Metrics_AllClassifiers_Equi.C4]" office:value-type="string" office:string-value="LDA" calcext:value-type="string">
            <text:p>LDA</text:p>
          </table:table-cell>
          <table:table-cell table:formula="of:=[$Metrics_AllClassifiers_Equi.D4]" office:value-type="float" office:value="87.191011235955" calcext:value-type="float">
            <text:p>87.191011235955</text:p>
          </table:table-cell>
          <table:table-cell table:formula="of:=[$Metrics_AllClassifiers_Equi.E4]" office:value-type="float" office:value="23.943661971831" calcext:value-type="float">
            <text:p>23.943661971831</text:p>
          </table:table-cell>
          <table:table-cell table:formula="of:=[$Metrics_AllClassifiers_Equi.F4]" office:value-type="float" office:value="22.0779220779221" calcext:value-type="float">
            <text:p>22.0779220779221</text:p>
          </table:table-cell>
          <table:table-cell table:formula="of:=[$Metrics_AllClassifiers_Equi.G4]" office:value-type="float" office:value="22.972972972973" calcext:value-type="float">
            <text:p>22.972972972973</text:p>
          </table:table-cell>
          <table:table-cell/>
          <table:table-cell table:formula="of:=[$Metrics_AllClassifiers_Min.A4]" office:value-type="string" office:string-value="cal" calcext:value-type="string">
            <text:p>cal</text:p>
          </table:table-cell>
          <table:table-cell table:formula="of:=[$Metrics_AllClassifiers_Min.B4]" office:value-type="string" office:string-value="MINIMAL" calcext:value-type="string">
            <text:p>MINIMAL</text:p>
          </table:table-cell>
          <table:table-cell table:formula="of:=[$Metrics_AllClassifiers_Min.C4]" office:value-type="string" office:string-value="KNN" calcext:value-type="string">
            <text:p>KNN</text:p>
          </table:table-cell>
          <table:table-cell table:formula="of:=[$Metrics_AllClassifiers_Min.D4]" office:value-type="float" office:value="81.0112359550562" calcext:value-type="float">
            <text:p>81.0112359550562</text:p>
          </table:table-cell>
          <table:table-cell table:formula="of:=[$Metrics_AllClassifiers_Min.E4]" office:value-type="float" office:value="32" calcext:value-type="float">
            <text:p>32</text:p>
          </table:table-cell>
          <table:table-cell table:formula="of:=[$Metrics_AllClassifiers_Min.F4]" office:value-type="float" office:value="24.0601503759398" calcext:value-type="float">
            <text:p>24.0601503759398</text:p>
          </table:table-cell>
          <table:table-cell table:formula="of:=[$Metrics_AllClassifiers_Min.G4]" office:value-type="float" office:value="27.4678111587983" calcext:value-type="float">
            <text:p>27.4678111587983</text:p>
          </table:table-cell>
        </table:table-row>
        <table:table-row table:style-name="ro1">
          <table:table-cell table:formula="of:=[$Metrics_AllClassifiers_Equi.A5]" office:value-type="string" office:string-value="cal" calcext:value-type="string">
            <text:p>cal</text:p>
          </table:table-cell>
          <table:table-cell table:formula="of:=[$Metrics_AllClassifiers_Equi.B5]" office:value-type="string" office:string-value="EQUIVALENT" calcext:value-type="string">
            <text:p>EQUIVALENT</text:p>
          </table:table-cell>
          <table:table-cell table:formula="of:=[$Metrics_AllClassifiers_Equi.C5]" office:value-type="string" office:string-value="LR" calcext:value-type="string">
            <text:p>LR</text:p>
          </table:table-cell>
          <table:table-cell table:formula="of:=[$Metrics_AllClassifiers_Equi.D5]" office:value-type="float" office:value="78.5393258426966" calcext:value-type="float">
            <text:p>78.5393258426966</text:p>
          </table:table-cell>
          <table:table-cell table:formula="of:=[$Metrics_AllClassifiers_Equi.E5]" office:value-type="float" office:value="10.958904109589" calcext:value-type="float">
            <text:p>10.958904109589</text:p>
          </table:table-cell>
          <table:table-cell table:formula="of:=[$Metrics_AllClassifiers_Equi.F5]" office:value-type="float" office:value="20.7792207792208" calcext:value-type="float">
            <text:p>20.7792207792208</text:p>
          </table:table-cell>
          <table:table-cell table:formula="of:=[$Metrics_AllClassifiers_Equi.G5]" office:value-type="float" office:value="14.3497757847534" calcext:value-type="float">
            <text:p>14.3497757847534</text:p>
          </table:table-cell>
          <table:table-cell/>
          <table:table-cell table:formula="of:=[$Metrics_AllClassifiers_Min.A5]" office:value-type="string" office:string-value="cal" calcext:value-type="string">
            <text:p>cal</text:p>
          </table:table-cell>
          <table:table-cell table:formula="of:=[$Metrics_AllClassifiers_Min.B5]" office:value-type="string" office:string-value="MINIMAL" calcext:value-type="string">
            <text:p>MINIMAL</text:p>
          </table:table-cell>
          <table:table-cell table:formula="of:=[$Metrics_AllClassifiers_Min.C5]" office:value-type="string" office:string-value="GNB" calcext:value-type="string">
            <text:p>GNB</text:p>
          </table:table-cell>
          <table:table-cell table:formula="of:=[$Metrics_AllClassifiers_Min.D5]" office:value-type="float" office:value="38.6516853932584" calcext:value-type="float">
            <text:p>38.6516853932584</text:p>
          </table:table-cell>
          <table:table-cell table:formula="of:=[$Metrics_AllClassifiers_Min.E5]" office:value-type="float" office:value="16.5316045380875" calcext:value-type="float">
            <text:p>16.5316045380875</text:p>
          </table:table-cell>
          <table:table-cell table:formula="of:=[$Metrics_AllClassifiers_Min.F5]" office:value-type="float" office:value="76.6917293233083" calcext:value-type="float">
            <text:p>76.6917293233083</text:p>
          </table:table-cell>
          <table:table-cell table:formula="of:=[$Metrics_AllClassifiers_Min.G5]" office:value-type="float" office:value="27.2" calcext:value-type="float">
            <text:p>27.2</text:p>
          </table:table-cell>
        </table:table-row>
        <table:table-row table:style-name="ro1">
          <table:table-cell table:formula="of:=[$Metrics_AllClassifiers_Equi.A6]" office:value-type="string" office:string-value="cal" calcext:value-type="string">
            <text:p>cal</text:p>
          </table:table-cell>
          <table:table-cell table:formula="of:=[$Metrics_AllClassifiers_Equi.B6]" office:value-type="string" office:string-value="EQUIVALENT" calcext:value-type="string">
            <text:p>EQUIVALENT</text:p>
          </table:table-cell>
          <table:table-cell table:formula="of:=[$Metrics_AllClassifiers_Equi.C6]" office:value-type="string" office:string-value="GNB" calcext:value-type="string">
            <text:p>GNB</text:p>
          </table:table-cell>
          <table:table-cell table:formula="of:=[$Metrics_AllClassifiers_Equi.D6]" office:value-type="float" office:value="56.6292134831461" calcext:value-type="float">
            <text:p>56.6292134831461</text:p>
          </table:table-cell>
          <table:table-cell table:formula="of:=[$Metrics_AllClassifiers_Equi.E6]" office:value-type="float" office:value="4.95626822157434" calcext:value-type="float">
            <text:p>4.95626822157434</text:p>
          </table:table-cell>
          <table:table-cell table:formula="of:=[$Metrics_AllClassifiers_Equi.F6]" office:value-type="float" office:value="22.0779220779221" calcext:value-type="float">
            <text:p>22.0779220779221</text:p>
          </table:table-cell>
          <table:table-cell table:formula="of:=[$Metrics_AllClassifiers_Equi.G6]" office:value-type="float" office:value="8.0952380952381" calcext:value-type="float">
            <text:p>8.0952380952381</text:p>
          </table:table-cell>
          <table:table-cell/>
          <table:table-cell table:formula="of:=[$Metrics_AllClassifiers_Min.A6]" office:value-type="string" office:string-value="cal" calcext:value-type="string">
            <text:p>cal</text:p>
          </table:table-cell>
          <table:table-cell table:formula="of:=[$Metrics_AllClassifiers_Min.B6]" office:value-type="string" office:string-value="MINIMAL" calcext:value-type="string">
            <text:p>MINIMAL</text:p>
          </table:table-cell>
          <table:table-cell table:formula="of:=[$Metrics_AllClassifiers_Min.C6]" office:value-type="string" office:string-value="LDA" calcext:value-type="string">
            <text:p>LDA</text:p>
          </table:table-cell>
          <table:table-cell table:formula="of:=[$Metrics_AllClassifiers_Min.D6]" office:value-type="float" office:value="60.561797752809" calcext:value-type="float">
            <text:p>60.561797752809</text:p>
          </table:table-cell>
          <table:table-cell table:formula="of:=[$Metrics_AllClassifiers_Min.E6]" office:value-type="float" office:value="16.1490683229814" calcext:value-type="float">
            <text:p>16.1490683229814</text:p>
          </table:table-cell>
          <table:table-cell table:formula="of:=[$Metrics_AllClassifiers_Min.F6]" office:value-type="float" office:value="39.0977443609023" calcext:value-type="float">
            <text:p>39.0977443609023</text:p>
          </table:table-cell>
          <table:table-cell table:formula="of:=[$Metrics_AllClassifiers_Min.G6]" office:value-type="float" office:value="22.8571428571429" calcext:value-type="float">
            <text:p>22.8571428571429</text:p>
          </table:table-cell>
        </table:table-row>
        <table:table-row table:style-name="ro1">
          <table:table-cell table:formula="of:=[$Metrics_AllClassifiers_Equi.A7]" office:value-type="string" office:string-value="cal" calcext:value-type="string">
            <text:p>cal</text:p>
          </table:table-cell>
          <table:table-cell table:formula="of:=[$Metrics_AllClassifiers_Equi.B7]" office:value-type="string" office:string-value="EQUIVALENT" calcext:value-type="string">
            <text:p>EQUIVALENT</text:p>
          </table:table-cell>
          <table:table-cell table:formula="of:=[$Metrics_AllClassifiers_Equi.C7]" office:value-type="string" office:string-value="DT" calcext:value-type="string">
            <text:p>DT</text:p>
          </table:table-cell>
          <table:table-cell table:formula="of:=[$Metrics_AllClassifiers_Equi.D7]" office:value-type="float" office:value="84.3820224719101" calcext:value-type="float">
            <text:p>84.3820224719101</text:p>
          </table:table-cell>
          <table:table-cell table:formula="of:=[$Metrics_AllClassifiers_Equi.E7]" office:value-type="float" office:value="8.10810810810811" calcext:value-type="float">
            <text:p>8.10810810810811</text:p>
          </table:table-cell>
          <table:table-cell table:formula="of:=[$Metrics_AllClassifiers_Equi.F7]" office:value-type="float" office:value="7.79220779220779" calcext:value-type="float">
            <text:p>7.79220779220779</text:p>
          </table:table-cell>
          <table:table-cell table:formula="of:=[$Metrics_AllClassifiers_Equi.G7]" office:value-type="float" office:value="7.94701986754967" calcext:value-type="float">
            <text:p>7.94701986754967</text:p>
          </table:table-cell>
          <table:table-cell/>
          <table:table-cell table:formula="of:=[$Metrics_AllClassifiers_Min.A7]" office:value-type="string" office:string-value="cal" calcext:value-type="string">
            <text:p>cal</text:p>
          </table:table-cell>
          <table:table-cell table:formula="of:=[$Metrics_AllClassifiers_Min.B7]" office:value-type="string" office:string-value="MINIMAL" calcext:value-type="string">
            <text:p>MINIMAL</text:p>
          </table:table-cell>
          <table:table-cell table:formula="of:=[$Metrics_AllClassifiers_Min.C7]" office:value-type="string" office:string-value="LR" calcext:value-type="string">
            <text:p>LR</text:p>
          </table:table-cell>
          <table:table-cell table:formula="of:=[$Metrics_AllClassifiers_Min.D7]" office:value-type="float" office:value="79.5505617977528" calcext:value-type="float">
            <text:p>79.5505617977528</text:p>
          </table:table-cell>
          <table:table-cell table:formula="of:=[$Metrics_AllClassifiers_Min.E7]" office:value-type="float" office:value="16.4383561643836" calcext:value-type="float">
            <text:p>16.4383561643836</text:p>
          </table:table-cell>
          <table:table-cell table:formula="of:=[$Metrics_AllClassifiers_Min.F7]" office:value-type="float" office:value="9.02255639097744" calcext:value-type="float">
            <text:p>9.02255639097744</text:p>
          </table:table-cell>
          <table:table-cell table:formula="of:=[$Metrics_AllClassifiers_Min.G7]" office:value-type="float" office:value="11.6504854368932" calcext:value-type="float">
            <text:p>11.6504854368932</text:p>
          </table:table-cell>
        </table:table-row>
        <table:table-row table:style-name="ro1">
          <table:table-cell table:formula="of:=[$Metrics_AllClassifiers_Equi.A8]" office:value-type="string" office:string-value="cal" calcext:value-type="string">
            <text:p>cal</text:p>
          </table:table-cell>
          <table:table-cell table:formula="of:=[$Metrics_AllClassifiers_Equi.B8]" office:value-type="string" office:string-value="EQUIVALENT" calcext:value-type="string">
            <text:p>EQUIVALENT</text:p>
          </table:table-cell>
          <table:table-cell table:formula="of:=[$Metrics_AllClassifiers_Equi.C8]" office:value-type="string" office:string-value="RF" calcext:value-type="string">
            <text:p>RF</text:p>
          </table:table-cell>
          <table:table-cell table:formula="of:=[$Metrics_AllClassifiers_Equi.D8]" office:value-type="float" office:value="81.4606741573034" calcext:value-type="float">
            <text:p>81.4606741573034</text:p>
          </table:table-cell>
          <table:table-cell table:formula="of:=[$Metrics_AllClassifiers_Equi.E8]" office:value-type="float" office:value="6.86274509803922" calcext:value-type="float">
            <text:p>6.86274509803922</text:p>
          </table:table-cell>
          <table:table-cell table:formula="of:=[$Metrics_AllClassifiers_Equi.F8]" office:value-type="float" office:value="9.09090909090909" calcext:value-type="float">
            <text:p>9.09090909090909</text:p>
          </table:table-cell>
          <table:table-cell table:formula="of:=[$Metrics_AllClassifiers_Equi.G8]" office:value-type="float" office:value="7.82122905027933" calcext:value-type="float">
            <text:p>7.82122905027933</text:p>
          </table:table-cell>
          <table:table-cell/>
          <table:table-cell table:formula="of:=[$Metrics_AllClassifiers_Min.A8]" office:value-type="string" office:string-value="cal" calcext:value-type="string">
            <text:p>cal</text:p>
          </table:table-cell>
          <table:table-cell table:formula="of:=[$Metrics_AllClassifiers_Min.B8]" office:value-type="string" office:string-value="MINIMAL" calcext:value-type="string">
            <text:p>MINIMAL</text:p>
          </table:table-cell>
          <table:table-cell table:formula="of:=[$Metrics_AllClassifiers_Min.C8]" office:value-type="string" office:string-value="RF" calcext:value-type="string">
            <text:p>RF</text:p>
          </table:table-cell>
          <table:table-cell table:formula="of:=[$Metrics_AllClassifiers_Min.D8]" office:value-type="float" office:value="77.6404494382023" calcext:value-type="float">
            <text:p>77.6404494382023</text:p>
          </table:table-cell>
          <table:table-cell table:formula="of:=[$Metrics_AllClassifiers_Min.E8]" office:value-type="float" office:value="9.75609756097561" calcext:value-type="float">
            <text:p>9.75609756097561</text:p>
          </table:table-cell>
          <table:table-cell table:formula="of:=[$Metrics_AllClassifiers_Min.F8]" office:value-type="float" office:value="6.01503759398496" calcext:value-type="float">
            <text:p>6.01503759398496</text:p>
          </table:table-cell>
          <table:table-cell table:formula="of:=[$Metrics_AllClassifiers_Min.G8]" office:value-type="float" office:value="7.44186046511628" calcext:value-type="float">
            <text:p>7.44186046511628</text:p>
          </table:table-cell>
        </table:table-row>
        <table:table-row table:style-name="ro1">
          <table:table-cell table:formula="of:=[$Metrics_AllClassifiers_Equi.A9]" office:value-type="string" office:string-value="Calculation" calcext:value-type="string">
            <text:p>Calculation</text:p>
          </table:table-cell>
          <table:table-cell table:formula="of:=[$Metrics_AllClassifiers_Equi.B9]" office:value-type="string" office:string-value="EQUIVALENT" calcext:value-type="string">
            <text:p>EQUIVALENT</text:p>
          </table:table-cell>
          <table:table-cell table:formula="of:=[$Metrics_AllClassifiers_Equi.C9]" office:value-type="string" office:string-value="SVM" calcext:value-type="string">
            <text:p>SVM</text:p>
          </table:table-cell>
          <table:table-cell table:formula="of:=[$Metrics_AllClassifiers_Equi.D9]" office:value-type="float" office:value="62.8385698808234" calcext:value-type="float">
            <text:p>62.8385698808234</text:p>
          </table:table-cell>
          <table:table-cell table:formula="of:=[$Metrics_AllClassifiers_Equi.E9]" office:value-type="float" office:value="14.5604395604396" calcext:value-type="float">
            <text:p>14.5604395604396</text:p>
          </table:table-cell>
          <table:table-cell table:formula="of:=[$Metrics_AllClassifiers_Equi.F9]" office:value-type="float" office:value="62.3529411764706" calcext:value-type="float">
            <text:p>62.3529411764706</text:p>
          </table:table-cell>
          <table:table-cell table:formula="of:=[$Metrics_AllClassifiers_Equi.G9]" office:value-type="float" office:value="23.6080178173719" calcext:value-type="float">
            <text:p>23.6080178173719</text:p>
          </table:table-cell>
          <table:table-cell/>
          <table:table-cell table:formula="of:=[$Metrics_AllClassifiers_Min.A9]" office:value-type="string" office:string-value="Calculation" calcext:value-type="string">
            <text:p>Calculation</text:p>
          </table:table-cell>
          <table:table-cell table:formula="of:=[$Metrics_AllClassifiers_Min.B9]" office:value-type="string" office:string-value="MINIMAL" calcext:value-type="string">
            <text:p>MINIMAL</text:p>
          </table:table-cell>
          <table:table-cell table:formula="of:=[$Metrics_AllClassifiers_Min.C9]" office:value-type="string" office:string-value="SVM" calcext:value-type="string">
            <text:p>SVM</text:p>
          </table:table-cell>
          <table:table-cell table:formula="of:=[$Metrics_AllClassifiers_Min.D9]" office:value-type="float" office:value="58.9382448537378" calcext:value-type="float">
            <text:p>58.9382448537378</text:p>
          </table:table-cell>
          <table:table-cell table:formula="of:=[$Metrics_AllClassifiers_Min.E9]" office:value-type="float" office:value="12.1588089330025" calcext:value-type="float">
            <text:p>12.1588089330025</text:p>
          </table:table-cell>
          <table:table-cell table:formula="of:=[$Metrics_AllClassifiers_Min.F9]" office:value-type="float" office:value="66.2162162162162" calcext:value-type="float">
            <text:p>66.2162162162162</text:p>
          </table:table-cell>
          <table:table-cell table:formula="of:=[$Metrics_AllClassifiers_Min.G9]" office:value-type="float" office:value="20.5450733752621" calcext:value-type="float">
            <text:p>20.5450733752621</text:p>
          </table:table-cell>
        </table:table-row>
        <table:table-row table:style-name="ro1">
          <table:table-cell table:formula="of:=[$Metrics_AllClassifiers_Equi.A10]" office:value-type="string" office:string-value="Calculation" calcext:value-type="string">
            <text:p>Calculation</text:p>
          </table:table-cell>
          <table:table-cell table:formula="of:=[$Metrics_AllClassifiers_Equi.B10]" office:value-type="string" office:string-value="EQUIVALENT" calcext:value-type="string">
            <text:p>EQUIVALENT</text:p>
          </table:table-cell>
          <table:table-cell table:formula="of:=[$Metrics_AllClassifiers_Equi.C10]" office:value-type="string" office:string-value="RF" calcext:value-type="string">
            <text:p>RF</text:p>
          </table:table-cell>
          <table:table-cell table:formula="of:=[$Metrics_AllClassifiers_Equi.D10]" office:value-type="float" office:value="69.1224268689057" calcext:value-type="float">
            <text:p>69.1224268689057</text:p>
          </table:table-cell>
          <table:table-cell table:formula="of:=[$Metrics_AllClassifiers_Equi.E10]" office:value-type="float" office:value="14.2857142857143" calcext:value-type="float">
            <text:p>14.2857142857143</text:p>
          </table:table-cell>
          <table:table-cell table:formula="of:=[$Metrics_AllClassifiers_Equi.F10]" office:value-type="float" office:value="47.0588235294118" calcext:value-type="float">
            <text:p>47.0588235294118</text:p>
          </table:table-cell>
          <table:table-cell table:formula="of:=[$Metrics_AllClassifiers_Equi.G10]" office:value-type="float" office:value="21.9178082191781" calcext:value-type="float">
            <text:p>21.9178082191781</text:p>
          </table:table-cell>
          <table:table-cell/>
          <table:table-cell table:formula="of:=[$Metrics_AllClassifiers_Min.A10]" office:value-type="string" office:string-value="Calculation" calcext:value-type="string">
            <text:p>Calculation</text:p>
          </table:table-cell>
          <table:table-cell table:formula="of:=[$Metrics_AllClassifiers_Min.B10]" office:value-type="string" office:string-value="MINIMAL" calcext:value-type="string">
            <text:p>MINIMAL</text:p>
          </table:table-cell>
          <table:table-cell table:formula="of:=[$Metrics_AllClassifiers_Min.C10]" office:value-type="string" office:string-value="KNN" calcext:value-type="string">
            <text:p>KNN</text:p>
          </table:table-cell>
          <table:table-cell table:formula="of:=[$Metrics_AllClassifiers_Min.D10]" office:value-type="float" office:value="72.8060671722644" calcext:value-type="float">
            <text:p>72.8060671722644</text:p>
          </table:table-cell>
          <table:table-cell table:formula="of:=[$Metrics_AllClassifiers_Min.E10]" office:value-type="float" office:value="12.9707112970711" calcext:value-type="float">
            <text:p>12.9707112970711</text:p>
          </table:table-cell>
          <table:table-cell table:formula="of:=[$Metrics_AllClassifiers_Min.F10]" office:value-type="float" office:value="41.8918918918919" calcext:value-type="float">
            <text:p>41.8918918918919</text:p>
          </table:table-cell>
          <table:table-cell table:formula="of:=[$Metrics_AllClassifiers_Min.G10]" office:value-type="float" office:value="19.8083067092652" calcext:value-type="float">
            <text:p>19.8083067092652</text:p>
          </table:table-cell>
        </table:table-row>
        <table:table-row table:style-name="ro1">
          <table:table-cell table:formula="of:=[$Metrics_AllClassifiers_Equi.A11]" office:value-type="string" office:string-value="Calculation" calcext:value-type="string">
            <text:p>Calculation</text:p>
          </table:table-cell>
          <table:table-cell table:formula="of:=[$Metrics_AllClassifiers_Equi.B11]" office:value-type="string" office:string-value="EQUIVALENT" calcext:value-type="string">
            <text:p>EQUIVALENT</text:p>
          </table:table-cell>
          <table:table-cell table:formula="of:=[$Metrics_AllClassifiers_Equi.C11]" office:value-type="string" office:string-value="DT" calcext:value-type="string">
            <text:p>DT</text:p>
          </table:table-cell>
          <table:table-cell table:formula="of:=[$Metrics_AllClassifiers_Equi.D11]" office:value-type="float" office:value="67.8223185265439" calcext:value-type="float">
            <text:p>67.8223185265439</text:p>
          </table:table-cell>
          <table:table-cell table:formula="of:=[$Metrics_AllClassifiers_Equi.E11]" office:value-type="float" office:value="13.448275862069" calcext:value-type="float">
            <text:p>13.448275862069</text:p>
          </table:table-cell>
          <table:table-cell table:formula="of:=[$Metrics_AllClassifiers_Equi.F11]" office:value-type="float" office:value="45.8823529411765" calcext:value-type="float">
            <text:p>45.8823529411765</text:p>
          </table:table-cell>
          <table:table-cell table:formula="of:=[$Metrics_AllClassifiers_Equi.G11]" office:value-type="float" office:value="20.8" calcext:value-type="float">
            <text:p>20.8</text:p>
          </table:table-cell>
          <table:table-cell/>
          <table:table-cell table:formula="of:=[$Metrics_AllClassifiers_Min.A11]" office:value-type="string" office:string-value="Calculation" calcext:value-type="string">
            <text:p>Calculation</text:p>
          </table:table-cell>
          <table:table-cell table:formula="of:=[$Metrics_AllClassifiers_Min.B11]" office:value-type="string" office:string-value="MINIMAL" calcext:value-type="string">
            <text:p>MINIMAL</text:p>
          </table:table-cell>
          <table:table-cell table:formula="of:=[$Metrics_AllClassifiers_Min.C11]" office:value-type="string" office:string-value="LDA" calcext:value-type="string">
            <text:p>LDA</text:p>
          </table:table-cell>
          <table:table-cell table:formula="of:=[$Metrics_AllClassifiers_Min.D11]" office:value-type="float" office:value="65.1137594799567" calcext:value-type="float">
            <text:p>65.1137594799567</text:p>
          </table:table-cell>
          <table:table-cell table:formula="of:=[$Metrics_AllClassifiers_Min.E11]" office:value-type="float" office:value="11.7283950617284" calcext:value-type="float">
            <text:p>11.7283950617284</text:p>
          </table:table-cell>
          <table:table-cell table:formula="of:=[$Metrics_AllClassifiers_Min.F11]" office:value-type="float" office:value="51.3513513513514" calcext:value-type="float">
            <text:p>51.3513513513514</text:p>
          </table:table-cell>
          <table:table-cell table:formula="of:=[$Metrics_AllClassifiers_Min.G11]" office:value-type="float" office:value="19.0954773869347" calcext:value-type="float">
            <text:p>19.0954773869347</text:p>
          </table:table-cell>
        </table:table-row>
        <table:table-row table:style-name="ro1">
          <table:table-cell table:formula="of:=[$Metrics_AllClassifiers_Equi.A12]" office:value-type="string" office:string-value="Calculation" calcext:value-type="string">
            <text:p>Calculation</text:p>
          </table:table-cell>
          <table:table-cell table:formula="of:=[$Metrics_AllClassifiers_Equi.B12]" office:value-type="string" office:string-value="EQUIVALENT" calcext:value-type="string">
            <text:p>EQUIVALENT</text:p>
          </table:table-cell>
          <table:table-cell table:formula="of:=[$Metrics_AllClassifiers_Equi.C12]" office:value-type="string" office:string-value="LDA" calcext:value-type="string">
            <text:p>LDA</text:p>
          </table:table-cell>
          <table:table-cell table:formula="of:=[$Metrics_AllClassifiers_Equi.D12]" office:value-type="float" office:value="57.3131094257855" calcext:value-type="float">
            <text:p>57.3131094257855</text:p>
          </table:table-cell>
          <table:table-cell table:formula="of:=[$Metrics_AllClassifiers_Equi.E12]" office:value-type="float" office:value="10.4859335038363" calcext:value-type="float">
            <text:p>10.4859335038363</text:p>
          </table:table-cell>
          <table:table-cell table:formula="of:=[$Metrics_AllClassifiers_Equi.F12]" office:value-type="float" office:value="48.2352941176471" calcext:value-type="float">
            <text:p>48.2352941176471</text:p>
          </table:table-cell>
          <table:table-cell table:formula="of:=[$Metrics_AllClassifiers_Equi.G12]" office:value-type="float" office:value="17.2268907563025" calcext:value-type="float">
            <text:p>17.2268907563025</text:p>
          </table:table-cell>
          <table:table-cell/>
          <table:table-cell table:formula="of:=[$Metrics_AllClassifiers_Min.A12]" office:value-type="string" office:string-value="Calculation" calcext:value-type="string">
            <text:p>Calculation</text:p>
          </table:table-cell>
          <table:table-cell table:formula="of:=[$Metrics_AllClassifiers_Min.B12]" office:value-type="string" office:string-value="MINIMAL" calcext:value-type="string">
            <text:p>MINIMAL</text:p>
          </table:table-cell>
          <table:table-cell table:formula="of:=[$Metrics_AllClassifiers_Min.C12]" office:value-type="string" office:string-value="LR" calcext:value-type="string">
            <text:p>LR</text:p>
          </table:table-cell>
          <table:table-cell table:formula="of:=[$Metrics_AllClassifiers_Min.D12]" office:value-type="float" office:value="60.1300108342362" calcext:value-type="float">
            <text:p>60.1300108342362</text:p>
          </table:table-cell>
          <table:table-cell table:formula="of:=[$Metrics_AllClassifiers_Min.E12]" office:value-type="float" office:value="10.4838709677419" calcext:value-type="float">
            <text:p>10.4838709677419</text:p>
          </table:table-cell>
          <table:table-cell table:formula="of:=[$Metrics_AllClassifiers_Min.F12]" office:value-type="float" office:value="52.7027027027027" calcext:value-type="float">
            <text:p>52.7027027027027</text:p>
          </table:table-cell>
          <table:table-cell table:formula="of:=[$Metrics_AllClassifiers_Min.G12]" office:value-type="float" office:value="17.4887892376682" calcext:value-type="float">
            <text:p>17.4887892376682</text:p>
          </table:table-cell>
        </table:table-row>
        <table:table-row table:style-name="ro1">
          <table:table-cell table:formula="of:=[$Metrics_AllClassifiers_Equi.A13]" office:value-type="string" office:string-value="Calculation" calcext:value-type="string">
            <text:p>Calculation</text:p>
          </table:table-cell>
          <table:table-cell table:formula="of:=[$Metrics_AllClassifiers_Equi.B13]" office:value-type="string" office:string-value="EQUIVALENT" calcext:value-type="string">
            <text:p>EQUIVALENT</text:p>
          </table:table-cell>
          <table:table-cell table:formula="of:=[$Metrics_AllClassifiers_Equi.C13]" office:value-type="string" office:string-value="LR" calcext:value-type="string">
            <text:p>LR</text:p>
          </table:table-cell>
          <table:table-cell table:formula="of:=[$Metrics_AllClassifiers_Equi.D13]" office:value-type="float" office:value="60.5633802816901" calcext:value-type="float">
            <text:p>60.5633802816901</text:p>
          </table:table-cell>
          <table:table-cell table:formula="of:=[$Metrics_AllClassifiers_Equi.E13]" office:value-type="float" office:value="10.2564102564103" calcext:value-type="float">
            <text:p>10.2564102564103</text:p>
          </table:table-cell>
          <table:table-cell table:formula="of:=[$Metrics_AllClassifiers_Equi.F13]" office:value-type="float" office:value="42.3529411764706" calcext:value-type="float">
            <text:p>42.3529411764706</text:p>
          </table:table-cell>
          <table:table-cell table:formula="of:=[$Metrics_AllClassifiers_Equi.G13]" office:value-type="float" office:value="16.5137614678899" calcext:value-type="float">
            <text:p>16.5137614678899</text:p>
          </table:table-cell>
          <table:table-cell/>
          <table:table-cell table:formula="of:=[$Metrics_AllClassifiers_Min.A13]" office:value-type="string" office:string-value="Calculation" calcext:value-type="string">
            <text:p>Calculation</text:p>
          </table:table-cell>
          <table:table-cell table:formula="of:=[$Metrics_AllClassifiers_Min.B13]" office:value-type="string" office:string-value="MINIMAL" calcext:value-type="string">
            <text:p>MINIMAL</text:p>
          </table:table-cell>
          <table:table-cell table:formula="of:=[$Metrics_AllClassifiers_Min.C13]" office:value-type="string" office:string-value="GNB" calcext:value-type="string">
            <text:p>GNB</text:p>
          </table:table-cell>
          <table:table-cell table:formula="of:=[$Metrics_AllClassifiers_Min.D13]" office:value-type="float" office:value="47.3456121343445" calcext:value-type="float">
            <text:p>47.3456121343445</text:p>
          </table:table-cell>
          <table:table-cell table:formula="of:=[$Metrics_AllClassifiers_Min.E13]" office:value-type="float" office:value="9.6078431372549" calcext:value-type="float">
            <text:p>9.6078431372549</text:p>
          </table:table-cell>
          <table:table-cell table:formula="of:=[$Metrics_AllClassifiers_Min.F13]" office:value-type="float" office:value="66.2162162162162" calcext:value-type="float">
            <text:p>66.2162162162162</text:p>
          </table:table-cell>
          <table:table-cell table:formula="of:=[$Metrics_AllClassifiers_Min.G13]" office:value-type="float" office:value="16.7808219178082" calcext:value-type="float">
            <text:p>16.7808219178082</text:p>
          </table:table-cell>
        </table:table-row>
        <table:table-row table:style-name="ro1">
          <table:table-cell table:formula="of:=[$Metrics_AllClassifiers_Equi.A14]" office:value-type="string" office:string-value="Calculation" calcext:value-type="string">
            <text:p>Calculation</text:p>
          </table:table-cell>
          <table:table-cell table:formula="of:=[$Metrics_AllClassifiers_Equi.B14]" office:value-type="string" office:string-value="EQUIVALENT" calcext:value-type="string">
            <text:p>EQUIVALENT</text:p>
          </table:table-cell>
          <table:table-cell table:formula="of:=[$Metrics_AllClassifiers_Equi.C14]" office:value-type="string" office:string-value="GNB" calcext:value-type="string">
            <text:p>GNB</text:p>
          </table:table-cell>
          <table:table-cell table:formula="of:=[$Metrics_AllClassifiers_Equi.D14]" office:value-type="float" office:value="33.9111592632719" calcext:value-type="float">
            <text:p>33.9111592632719</text:p>
          </table:table-cell>
          <table:table-cell table:formula="of:=[$Metrics_AllClassifiers_Equi.E14]" office:value-type="float" office:value="8.79120879120879" calcext:value-type="float">
            <text:p>8.79120879120879</text:p>
          </table:table-cell>
          <table:table-cell table:formula="of:=[$Metrics_AllClassifiers_Equi.F14]" office:value-type="float" office:value="65.8823529411765" calcext:value-type="float">
            <text:p>65.8823529411765</text:p>
          </table:table-cell>
          <table:table-cell table:formula="of:=[$Metrics_AllClassifiers_Equi.G14]" office:value-type="float" office:value="15.5124653739612" calcext:value-type="float">
            <text:p>15.5124653739612</text:p>
          </table:table-cell>
          <table:table-cell/>
          <table:table-cell table:formula="of:=[$Metrics_AllClassifiers_Min.A14]" office:value-type="string" office:string-value="Calculation" calcext:value-type="string">
            <text:p>Calculation</text:p>
          </table:table-cell>
          <table:table-cell table:formula="of:=[$Metrics_AllClassifiers_Min.B14]" office:value-type="string" office:string-value="MINIMAL" calcext:value-type="string">
            <text:p>MINIMAL</text:p>
          </table:table-cell>
          <table:table-cell table:formula="of:=[$Metrics_AllClassifiers_Min.C14]" office:value-type="string" office:string-value="RF" calcext:value-type="string">
            <text:p>RF</text:p>
          </table:table-cell>
          <table:table-cell table:formula="of:=[$Metrics_AllClassifiers_Min.D14]" office:value-type="float" office:value="82.7735644637053" calcext:value-type="float">
            <text:p>82.7735644637053</text:p>
          </table:table-cell>
          <table:table-cell table:formula="of:=[$Metrics_AllClassifiers_Min.E14]" office:value-type="float" office:value="11.7117117117117" calcext:value-type="float">
            <text:p>11.7117117117117</text:p>
          </table:table-cell>
          <table:table-cell table:formula="of:=[$Metrics_AllClassifiers_Min.F14]" office:value-type="float" office:value="17.5675675675676" calcext:value-type="float">
            <text:p>17.5675675675676</text:p>
          </table:table-cell>
          <table:table-cell table:formula="of:=[$Metrics_AllClassifiers_Min.G14]" office:value-type="float" office:value="14.0540540540541" calcext:value-type="float">
            <text:p>14.0540540540541</text:p>
          </table:table-cell>
        </table:table-row>
        <table:table-row table:style-name="ro1">
          <table:table-cell table:formula="of:=[$Metrics_AllClassifiers_Equi.A15]" office:value-type="string" office:string-value="Calculation" calcext:value-type="string">
            <text:p>Calculation</text:p>
          </table:table-cell>
          <table:table-cell table:formula="of:=[$Metrics_AllClassifiers_Equi.B15]" office:value-type="string" office:string-value="EQUIVALENT" calcext:value-type="string">
            <text:p>EQUIVALENT</text:p>
          </table:table-cell>
          <table:table-cell table:formula="of:=[$Metrics_AllClassifiers_Equi.C15]" office:value-type="string" office:string-value="KNN" calcext:value-type="string">
            <text:p>KNN</text:p>
          </table:table-cell>
          <table:table-cell table:formula="of:=[$Metrics_AllClassifiers_Equi.D15]" office:value-type="float" office:value="58.2881906825569" calcext:value-type="float">
            <text:p>58.2881906825569</text:p>
          </table:table-cell>
          <table:table-cell table:formula="of:=[$Metrics_AllClassifiers_Equi.E15]" office:value-type="float" office:value="8.10055865921788" calcext:value-type="float">
            <text:p>8.10055865921788</text:p>
          </table:table-cell>
          <table:table-cell table:formula="of:=[$Metrics_AllClassifiers_Equi.F15]" office:value-type="float" office:value="34.1176470588235" calcext:value-type="float">
            <text:p>34.1176470588235</text:p>
          </table:table-cell>
          <table:table-cell table:formula="of:=[$Metrics_AllClassifiers_Equi.G15]" office:value-type="float" office:value="13.0925507900677" calcext:value-type="float">
            <text:p>13.0925507900677</text:p>
          </table:table-cell>
          <table:table-cell/>
          <table:table-cell table:formula="of:=[$Metrics_AllClassifiers_Min.A15]" office:value-type="string" office:string-value="Calculation" calcext:value-type="string">
            <text:p>Calculation</text:p>
          </table:table-cell>
          <table:table-cell table:formula="of:=[$Metrics_AllClassifiers_Min.B15]" office:value-type="string" office:string-value="MINIMAL" calcext:value-type="string">
            <text:p>MINIMAL</text:p>
          </table:table-cell>
          <table:table-cell table:formula="of:=[$Metrics_AllClassifiers_Min.C15]" office:value-type="string" office:string-value="DT" calcext:value-type="string">
            <text:p>DT</text:p>
          </table:table-cell>
          <table:table-cell table:formula="of:=[$Metrics_AllClassifiers_Min.D15]" office:value-type="float" office:value="60.8884073672806" calcext:value-type="float">
            <text:p>60.8884073672806</text:p>
          </table:table-cell>
          <table:table-cell table:formula="of:=[$Metrics_AllClassifiers_Min.E15]" office:value-type="float" office:value="8.40579710144928" calcext:value-type="float">
            <text:p>8.40579710144928</text:p>
          </table:table-cell>
          <table:table-cell table:formula="of:=[$Metrics_AllClassifiers_Min.F15]" office:value-type="float" office:value="39.1891891891892" calcext:value-type="float">
            <text:p>39.1891891891892</text:p>
          </table:table-cell>
          <table:table-cell table:formula="of:=[$Metrics_AllClassifiers_Min.G15]" office:value-type="float" office:value="13.8424821002387" calcext:value-type="float">
            <text:p>13.8424821002387</text:p>
          </table:table-cell>
        </table:table-row>
        <table:table-row table:style-name="ro1">
          <table:table-cell table:formula="of:=[$Metrics_AllClassifiers_Equi.A16]" office:value-type="string" office:string-value="checkIt" calcext:value-type="string">
            <text:p>checkIt</text:p>
          </table:table-cell>
          <table:table-cell table:formula="of:=[$Metrics_AllClassifiers_Equi.B16]" office:value-type="string" office:string-value="EQUIVALENT" calcext:value-type="string">
            <text:p>EQUIVALENT</text:p>
          </table:table-cell>
          <table:table-cell table:formula="of:=[$Metrics_AllClassifiers_Equi.C16]" office:value-type="string" office:string-value="GNB" calcext:value-type="string">
            <text:p>GNB</text:p>
          </table:table-cell>
          <table:table-cell table:formula="of:=[$Metrics_AllClassifiers_Equi.D16]" office:value-type="float" office:value="70.873786407767" calcext:value-type="float">
            <text:p>70.873786407767</text:p>
          </table:table-cell>
          <table:table-cell table:formula="of:=[$Metrics_AllClassifiers_Equi.E16]" office:value-type="float" office:value="9.09090909090909" calcext:value-type="float">
            <text:p>9.09090909090909</text:p>
          </table:table-cell>
          <table:table-cell table:formula="of:=[$Metrics_AllClassifiers_Equi.F16]" office:value-type="float" office:value="100" calcext:value-type="float">
            <text:p>100</text:p>
          </table:table-cell>
          <table:table-cell table:formula="of:=[$Metrics_AllClassifiers_Equi.G16]" office:value-type="float" office:value="16.6666666666667" calcext:value-type="float">
            <text:p>16.6666666666667</text:p>
          </table:table-cell>
          <table:table-cell/>
          <table:table-cell table:formula="of:=[$Metrics_AllClassifiers_Min.A16]" office:value-type="string" office:string-value="checkIt" calcext:value-type="string">
            <text:p>checkIt</text:p>
          </table:table-cell>
          <table:table-cell table:formula="of:=[$Metrics_AllClassifiers_Min.B16]" office:value-type="string" office:string-value="MINIMAL" calcext:value-type="string">
            <text:p>MINIMAL</text:p>
          </table:table-cell>
          <table:table-cell table:formula="of:=[$Metrics_AllClassifiers_Min.C16]" office:value-type="string" office:string-value="DT" calcext:value-type="string">
            <text:p>DT</text:p>
          </table:table-cell>
          <table:table-cell table:formula="of:=[$Metrics_AllClassifiers_Min.D16]" office:value-type="float" office:value="39.8058252427184" calcext:value-type="float">
            <text:p>39.8058252427184</text:p>
          </table:table-cell>
          <table:table-cell table:formula="of:=[$Metrics_AllClassifiers_Min.E16]" office:value-type="float" office:value="27.9411764705882" calcext:value-type="float">
            <text:p>27.9411764705882</text:p>
          </table:table-cell>
          <table:table-cell table:formula="of:=[$Metrics_AllClassifiers_Min.F16]" office:value-type="float" office:value="59.375" calcext:value-type="float">
            <text:p>59.375</text:p>
          </table:table-cell>
          <table:table-cell table:formula="of:=[$Metrics_AllClassifiers_Min.G16]" office:value-type="float" office:value="38" calcext:value-type="float">
            <text:p>38</text:p>
          </table:table-cell>
        </table:table-row>
        <table:table-row table:style-name="ro1">
          <table:table-cell table:formula="of:=[$Metrics_AllClassifiers_Equi.A17]" office:value-type="string" office:string-value="checkIt" calcext:value-type="string">
            <text:p>checkIt</text:p>
          </table:table-cell>
          <table:table-cell table:formula="of:=[$Metrics_AllClassifiers_Equi.B17]" office:value-type="string" office:string-value="EQUIVALENT" calcext:value-type="string">
            <text:p>EQUIVALENT</text:p>
          </table:table-cell>
          <table:table-cell table:formula="of:=[$Metrics_AllClassifiers_Equi.C17]" office:value-type="string" office:string-value="LDA" calcext:value-type="string">
            <text:p>LDA</text:p>
          </table:table-cell>
          <table:table-cell table:formula="of:=[$Metrics_AllClassifiers_Equi.D17]" office:value-type="float" office:value="78.6407766990291" calcext:value-type="float">
            <text:p>78.6407766990291</text:p>
          </table:table-cell>
          <table:table-cell table:formula="of:=[$Metrics_AllClassifiers_Equi.E17]" office:value-type="float" office:value="4.76190476190476" calcext:value-type="float">
            <text:p>4.76190476190476</text:p>
          </table:table-cell>
          <table:table-cell table:formula="of:=[$Metrics_AllClassifiers_Equi.F17]" office:value-type="float" office:value="33.3333333333333" calcext:value-type="float">
            <text:p>33.3333333333333</text:p>
          </table:table-cell>
          <table:table-cell table:formula="of:=[$Metrics_AllClassifiers_Equi.G17]" office:value-type="float" office:value="8.33333333333333" calcext:value-type="float">
            <text:p>8.33333333333333</text:p>
          </table:table-cell>
          <table:table-cell/>
          <table:table-cell table:formula="of:=[$Metrics_AllClassifiers_Min.A17]" office:value-type="string" office:string-value="checkIt" calcext:value-type="string">
            <text:p>checkIt</text:p>
          </table:table-cell>
          <table:table-cell table:formula="of:=[$Metrics_AllClassifiers_Min.B17]" office:value-type="string" office:string-value="MINIMAL" calcext:value-type="string">
            <text:p>MINIMAL</text:p>
          </table:table-cell>
          <table:table-cell table:formula="of:=[$Metrics_AllClassifiers_Min.C17]" office:value-type="string" office:string-value="RF" calcext:value-type="string">
            <text:p>RF</text:p>
          </table:table-cell>
          <table:table-cell table:formula="of:=[$Metrics_AllClassifiers_Min.D17]" office:value-type="float" office:value="40.7766990291262" calcext:value-type="float">
            <text:p>40.7766990291262</text:p>
          </table:table-cell>
          <table:table-cell table:formula="of:=[$Metrics_AllClassifiers_Min.E17]" office:value-type="float" office:value="27.6923076923077" calcext:value-type="float">
            <text:p>27.6923076923077</text:p>
          </table:table-cell>
          <table:table-cell table:formula="of:=[$Metrics_AllClassifiers_Min.F17]" office:value-type="float" office:value="56.25" calcext:value-type="float">
            <text:p>56.25</text:p>
          </table:table-cell>
          <table:table-cell table:formula="of:=[$Metrics_AllClassifiers_Min.G17]" office:value-type="float" office:value="37.1134020618557" calcext:value-type="float">
            <text:p>37.1134020618557</text:p>
          </table:table-cell>
        </table:table-row>
        <table:table-row table:style-name="ro1">
          <table:table-cell table:formula="of:=[$Metrics_AllClassifiers_Equi.A18]" office:value-type="string" office:string-value="checkIt" calcext:value-type="string">
            <text:p>checkIt</text:p>
          </table:table-cell>
          <table:table-cell table:formula="of:=[$Metrics_AllClassifiers_Equi.B18]" office:value-type="string" office:string-value="EQUIVALENT" calcext:value-type="string">
            <text:p>EQUIVALENT</text:p>
          </table:table-cell>
          <table:table-cell table:formula="of:=[$Metrics_AllClassifiers_Equi.C18]" office:value-type="string" office:string-value="KNN" calcext:value-type="string">
            <text:p>KNN</text:p>
          </table:table-cell>
          <table:table-cell table:formula="of:=[$Metrics_AllClassifiers_Equi.D18]" office:value-type="float" office:value="71.8446601941748" calcext:value-type="float">
            <text:p>71.8446601941748</text:p>
          </table:table-cell>
          <table:table-cell table:formula="of:=[$Metrics_AllClassifiers_Equi.E18]" office:value-type="float" office:value="0" calcext:value-type="float">
            <text:p>0</text:p>
          </table:table-cell>
          <table:table-cell table:formula="of:=[$Metrics_AllClassifiers_Equi.F18]" office:value-type="float" office:value="0" calcext:value-type="float">
            <text:p>0</text:p>
          </table:table-cell>
          <table:table-cell table:formula="of:=[$Metrics_AllClassifiers_Equi.G18]" office:value-type="string" office:string-value="---" calcext:value-type="string">
            <text:p>---</text:p>
          </table:table-cell>
          <table:table-cell/>
          <table:table-cell table:formula="of:=[$Metrics_AllClassifiers_Min.A18]" office:value-type="string" office:string-value="checkIt" calcext:value-type="string">
            <text:p>checkIt</text:p>
          </table:table-cell>
          <table:table-cell table:formula="of:=[$Metrics_AllClassifiers_Min.B18]" office:value-type="string" office:string-value="MINIMAL" calcext:value-type="string">
            <text:p>MINIMAL</text:p>
          </table:table-cell>
          <table:table-cell table:formula="of:=[$Metrics_AllClassifiers_Min.C18]" office:value-type="string" office:string-value="KNN" calcext:value-type="string">
            <text:p>KNN</text:p>
          </table:table-cell>
          <table:table-cell table:formula="of:=[$Metrics_AllClassifiers_Min.D18]" office:value-type="float" office:value="44.6601941747573" calcext:value-type="float">
            <text:p>44.6601941747573</text:p>
          </table:table-cell>
          <table:table-cell table:formula="of:=[$Metrics_AllClassifiers_Min.E18]" office:value-type="float" office:value="3.7037037037037" calcext:value-type="float">
            <text:p>3.7037037037037</text:p>
          </table:table-cell>
          <table:table-cell table:formula="of:=[$Metrics_AllClassifiers_Min.F18]" office:value-type="float" office:value="3.125" calcext:value-type="float">
            <text:p>3.125</text:p>
          </table:table-cell>
          <table:table-cell table:formula="of:=[$Metrics_AllClassifiers_Min.G18]" office:value-type="float" office:value="3.38983050847458" calcext:value-type="float">
            <text:p>3.38983050847458</text:p>
          </table:table-cell>
        </table:table-row>
        <table:table-row table:style-name="ro1">
          <table:table-cell table:formula="of:=[$Metrics_AllClassifiers_Equi.A19]" office:value-type="string" office:string-value="checkIt" calcext:value-type="string">
            <text:p>checkIt</text:p>
          </table:table-cell>
          <table:table-cell table:formula="of:=[$Metrics_AllClassifiers_Equi.B19]" office:value-type="string" office:string-value="EQUIVALENT" calcext:value-type="string">
            <text:p>EQUIVALENT</text:p>
          </table:table-cell>
          <table:table-cell table:formula="of:=[$Metrics_AllClassifiers_Equi.C19]" office:value-type="string" office:string-value="DT" calcext:value-type="string">
            <text:p>DT</text:p>
          </table:table-cell>
          <table:table-cell table:formula="of:=[$Metrics_AllClassifiers_Equi.D19]" office:value-type="float" office:value="89.3203883495146" calcext:value-type="float">
            <text:p>89.3203883495146</text:p>
          </table:table-cell>
          <table:table-cell table:formula="of:=[$Metrics_AllClassifiers_Equi.E19]" office:value-type="float" office:value="0" calcext:value-type="float">
            <text:p>0</text:p>
          </table:table-cell>
          <table:table-cell table:formula="of:=[$Metrics_AllClassifiers_Equi.F19]" office:value-type="float" office:value="0" calcext:value-type="float">
            <text:p>0</text:p>
          </table:table-cell>
          <table:table-cell table:formula="of:=[$Metrics_AllClassifiers_Equi.G19]" office:value-type="string" office:string-value="---" calcext:value-type="string">
            <text:p>---</text:p>
          </table:table-cell>
          <table:table-cell/>
          <table:table-cell table:formula="of:=[$Metrics_AllClassifiers_Min.A19]" office:value-type="string" office:string-value="checkIt" calcext:value-type="string">
            <text:p>checkIt</text:p>
          </table:table-cell>
          <table:table-cell table:formula="of:=[$Metrics_AllClassifiers_Min.B19]" office:value-type="string" office:string-value="MINIMAL" calcext:value-type="string">
            <text:p>MINIMAL</text:p>
          </table:table-cell>
          <table:table-cell table:formula="of:=[$Metrics_AllClassifiers_Min.C19]" office:value-type="string" office:string-value="SVM" calcext:value-type="string">
            <text:p>SVM</text:p>
          </table:table-cell>
          <table:table-cell table:formula="of:=[$Metrics_AllClassifiers_Min.D19]" office:value-type="float" office:value="57.2815533980583" calcext:value-type="float">
            <text:p>57.2815533980583</text:p>
          </table:table-cell>
          <table:table-cell table:formula="of:=[$Metrics_AllClassifiers_Min.E19]" office:value-type="float" office:value="0" calcext:value-type="float">
            <text:p>0</text:p>
          </table:table-cell>
          <table:table-cell table:formula="of:=[$Metrics_AllClassifiers_Min.F19]" office:value-type="float" office:value="0" calcext:value-type="float">
            <text:p>0</text:p>
          </table:table-cell>
          <table:table-cell table:formula="of:=[$Metrics_AllClassifiers_Min.G19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20]" office:value-type="string" office:string-value="checkIt" calcext:value-type="string">
            <text:p>checkIt</text:p>
          </table:table-cell>
          <table:table-cell table:formula="of:=[$Metrics_AllClassifiers_Equi.B20]" office:value-type="string" office:string-value="EQUIVALENT" calcext:value-type="string">
            <text:p>EQUIVALENT</text:p>
          </table:table-cell>
          <table:table-cell table:formula="of:=[$Metrics_AllClassifiers_Equi.C20]" office:value-type="string" office:string-value="RF" calcext:value-type="string">
            <text:p>RF</text:p>
          </table:table-cell>
          <table:table-cell table:formula="of:=[$Metrics_AllClassifiers_Equi.D20]" office:value-type="float" office:value="89.3203883495146" calcext:value-type="float">
            <text:p>89.3203883495146</text:p>
          </table:table-cell>
          <table:table-cell table:formula="of:=[$Metrics_AllClassifiers_Equi.E20]" office:value-type="float" office:value="0" calcext:value-type="float">
            <text:p>0</text:p>
          </table:table-cell>
          <table:table-cell table:formula="of:=[$Metrics_AllClassifiers_Equi.F20]" office:value-type="float" office:value="0" calcext:value-type="float">
            <text:p>0</text:p>
          </table:table-cell>
          <table:table-cell table:formula="of:=[$Metrics_AllClassifiers_Equi.G20]" office:value-type="string" office:string-value="---" calcext:value-type="string">
            <text:p>---</text:p>
          </table:table-cell>
          <table:table-cell/>
          <table:table-cell table:formula="of:=[$Metrics_AllClassifiers_Min.A20]" office:value-type="string" office:string-value="checkIt" calcext:value-type="string">
            <text:p>checkIt</text:p>
          </table:table-cell>
          <table:table-cell table:formula="of:=[$Metrics_AllClassifiers_Min.B20]" office:value-type="string" office:string-value="MINIMAL" calcext:value-type="string">
            <text:p>MINIMAL</text:p>
          </table:table-cell>
          <table:table-cell table:formula="of:=[$Metrics_AllClassifiers_Min.C20]" office:value-type="string" office:string-value="LDA" calcext:value-type="string">
            <text:p>LDA</text:p>
          </table:table-cell>
          <table:table-cell table:formula="of:=[$Metrics_AllClassifiers_Min.D20]" office:value-type="float" office:value="57.2815533980583" calcext:value-type="float">
            <text:p>57.2815533980583</text:p>
          </table:table-cell>
          <table:table-cell table:formula="of:=[$Metrics_AllClassifiers_Min.E20]" office:value-type="float" office:value="0" calcext:value-type="float">
            <text:p>0</text:p>
          </table:table-cell>
          <table:table-cell table:formula="of:=[$Metrics_AllClassifiers_Min.F20]" office:value-type="float" office:value="0" calcext:value-type="float">
            <text:p>0</text:p>
          </table:table-cell>
          <table:table-cell table:formula="of:=[$Metrics_AllClassifiers_Min.G20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21]" office:value-type="string" office:string-value="checkIt" calcext:value-type="string">
            <text:p>checkIt</text:p>
          </table:table-cell>
          <table:table-cell table:formula="of:=[$Metrics_AllClassifiers_Equi.B21]" office:value-type="string" office:string-value="EQUIVALENT" calcext:value-type="string">
            <text:p>EQUIVALENT</text:p>
          </table:table-cell>
          <table:table-cell table:formula="of:=[$Metrics_AllClassifiers_Equi.C21]" office:value-type="string" office:string-value="SVM" calcext:value-type="string">
            <text:p>SVM</text:p>
          </table:table-cell>
          <table:table-cell table:formula="of:=[$Metrics_AllClassifiers_Equi.D21]" office:value-type="float" office:value="88.3495145631068" calcext:value-type="float">
            <text:p>88.3495145631068</text:p>
          </table:table-cell>
          <table:table-cell table:formula="of:=[$Metrics_AllClassifiers_Equi.E21]" office:value-type="float" office:value="0" calcext:value-type="float">
            <text:p>0</text:p>
          </table:table-cell>
          <table:table-cell table:formula="of:=[$Metrics_AllClassifiers_Equi.F21]" office:value-type="float" office:value="0" calcext:value-type="float">
            <text:p>0</text:p>
          </table:table-cell>
          <table:table-cell table:formula="of:=[$Metrics_AllClassifiers_Equi.G21]" office:value-type="string" office:string-value="---" calcext:value-type="string">
            <text:p>---</text:p>
          </table:table-cell>
          <table:table-cell/>
          <table:table-cell table:formula="of:=[$Metrics_AllClassifiers_Min.A21]" office:value-type="string" office:string-value="checkIt" calcext:value-type="string">
            <text:p>checkIt</text:p>
          </table:table-cell>
          <table:table-cell table:formula="of:=[$Metrics_AllClassifiers_Min.B21]" office:value-type="string" office:string-value="MINIMAL" calcext:value-type="string">
            <text:p>MINIMAL</text:p>
          </table:table-cell>
          <table:table-cell table:formula="of:=[$Metrics_AllClassifiers_Min.C21]" office:value-type="string" office:string-value="LR" calcext:value-type="string">
            <text:p>LR</text:p>
          </table:table-cell>
          <table:table-cell table:formula="of:=[$Metrics_AllClassifiers_Min.D21]" office:value-type="float" office:value="57.2815533980583" calcext:value-type="float">
            <text:p>57.2815533980583</text:p>
          </table:table-cell>
          <table:table-cell table:formula="of:=[$Metrics_AllClassifiers_Min.E21]" office:value-type="float" office:value="0" calcext:value-type="float">
            <text:p>0</text:p>
          </table:table-cell>
          <table:table-cell table:formula="of:=[$Metrics_AllClassifiers_Min.F21]" office:value-type="float" office:value="0" calcext:value-type="float">
            <text:p>0</text:p>
          </table:table-cell>
          <table:table-cell table:formula="of:=[$Metrics_AllClassifiers_Min.G21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22]" office:value-type="string" office:string-value="checkIt" calcext:value-type="string">
            <text:p>checkIt</text:p>
          </table:table-cell>
          <table:table-cell table:formula="of:=[$Metrics_AllClassifiers_Equi.B22]" office:value-type="string" office:string-value="EQUIVALENT" calcext:value-type="string">
            <text:p>EQUIVALENT</text:p>
          </table:table-cell>
          <table:table-cell table:formula="of:=[$Metrics_AllClassifiers_Equi.C22]" office:value-type="string" office:string-value="LR" calcext:value-type="string">
            <text:p>LR</text:p>
          </table:table-cell>
          <table:table-cell table:formula="of:=[$Metrics_AllClassifiers_Equi.D22]" office:value-type="float" office:value="88.3495145631068" calcext:value-type="float">
            <text:p>88.3495145631068</text:p>
          </table:table-cell>
          <table:table-cell table:formula="of:=[$Metrics_AllClassifiers_Equi.E22]" office:value-type="float" office:value="0" calcext:value-type="float">
            <text:p>0</text:p>
          </table:table-cell>
          <table:table-cell table:formula="of:=[$Metrics_AllClassifiers_Equi.F22]" office:value-type="float" office:value="0" calcext:value-type="float">
            <text:p>0</text:p>
          </table:table-cell>
          <table:table-cell table:formula="of:=[$Metrics_AllClassifiers_Equi.G22]" office:value-type="string" office:string-value="---" calcext:value-type="string">
            <text:p>---</text:p>
          </table:table-cell>
          <table:table-cell/>
          <table:table-cell table:formula="of:=[$Metrics_AllClassifiers_Min.A22]" office:value-type="string" office:string-value="checkIt" calcext:value-type="string">
            <text:p>checkIt</text:p>
          </table:table-cell>
          <table:table-cell table:formula="of:=[$Metrics_AllClassifiers_Min.B22]" office:value-type="string" office:string-value="MINIMAL" calcext:value-type="string">
            <text:p>MINIMAL</text:p>
          </table:table-cell>
          <table:table-cell table:formula="of:=[$Metrics_AllClassifiers_Min.C22]" office:value-type="string" office:string-value="GNB" calcext:value-type="string">
            <text:p>GNB</text:p>
          </table:table-cell>
          <table:table-cell table:formula="of:=[$Metrics_AllClassifiers_Min.D22]" office:value-type="float" office:value="59.2233009708738" calcext:value-type="float">
            <text:p>59.2233009708738</text:p>
          </table:table-cell>
          <table:table-cell table:formula="of:=[$Metrics_AllClassifiers_Min.E22]" office:value-type="float" office:value="0" calcext:value-type="float">
            <text:p>0</text:p>
          </table:table-cell>
          <table:table-cell table:formula="of:=[$Metrics_AllClassifiers_Min.F22]" office:value-type="float" office:value="0" calcext:value-type="float">
            <text:p>0</text:p>
          </table:table-cell>
          <table:table-cell table:formula="of:=[$Metrics_AllClassifiers_Min.G22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23]" office:value-type="string" office:string-value="CheckPalindrome" calcext:value-type="string">
            <text:p>CheckPalindrome</text:p>
          </table:table-cell>
          <table:table-cell table:formula="of:=[$Metrics_AllClassifiers_Equi.B23]" office:value-type="string" office:string-value="EQUIVALENT" calcext:value-type="string">
            <text:p>EQUIVALENT</text:p>
          </table:table-cell>
          <table:table-cell table:formula="of:=[$Metrics_AllClassifiers_Equi.C23]" office:value-type="string" office:string-value="RF" calcext:value-type="string">
            <text:p>RF</text:p>
          </table:table-cell>
          <table:table-cell table:formula="of:=[$Metrics_AllClassifiers_Equi.D23]" office:value-type="float" office:value="78.7878787878788" calcext:value-type="float">
            <text:p>78.7878787878788</text:p>
          </table:table-cell>
          <table:table-cell table:formula="of:=[$Metrics_AllClassifiers_Equi.E23]" office:value-type="float" office:value="27.2727272727273" calcext:value-type="float">
            <text:p>27.2727272727273</text:p>
          </table:table-cell>
          <table:table-cell table:formula="of:=[$Metrics_AllClassifiers_Equi.F23]" office:value-type="float" office:value="45" calcext:value-type="float">
            <text:p>45</text:p>
          </table:table-cell>
          <table:table-cell table:formula="of:=[$Metrics_AllClassifiers_Equi.G23]" office:value-type="float" office:value="33.9622641509434" calcext:value-type="float">
            <text:p>33.9622641509434</text:p>
          </table:table-cell>
          <table:table-cell/>
          <table:table-cell table:formula="of:=[$Metrics_AllClassifiers_Min.A23]" office:value-type="string" office:string-value="CheckPalindrome" calcext:value-type="string">
            <text:p>CheckPalindrome</text:p>
          </table:table-cell>
          <table:table-cell table:formula="of:=[$Metrics_AllClassifiers_Min.B23]" office:value-type="string" office:string-value="MINIMAL" calcext:value-type="string">
            <text:p>MINIMAL</text:p>
          </table:table-cell>
          <table:table-cell table:formula="of:=[$Metrics_AllClassifiers_Min.C23]" office:value-type="string" office:string-value="RF" calcext:value-type="string">
            <text:p>RF</text:p>
          </table:table-cell>
          <table:table-cell table:formula="of:=[$Metrics_AllClassifiers_Min.D23]" office:value-type="float" office:value="92.1212121212121" calcext:value-type="float">
            <text:p>92.1212121212121</text:p>
          </table:table-cell>
          <table:table-cell table:formula="of:=[$Metrics_AllClassifiers_Min.E23]" office:value-type="float" office:value="50" calcext:value-type="float">
            <text:p>50</text:p>
          </table:table-cell>
          <table:table-cell table:formula="of:=[$Metrics_AllClassifiers_Min.F23]" office:value-type="float" office:value="15.3846153846154" calcext:value-type="float">
            <text:p>15.3846153846154</text:p>
          </table:table-cell>
          <table:table-cell table:formula="of:=[$Metrics_AllClassifiers_Min.G23]" office:value-type="float" office:value="23.5294117647059" calcext:value-type="float">
            <text:p>23.5294117647059</text:p>
          </table:table-cell>
        </table:table-row>
        <table:table-row table:style-name="ro1">
          <table:table-cell table:formula="of:=[$Metrics_AllClassifiers_Equi.A24]" office:value-type="string" office:string-value="CheckPalindrome" calcext:value-type="string">
            <text:p>CheckPalindrome</text:p>
          </table:table-cell>
          <table:table-cell table:formula="of:=[$Metrics_AllClassifiers_Equi.B24]" office:value-type="string" office:string-value="EQUIVALENT" calcext:value-type="string">
            <text:p>EQUIVALENT</text:p>
          </table:table-cell>
          <table:table-cell table:formula="of:=[$Metrics_AllClassifiers_Equi.C24]" office:value-type="string" office:string-value="SVM" calcext:value-type="string">
            <text:p>SVM</text:p>
          </table:table-cell>
          <table:table-cell table:formula="of:=[$Metrics_AllClassifiers_Equi.D24]" office:value-type="float" office:value="83.030303030303" calcext:value-type="float">
            <text:p>83.030303030303</text:p>
          </table:table-cell>
          <table:table-cell table:formula="of:=[$Metrics_AllClassifiers_Equi.E24]" office:value-type="float" office:value="27.7777777777778" calcext:value-type="float">
            <text:p>27.7777777777778</text:p>
          </table:table-cell>
          <table:table-cell table:formula="of:=[$Metrics_AllClassifiers_Equi.F24]" office:value-type="float" office:value="25" calcext:value-type="float">
            <text:p>25</text:p>
          </table:table-cell>
          <table:table-cell table:formula="of:=[$Metrics_AllClassifiers_Equi.G24]" office:value-type="float" office:value="26.3157894736842" calcext:value-type="float">
            <text:p>26.3157894736842</text:p>
          </table:table-cell>
          <table:table-cell/>
          <table:table-cell table:formula="of:=[$Metrics_AllClassifiers_Min.A24]" office:value-type="string" office:string-value="CheckPalindrome" calcext:value-type="string">
            <text:p>CheckPalindrome</text:p>
          </table:table-cell>
          <table:table-cell table:formula="of:=[$Metrics_AllClassifiers_Min.B24]" office:value-type="string" office:string-value="MINIMAL" calcext:value-type="string">
            <text:p>MINIMAL</text:p>
          </table:table-cell>
          <table:table-cell table:formula="of:=[$Metrics_AllClassifiers_Min.C24]" office:value-type="string" office:string-value="GNB" calcext:value-type="string">
            <text:p>GNB</text:p>
          </table:table-cell>
          <table:table-cell table:formula="of:=[$Metrics_AllClassifiers_Min.D24]" office:value-type="float" office:value="67.2727272727273" calcext:value-type="float">
            <text:p>67.2727272727273</text:p>
          </table:table-cell>
          <table:table-cell table:formula="of:=[$Metrics_AllClassifiers_Min.E24]" office:value-type="float" office:value="11.3207547169811" calcext:value-type="float">
            <text:p>11.3207547169811</text:p>
          </table:table-cell>
          <table:table-cell table:formula="of:=[$Metrics_AllClassifiers_Min.F24]" office:value-type="float" office:value="46.1538461538462" calcext:value-type="float">
            <text:p>46.1538461538462</text:p>
          </table:table-cell>
          <table:table-cell table:formula="of:=[$Metrics_AllClassifiers_Min.G24]" office:value-type="float" office:value="18.1818181818182" calcext:value-type="float">
            <text:p>18.1818181818182</text:p>
          </table:table-cell>
        </table:table-row>
        <table:table-row table:style-name="ro1">
          <table:table-cell table:formula="of:=[$Metrics_AllClassifiers_Equi.A25]" office:value-type="string" office:string-value="CheckPalindrome" calcext:value-type="string">
            <text:p>CheckPalindrome</text:p>
          </table:table-cell>
          <table:table-cell table:formula="of:=[$Metrics_AllClassifiers_Equi.B25]" office:value-type="string" office:string-value="EQUIVALENT" calcext:value-type="string">
            <text:p>EQUIVALENT</text:p>
          </table:table-cell>
          <table:table-cell table:formula="of:=[$Metrics_AllClassifiers_Equi.C25]" office:value-type="string" office:string-value="GNB" calcext:value-type="string">
            <text:p>GNB</text:p>
          </table:table-cell>
          <table:table-cell table:formula="of:=[$Metrics_AllClassifiers_Equi.D25]" office:value-type="float" office:value="48.4848484848485" calcext:value-type="float">
            <text:p>48.4848484848485</text:p>
          </table:table-cell>
          <table:table-cell table:formula="of:=[$Metrics_AllClassifiers_Equi.E25]" office:value-type="float" office:value="15.0537634408602" calcext:value-type="float">
            <text:p>15.0537634408602</text:p>
          </table:table-cell>
          <table:table-cell table:formula="of:=[$Metrics_AllClassifiers_Equi.F25]" office:value-type="float" office:value="70" calcext:value-type="float">
            <text:p>70</text:p>
          </table:table-cell>
          <table:table-cell table:formula="of:=[$Metrics_AllClassifiers_Equi.G25]" office:value-type="float" office:value="24.7787610619469" calcext:value-type="float">
            <text:p>24.7787610619469</text:p>
          </table:table-cell>
          <table:table-cell/>
          <table:table-cell table:formula="of:=[$Metrics_AllClassifiers_Min.A25]" office:value-type="string" office:string-value="CheckPalindrome" calcext:value-type="string">
            <text:p>CheckPalindrome</text:p>
          </table:table-cell>
          <table:table-cell table:formula="of:=[$Metrics_AllClassifiers_Min.B25]" office:value-type="string" office:string-value="MINIMAL" calcext:value-type="string">
            <text:p>MINIMAL</text:p>
          </table:table-cell>
          <table:table-cell table:formula="of:=[$Metrics_AllClassifiers_Min.C25]" office:value-type="string" office:string-value="LDA" calcext:value-type="string">
            <text:p>LDA</text:p>
          </table:table-cell>
          <table:table-cell table:formula="of:=[$Metrics_AllClassifiers_Min.D25]" office:value-type="float" office:value="87.2727272727273" calcext:value-type="float">
            <text:p>87.2727272727273</text:p>
          </table:table-cell>
          <table:table-cell table:formula="of:=[$Metrics_AllClassifiers_Min.E25]" office:value-type="float" office:value="10" calcext:value-type="float">
            <text:p>10</text:p>
          </table:table-cell>
          <table:table-cell table:formula="of:=[$Metrics_AllClassifiers_Min.F25]" office:value-type="float" office:value="7.69230769230769" calcext:value-type="float">
            <text:p>7.69230769230769</text:p>
          </table:table-cell>
          <table:table-cell table:formula="of:=[$Metrics_AllClassifiers_Min.G25]" office:value-type="float" office:value="8.69565217391304" calcext:value-type="float">
            <text:p>8.69565217391304</text:p>
          </table:table-cell>
        </table:table-row>
        <table:table-row table:style-name="ro1">
          <table:table-cell table:formula="of:=[$Metrics_AllClassifiers_Equi.A26]" office:value-type="string" office:string-value="CheckPalindrome" calcext:value-type="string">
            <text:p>CheckPalindrome</text:p>
          </table:table-cell>
          <table:table-cell table:formula="of:=[$Metrics_AllClassifiers_Equi.B26]" office:value-type="string" office:string-value="EQUIVALENT" calcext:value-type="string">
            <text:p>EQUIVALENT</text:p>
          </table:table-cell>
          <table:table-cell table:formula="of:=[$Metrics_AllClassifiers_Equi.C26]" office:value-type="string" office:string-value="KNN" calcext:value-type="string">
            <text:p>KNN</text:p>
          </table:table-cell>
          <table:table-cell table:formula="of:=[$Metrics_AllClassifiers_Equi.D26]" office:value-type="float" office:value="49.0909090909091" calcext:value-type="float">
            <text:p>49.0909090909091</text:p>
          </table:table-cell>
          <table:table-cell table:formula="of:=[$Metrics_AllClassifiers_Equi.E26]" office:value-type="float" office:value="12.7906976744186" calcext:value-type="float">
            <text:p>12.7906976744186</text:p>
          </table:table-cell>
          <table:table-cell table:formula="of:=[$Metrics_AllClassifiers_Equi.F26]" office:value-type="float" office:value="55" calcext:value-type="float">
            <text:p>55</text:p>
          </table:table-cell>
          <table:table-cell table:formula="of:=[$Metrics_AllClassifiers_Equi.G26]" office:value-type="float" office:value="20.7547169811321" calcext:value-type="float">
            <text:p>20.7547169811321</text:p>
          </table:table-cell>
          <table:table-cell/>
          <table:table-cell table:formula="of:=[$Metrics_AllClassifiers_Min.A26]" office:value-type="string" office:string-value="CheckPalindrome" calcext:value-type="string">
            <text:p>CheckPalindrome</text:p>
          </table:table-cell>
          <table:table-cell table:formula="of:=[$Metrics_AllClassifiers_Min.B26]" office:value-type="string" office:string-value="MINIMAL" calcext:value-type="string">
            <text:p>MINIMAL</text:p>
          </table:table-cell>
          <table:table-cell table:formula="of:=[$Metrics_AllClassifiers_Min.C26]" office:value-type="string" office:string-value="LR" calcext:value-type="string">
            <text:p>LR</text:p>
          </table:table-cell>
          <table:table-cell table:formula="of:=[$Metrics_AllClassifiers_Min.D26]" office:value-type="float" office:value="87.2727272727273" calcext:value-type="float">
            <text:p>87.2727272727273</text:p>
          </table:table-cell>
          <table:table-cell table:formula="of:=[$Metrics_AllClassifiers_Min.E26]" office:value-type="float" office:value="10" calcext:value-type="float">
            <text:p>10</text:p>
          </table:table-cell>
          <table:table-cell table:formula="of:=[$Metrics_AllClassifiers_Min.F26]" office:value-type="float" office:value="7.69230769230769" calcext:value-type="float">
            <text:p>7.69230769230769</text:p>
          </table:table-cell>
          <table:table-cell table:formula="of:=[$Metrics_AllClassifiers_Min.G26]" office:value-type="float" office:value="8.69565217391304" calcext:value-type="float">
            <text:p>8.69565217391304</text:p>
          </table:table-cell>
        </table:table-row>
        <table:table-row table:style-name="ro1">
          <table:table-cell table:formula="of:=[$Metrics_AllClassifiers_Equi.A27]" office:value-type="string" office:string-value="CheckPalindrome" calcext:value-type="string">
            <text:p>CheckPalindrome</text:p>
          </table:table-cell>
          <table:table-cell table:formula="of:=[$Metrics_AllClassifiers_Equi.B27]" office:value-type="string" office:string-value="EQUIVALENT" calcext:value-type="string">
            <text:p>EQUIVALENT</text:p>
          </table:table-cell>
          <table:table-cell table:formula="of:=[$Metrics_AllClassifiers_Equi.C27]" office:value-type="string" office:string-value="LR" calcext:value-type="string">
            <text:p>LR</text:p>
          </table:table-cell>
          <table:table-cell table:formula="of:=[$Metrics_AllClassifiers_Equi.D27]" office:value-type="float" office:value="55.1515151515152" calcext:value-type="float">
            <text:p>55.1515151515152</text:p>
          </table:table-cell>
          <table:table-cell table:formula="of:=[$Metrics_AllClassifiers_Equi.E27]" office:value-type="float" office:value="9.09090909090909" calcext:value-type="float">
            <text:p>9.09090909090909</text:p>
          </table:table-cell>
          <table:table-cell table:formula="of:=[$Metrics_AllClassifiers_Equi.F27]" office:value-type="float" office:value="30" calcext:value-type="float">
            <text:p>30</text:p>
          </table:table-cell>
          <table:table-cell table:formula="of:=[$Metrics_AllClassifiers_Equi.G27]" office:value-type="float" office:value="13.953488372093" calcext:value-type="float">
            <text:p>13.953488372093</text:p>
          </table:table-cell>
          <table:table-cell/>
          <table:table-cell table:formula="of:=[$Metrics_AllClassifiers_Min.A27]" office:value-type="string" office:string-value="CheckPalindrome" calcext:value-type="string">
            <text:p>CheckPalindrome</text:p>
          </table:table-cell>
          <table:table-cell table:formula="of:=[$Metrics_AllClassifiers_Min.B27]" office:value-type="string" office:string-value="MINIMAL" calcext:value-type="string">
            <text:p>MINIMAL</text:p>
          </table:table-cell>
          <table:table-cell table:formula="of:=[$Metrics_AllClassifiers_Min.C27]" office:value-type="string" office:string-value="KNN" calcext:value-type="string">
            <text:p>KNN</text:p>
          </table:table-cell>
          <table:table-cell table:formula="of:=[$Metrics_AllClassifiers_Min.D27]" office:value-type="float" office:value="84.8484848484848" calcext:value-type="float">
            <text:p>84.8484848484848</text:p>
          </table:table-cell>
          <table:table-cell table:formula="of:=[$Metrics_AllClassifiers_Min.E27]" office:value-type="float" office:value="7.14285714285714" calcext:value-type="float">
            <text:p>7.14285714285714</text:p>
          </table:table-cell>
          <table:table-cell table:formula="of:=[$Metrics_AllClassifiers_Min.F27]" office:value-type="float" office:value="7.69230769230769" calcext:value-type="float">
            <text:p>7.69230769230769</text:p>
          </table:table-cell>
          <table:table-cell table:formula="of:=[$Metrics_AllClassifiers_Min.G27]" office:value-type="float" office:value="7.40740740740741" calcext:value-type="float">
            <text:p>7.40740740740741</text:p>
          </table:table-cell>
        </table:table-row>
        <table:table-row table:style-name="ro1">
          <table:table-cell table:formula="of:=[$Metrics_AllClassifiers_Equi.A28]" office:value-type="string" office:string-value="CheckPalindrome" calcext:value-type="string">
            <text:p>CheckPalindrome</text:p>
          </table:table-cell>
          <table:table-cell table:formula="of:=[$Metrics_AllClassifiers_Equi.B28]" office:value-type="string" office:string-value="EQUIVALENT" calcext:value-type="string">
            <text:p>EQUIVALENT</text:p>
          </table:table-cell>
          <table:table-cell table:formula="of:=[$Metrics_AllClassifiers_Equi.C28]" office:value-type="string" office:string-value="LDA" calcext:value-type="string">
            <text:p>LDA</text:p>
          </table:table-cell>
          <table:table-cell table:formula="of:=[$Metrics_AllClassifiers_Equi.D28]" office:value-type="float" office:value="52.7272727272727" calcext:value-type="float">
            <text:p>52.7272727272727</text:p>
          </table:table-cell>
          <table:table-cell table:formula="of:=[$Metrics_AllClassifiers_Equi.E28]" office:value-type="float" office:value="8.57142857142857" calcext:value-type="float">
            <text:p>8.57142857142857</text:p>
          </table:table-cell>
          <table:table-cell table:formula="of:=[$Metrics_AllClassifiers_Equi.F28]" office:value-type="float" office:value="30" calcext:value-type="float">
            <text:p>30</text:p>
          </table:table-cell>
          <table:table-cell table:formula="of:=[$Metrics_AllClassifiers_Equi.G28]" office:value-type="float" office:value="13.3333333333333" calcext:value-type="float">
            <text:p>13.3333333333333</text:p>
          </table:table-cell>
          <table:table-cell/>
          <table:table-cell table:formula="of:=[$Metrics_AllClassifiers_Min.A28]" office:value-type="string" office:string-value="CheckPalindrome" calcext:value-type="string">
            <text:p>CheckPalindrome</text:p>
          </table:table-cell>
          <table:table-cell table:formula="of:=[$Metrics_AllClassifiers_Min.B28]" office:value-type="string" office:string-value="MINIMAL" calcext:value-type="string">
            <text:p>MINIMAL</text:p>
          </table:table-cell>
          <table:table-cell table:formula="of:=[$Metrics_AllClassifiers_Min.C28]" office:value-type="string" office:string-value="DT" calcext:value-type="string">
            <text:p>DT</text:p>
          </table:table-cell>
          <table:table-cell table:formula="of:=[$Metrics_AllClassifiers_Min.D28]" office:value-type="float" office:value="90.9090909090909" calcext:value-type="float">
            <text:p>90.9090909090909</text:p>
          </table:table-cell>
          <table:table-cell table:formula="of:=[$Metrics_AllClassifiers_Min.E28]" office:value-type="float" office:value="0" calcext:value-type="float">
            <text:p>0</text:p>
          </table:table-cell>
          <table:table-cell table:formula="of:=[$Metrics_AllClassifiers_Min.F28]" office:value-type="float" office:value="0" calcext:value-type="float">
            <text:p>0</text:p>
          </table:table-cell>
          <table:table-cell table:formula="of:=[$Metrics_AllClassifiers_Min.G28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29]" office:value-type="string" office:string-value="CheckPalindrome" calcext:value-type="string">
            <text:p>CheckPalindrome</text:p>
          </table:table-cell>
          <table:table-cell table:formula="of:=[$Metrics_AllClassifiers_Equi.B29]" office:value-type="string" office:string-value="EQUIVALENT" calcext:value-type="string">
            <text:p>EQUIVALENT</text:p>
          </table:table-cell>
          <table:table-cell table:formula="of:=[$Metrics_AllClassifiers_Equi.C29]" office:value-type="string" office:string-value="DT" calcext:value-type="string">
            <text:p>DT</text:p>
          </table:table-cell>
          <table:table-cell table:formula="of:=[$Metrics_AllClassifiers_Equi.D29]" office:value-type="float" office:value="81.8181818181818" calcext:value-type="float">
            <text:p>81.8181818181818</text:p>
          </table:table-cell>
          <table:table-cell table:formula="of:=[$Metrics_AllClassifiers_Equi.E29]" office:value-type="float" office:value="0" calcext:value-type="float">
            <text:p>0</text:p>
          </table:table-cell>
          <table:table-cell table:formula="of:=[$Metrics_AllClassifiers_Equi.F29]" office:value-type="float" office:value="0" calcext:value-type="float">
            <text:p>0</text:p>
          </table:table-cell>
          <table:table-cell table:formula="of:=[$Metrics_AllClassifiers_Equi.G29]" office:value-type="string" office:string-value="---" calcext:value-type="string">
            <text:p>---</text:p>
          </table:table-cell>
          <table:table-cell/>
          <table:table-cell table:formula="of:=[$Metrics_AllClassifiers_Min.A29]" office:value-type="string" office:string-value="CheckPalindrome" calcext:value-type="string">
            <text:p>CheckPalindrome</text:p>
          </table:table-cell>
          <table:table-cell table:formula="of:=[$Metrics_AllClassifiers_Min.B29]" office:value-type="string" office:string-value="MINIMAL" calcext:value-type="string">
            <text:p>MINIMAL</text:p>
          </table:table-cell>
          <table:table-cell table:formula="of:=[$Metrics_AllClassifiers_Min.C29]" office:value-type="string" office:string-value="SVM" calcext:value-type="string">
            <text:p>SVM</text:p>
          </table:table-cell>
          <table:table-cell table:formula="of:=[$Metrics_AllClassifiers_Min.D29]" office:value-type="float" office:value="92.1212121212121" calcext:value-type="float">
            <text:p>92.1212121212121</text:p>
          </table:table-cell>
          <table:table-cell table:formula="of:=[$Metrics_AllClassifiers_Min.E29]" office:value-type="float" office:value="0" calcext:value-type="float">
            <text:p>0</text:p>
          </table:table-cell>
          <table:table-cell table:formula="of:=[$Metrics_AllClassifiers_Min.F29]" office:value-type="float" office:value="0" calcext:value-type="float">
            <text:p>0</text:p>
          </table:table-cell>
          <table:table-cell table:formula="of:=[$Metrics_AllClassifiers_Min.G29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30]" office:value-type="string" office:string-value="countPositive" calcext:value-type="string">
            <text:p>countPositive</text:p>
          </table:table-cell>
          <table:table-cell table:formula="of:=[$Metrics_AllClassifiers_Equi.B30]" office:value-type="string" office:string-value="EQUIVALENT" calcext:value-type="string">
            <text:p>EQUIVALENT</text:p>
          </table:table-cell>
          <table:table-cell table:formula="of:=[$Metrics_AllClassifiers_Equi.C30]" office:value-type="string" office:string-value="SVM" calcext:value-type="string">
            <text:p>SVM</text:p>
          </table:table-cell>
          <table:table-cell table:formula="of:=[$Metrics_AllClassifiers_Equi.D30]" office:value-type="float" office:value="63.3333333333333" calcext:value-type="float">
            <text:p>63.3333333333333</text:p>
          </table:table-cell>
          <table:table-cell table:formula="of:=[$Metrics_AllClassifiers_Equi.E30]" office:value-type="float" office:value="10.3448275862069" calcext:value-type="float">
            <text:p>10.3448275862069</text:p>
          </table:table-cell>
          <table:table-cell table:formula="of:=[$Metrics_AllClassifiers_Equi.F30]" office:value-type="float" office:value="66.6666666666667" calcext:value-type="float">
            <text:p>66.6666666666667</text:p>
          </table:table-cell>
          <table:table-cell table:formula="of:=[$Metrics_AllClassifiers_Equi.G30]" office:value-type="float" office:value="17.910447761194" calcext:value-type="float">
            <text:p>17.910447761194</text:p>
          </table:table-cell>
          <table:table-cell/>
          <table:table-cell table:formula="of:=[$Metrics_AllClassifiers_Min.A30]" office:value-type="string" office:string-value="countPositive" calcext:value-type="string">
            <text:p>countPositive</text:p>
          </table:table-cell>
          <table:table-cell table:formula="of:=[$Metrics_AllClassifiers_Min.B30]" office:value-type="string" office:string-value="MINIMAL" calcext:value-type="string">
            <text:p>MINIMAL</text:p>
          </table:table-cell>
          <table:table-cell table:formula="of:=[$Metrics_AllClassifiers_Min.C30]" office:value-type="string" office:string-value="GNB" calcext:value-type="string">
            <text:p>GNB</text:p>
          </table:table-cell>
          <table:table-cell table:formula="of:=[$Metrics_AllClassifiers_Min.D30]" office:value-type="float" office:value="70.6666666666667" calcext:value-type="float">
            <text:p>70.6666666666667</text:p>
          </table:table-cell>
          <table:table-cell table:formula="of:=[$Metrics_AllClassifiers_Min.E30]" office:value-type="float" office:value="5" calcext:value-type="float">
            <text:p>5</text:p>
          </table:table-cell>
          <table:table-cell table:formula="of:=[$Metrics_AllClassifiers_Min.F30]" office:value-type="float" office:value="25" calcext:value-type="float">
            <text:p>25</text:p>
          </table:table-cell>
          <table:table-cell table:formula="of:=[$Metrics_AllClassifiers_Min.G30]" office:value-type="float" office:value="8.33333333333333" calcext:value-type="float">
            <text:p>8.33333333333333</text:p>
          </table:table-cell>
        </table:table-row>
        <table:table-row table:style-name="ro1">
          <table:table-cell table:formula="of:=[$Metrics_AllClassifiers_Equi.A31]" office:value-type="string" office:string-value="countPositive" calcext:value-type="string">
            <text:p>countPositive</text:p>
          </table:table-cell>
          <table:table-cell table:formula="of:=[$Metrics_AllClassifiers_Equi.B31]" office:value-type="string" office:string-value="EQUIVALENT" calcext:value-type="string">
            <text:p>EQUIVALENT</text:p>
          </table:table-cell>
          <table:table-cell table:formula="of:=[$Metrics_AllClassifiers_Equi.C31]" office:value-type="string" office:string-value="DT" calcext:value-type="string">
            <text:p>DT</text:p>
          </table:table-cell>
          <table:table-cell table:formula="of:=[$Metrics_AllClassifiers_Equi.D31]" office:value-type="float" office:value="68" calcext:value-type="float">
            <text:p>68</text:p>
          </table:table-cell>
          <table:table-cell table:formula="of:=[$Metrics_AllClassifiers_Equi.E31]" office:value-type="float" office:value="10.2040816326531" calcext:value-type="float">
            <text:p>10.2040816326531</text:p>
          </table:table-cell>
          <table:table-cell table:formula="of:=[$Metrics_AllClassifiers_Equi.F31]" office:value-type="float" office:value="55.5555555555556" calcext:value-type="float">
            <text:p>55.5555555555556</text:p>
          </table:table-cell>
          <table:table-cell table:formula="of:=[$Metrics_AllClassifiers_Equi.G31]" office:value-type="float" office:value="17.2413793103448" calcext:value-type="float">
            <text:p>17.2413793103448</text:p>
          </table:table-cell>
          <table:table-cell/>
          <table:table-cell table:formula="of:=[$Metrics_AllClassifiers_Min.A31]" office:value-type="string" office:string-value="countPositive" calcext:value-type="string">
            <text:p>countPositive</text:p>
          </table:table-cell>
          <table:table-cell table:formula="of:=[$Metrics_AllClassifiers_Min.B31]" office:value-type="string" office:string-value="MINIMAL" calcext:value-type="string">
            <text:p>MINIMAL</text:p>
          </table:table-cell>
          <table:table-cell table:formula="of:=[$Metrics_AllClassifiers_Min.C31]" office:value-type="string" office:string-value="LDA" calcext:value-type="string">
            <text:p>LDA</text:p>
          </table:table-cell>
          <table:table-cell table:formula="of:=[$Metrics_AllClassifiers_Min.D31]" office:value-type="float" office:value="67.3333333333333" calcext:value-type="float">
            <text:p>67.3333333333333</text:p>
          </table:table-cell>
          <table:table-cell table:formula="of:=[$Metrics_AllClassifiers_Min.E31]" office:value-type="float" office:value="2.32558139534884" calcext:value-type="float">
            <text:p>2.32558139534884</text:p>
          </table:table-cell>
          <table:table-cell table:formula="of:=[$Metrics_AllClassifiers_Min.F31]" office:value-type="float" office:value="12.5" calcext:value-type="float">
            <text:p>12.5</text:p>
          </table:table-cell>
          <table:table-cell table:formula="of:=[$Metrics_AllClassifiers_Min.G31]" office:value-type="float" office:value="3.92156862745098" calcext:value-type="float">
            <text:p>3.92156862745098</text:p>
          </table:table-cell>
        </table:table-row>
        <table:table-row table:style-name="ro1">
          <table:table-cell table:formula="of:=[$Metrics_AllClassifiers_Equi.A32]" office:value-type="string" office:string-value="countPositive" calcext:value-type="string">
            <text:p>countPositive</text:p>
          </table:table-cell>
          <table:table-cell table:formula="of:=[$Metrics_AllClassifiers_Equi.B32]" office:value-type="string" office:string-value="EQUIVALENT" calcext:value-type="string">
            <text:p>EQUIVALENT</text:p>
          </table:table-cell>
          <table:table-cell table:formula="of:=[$Metrics_AllClassifiers_Equi.C32]" office:value-type="string" office:string-value="KNN" calcext:value-type="string">
            <text:p>KNN</text:p>
          </table:table-cell>
          <table:table-cell table:formula="of:=[$Metrics_AllClassifiers_Equi.D32]" office:value-type="float" office:value="34" calcext:value-type="float">
            <text:p>34</text:p>
          </table:table-cell>
          <table:table-cell table:formula="of:=[$Metrics_AllClassifiers_Equi.E32]" office:value-type="float" office:value="7.54716981132076" calcext:value-type="float">
            <text:p>7.54716981132076</text:p>
          </table:table-cell>
          <table:table-cell table:formula="of:=[$Metrics_AllClassifiers_Equi.F32]" office:value-type="float" office:value="88.8888888888889" calcext:value-type="float">
            <text:p>88.8888888888889</text:p>
          </table:table-cell>
          <table:table-cell table:formula="of:=[$Metrics_AllClassifiers_Equi.G32]" office:value-type="float" office:value="13.9130434782609" calcext:value-type="float">
            <text:p>13.9130434782609</text:p>
          </table:table-cell>
          <table:table-cell/>
          <table:table-cell table:formula="of:=[$Metrics_AllClassifiers_Min.A32]" office:value-type="string" office:string-value="countPositive" calcext:value-type="string">
            <text:p>countPositive</text:p>
          </table:table-cell>
          <table:table-cell table:formula="of:=[$Metrics_AllClassifiers_Min.B32]" office:value-type="string" office:string-value="MINIMAL" calcext:value-type="string">
            <text:p>MINIMAL</text:p>
          </table:table-cell>
          <table:table-cell table:formula="of:=[$Metrics_AllClassifiers_Min.C32]" office:value-type="string" office:string-value="KNN" calcext:value-type="string">
            <text:p>KNN</text:p>
          </table:table-cell>
          <table:table-cell table:formula="of:=[$Metrics_AllClassifiers_Min.D32]" office:value-type="float" office:value="54.6666666666667" calcext:value-type="float">
            <text:p>54.6666666666667</text:p>
          </table:table-cell>
          <table:table-cell table:formula="of:=[$Metrics_AllClassifiers_Min.E32]" office:value-type="float" office:value="1.61290322580645" calcext:value-type="float">
            <text:p>1.61290322580645</text:p>
          </table:table-cell>
          <table:table-cell table:formula="of:=[$Metrics_AllClassifiers_Min.F32]" office:value-type="float" office:value="12.5" calcext:value-type="float">
            <text:p>12.5</text:p>
          </table:table-cell>
          <table:table-cell table:formula="of:=[$Metrics_AllClassifiers_Min.G32]" office:value-type="float" office:value="2.85714285714286" calcext:value-type="float">
            <text:p>2.85714285714286</text:p>
          </table:table-cell>
        </table:table-row>
        <table:table-row table:style-name="ro1">
          <table:table-cell table:formula="of:=[$Metrics_AllClassifiers_Equi.A33]" office:value-type="string" office:string-value="countPositive" calcext:value-type="string">
            <text:p>countPositive</text:p>
          </table:table-cell>
          <table:table-cell table:formula="of:=[$Metrics_AllClassifiers_Equi.B33]" office:value-type="string" office:string-value="EQUIVALENT" calcext:value-type="string">
            <text:p>EQUIVALENT</text:p>
          </table:table-cell>
          <table:table-cell table:formula="of:=[$Metrics_AllClassifiers_Equi.C33]" office:value-type="string" office:string-value="RF" calcext:value-type="string">
            <text:p>RF</text:p>
          </table:table-cell>
          <table:table-cell table:formula="of:=[$Metrics_AllClassifiers_Equi.D33]" office:value-type="float" office:value="49.3333333333333" calcext:value-type="float">
            <text:p>49.3333333333333</text:p>
          </table:table-cell>
          <table:table-cell table:formula="of:=[$Metrics_AllClassifiers_Equi.E33]" office:value-type="float" office:value="7.59493670886076" calcext:value-type="float">
            <text:p>7.59493670886076</text:p>
          </table:table-cell>
          <table:table-cell table:formula="of:=[$Metrics_AllClassifiers_Equi.F33]" office:value-type="float" office:value="66.6666666666667" calcext:value-type="float">
            <text:p>66.6666666666667</text:p>
          </table:table-cell>
          <table:table-cell table:formula="of:=[$Metrics_AllClassifiers_Equi.G33]" office:value-type="float" office:value="13.6363636363636" calcext:value-type="float">
            <text:p>13.6363636363636</text:p>
          </table:table-cell>
          <table:table-cell/>
          <table:table-cell table:formula="of:=[$Metrics_AllClassifiers_Min.A33]" office:value-type="string" office:string-value="countPositive" calcext:value-type="string">
            <text:p>countPositive</text:p>
          </table:table-cell>
          <table:table-cell table:formula="of:=[$Metrics_AllClassifiers_Min.B33]" office:value-type="string" office:string-value="MINIMAL" calcext:value-type="string">
            <text:p>MINIMAL</text:p>
          </table:table-cell>
          <table:table-cell table:formula="of:=[$Metrics_AllClassifiers_Min.C33]" office:value-type="string" office:string-value="DT" calcext:value-type="string">
            <text:p>DT</text:p>
          </table:table-cell>
          <table:table-cell table:formula="of:=[$Metrics_AllClassifiers_Min.D33]" office:value-type="float" office:value="94.6666666666667" calcext:value-type="float">
            <text:p>94.6666666666667</text:p>
          </table:table-cell>
          <table:table-cell table:formula="of:=[$Metrics_AllClassifiers_Min.E33]" office:value-type="float" office:value="0" calcext:value-type="float">
            <text:p>0</text:p>
          </table:table-cell>
          <table:table-cell table:formula="of:=[$Metrics_AllClassifiers_Min.F33]" office:value-type="float" office:value="0" calcext:value-type="float">
            <text:p>0</text:p>
          </table:table-cell>
          <table:table-cell table:formula="of:=[$Metrics_AllClassifiers_Min.G33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34]" office:value-type="string" office:string-value="countPositive" calcext:value-type="string">
            <text:p>countPositive</text:p>
          </table:table-cell>
          <table:table-cell table:formula="of:=[$Metrics_AllClassifiers_Equi.B34]" office:value-type="string" office:string-value="EQUIVALENT" calcext:value-type="string">
            <text:p>EQUIVALENT</text:p>
          </table:table-cell>
          <table:table-cell table:formula="of:=[$Metrics_AllClassifiers_Equi.C34]" office:value-type="string" office:string-value="GNB" calcext:value-type="string">
            <text:p>GNB</text:p>
          </table:table-cell>
          <table:table-cell table:formula="of:=[$Metrics_AllClassifiers_Equi.D34]" office:value-type="float" office:value="46.6666666666667" calcext:value-type="float">
            <text:p>46.6666666666667</text:p>
          </table:table-cell>
          <table:table-cell table:formula="of:=[$Metrics_AllClassifiers_Equi.E34]" office:value-type="float" office:value="7.2289156626506" calcext:value-type="float">
            <text:p>7.2289156626506</text:p>
          </table:table-cell>
          <table:table-cell table:formula="of:=[$Metrics_AllClassifiers_Equi.F34]" office:value-type="float" office:value="66.6666666666667" calcext:value-type="float">
            <text:p>66.6666666666667</text:p>
          </table:table-cell>
          <table:table-cell table:formula="of:=[$Metrics_AllClassifiers_Equi.G34]" office:value-type="float" office:value="13.0434782608696" calcext:value-type="float">
            <text:p>13.0434782608696</text:p>
          </table:table-cell>
          <table:table-cell/>
          <table:table-cell table:formula="of:=[$Metrics_AllClassifiers_Min.A34]" office:value-type="string" office:string-value="countPositive" calcext:value-type="string">
            <text:p>countPositive</text:p>
          </table:table-cell>
          <table:table-cell table:formula="of:=[$Metrics_AllClassifiers_Min.B34]" office:value-type="string" office:string-value="MINIMAL" calcext:value-type="string">
            <text:p>MINIMAL</text:p>
          </table:table-cell>
          <table:table-cell table:formula="of:=[$Metrics_AllClassifiers_Min.C34]" office:value-type="string" office:string-value="RF" calcext:value-type="string">
            <text:p>RF</text:p>
          </table:table-cell>
          <table:table-cell table:formula="of:=[$Metrics_AllClassifiers_Min.D34]" office:value-type="float" office:value="94.6666666666667" calcext:value-type="float">
            <text:p>94.6666666666667</text:p>
          </table:table-cell>
          <table:table-cell table:formula="of:=[$Metrics_AllClassifiers_Min.E34]" office:value-type="float" office:value="0" calcext:value-type="float">
            <text:p>0</text:p>
          </table:table-cell>
          <table:table-cell table:formula="of:=[$Metrics_AllClassifiers_Min.F34]" office:value-type="float" office:value="0" calcext:value-type="float">
            <text:p>0</text:p>
          </table:table-cell>
          <table:table-cell table:formula="of:=[$Metrics_AllClassifiers_Min.G34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35]" office:value-type="string" office:string-value="countPositive" calcext:value-type="string">
            <text:p>countPositive</text:p>
          </table:table-cell>
          <table:table-cell table:formula="of:=[$Metrics_AllClassifiers_Equi.B35]" office:value-type="string" office:string-value="EQUIVALENT" calcext:value-type="string">
            <text:p>EQUIVALENT</text:p>
          </table:table-cell>
          <table:table-cell table:formula="of:=[$Metrics_AllClassifiers_Equi.C35]" office:value-type="string" office:string-value="LR" calcext:value-type="string">
            <text:p>LR</text:p>
          </table:table-cell>
          <table:table-cell table:formula="of:=[$Metrics_AllClassifiers_Equi.D35]" office:value-type="float" office:value="58.6666666666667" calcext:value-type="float">
            <text:p>58.6666666666667</text:p>
          </table:table-cell>
          <table:table-cell table:formula="of:=[$Metrics_AllClassifiers_Equi.E35]" office:value-type="float" office:value="1.81818181818182" calcext:value-type="float">
            <text:p>1.81818181818182</text:p>
          </table:table-cell>
          <table:table-cell table:formula="of:=[$Metrics_AllClassifiers_Equi.F35]" office:value-type="float" office:value="11.1111111111111" calcext:value-type="float">
            <text:p>11.1111111111111</text:p>
          </table:table-cell>
          <table:table-cell table:formula="of:=[$Metrics_AllClassifiers_Equi.G35]" office:value-type="float" office:value="3.125" calcext:value-type="float">
            <text:p>3.125</text:p>
          </table:table-cell>
          <table:table-cell/>
          <table:table-cell table:formula="of:=[$Metrics_AllClassifiers_Min.A35]" office:value-type="string" office:string-value="countPositive" calcext:value-type="string">
            <text:p>countPositive</text:p>
          </table:table-cell>
          <table:table-cell table:formula="of:=[$Metrics_AllClassifiers_Min.B35]" office:value-type="string" office:string-value="MINIMAL" calcext:value-type="string">
            <text:p>MINIMAL</text:p>
          </table:table-cell>
          <table:table-cell table:formula="of:=[$Metrics_AllClassifiers_Min.C35]" office:value-type="string" office:string-value="SVM" calcext:value-type="string">
            <text:p>SVM</text:p>
          </table:table-cell>
          <table:table-cell table:formula="of:=[$Metrics_AllClassifiers_Min.D35]" office:value-type="float" office:value="94.6666666666667" calcext:value-type="float">
            <text:p>94.6666666666667</text:p>
          </table:table-cell>
          <table:table-cell table:formula="of:=[$Metrics_AllClassifiers_Min.E35]" office:value-type="float" office:value="0" calcext:value-type="float">
            <text:p>0</text:p>
          </table:table-cell>
          <table:table-cell table:formula="of:=[$Metrics_AllClassifiers_Min.F35]" office:value-type="float" office:value="0" calcext:value-type="float">
            <text:p>0</text:p>
          </table:table-cell>
          <table:table-cell table:formula="of:=[$Metrics_AllClassifiers_Min.G35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36]" office:value-type="string" office:string-value="countPositive" calcext:value-type="string">
            <text:p>countPositive</text:p>
          </table:table-cell>
          <table:table-cell table:formula="of:=[$Metrics_AllClassifiers_Equi.B36]" office:value-type="string" office:string-value="EQUIVALENT" calcext:value-type="string">
            <text:p>EQUIVALENT</text:p>
          </table:table-cell>
          <table:table-cell table:formula="of:=[$Metrics_AllClassifiers_Equi.C36]" office:value-type="string" office:string-value="LDA" calcext:value-type="string">
            <text:p>LDA</text:p>
          </table:table-cell>
          <table:table-cell table:formula="of:=[$Metrics_AllClassifiers_Equi.D36]" office:value-type="float" office:value="56" calcext:value-type="float">
            <text:p>56</text:p>
          </table:table-cell>
          <table:table-cell table:formula="of:=[$Metrics_AllClassifiers_Equi.E36]" office:value-type="float" office:value="1.69491525423729" calcext:value-type="float">
            <text:p>1.69491525423729</text:p>
          </table:table-cell>
          <table:table-cell table:formula="of:=[$Metrics_AllClassifiers_Equi.F36]" office:value-type="float" office:value="11.1111111111111" calcext:value-type="float">
            <text:p>11.1111111111111</text:p>
          </table:table-cell>
          <table:table-cell table:formula="of:=[$Metrics_AllClassifiers_Equi.G36]" office:value-type="float" office:value="2.94117647058823" calcext:value-type="float">
            <text:p>2.94117647058823</text:p>
          </table:table-cell>
          <table:table-cell/>
          <table:table-cell table:formula="of:=[$Metrics_AllClassifiers_Min.A36]" office:value-type="string" office:string-value="countPositive" calcext:value-type="string">
            <text:p>countPositive</text:p>
          </table:table-cell>
          <table:table-cell table:formula="of:=[$Metrics_AllClassifiers_Min.B36]" office:value-type="string" office:string-value="MINIMAL" calcext:value-type="string">
            <text:p>MINIMAL</text:p>
          </table:table-cell>
          <table:table-cell table:formula="of:=[$Metrics_AllClassifiers_Min.C36]" office:value-type="string" office:string-value="LR" calcext:value-type="string">
            <text:p>LR</text:p>
          </table:table-cell>
          <table:table-cell table:formula="of:=[$Metrics_AllClassifiers_Min.D36]" office:value-type="float" office:value="59.3333333333333" calcext:value-type="float">
            <text:p>59.3333333333333</text:p>
          </table:table-cell>
          <table:table-cell table:formula="of:=[$Metrics_AllClassifiers_Min.E36]" office:value-type="float" office:value="0" calcext:value-type="float">
            <text:p>0</text:p>
          </table:table-cell>
          <table:table-cell table:formula="of:=[$Metrics_AllClassifiers_Min.F36]" office:value-type="float" office:value="0" calcext:value-type="float">
            <text:p>0</text:p>
          </table:table-cell>
          <table:table-cell table:formula="of:=[$Metrics_AllClassifiers_Min.G36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37]" office:value-type="string" office:string-value="date-plus" calcext:value-type="string">
            <text:p>date-plus</text:p>
          </table:table-cell>
          <table:table-cell table:formula="of:=[$Metrics_AllClassifiers_Equi.B37]" office:value-type="string" office:string-value="EQUIVALENT" calcext:value-type="string">
            <text:p>EQUIVALENT</text:p>
          </table:table-cell>
          <table:table-cell table:formula="of:=[$Metrics_AllClassifiers_Equi.C37]" office:value-type="string" office:string-value="LR" calcext:value-type="string">
            <text:p>LR</text:p>
          </table:table-cell>
          <table:table-cell table:formula="of:=[$Metrics_AllClassifiers_Equi.D37]" office:value-type="float" office:value="89.1746163417669" calcext:value-type="float">
            <text:p>89.1746163417669</text:p>
          </table:table-cell>
          <table:table-cell table:formula="of:=[$Metrics_AllClassifiers_Equi.E37]" office:value-type="float" office:value="28.8372093023256" calcext:value-type="float">
            <text:p>28.8372093023256</text:p>
          </table:table-cell>
          <table:table-cell table:formula="of:=[$Metrics_AllClassifiers_Equi.F37]" office:value-type="float" office:value="36.4705882352941" calcext:value-type="float">
            <text:p>36.4705882352941</text:p>
          </table:table-cell>
          <table:table-cell table:formula="of:=[$Metrics_AllClassifiers_Equi.G37]" office:value-type="float" office:value="32.2077922077922" calcext:value-type="float">
            <text:p>32.2077922077922</text:p>
          </table:table-cell>
          <table:table-cell/>
          <table:table-cell table:formula="of:=[$Metrics_AllClassifiers_Min.A37]" office:value-type="string" office:string-value="date-plus" calcext:value-type="string">
            <text:p>date-plus</text:p>
          </table:table-cell>
          <table:table-cell table:formula="of:=[$Metrics_AllClassifiers_Min.B37]" office:value-type="string" office:string-value="MINIMAL" calcext:value-type="string">
            <text:p>MINIMAL</text:p>
          </table:table-cell>
          <table:table-cell table:formula="of:=[$Metrics_AllClassifiers_Min.C37]" office:value-type="string" office:string-value="KNN" calcext:value-type="string">
            <text:p>KNN</text:p>
          </table:table-cell>
          <table:table-cell table:formula="of:=[$Metrics_AllClassifiers_Min.D37]" office:value-type="float" office:value="70.3027789299046" calcext:value-type="float">
            <text:p>70.3027789299046</text:p>
          </table:table-cell>
          <table:table-cell table:formula="of:=[$Metrics_AllClassifiers_Min.E37]" office:value-type="float" office:value="13.0597014925373" calcext:value-type="float">
            <text:p>13.0597014925373</text:p>
          </table:table-cell>
          <table:table-cell table:formula="of:=[$Metrics_AllClassifiers_Min.F37]" office:value-type="float" office:value="21.875" calcext:value-type="float">
            <text:p>21.875</text:p>
          </table:table-cell>
          <table:table-cell table:formula="of:=[$Metrics_AllClassifiers_Min.G37]" office:value-type="float" office:value="16.3551401869159" calcext:value-type="float">
            <text:p>16.3551401869159</text:p>
          </table:table-cell>
        </table:table-row>
        <table:table-row table:style-name="ro1">
          <table:table-cell table:formula="of:=[$Metrics_AllClassifiers_Equi.A38]" office:value-type="string" office:string-value="date-plus" calcext:value-type="string">
            <text:p>date-plus</text:p>
          </table:table-cell>
          <table:table-cell table:formula="of:=[$Metrics_AllClassifiers_Equi.B38]" office:value-type="string" office:string-value="EQUIVALENT" calcext:value-type="string">
            <text:p>EQUIVALENT</text:p>
          </table:table-cell>
          <table:table-cell table:formula="of:=[$Metrics_AllClassifiers_Equi.C38]" office:value-type="string" office:string-value="GNB" calcext:value-type="string">
            <text:p>GNB</text:p>
          </table:table-cell>
          <table:table-cell table:formula="of:=[$Metrics_AllClassifiers_Equi.D38]" office:value-type="float" office:value="56.3251762754044" calcext:value-type="float">
            <text:p>56.3251762754044</text:p>
          </table:table-cell>
          <table:table-cell table:formula="of:=[$Metrics_AllClassifiers_Equi.E38]" office:value-type="float" office:value="8.23084200567644" calcext:value-type="float">
            <text:p>8.23084200567644</text:p>
          </table:table-cell>
          <table:table-cell table:formula="of:=[$Metrics_AllClassifiers_Equi.F38]" office:value-type="float" office:value="51.1764705882353" calcext:value-type="float">
            <text:p>51.1764705882353</text:p>
          </table:table-cell>
          <table:table-cell table:formula="of:=[$Metrics_AllClassifiers_Equi.G38]" office:value-type="float" office:value="14.1809290953545" calcext:value-type="float">
            <text:p>14.1809290953545</text:p>
          </table:table-cell>
          <table:table-cell/>
          <table:table-cell table:formula="of:=[$Metrics_AllClassifiers_Min.A38]" office:value-type="string" office:string-value="date-plus" calcext:value-type="string">
            <text:p>date-plus</text:p>
          </table:table-cell>
          <table:table-cell table:formula="of:=[$Metrics_AllClassifiers_Min.B38]" office:value-type="string" office:string-value="MINIMAL" calcext:value-type="string">
            <text:p>MINIMAL</text:p>
          </table:table-cell>
          <table:table-cell table:formula="of:=[$Metrics_AllClassifiers_Min.C38]" office:value-type="string" office:string-value="DT" calcext:value-type="string">
            <text:p>DT</text:p>
          </table:table-cell>
          <table:table-cell table:formula="of:=[$Metrics_AllClassifiers_Min.D38]" office:value-type="float" office:value="69.5147241808378" calcext:value-type="float">
            <text:p>69.5147241808378</text:p>
          </table:table-cell>
          <table:table-cell table:formula="of:=[$Metrics_AllClassifiers_Min.E38]" office:value-type="float" office:value="10.4761904761905" calcext:value-type="float">
            <text:p>10.4761904761905</text:p>
          </table:table-cell>
          <table:table-cell table:formula="of:=[$Metrics_AllClassifiers_Min.F38]" office:value-type="float" office:value="17.1875" calcext:value-type="float">
            <text:p>17.1875</text:p>
          </table:table-cell>
          <table:table-cell table:formula="of:=[$Metrics_AllClassifiers_Min.G38]" office:value-type="float" office:value="13.0177514792899" calcext:value-type="float">
            <text:p>13.0177514792899</text:p>
          </table:table-cell>
        </table:table-row>
        <table:table-row table:style-name="ro1">
          <table:table-cell table:formula="of:=[$Metrics_AllClassifiers_Equi.A39]" office:value-type="string" office:string-value="date-plus" calcext:value-type="string">
            <text:p>date-plus</text:p>
          </table:table-cell>
          <table:table-cell table:formula="of:=[$Metrics_AllClassifiers_Equi.B39]" office:value-type="string" office:string-value="EQUIVALENT" calcext:value-type="string">
            <text:p>EQUIVALENT</text:p>
          </table:table-cell>
          <table:table-cell table:formula="of:=[$Metrics_AllClassifiers_Equi.C39]" office:value-type="string" office:string-value="DT" calcext:value-type="string">
            <text:p>DT</text:p>
          </table:table-cell>
          <table:table-cell table:formula="of:=[$Metrics_AllClassifiers_Equi.D39]" office:value-type="float" office:value="79.9668187474077" calcext:value-type="float">
            <text:p>79.9668187474077</text:p>
          </table:table-cell>
          <table:table-cell table:formula="of:=[$Metrics_AllClassifiers_Equi.E39]" office:value-type="float" office:value="8.26666666666667" calcext:value-type="float">
            <text:p>8.26666666666667</text:p>
          </table:table-cell>
          <table:table-cell table:formula="of:=[$Metrics_AllClassifiers_Equi.F39]" office:value-type="float" office:value="18.2352941176471" calcext:value-type="float">
            <text:p>18.2352941176471</text:p>
          </table:table-cell>
          <table:table-cell table:formula="of:=[$Metrics_AllClassifiers_Equi.G39]" office:value-type="float" office:value="11.3761467889908" calcext:value-type="float">
            <text:p>11.3761467889908</text:p>
          </table:table-cell>
          <table:table-cell/>
          <table:table-cell table:formula="of:=[$Metrics_AllClassifiers_Min.A39]" office:value-type="string" office:string-value="date-plus" calcext:value-type="string">
            <text:p>date-plus</text:p>
          </table:table-cell>
          <table:table-cell table:formula="of:=[$Metrics_AllClassifiers_Min.B39]" office:value-type="string" office:string-value="MINIMAL" calcext:value-type="string">
            <text:p>MINIMAL</text:p>
          </table:table-cell>
          <table:table-cell table:formula="of:=[$Metrics_AllClassifiers_Min.C39]" office:value-type="string" office:string-value="GNB" calcext:value-type="string">
            <text:p>GNB</text:p>
          </table:table-cell>
          <table:table-cell table:formula="of:=[$Metrics_AllClassifiers_Min.D39]" office:value-type="float" office:value="69.9709664039817" calcext:value-type="float">
            <text:p>69.9709664039817</text:p>
          </table:table-cell>
          <table:table-cell table:formula="of:=[$Metrics_AllClassifiers_Min.E39]" office:value-type="float" office:value="10.0790513833992" calcext:value-type="float">
            <text:p>10.0790513833992</text:p>
          </table:table-cell>
          <table:table-cell table:formula="of:=[$Metrics_AllClassifiers_Min.F39]" office:value-type="float" office:value="15.9375" calcext:value-type="float">
            <text:p>15.9375</text:p>
          </table:table-cell>
          <table:table-cell table:formula="of:=[$Metrics_AllClassifiers_Min.G39]" office:value-type="float" office:value="12.3486682808717" calcext:value-type="float">
            <text:p>12.3486682808717</text:p>
          </table:table-cell>
        </table:table-row>
        <table:table-row table:style-name="ro1">
          <table:table-cell table:formula="of:=[$Metrics_AllClassifiers_Equi.A40]" office:value-type="string" office:string-value="date-plus" calcext:value-type="string">
            <text:p>date-plus</text:p>
          </table:table-cell>
          <table:table-cell table:formula="of:=[$Metrics_AllClassifiers_Equi.B40]" office:value-type="string" office:string-value="EQUIVALENT" calcext:value-type="string">
            <text:p>EQUIVALENT</text:p>
          </table:table-cell>
          <table:table-cell table:formula="of:=[$Metrics_AllClassifiers_Equi.C40]" office:value-type="string" office:string-value="KNN" calcext:value-type="string">
            <text:p>KNN</text:p>
          </table:table-cell>
          <table:table-cell table:formula="of:=[$Metrics_AllClassifiers_Equi.D40]" office:value-type="float" office:value="44.3799253421817" calcext:value-type="float">
            <text:p>44.3799253421817</text:p>
          </table:table-cell>
          <table:table-cell table:formula="of:=[$Metrics_AllClassifiers_Equi.E40]" office:value-type="float" office:value="6.20792819745699" calcext:value-type="float">
            <text:p>6.20792819745699</text:p>
          </table:table-cell>
          <table:table-cell table:formula="of:=[$Metrics_AllClassifiers_Equi.F40]" office:value-type="float" office:value="48.8235294117647" calcext:value-type="float">
            <text:p>48.8235294117647</text:p>
          </table:table-cell>
          <table:table-cell table:formula="of:=[$Metrics_AllClassifiers_Equi.G40]" office:value-type="float" office:value="11.0152621101526" calcext:value-type="float">
            <text:p>11.0152621101526</text:p>
          </table:table-cell>
          <table:table-cell/>
          <table:table-cell table:formula="of:=[$Metrics_AllClassifiers_Min.A40]" office:value-type="string" office:string-value="date-plus" calcext:value-type="string">
            <text:p>date-plus</text:p>
          </table:table-cell>
          <table:table-cell table:formula="of:=[$Metrics_AllClassifiers_Min.B40]" office:value-type="string" office:string-value="MINIMAL" calcext:value-type="string">
            <text:p>MINIMAL</text:p>
          </table:table-cell>
          <table:table-cell table:formula="of:=[$Metrics_AllClassifiers_Min.C40]" office:value-type="string" office:string-value="RF" calcext:value-type="string">
            <text:p>RF</text:p>
          </table:table-cell>
          <table:table-cell table:formula="of:=[$Metrics_AllClassifiers_Min.D40]" office:value-type="float" office:value="85.5246785566155" calcext:value-type="float">
            <text:p>85.5246785566155</text:p>
          </table:table-cell>
          <table:table-cell table:formula="of:=[$Metrics_AllClassifiers_Min.E40]" office:value-type="float" office:value="24.5614035087719" calcext:value-type="float">
            <text:p>24.5614035087719</text:p>
          </table:table-cell>
          <table:table-cell table:formula="of:=[$Metrics_AllClassifiers_Min.F40]" office:value-type="float" office:value="4.375" calcext:value-type="float">
            <text:p>4.375</text:p>
          </table:table-cell>
          <table:table-cell table:formula="of:=[$Metrics_AllClassifiers_Min.G40]" office:value-type="float" office:value="7.42705570291777" calcext:value-type="float">
            <text:p>7.42705570291777</text:p>
          </table:table-cell>
        </table:table-row>
        <table:table-row table:style-name="ro1">
          <table:table-cell table:formula="of:=[$Metrics_AllClassifiers_Equi.A41]" office:value-type="string" office:string-value="date-plus" calcext:value-type="string">
            <text:p>date-plus</text:p>
          </table:table-cell>
          <table:table-cell table:formula="of:=[$Metrics_AllClassifiers_Equi.B41]" office:value-type="string" office:string-value="EQUIVALENT" calcext:value-type="string">
            <text:p>EQUIVALENT</text:p>
          </table:table-cell>
          <table:table-cell table:formula="of:=[$Metrics_AllClassifiers_Equi.C41]" office:value-type="string" office:string-value="RF" calcext:value-type="string">
            <text:p>RF</text:p>
          </table:table-cell>
          <table:table-cell table:formula="of:=[$Metrics_AllClassifiers_Equi.D41]" office:value-type="float" office:value="81.2940688510991" calcext:value-type="float">
            <text:p>81.2940688510991</text:p>
          </table:table-cell>
          <table:table-cell table:formula="of:=[$Metrics_AllClassifiers_Equi.E41]" office:value-type="float" office:value="7.29483282674772" calcext:value-type="float">
            <text:p>7.29483282674772</text:p>
          </table:table-cell>
          <table:table-cell table:formula="of:=[$Metrics_AllClassifiers_Equi.F41]" office:value-type="float" office:value="14.1176470588235" calcext:value-type="float">
            <text:p>14.1176470588235</text:p>
          </table:table-cell>
          <table:table-cell table:formula="of:=[$Metrics_AllClassifiers_Equi.G41]" office:value-type="float" office:value="9.61923847695391" calcext:value-type="float">
            <text:p>9.61923847695391</text:p>
          </table:table-cell>
          <table:table-cell/>
          <table:table-cell table:formula="of:=[$Metrics_AllClassifiers_Min.A41]" office:value-type="string" office:string-value="date-plus" calcext:value-type="string">
            <text:p>date-plus</text:p>
          </table:table-cell>
          <table:table-cell table:formula="of:=[$Metrics_AllClassifiers_Min.B41]" office:value-type="string" office:string-value="MINIMAL" calcext:value-type="string">
            <text:p>MINIMAL</text:p>
          </table:table-cell>
          <table:table-cell table:formula="of:=[$Metrics_AllClassifiers_Min.C41]" office:value-type="string" office:string-value="LDA" calcext:value-type="string">
            <text:p>LDA</text:p>
          </table:table-cell>
          <table:table-cell table:formula="of:=[$Metrics_AllClassifiers_Min.D41]" office:value-type="float" office:value="85.9809207797595" calcext:value-type="float">
            <text:p>85.9809207797595</text:p>
          </table:table-cell>
          <table:table-cell table:formula="of:=[$Metrics_AllClassifiers_Min.E41]" office:value-type="float" office:value="12.5" calcext:value-type="float">
            <text:p>12.5</text:p>
          </table:table-cell>
          <table:table-cell table:formula="of:=[$Metrics_AllClassifiers_Min.F41]" office:value-type="float" office:value="0.9375" calcext:value-type="float">
            <text:p>0.9375</text:p>
          </table:table-cell>
          <table:table-cell table:formula="of:=[$Metrics_AllClassifiers_Min.G41]" office:value-type="float" office:value="1.74418604651163" calcext:value-type="float">
            <text:p>1.74418604651163</text:p>
          </table:table-cell>
        </table:table-row>
        <table:table-row table:style-name="ro1">
          <table:table-cell table:formula="of:=[$Metrics_AllClassifiers_Equi.A42]" office:value-type="string" office:string-value="date-plus" calcext:value-type="string">
            <text:p>date-plus</text:p>
          </table:table-cell>
          <table:table-cell table:formula="of:=[$Metrics_AllClassifiers_Equi.B42]" office:value-type="string" office:string-value="EQUIVALENT" calcext:value-type="string">
            <text:p>EQUIVALENT</text:p>
          </table:table-cell>
          <table:table-cell table:formula="of:=[$Metrics_AllClassifiers_Equi.C42]" office:value-type="string" office:string-value="LDA" calcext:value-type="string">
            <text:p>LDA</text:p>
          </table:table-cell>
          <table:table-cell table:formula="of:=[$Metrics_AllClassifiers_Equi.D42]" office:value-type="float" office:value="82.5798423890502" calcext:value-type="float">
            <text:p>82.5798423890502</text:p>
          </table:table-cell>
          <table:table-cell table:formula="of:=[$Metrics_AllClassifiers_Equi.E42]" office:value-type="float" office:value="7.48299319727891" calcext:value-type="float">
            <text:p>7.48299319727891</text:p>
          </table:table-cell>
          <table:table-cell table:formula="of:=[$Metrics_AllClassifiers_Equi.F42]" office:value-type="float" office:value="12.9411764705882" calcext:value-type="float">
            <text:p>12.9411764705882</text:p>
          </table:table-cell>
          <table:table-cell table:formula="of:=[$Metrics_AllClassifiers_Equi.G42]" office:value-type="float" office:value="9.48275862068966" calcext:value-type="float">
            <text:p>9.48275862068966</text:p>
          </table:table-cell>
          <table:table-cell/>
          <table:table-cell table:formula="of:=[$Metrics_AllClassifiers_Min.A42]" office:value-type="string" office:string-value="date-plus" calcext:value-type="string">
            <text:p>date-plus</text:p>
          </table:table-cell>
          <table:table-cell table:formula="of:=[$Metrics_AllClassifiers_Min.B42]" office:value-type="string" office:string-value="MINIMAL" calcext:value-type="string">
            <text:p>MINIMAL</text:p>
          </table:table-cell>
          <table:table-cell table:formula="of:=[$Metrics_AllClassifiers_Min.C42]" office:value-type="string" office:string-value="SVM" calcext:value-type="string">
            <text:p>SVM</text:p>
          </table:table-cell>
          <table:table-cell table:formula="of:=[$Metrics_AllClassifiers_Min.D42]" office:value-type="float" office:value="86.7274989630859" calcext:value-type="float">
            <text:p>86.7274989630859</text:p>
          </table:table-cell>
          <table:table-cell table:formula="of:=[$Metrics_AllClassifiers_Min.E42]" office:value-type="float" office:value="0" calcext:value-type="float">
            <text:p>0</text:p>
          </table:table-cell>
          <table:table-cell table:formula="of:=[$Metrics_AllClassifiers_Min.F42]" office:value-type="float" office:value="0" calcext:value-type="float">
            <text:p>0</text:p>
          </table:table-cell>
          <table:table-cell table:formula="of:=[$Metrics_AllClassifiers_Min.G42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43]" office:value-type="string" office:string-value="date-plus" calcext:value-type="string">
            <text:p>date-plus</text:p>
          </table:table-cell>
          <table:table-cell table:formula="of:=[$Metrics_AllClassifiers_Equi.B43]" office:value-type="string" office:string-value="EQUIVALENT" calcext:value-type="string">
            <text:p>EQUIVALENT</text:p>
          </table:table-cell>
          <table:table-cell table:formula="of:=[$Metrics_AllClassifiers_Equi.C43]" office:value-type="string" office:string-value="SVM" calcext:value-type="string">
            <text:p>SVM</text:p>
          </table:table-cell>
          <table:table-cell table:formula="of:=[$Metrics_AllClassifiers_Equi.D43]" office:value-type="float" office:value="82.4139361260888" calcext:value-type="float">
            <text:p>82.4139361260888</text:p>
          </table:table-cell>
          <table:table-cell table:formula="of:=[$Metrics_AllClassifiers_Equi.E43]" office:value-type="float" office:value="3.98550724637681" calcext:value-type="float">
            <text:p>3.98550724637681</text:p>
          </table:table-cell>
          <table:table-cell table:formula="of:=[$Metrics_AllClassifiers_Equi.F43]" office:value-type="float" office:value="6.47058823529412" calcext:value-type="float">
            <text:p>6.47058823529412</text:p>
          </table:table-cell>
          <table:table-cell table:formula="of:=[$Metrics_AllClassifiers_Equi.G43]" office:value-type="float" office:value="4.93273542600897" calcext:value-type="float">
            <text:p>4.93273542600897</text:p>
          </table:table-cell>
          <table:table-cell/>
          <table:table-cell table:formula="of:=[$Metrics_AllClassifiers_Min.A43]" office:value-type="string" office:string-value="date-plus" calcext:value-type="string">
            <text:p>date-plus</text:p>
          </table:table-cell>
          <table:table-cell table:formula="of:=[$Metrics_AllClassifiers_Min.B43]" office:value-type="string" office:string-value="MINIMAL" calcext:value-type="string">
            <text:p>MINIMAL</text:p>
          </table:table-cell>
          <table:table-cell table:formula="of:=[$Metrics_AllClassifiers_Min.C43]" office:value-type="string" office:string-value="LR" calcext:value-type="string">
            <text:p>LR</text:p>
          </table:table-cell>
          <table:table-cell table:formula="of:=[$Metrics_AllClassifiers_Min.D43]" office:value-type="float" office:value="86.395686437163" calcext:value-type="float">
            <text:p>86.395686437163</text:p>
          </table:table-cell>
          <table:table-cell table:formula="of:=[$Metrics_AllClassifiers_Min.E43]" office:value-type="float" office:value="0" calcext:value-type="float">
            <text:p>0</text:p>
          </table:table-cell>
          <table:table-cell table:formula="of:=[$Metrics_AllClassifiers_Min.F43]" office:value-type="float" office:value="0" calcext:value-type="float">
            <text:p>0</text:p>
          </table:table-cell>
          <table:table-cell table:formula="of:=[$Metrics_AllClassifiers_Min.G43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44]" office:value-type="string" office:string-value="DigitReverser" calcext:value-type="string">
            <text:p>DigitReverser</text:p>
          </table:table-cell>
          <table:table-cell table:formula="of:=[$Metrics_AllClassifiers_Equi.B44]" office:value-type="string" office:string-value="EQUIVALENT" calcext:value-type="string">
            <text:p>EQUIVALENT</text:p>
          </table:table-cell>
          <table:table-cell table:formula="of:=[$Metrics_AllClassifiers_Equi.C44]" office:value-type="string" office:string-value="RF" calcext:value-type="string">
            <text:p>RF</text:p>
          </table:table-cell>
          <table:table-cell table:formula="of:=[$Metrics_AllClassifiers_Equi.D44]" office:value-type="float" office:value="87.2727272727273" calcext:value-type="float">
            <text:p>87.2727272727273</text:p>
          </table:table-cell>
          <table:table-cell table:formula="of:=[$Metrics_AllClassifiers_Equi.E44]" office:value-type="float" office:value="33.8709677419355" calcext:value-type="float">
            <text:p>33.8709677419355</text:p>
          </table:table-cell>
          <table:table-cell table:formula="of:=[$Metrics_AllClassifiers_Equi.F44]" office:value-type="float" office:value="48.8372093023256" calcext:value-type="float">
            <text:p>48.8372093023256</text:p>
          </table:table-cell>
          <table:table-cell table:formula="of:=[$Metrics_AllClassifiers_Equi.G44]" office:value-type="float" office:value="40" calcext:value-type="float">
            <text:p>40</text:p>
          </table:table-cell>
          <table:table-cell/>
          <table:table-cell table:formula="of:=[$Metrics_AllClassifiers_Min.A44]" office:value-type="string" office:string-value="DigitReverser" calcext:value-type="string">
            <text:p>DigitReverser</text:p>
          </table:table-cell>
          <table:table-cell table:formula="of:=[$Metrics_AllClassifiers_Min.B44]" office:value-type="string" office:string-value="MINIMAL" calcext:value-type="string">
            <text:p>MINIMAL</text:p>
          </table:table-cell>
          <table:table-cell table:formula="of:=[$Metrics_AllClassifiers_Min.C44]" office:value-type="string" office:string-value="DT" calcext:value-type="string">
            <text:p>DT</text:p>
          </table:table-cell>
          <table:table-cell table:formula="of:=[$Metrics_AllClassifiers_Min.D44]" office:value-type="float" office:value="96.7676767676768" calcext:value-type="float">
            <text:p>96.7676767676768</text:p>
          </table:table-cell>
          <table:table-cell table:formula="of:=[$Metrics_AllClassifiers_Min.E44]" office:value-type="float" office:value="9.09090909090909" calcext:value-type="float">
            <text:p>9.09090909090909</text:p>
          </table:table-cell>
          <table:table-cell table:formula="of:=[$Metrics_AllClassifiers_Min.F44]" office:value-type="float" office:value="14.2857142857143" calcext:value-type="float">
            <text:p>14.2857142857143</text:p>
          </table:table-cell>
          <table:table-cell table:formula="of:=[$Metrics_AllClassifiers_Min.G44]" office:value-type="float" office:value="11.1111111111111" calcext:value-type="float">
            <text:p>11.1111111111111</text:p>
          </table:table-cell>
        </table:table-row>
        <table:table-row table:style-name="ro1">
          <table:table-cell table:formula="of:=[$Metrics_AllClassifiers_Equi.A45]" office:value-type="string" office:string-value="DigitReverser" calcext:value-type="string">
            <text:p>DigitReverser</text:p>
          </table:table-cell>
          <table:table-cell table:formula="of:=[$Metrics_AllClassifiers_Equi.B45]" office:value-type="string" office:string-value="EQUIVALENT" calcext:value-type="string">
            <text:p>EQUIVALENT</text:p>
          </table:table-cell>
          <table:table-cell table:formula="of:=[$Metrics_AllClassifiers_Equi.C45]" office:value-type="string" office:string-value="DT" calcext:value-type="string">
            <text:p>DT</text:p>
          </table:table-cell>
          <table:table-cell table:formula="of:=[$Metrics_AllClassifiers_Equi.D45]" office:value-type="float" office:value="87.4747474747475" calcext:value-type="float">
            <text:p>87.4747474747475</text:p>
          </table:table-cell>
          <table:table-cell table:formula="of:=[$Metrics_AllClassifiers_Equi.E45]" office:value-type="float" office:value="32.7272727272727" calcext:value-type="float">
            <text:p>32.7272727272727</text:p>
          </table:table-cell>
          <table:table-cell table:formula="of:=[$Metrics_AllClassifiers_Equi.F45]" office:value-type="float" office:value="41.8604651162791" calcext:value-type="float">
            <text:p>41.8604651162791</text:p>
          </table:table-cell>
          <table:table-cell table:formula="of:=[$Metrics_AllClassifiers_Equi.G45]" office:value-type="float" office:value="36.734693877551" calcext:value-type="float">
            <text:p>36.734693877551</text:p>
          </table:table-cell>
          <table:table-cell/>
          <table:table-cell table:formula="of:=[$Metrics_AllClassifiers_Min.A45]" office:value-type="string" office:string-value="DigitReverser" calcext:value-type="string">
            <text:p>DigitReverser</text:p>
          </table:table-cell>
          <table:table-cell table:formula="of:=[$Metrics_AllClassifiers_Min.B45]" office:value-type="string" office:string-value="MINIMAL" calcext:value-type="string">
            <text:p>MINIMAL</text:p>
          </table:table-cell>
          <table:table-cell table:formula="of:=[$Metrics_AllClassifiers_Min.C45]" office:value-type="string" office:string-value="LDA" calcext:value-type="string">
            <text:p>LDA</text:p>
          </table:table-cell>
          <table:table-cell table:formula="of:=[$Metrics_AllClassifiers_Min.D45]" office:value-type="float" office:value="82.020202020202" calcext:value-type="float">
            <text:p>82.020202020202</text:p>
          </table:table-cell>
          <table:table-cell table:formula="of:=[$Metrics_AllClassifiers_Min.E45]" office:value-type="float" office:value="3.40909090909091" calcext:value-type="float">
            <text:p>3.40909090909091</text:p>
          </table:table-cell>
          <table:table-cell table:formula="of:=[$Metrics_AllClassifiers_Min.F45]" office:value-type="float" office:value="42.8571428571429" calcext:value-type="float">
            <text:p>42.8571428571429</text:p>
          </table:table-cell>
          <table:table-cell table:formula="of:=[$Metrics_AllClassifiers_Min.G45]" office:value-type="float" office:value="6.31578947368421" calcext:value-type="float">
            <text:p>6.31578947368421</text:p>
          </table:table-cell>
        </table:table-row>
        <table:table-row table:style-name="ro1">
          <table:table-cell table:formula="of:=[$Metrics_AllClassifiers_Equi.A46]" office:value-type="string" office:string-value="DigitReverser" calcext:value-type="string">
            <text:p>DigitReverser</text:p>
          </table:table-cell>
          <table:table-cell table:formula="of:=[$Metrics_AllClassifiers_Equi.B46]" office:value-type="string" office:string-value="EQUIVALENT" calcext:value-type="string">
            <text:p>EQUIVALENT</text:p>
          </table:table-cell>
          <table:table-cell table:formula="of:=[$Metrics_AllClassifiers_Equi.C46]" office:value-type="string" office:string-value="SVM" calcext:value-type="string">
            <text:p>SVM</text:p>
          </table:table-cell>
          <table:table-cell table:formula="of:=[$Metrics_AllClassifiers_Equi.D46]" office:value-type="float" office:value="90.7070707070707" calcext:value-type="float">
            <text:p>90.7070707070707</text:p>
          </table:table-cell>
          <table:table-cell table:formula="of:=[$Metrics_AllClassifiers_Equi.E46]" office:value-type="float" office:value="44.8275862068966" calcext:value-type="float">
            <text:p>44.8275862068966</text:p>
          </table:table-cell>
          <table:table-cell table:formula="of:=[$Metrics_AllClassifiers_Equi.F46]" office:value-type="float" office:value="30.2325581395349" calcext:value-type="float">
            <text:p>30.2325581395349</text:p>
          </table:table-cell>
          <table:table-cell table:formula="of:=[$Metrics_AllClassifiers_Equi.G46]" office:value-type="float" office:value="36.1111111111111" calcext:value-type="float">
            <text:p>36.1111111111111</text:p>
          </table:table-cell>
          <table:table-cell/>
          <table:table-cell table:formula="of:=[$Metrics_AllClassifiers_Min.A46]" office:value-type="string" office:string-value="DigitReverser" calcext:value-type="string">
            <text:p>DigitReverser</text:p>
          </table:table-cell>
          <table:table-cell table:formula="of:=[$Metrics_AllClassifiers_Min.B46]" office:value-type="string" office:string-value="MINIMAL" calcext:value-type="string">
            <text:p>MINIMAL</text:p>
          </table:table-cell>
          <table:table-cell table:formula="of:=[$Metrics_AllClassifiers_Min.C46]" office:value-type="string" office:string-value="KNN" calcext:value-type="string">
            <text:p>KNN</text:p>
          </table:table-cell>
          <table:table-cell table:formula="of:=[$Metrics_AllClassifiers_Min.D46]" office:value-type="float" office:value="81.010101010101" calcext:value-type="float">
            <text:p>81.010101010101</text:p>
          </table:table-cell>
          <table:table-cell table:formula="of:=[$Metrics_AllClassifiers_Min.E46]" office:value-type="float" office:value="2.1978021978022" calcext:value-type="float">
            <text:p>2.1978021978022</text:p>
          </table:table-cell>
          <table:table-cell table:formula="of:=[$Metrics_AllClassifiers_Min.F46]" office:value-type="float" office:value="28.5714285714286" calcext:value-type="float">
            <text:p>28.5714285714286</text:p>
          </table:table-cell>
          <table:table-cell table:formula="of:=[$Metrics_AllClassifiers_Min.G46]" office:value-type="float" office:value="4.08163265306123" calcext:value-type="float">
            <text:p>4.08163265306123</text:p>
          </table:table-cell>
        </table:table-row>
        <table:table-row table:style-name="ro1">
          <table:table-cell table:formula="of:=[$Metrics_AllClassifiers_Equi.A47]" office:value-type="string" office:string-value="DigitReverser" calcext:value-type="string">
            <text:p>DigitReverser</text:p>
          </table:table-cell>
          <table:table-cell table:formula="of:=[$Metrics_AllClassifiers_Equi.B47]" office:value-type="string" office:string-value="EQUIVALENT" calcext:value-type="string">
            <text:p>EQUIVALENT</text:p>
          </table:table-cell>
          <table:table-cell table:formula="of:=[$Metrics_AllClassifiers_Equi.C47]" office:value-type="string" office:string-value="KNN" calcext:value-type="string">
            <text:p>KNN</text:p>
          </table:table-cell>
          <table:table-cell table:formula="of:=[$Metrics_AllClassifiers_Equi.D47]" office:value-type="float" office:value="82.020202020202" calcext:value-type="float">
            <text:p>82.020202020202</text:p>
          </table:table-cell>
          <table:table-cell table:formula="of:=[$Metrics_AllClassifiers_Equi.E47]" office:value-type="float" office:value="26.0416666666667" calcext:value-type="float">
            <text:p>26.0416666666667</text:p>
          </table:table-cell>
          <table:table-cell table:formula="of:=[$Metrics_AllClassifiers_Equi.F47]" office:value-type="float" office:value="58.1395348837209" calcext:value-type="float">
            <text:p>58.1395348837209</text:p>
          </table:table-cell>
          <table:table-cell table:formula="of:=[$Metrics_AllClassifiers_Equi.G47]" office:value-type="float" office:value="35.9712230215827" calcext:value-type="float">
            <text:p>35.9712230215827</text:p>
          </table:table-cell>
          <table:table-cell/>
          <table:table-cell table:formula="of:=[$Metrics_AllClassifiers_Min.A47]" office:value-type="string" office:string-value="DigitReverser" calcext:value-type="string">
            <text:p>DigitReverser</text:p>
          </table:table-cell>
          <table:table-cell table:formula="of:=[$Metrics_AllClassifiers_Min.B47]" office:value-type="string" office:string-value="MINIMAL" calcext:value-type="string">
            <text:p>MINIMAL</text:p>
          </table:table-cell>
          <table:table-cell table:formula="of:=[$Metrics_AllClassifiers_Min.C47]" office:value-type="string" office:string-value="GNB" calcext:value-type="string">
            <text:p>GNB</text:p>
          </table:table-cell>
          <table:table-cell table:formula="of:=[$Metrics_AllClassifiers_Min.D47]" office:value-type="float" office:value="60.4040404040404" calcext:value-type="float">
            <text:p>60.4040404040404</text:p>
          </table:table-cell>
          <table:table-cell table:formula="of:=[$Metrics_AllClassifiers_Min.E47]" office:value-type="float" office:value="1.53846153846154" calcext:value-type="float">
            <text:p>1.53846153846154</text:p>
          </table:table-cell>
          <table:table-cell table:formula="of:=[$Metrics_AllClassifiers_Min.F47]" office:value-type="float" office:value="42.8571428571429" calcext:value-type="float">
            <text:p>42.8571428571429</text:p>
          </table:table-cell>
          <table:table-cell table:formula="of:=[$Metrics_AllClassifiers_Min.G47]" office:value-type="float" office:value="2.97029702970297" calcext:value-type="float">
            <text:p>2.97029702970297</text:p>
          </table:table-cell>
        </table:table-row>
        <table:table-row table:style-name="ro1">
          <table:table-cell table:formula="of:=[$Metrics_AllClassifiers_Equi.A48]" office:value-type="string" office:string-value="DigitReverser" calcext:value-type="string">
            <text:p>DigitReverser</text:p>
          </table:table-cell>
          <table:table-cell table:formula="of:=[$Metrics_AllClassifiers_Equi.B48]" office:value-type="string" office:string-value="EQUIVALENT" calcext:value-type="string">
            <text:p>EQUIVALENT</text:p>
          </table:table-cell>
          <table:table-cell table:formula="of:=[$Metrics_AllClassifiers_Equi.C48]" office:value-type="string" office:string-value="LDA" calcext:value-type="string">
            <text:p>LDA</text:p>
          </table:table-cell>
          <table:table-cell table:formula="of:=[$Metrics_AllClassifiers_Equi.D48]" office:value-type="float" office:value="75.7575757575758" calcext:value-type="float">
            <text:p>75.7575757575758</text:p>
          </table:table-cell>
          <table:table-cell table:formula="of:=[$Metrics_AllClassifiers_Equi.E48]" office:value-type="float" office:value="21.8978102189781" calcext:value-type="float">
            <text:p>21.8978102189781</text:p>
          </table:table-cell>
          <table:table-cell table:formula="of:=[$Metrics_AllClassifiers_Equi.F48]" office:value-type="float" office:value="69.7674418604651" calcext:value-type="float">
            <text:p>69.7674418604651</text:p>
          </table:table-cell>
          <table:table-cell table:formula="of:=[$Metrics_AllClassifiers_Equi.G48]" office:value-type="float" office:value="33.3333333333333" calcext:value-type="float">
            <text:p>33.3333333333333</text:p>
          </table:table-cell>
          <table:table-cell/>
          <table:table-cell table:formula="of:=[$Metrics_AllClassifiers_Min.A48]" office:value-type="string" office:string-value="DigitReverser" calcext:value-type="string">
            <text:p>DigitReverser</text:p>
          </table:table-cell>
          <table:table-cell table:formula="of:=[$Metrics_AllClassifiers_Min.B48]" office:value-type="string" office:string-value="MINIMAL" calcext:value-type="string">
            <text:p>MINIMAL</text:p>
          </table:table-cell>
          <table:table-cell table:formula="of:=[$Metrics_AllClassifiers_Min.C48]" office:value-type="string" office:string-value="LR" calcext:value-type="string">
            <text:p>LR</text:p>
          </table:table-cell>
          <table:table-cell table:formula="of:=[$Metrics_AllClassifiers_Min.D48]" office:value-type="float" office:value="83.030303030303" calcext:value-type="float">
            <text:p>83.030303030303</text:p>
          </table:table-cell>
          <table:table-cell table:formula="of:=[$Metrics_AllClassifiers_Min.E48]" office:value-type="float" office:value="1.26582278481013" calcext:value-type="float">
            <text:p>1.26582278481013</text:p>
          </table:table-cell>
          <table:table-cell table:formula="of:=[$Metrics_AllClassifiers_Min.F48]" office:value-type="float" office:value="14.2857142857143" calcext:value-type="float">
            <text:p>14.2857142857143</text:p>
          </table:table-cell>
          <table:table-cell table:formula="of:=[$Metrics_AllClassifiers_Min.G48]" office:value-type="float" office:value="2.32558139534884" calcext:value-type="float">
            <text:p>2.32558139534884</text:p>
          </table:table-cell>
        </table:table-row>
        <table:table-row table:style-name="ro1">
          <table:table-cell table:formula="of:=[$Metrics_AllClassifiers_Equi.A49]" office:value-type="string" office:string-value="DigitReverser" calcext:value-type="string">
            <text:p>DigitReverser</text:p>
          </table:table-cell>
          <table:table-cell table:formula="of:=[$Metrics_AllClassifiers_Equi.B49]" office:value-type="string" office:string-value="EQUIVALENT" calcext:value-type="string">
            <text:p>EQUIVALENT</text:p>
          </table:table-cell>
          <table:table-cell table:formula="of:=[$Metrics_AllClassifiers_Equi.C49]" office:value-type="string" office:string-value="LR" calcext:value-type="string">
            <text:p>LR</text:p>
          </table:table-cell>
          <table:table-cell table:formula="of:=[$Metrics_AllClassifiers_Equi.D49]" office:value-type="float" office:value="79.1919191919192" calcext:value-type="float">
            <text:p>79.1919191919192</text:p>
          </table:table-cell>
          <table:table-cell table:formula="of:=[$Metrics_AllClassifiers_Equi.E49]" office:value-type="float" office:value="18.75" calcext:value-type="float">
            <text:p>18.75</text:p>
          </table:table-cell>
          <table:table-cell table:formula="of:=[$Metrics_AllClassifiers_Equi.F49]" office:value-type="float" office:value="41.8604651162791" calcext:value-type="float">
            <text:p>41.8604651162791</text:p>
          </table:table-cell>
          <table:table-cell table:formula="of:=[$Metrics_AllClassifiers_Equi.G49]" office:value-type="float" office:value="25.8992805755396" calcext:value-type="float">
            <text:p>25.8992805755396</text:p>
          </table:table-cell>
          <table:table-cell/>
          <table:table-cell table:formula="of:=[$Metrics_AllClassifiers_Min.A49]" office:value-type="string" office:string-value="DigitReverser" calcext:value-type="string">
            <text:p>DigitReverser</text:p>
          </table:table-cell>
          <table:table-cell table:formula="of:=[$Metrics_AllClassifiers_Min.B49]" office:value-type="string" office:string-value="MINIMAL" calcext:value-type="string">
            <text:p>MINIMAL</text:p>
          </table:table-cell>
          <table:table-cell table:formula="of:=[$Metrics_AllClassifiers_Min.C49]" office:value-type="string" office:string-value="RF" calcext:value-type="string">
            <text:p>RF</text:p>
          </table:table-cell>
          <table:table-cell table:formula="of:=[$Metrics_AllClassifiers_Min.D49]" office:value-type="float" office:value="98.5858585858586" calcext:value-type="float">
            <text:p>98.5858585858586</text:p>
          </table:table-cell>
          <table:table-cell table:formula="of:=[$Metrics_AllClassifiers_Min.E49]" office:value-type="float" office:value="0" calcext:value-type="float">
            <text:p>0</text:p>
          </table:table-cell>
          <table:table-cell table:formula="of:=[$Metrics_AllClassifiers_Min.F49]" office:value-type="float" office:value="0" calcext:value-type="float">
            <text:p>0</text:p>
          </table:table-cell>
          <table:table-cell table:formula="of:=[$Metrics_AllClassifiers_Min.G49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50]" office:value-type="string" office:string-value="DigitReverser" calcext:value-type="string">
            <text:p>DigitReverser</text:p>
          </table:table-cell>
          <table:table-cell table:formula="of:=[$Metrics_AllClassifiers_Equi.B50]" office:value-type="string" office:string-value="EQUIVALENT" calcext:value-type="string">
            <text:p>EQUIVALENT</text:p>
          </table:table-cell>
          <table:table-cell table:formula="of:=[$Metrics_AllClassifiers_Equi.C50]" office:value-type="string" office:string-value="GNB" calcext:value-type="string">
            <text:p>GNB</text:p>
          </table:table-cell>
          <table:table-cell table:formula="of:=[$Metrics_AllClassifiers_Equi.D50]" office:value-type="float" office:value="40" calcext:value-type="float">
            <text:p>40</text:p>
          </table:table-cell>
          <table:table-cell table:formula="of:=[$Metrics_AllClassifiers_Equi.E50]" office:value-type="float" office:value="11.7469879518072" calcext:value-type="float">
            <text:p>11.7469879518072</text:p>
          </table:table-cell>
          <table:table-cell table:formula="of:=[$Metrics_AllClassifiers_Equi.F50]" office:value-type="float" office:value="90.6976744186047" calcext:value-type="float">
            <text:p>90.6976744186047</text:p>
          </table:table-cell>
          <table:table-cell table:formula="of:=[$Metrics_AllClassifiers_Equi.G50]" office:value-type="float" office:value="20.8" calcext:value-type="float">
            <text:p>20.8</text:p>
          </table:table-cell>
          <table:table-cell/>
          <table:table-cell table:formula="of:=[$Metrics_AllClassifiers_Min.A50]" office:value-type="string" office:string-value="DigitReverser" calcext:value-type="string">
            <text:p>DigitReverser</text:p>
          </table:table-cell>
          <table:table-cell table:formula="of:=[$Metrics_AllClassifiers_Min.B50]" office:value-type="string" office:string-value="MINIMAL" calcext:value-type="string">
            <text:p>MINIMAL</text:p>
          </table:table-cell>
          <table:table-cell table:formula="of:=[$Metrics_AllClassifiers_Min.C50]" office:value-type="string" office:string-value="SVM" calcext:value-type="string">
            <text:p>SVM</text:p>
          </table:table-cell>
          <table:table-cell table:formula="of:=[$Metrics_AllClassifiers_Min.D50]" office:value-type="float" office:value="98.5858585858586" calcext:value-type="float">
            <text:p>98.5858585858586</text:p>
          </table:table-cell>
          <table:table-cell table:formula="of:=[$Metrics_AllClassifiers_Min.E50]" office:value-type="float" office:value="0" calcext:value-type="float">
            <text:p>0</text:p>
          </table:table-cell>
          <table:table-cell table:formula="of:=[$Metrics_AllClassifiers_Min.F50]" office:value-type="float" office:value="0" calcext:value-type="float">
            <text:p>0</text:p>
          </table:table-cell>
          <table:table-cell table:formula="of:=[$Metrics_AllClassifiers_Min.G50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51]" office:value-type="string" office:string-value="findLast" calcext:value-type="string">
            <text:p>findLast</text:p>
          </table:table-cell>
          <table:table-cell table:formula="of:=[$Metrics_AllClassifiers_Equi.B51]" office:value-type="string" office:string-value="EQUIVALENT" calcext:value-type="string">
            <text:p>EQUIVALENT</text:p>
          </table:table-cell>
          <table:table-cell table:formula="of:=[$Metrics_AllClassifiers_Equi.C51]" office:value-type="string" office:string-value="LDA" calcext:value-type="string">
            <text:p>LDA</text:p>
          </table:table-cell>
          <table:table-cell table:formula="of:=[$Metrics_AllClassifiers_Equi.D51]" office:value-type="float" office:value="55.3299492385787" calcext:value-type="float">
            <text:p>55.3299492385787</text:p>
          </table:table-cell>
          <table:table-cell table:formula="of:=[$Metrics_AllClassifiers_Equi.E51]" office:value-type="float" office:value="8.33333333333333" calcext:value-type="float">
            <text:p>8.33333333333333</text:p>
          </table:table-cell>
          <table:table-cell table:formula="of:=[$Metrics_AllClassifiers_Equi.F51]" office:value-type="float" office:value="100" calcext:value-type="float">
            <text:p>100</text:p>
          </table:table-cell>
          <table:table-cell table:formula="of:=[$Metrics_AllClassifiers_Equi.G51]" office:value-type="float" office:value="15.3846153846154" calcext:value-type="float">
            <text:p>15.3846153846154</text:p>
          </table:table-cell>
          <table:table-cell/>
          <table:table-cell table:formula="of:=[$Metrics_AllClassifiers_Min.A51]" office:value-type="string" office:string-value="findLast" calcext:value-type="string">
            <text:p>findLast</text:p>
          </table:table-cell>
          <table:table-cell table:formula="of:=[$Metrics_AllClassifiers_Min.B51]" office:value-type="string" office:string-value="MINIMAL" calcext:value-type="string">
            <text:p>MINIMAL</text:p>
          </table:table-cell>
          <table:table-cell table:formula="of:=[$Metrics_AllClassifiers_Min.C51]" office:value-type="string" office:string-value="LR" calcext:value-type="string">
            <text:p>LR</text:p>
          </table:table-cell>
          <table:table-cell table:formula="of:=[$Metrics_AllClassifiers_Min.D51]" office:value-type="float" office:value="63.4517766497462" calcext:value-type="float">
            <text:p>63.4517766497462</text:p>
          </table:table-cell>
          <table:table-cell table:formula="of:=[$Metrics_AllClassifiers_Min.E51]" office:value-type="float" office:value="25.8823529411765" calcext:value-type="float">
            <text:p>25.8823529411765</text:p>
          </table:table-cell>
          <table:table-cell table:formula="of:=[$Metrics_AllClassifiers_Min.F51]" office:value-type="float" office:value="70.9677419354839" calcext:value-type="float">
            <text:p>70.9677419354839</text:p>
          </table:table-cell>
          <table:table-cell table:formula="of:=[$Metrics_AllClassifiers_Min.G51]" office:value-type="float" office:value="37.9310344827586" calcext:value-type="float">
            <text:p>37.9310344827586</text:p>
          </table:table-cell>
        </table:table-row>
        <table:table-row table:style-name="ro1">
          <table:table-cell table:formula="of:=[$Metrics_AllClassifiers_Equi.A52]" office:value-type="string" office:string-value="findLast" calcext:value-type="string">
            <text:p>findLast</text:p>
          </table:table-cell>
          <table:table-cell table:formula="of:=[$Metrics_AllClassifiers_Equi.B52]" office:value-type="string" office:string-value="EQUIVALENT" calcext:value-type="string">
            <text:p>EQUIVALENT</text:p>
          </table:table-cell>
          <table:table-cell table:formula="of:=[$Metrics_AllClassifiers_Equi.C52]" office:value-type="string" office:string-value="LR" calcext:value-type="string">
            <text:p>LR</text:p>
          </table:table-cell>
          <table:table-cell table:formula="of:=[$Metrics_AllClassifiers_Equi.D52]" office:value-type="float" office:value="60.4060913705584" calcext:value-type="float">
            <text:p>60.4060913705584</text:p>
          </table:table-cell>
          <table:table-cell table:formula="of:=[$Metrics_AllClassifiers_Equi.E52]" office:value-type="float" office:value="7.31707317073171" calcext:value-type="float">
            <text:p>7.31707317073171</text:p>
          </table:table-cell>
          <table:table-cell table:formula="of:=[$Metrics_AllClassifiers_Equi.F52]" office:value-type="float" office:value="75" calcext:value-type="float">
            <text:p>75</text:p>
          </table:table-cell>
          <table:table-cell table:formula="of:=[$Metrics_AllClassifiers_Equi.G52]" office:value-type="float" office:value="13.3333333333333" calcext:value-type="float">
            <text:p>13.3333333333333</text:p>
          </table:table-cell>
          <table:table-cell/>
          <table:table-cell table:formula="of:=[$Metrics_AllClassifiers_Min.A52]" office:value-type="string" office:string-value="findLast" calcext:value-type="string">
            <text:p>findLast</text:p>
          </table:table-cell>
          <table:table-cell table:formula="of:=[$Metrics_AllClassifiers_Min.B52]" office:value-type="string" office:string-value="MINIMAL" calcext:value-type="string">
            <text:p>MINIMAL</text:p>
          </table:table-cell>
          <table:table-cell table:formula="of:=[$Metrics_AllClassifiers_Min.C52]" office:value-type="string" office:string-value="SVM" calcext:value-type="string">
            <text:p>SVM</text:p>
          </table:table-cell>
          <table:table-cell table:formula="of:=[$Metrics_AllClassifiers_Min.D52]" office:value-type="float" office:value="70.0507614213198" calcext:value-type="float">
            <text:p>70.0507614213198</text:p>
          </table:table-cell>
          <table:table-cell table:formula="of:=[$Metrics_AllClassifiers_Min.E52]" office:value-type="float" office:value="28.125" calcext:value-type="float">
            <text:p>28.125</text:p>
          </table:table-cell>
          <table:table-cell table:formula="of:=[$Metrics_AllClassifiers_Min.F52]" office:value-type="float" office:value="58.0645161290323" calcext:value-type="float">
            <text:p>58.0645161290323</text:p>
          </table:table-cell>
          <table:table-cell table:formula="of:=[$Metrics_AllClassifiers_Min.G52]" office:value-type="float" office:value="37.8947368421053" calcext:value-type="float">
            <text:p>37.8947368421053</text:p>
          </table:table-cell>
        </table:table-row>
        <table:table-row table:style-name="ro1">
          <table:table-cell table:formula="of:=[$Metrics_AllClassifiers_Equi.A53]" office:value-type="string" office:string-value="findLast" calcext:value-type="string">
            <text:p>findLast</text:p>
          </table:table-cell>
          <table:table-cell table:formula="of:=[$Metrics_AllClassifiers_Equi.B53]" office:value-type="string" office:string-value="EQUIVALENT" calcext:value-type="string">
            <text:p>EQUIVALENT</text:p>
          </table:table-cell>
          <table:table-cell table:formula="of:=[$Metrics_AllClassifiers_Equi.C53]" office:value-type="string" office:string-value="SVM" calcext:value-type="string">
            <text:p>SVM</text:p>
          </table:table-cell>
          <table:table-cell table:formula="of:=[$Metrics_AllClassifiers_Equi.D53]" office:value-type="float" office:value="58.3756345177665" calcext:value-type="float">
            <text:p>58.3756345177665</text:p>
          </table:table-cell>
          <table:table-cell table:formula="of:=[$Metrics_AllClassifiers_Equi.E53]" office:value-type="float" office:value="6.97674418604651" calcext:value-type="float">
            <text:p>6.97674418604651</text:p>
          </table:table-cell>
          <table:table-cell table:formula="of:=[$Metrics_AllClassifiers_Equi.F53]" office:value-type="float" office:value="75" calcext:value-type="float">
            <text:p>75</text:p>
          </table:table-cell>
          <table:table-cell table:formula="of:=[$Metrics_AllClassifiers_Equi.G53]" office:value-type="float" office:value="12.7659574468085" calcext:value-type="float">
            <text:p>12.7659574468085</text:p>
          </table:table-cell>
          <table:table-cell/>
          <table:table-cell table:formula="of:=[$Metrics_AllClassifiers_Min.A53]" office:value-type="string" office:string-value="findLast" calcext:value-type="string">
            <text:p>findLast</text:p>
          </table:table-cell>
          <table:table-cell table:formula="of:=[$Metrics_AllClassifiers_Min.B53]" office:value-type="string" office:string-value="MINIMAL" calcext:value-type="string">
            <text:p>MINIMAL</text:p>
          </table:table-cell>
          <table:table-cell table:formula="of:=[$Metrics_AllClassifiers_Min.C53]" office:value-type="string" office:string-value="LDA" calcext:value-type="string">
            <text:p>LDA</text:p>
          </table:table-cell>
          <table:table-cell table:formula="of:=[$Metrics_AllClassifiers_Min.D53]" office:value-type="float" office:value="57.8680203045685" calcext:value-type="float">
            <text:p>57.8680203045685</text:p>
          </table:table-cell>
          <table:table-cell table:formula="of:=[$Metrics_AllClassifiers_Min.E53]" office:value-type="float" office:value="24.5098039215686" calcext:value-type="float">
            <text:p>24.5098039215686</text:p>
          </table:table-cell>
          <table:table-cell table:formula="of:=[$Metrics_AllClassifiers_Min.F53]" office:value-type="float" office:value="80.6451612903226" calcext:value-type="float">
            <text:p>80.6451612903226</text:p>
          </table:table-cell>
          <table:table-cell table:formula="of:=[$Metrics_AllClassifiers_Min.G53]" office:value-type="float" office:value="37.593984962406" calcext:value-type="float">
            <text:p>37.593984962406</text:p>
          </table:table-cell>
        </table:table-row>
        <table:table-row table:style-name="ro1">
          <table:table-cell table:formula="of:=[$Metrics_AllClassifiers_Equi.A54]" office:value-type="string" office:string-value="findLast" calcext:value-type="string">
            <text:p>findLast</text:p>
          </table:table-cell>
          <table:table-cell table:formula="of:=[$Metrics_AllClassifiers_Equi.B54]" office:value-type="string" office:string-value="EQUIVALENT" calcext:value-type="string">
            <text:p>EQUIVALENT</text:p>
          </table:table-cell>
          <table:table-cell table:formula="of:=[$Metrics_AllClassifiers_Equi.C54]" office:value-type="string" office:string-value="KNN" calcext:value-type="string">
            <text:p>KNN</text:p>
          </table:table-cell>
          <table:table-cell table:formula="of:=[$Metrics_AllClassifiers_Equi.D54]" office:value-type="float" office:value="29.4416243654822" calcext:value-type="float">
            <text:p>29.4416243654822</text:p>
          </table:table-cell>
          <table:table-cell table:formula="of:=[$Metrics_AllClassifiers_Equi.E54]" office:value-type="float" office:value="4.1958041958042" calcext:value-type="float">
            <text:p>4.1958041958042</text:p>
          </table:table-cell>
          <table:table-cell table:formula="of:=[$Metrics_AllClassifiers_Equi.F54]" office:value-type="float" office:value="75" calcext:value-type="float">
            <text:p>75</text:p>
          </table:table-cell>
          <table:table-cell table:formula="of:=[$Metrics_AllClassifiers_Equi.G54]" office:value-type="float" office:value="7.94701986754967" calcext:value-type="float">
            <text:p>7.94701986754967</text:p>
          </table:table-cell>
          <table:table-cell/>
          <table:table-cell table:formula="of:=[$Metrics_AllClassifiers_Min.A54]" office:value-type="string" office:string-value="findLast" calcext:value-type="string">
            <text:p>findLast</text:p>
          </table:table-cell>
          <table:table-cell table:formula="of:=[$Metrics_AllClassifiers_Min.B54]" office:value-type="string" office:string-value="MINIMAL" calcext:value-type="string">
            <text:p>MINIMAL</text:p>
          </table:table-cell>
          <table:table-cell table:formula="of:=[$Metrics_AllClassifiers_Min.C54]" office:value-type="string" office:string-value="RF" calcext:value-type="string">
            <text:p>RF</text:p>
          </table:table-cell>
          <table:table-cell table:formula="of:=[$Metrics_AllClassifiers_Min.D54]" office:value-type="float" office:value="75.1269035532995" calcext:value-type="float">
            <text:p>75.1269035532995</text:p>
          </table:table-cell>
          <table:table-cell table:formula="of:=[$Metrics_AllClassifiers_Min.E54]" office:value-type="float" office:value="23.5294117647059" calcext:value-type="float">
            <text:p>23.5294117647059</text:p>
          </table:table-cell>
          <table:table-cell table:formula="of:=[$Metrics_AllClassifiers_Min.F54]" office:value-type="float" office:value="25.8064516129032" calcext:value-type="float">
            <text:p>25.8064516129032</text:p>
          </table:table-cell>
          <table:table-cell table:formula="of:=[$Metrics_AllClassifiers_Min.G54]" office:value-type="float" office:value="24.6153846153846" calcext:value-type="float">
            <text:p>24.6153846153846</text:p>
          </table:table-cell>
        </table:table-row>
        <table:table-row table:style-name="ro1">
          <table:table-cell table:formula="of:=[$Metrics_AllClassifiers_Equi.A55]" office:value-type="string" office:string-value="findLast" calcext:value-type="string">
            <text:p>findLast</text:p>
          </table:table-cell>
          <table:table-cell table:formula="of:=[$Metrics_AllClassifiers_Equi.B55]" office:value-type="string" office:string-value="EQUIVALENT" calcext:value-type="string">
            <text:p>EQUIVALENT</text:p>
          </table:table-cell>
          <table:table-cell table:formula="of:=[$Metrics_AllClassifiers_Equi.C55]" office:value-type="string" office:string-value="GNB" calcext:value-type="string">
            <text:p>GNB</text:p>
          </table:table-cell>
          <table:table-cell table:formula="of:=[$Metrics_AllClassifiers_Equi.D55]" office:value-type="float" office:value="52.2842639593909" calcext:value-type="float">
            <text:p>52.2842639593909</text:p>
          </table:table-cell>
          <table:table-cell table:formula="of:=[$Metrics_AllClassifiers_Equi.E55]" office:value-type="float" office:value="4.25531914893617" calcext:value-type="float">
            <text:p>4.25531914893617</text:p>
          </table:table-cell>
          <table:table-cell table:formula="of:=[$Metrics_AllClassifiers_Equi.F55]" office:value-type="float" office:value="50" calcext:value-type="float">
            <text:p>50</text:p>
          </table:table-cell>
          <table:table-cell table:formula="of:=[$Metrics_AllClassifiers_Equi.G55]" office:value-type="float" office:value="7.84313725490196" calcext:value-type="float">
            <text:p>7.84313725490196</text:p>
          </table:table-cell>
          <table:table-cell/>
          <table:table-cell table:formula="of:=[$Metrics_AllClassifiers_Min.A55]" office:value-type="string" office:string-value="findLast" calcext:value-type="string">
            <text:p>findLast</text:p>
          </table:table-cell>
          <table:table-cell table:formula="of:=[$Metrics_AllClassifiers_Min.B55]" office:value-type="string" office:string-value="MINIMAL" calcext:value-type="string">
            <text:p>MINIMAL</text:p>
          </table:table-cell>
          <table:table-cell table:formula="of:=[$Metrics_AllClassifiers_Min.C55]" office:value-type="string" office:string-value="GNB" calcext:value-type="string">
            <text:p>GNB</text:p>
          </table:table-cell>
          <table:table-cell table:formula="of:=[$Metrics_AllClassifiers_Min.D55]" office:value-type="float" office:value="31.9796954314721" calcext:value-type="float">
            <text:p>31.9796954314721</text:p>
          </table:table-cell>
          <table:table-cell table:formula="of:=[$Metrics_AllClassifiers_Min.E55]" office:value-type="float" office:value="13.4751773049645" calcext:value-type="float">
            <text:p>13.4751773049645</text:p>
          </table:table-cell>
          <table:table-cell table:formula="of:=[$Metrics_AllClassifiers_Min.F55]" office:value-type="float" office:value="61.2903225806452" calcext:value-type="float">
            <text:p>61.2903225806452</text:p>
          </table:table-cell>
          <table:table-cell table:formula="of:=[$Metrics_AllClassifiers_Min.G55]" office:value-type="float" office:value="22.093023255814" calcext:value-type="float">
            <text:p>22.093023255814</text:p>
          </table:table-cell>
        </table:table-row>
        <table:table-row table:style-name="ro1">
          <table:table-cell table:formula="of:=[$Metrics_AllClassifiers_Equi.A56]" office:value-type="string" office:string-value="findLast" calcext:value-type="string">
            <text:p>findLast</text:p>
          </table:table-cell>
          <table:table-cell table:formula="of:=[$Metrics_AllClassifiers_Equi.B56]" office:value-type="string" office:string-value="EQUIVALENT" calcext:value-type="string">
            <text:p>EQUIVALENT</text:p>
          </table:table-cell>
          <table:table-cell table:formula="of:=[$Metrics_AllClassifiers_Equi.C56]" office:value-type="string" office:string-value="RF" calcext:value-type="string">
            <text:p>RF</text:p>
          </table:table-cell>
          <table:table-cell table:formula="of:=[$Metrics_AllClassifiers_Equi.D56]" office:value-type="float" office:value="55.8375634517767" calcext:value-type="float">
            <text:p>55.8375634517767</text:p>
          </table:table-cell>
          <table:table-cell table:formula="of:=[$Metrics_AllClassifiers_Equi.E56]" office:value-type="float" office:value="3.52941176470588" calcext:value-type="float">
            <text:p>3.52941176470588</text:p>
          </table:table-cell>
          <table:table-cell table:formula="of:=[$Metrics_AllClassifiers_Equi.F56]" office:value-type="float" office:value="37.5" calcext:value-type="float">
            <text:p>37.5</text:p>
          </table:table-cell>
          <table:table-cell table:formula="of:=[$Metrics_AllClassifiers_Equi.G56]" office:value-type="float" office:value="6.45161290322581" calcext:value-type="float">
            <text:p>6.45161290322581</text:p>
          </table:table-cell>
          <table:table-cell/>
          <table:table-cell table:formula="of:=[$Metrics_AllClassifiers_Min.A56]" office:value-type="string" office:string-value="findLast" calcext:value-type="string">
            <text:p>findLast</text:p>
          </table:table-cell>
          <table:table-cell table:formula="of:=[$Metrics_AllClassifiers_Min.B56]" office:value-type="string" office:string-value="MINIMAL" calcext:value-type="string">
            <text:p>MINIMAL</text:p>
          </table:table-cell>
          <table:table-cell table:formula="of:=[$Metrics_AllClassifiers_Min.C56]" office:value-type="string" office:string-value="KNN" calcext:value-type="string">
            <text:p>KNN</text:p>
          </table:table-cell>
          <table:table-cell table:formula="of:=[$Metrics_AllClassifiers_Min.D56]" office:value-type="float" office:value="42.1319796954315" calcext:value-type="float">
            <text:p>42.1319796954315</text:p>
          </table:table-cell>
          <table:table-cell table:formula="of:=[$Metrics_AllClassifiers_Min.E56]" office:value-type="float" office:value="10.4761904761905" calcext:value-type="float">
            <text:p>10.4761904761905</text:p>
          </table:table-cell>
          <table:table-cell table:formula="of:=[$Metrics_AllClassifiers_Min.F56]" office:value-type="float" office:value="35.4838709677419" calcext:value-type="float">
            <text:p>35.4838709677419</text:p>
          </table:table-cell>
          <table:table-cell table:formula="of:=[$Metrics_AllClassifiers_Min.G56]" office:value-type="float" office:value="16.1764705882353" calcext:value-type="float">
            <text:p>16.1764705882353</text:p>
          </table:table-cell>
        </table:table-row>
        <table:table-row table:style-name="ro1">
          <table:table-cell table:formula="of:=[$Metrics_AllClassifiers_Equi.A57]" office:value-type="string" office:string-value="findLast" calcext:value-type="string">
            <text:p>findLast</text:p>
          </table:table-cell>
          <table:table-cell table:formula="of:=[$Metrics_AllClassifiers_Equi.B57]" office:value-type="string" office:string-value="EQUIVALENT" calcext:value-type="string">
            <text:p>EQUIVALENT</text:p>
          </table:table-cell>
          <table:table-cell table:formula="of:=[$Metrics_AllClassifiers_Equi.C57]" office:value-type="string" office:string-value="DT" calcext:value-type="string">
            <text:p>DT</text:p>
          </table:table-cell>
          <table:table-cell table:formula="of:=[$Metrics_AllClassifiers_Equi.D57]" office:value-type="float" office:value="62.9441624365482" calcext:value-type="float">
            <text:p>62.9441624365482</text:p>
          </table:table-cell>
          <table:table-cell table:formula="of:=[$Metrics_AllClassifiers_Equi.E57]" office:value-type="float" office:value="2.89855072463768" calcext:value-type="float">
            <text:p>2.89855072463768</text:p>
          </table:table-cell>
          <table:table-cell table:formula="of:=[$Metrics_AllClassifiers_Equi.F57]" office:value-type="float" office:value="25" calcext:value-type="float">
            <text:p>25</text:p>
          </table:table-cell>
          <table:table-cell table:formula="of:=[$Metrics_AllClassifiers_Equi.G57]" office:value-type="float" office:value="5.1948051948052" calcext:value-type="float">
            <text:p>5.1948051948052</text:p>
          </table:table-cell>
          <table:table-cell/>
          <table:table-cell table:formula="of:=[$Metrics_AllClassifiers_Min.A57]" office:value-type="string" office:string-value="findLast" calcext:value-type="string">
            <text:p>findLast</text:p>
          </table:table-cell>
          <table:table-cell table:formula="of:=[$Metrics_AllClassifiers_Min.B57]" office:value-type="string" office:string-value="MINIMAL" calcext:value-type="string">
            <text:p>MINIMAL</text:p>
          </table:table-cell>
          <table:table-cell table:formula="of:=[$Metrics_AllClassifiers_Min.C57]" office:value-type="string" office:string-value="DT" calcext:value-type="string">
            <text:p>DT</text:p>
          </table:table-cell>
          <table:table-cell table:formula="of:=[$Metrics_AllClassifiers_Min.D57]" office:value-type="float" office:value="75.1269035532995" calcext:value-type="float">
            <text:p>75.1269035532995</text:p>
          </table:table-cell>
          <table:table-cell table:formula="of:=[$Metrics_AllClassifiers_Min.E57]" office:value-type="float" office:value="9.09090909090909" calcext:value-type="float">
            <text:p>9.09090909090909</text:p>
          </table:table-cell>
          <table:table-cell table:formula="of:=[$Metrics_AllClassifiers_Min.F57]" office:value-type="float" office:value="6.45161290322581" calcext:value-type="float">
            <text:p>6.45161290322581</text:p>
          </table:table-cell>
          <table:table-cell table:formula="of:=[$Metrics_AllClassifiers_Min.G57]" office:value-type="float" office:value="7.54716981132076" calcext:value-type="float">
            <text:p>7.54716981132076</text:p>
          </table:table-cell>
        </table:table-row>
        <table:table-row table:style-name="ro1">
          <table:table-cell table:formula="of:=[$Metrics_AllClassifiers_Equi.A58]" office:value-type="string" office:string-value="findVal" calcext:value-type="string">
            <text:p>findVal</text:p>
          </table:table-cell>
          <table:table-cell table:formula="of:=[$Metrics_AllClassifiers_Equi.B58]" office:value-type="string" office:string-value="EQUIVALENT" calcext:value-type="string">
            <text:p>EQUIVALENT</text:p>
          </table:table-cell>
          <table:table-cell table:formula="of:=[$Metrics_AllClassifiers_Equi.C58]" office:value-type="string" office:string-value="LDA" calcext:value-type="string">
            <text:p>LDA</text:p>
          </table:table-cell>
          <table:table-cell table:formula="of:=[$Metrics_AllClassifiers_Equi.D58]" office:value-type="float" office:value="63.4920634920635" calcext:value-type="float">
            <text:p>63.4920634920635</text:p>
          </table:table-cell>
          <table:table-cell table:formula="of:=[$Metrics_AllClassifiers_Equi.E58]" office:value-type="float" office:value="7.2463768115942" calcext:value-type="float">
            <text:p>7.2463768115942</text:p>
          </table:table-cell>
          <table:table-cell table:formula="of:=[$Metrics_AllClassifiers_Equi.F58]" office:value-type="float" office:value="50" calcext:value-type="float">
            <text:p>50</text:p>
          </table:table-cell>
          <table:table-cell table:formula="of:=[$Metrics_AllClassifiers_Equi.G58]" office:value-type="float" office:value="12.6582278481013" calcext:value-type="float">
            <text:p>12.6582278481013</text:p>
          </table:table-cell>
          <table:table-cell/>
          <table:table-cell table:formula="of:=[$Metrics_AllClassifiers_Min.A58]" office:value-type="string" office:string-value="findVal" calcext:value-type="string">
            <text:p>findVal</text:p>
          </table:table-cell>
          <table:table-cell table:formula="of:=[$Metrics_AllClassifiers_Min.B58]" office:value-type="string" office:string-value="MINIMAL" calcext:value-type="string">
            <text:p>MINIMAL</text:p>
          </table:table-cell>
          <table:table-cell table:formula="of:=[$Metrics_AllClassifiers_Min.C58]" office:value-type="string" office:string-value="LDA" calcext:value-type="string">
            <text:p>LDA</text:p>
          </table:table-cell>
          <table:table-cell table:formula="of:=[$Metrics_AllClassifiers_Min.D58]" office:value-type="float" office:value="71.4285714285714" calcext:value-type="float">
            <text:p>71.4285714285714</text:p>
          </table:table-cell>
          <table:table-cell table:formula="of:=[$Metrics_AllClassifiers_Min.E58]" office:value-type="float" office:value="5.88235294117647" calcext:value-type="float">
            <text:p>5.88235294117647</text:p>
          </table:table-cell>
          <table:table-cell table:formula="of:=[$Metrics_AllClassifiers_Min.F58]" office:value-type="float" office:value="33.3333333333333" calcext:value-type="float">
            <text:p>33.3333333333333</text:p>
          </table:table-cell>
          <table:table-cell table:formula="of:=[$Metrics_AllClassifiers_Min.G58]" office:value-type="float" office:value="10" calcext:value-type="float">
            <text:p>10</text:p>
          </table:table-cell>
        </table:table-row>
        <table:table-row table:style-name="ro1">
          <table:table-cell table:formula="of:=[$Metrics_AllClassifiers_Equi.A59]" office:value-type="string" office:string-value="findVal" calcext:value-type="string">
            <text:p>findVal</text:p>
          </table:table-cell>
          <table:table-cell table:formula="of:=[$Metrics_AllClassifiers_Equi.B59]" office:value-type="string" office:string-value="EQUIVALENT" calcext:value-type="string">
            <text:p>EQUIVALENT</text:p>
          </table:table-cell>
          <table:table-cell table:formula="of:=[$Metrics_AllClassifiers_Equi.C59]" office:value-type="string" office:string-value="RF" calcext:value-type="string">
            <text:p>RF</text:p>
          </table:table-cell>
          <table:table-cell table:formula="of:=[$Metrics_AllClassifiers_Equi.D59]" office:value-type="float" office:value="53.4391534391534" calcext:value-type="float">
            <text:p>53.4391534391534</text:p>
          </table:table-cell>
          <table:table-cell table:formula="of:=[$Metrics_AllClassifiers_Equi.E59]" office:value-type="float" office:value="6.66666666666667" calcext:value-type="float">
            <text:p>6.66666666666667</text:p>
          </table:table-cell>
          <table:table-cell table:formula="of:=[$Metrics_AllClassifiers_Equi.F59]" office:value-type="float" office:value="60" calcext:value-type="float">
            <text:p>60</text:p>
          </table:table-cell>
          <table:table-cell table:formula="of:=[$Metrics_AllClassifiers_Equi.G59]" office:value-type="float" office:value="12" calcext:value-type="float">
            <text:p>12</text:p>
          </table:table-cell>
          <table:table-cell/>
          <table:table-cell table:formula="of:=[$Metrics_AllClassifiers_Min.A59]" office:value-type="string" office:string-value="findVal" calcext:value-type="string">
            <text:p>findVal</text:p>
          </table:table-cell>
          <table:table-cell table:formula="of:=[$Metrics_AllClassifiers_Min.B59]" office:value-type="string" office:string-value="MINIMAL" calcext:value-type="string">
            <text:p>MINIMAL</text:p>
          </table:table-cell>
          <table:table-cell table:formula="of:=[$Metrics_AllClassifiers_Min.C59]" office:value-type="string" office:string-value="LR" calcext:value-type="string">
            <text:p>LR</text:p>
          </table:table-cell>
          <table:table-cell table:formula="of:=[$Metrics_AllClassifiers_Min.D59]" office:value-type="float" office:value="67.7248677248677" calcext:value-type="float">
            <text:p>67.7248677248677</text:p>
          </table:table-cell>
          <table:table-cell table:formula="of:=[$Metrics_AllClassifiers_Min.E59]" office:value-type="float" office:value="3.57142857142857" calcext:value-type="float">
            <text:p>3.57142857142857</text:p>
          </table:table-cell>
          <table:table-cell table:formula="of:=[$Metrics_AllClassifiers_Min.F59]" office:value-type="float" office:value="22.2222222222222" calcext:value-type="float">
            <text:p>22.2222222222222</text:p>
          </table:table-cell>
          <table:table-cell table:formula="of:=[$Metrics_AllClassifiers_Min.G59]" office:value-type="float" office:value="6.15384615384615" calcext:value-type="float">
            <text:p>6.15384615384615</text:p>
          </table:table-cell>
        </table:table-row>
        <table:table-row table:style-name="ro1">
          <table:table-cell table:formula="of:=[$Metrics_AllClassifiers_Equi.A60]" office:value-type="string" office:string-value="findVal" calcext:value-type="string">
            <text:p>findVal</text:p>
          </table:table-cell>
          <table:table-cell table:formula="of:=[$Metrics_AllClassifiers_Equi.B60]" office:value-type="string" office:string-value="EQUIVALENT" calcext:value-type="string">
            <text:p>EQUIVALENT</text:p>
          </table:table-cell>
          <table:table-cell table:formula="of:=[$Metrics_AllClassifiers_Equi.C60]" office:value-type="string" office:string-value="GNB" calcext:value-type="string">
            <text:p>GNB</text:p>
          </table:table-cell>
          <table:table-cell table:formula="of:=[$Metrics_AllClassifiers_Equi.D60]" office:value-type="float" office:value="48.6772486772487" calcext:value-type="float">
            <text:p>48.6772486772487</text:p>
          </table:table-cell>
          <table:table-cell table:formula="of:=[$Metrics_AllClassifiers_Equi.E60]" office:value-type="float" office:value="6.06060606060606" calcext:value-type="float">
            <text:p>6.06060606060606</text:p>
          </table:table-cell>
          <table:table-cell table:formula="of:=[$Metrics_AllClassifiers_Equi.F60]" office:value-type="float" office:value="60" calcext:value-type="float">
            <text:p>60</text:p>
          </table:table-cell>
          <table:table-cell table:formula="of:=[$Metrics_AllClassifiers_Equi.G60]" office:value-type="float" office:value="11.0091743119266" calcext:value-type="float">
            <text:p>11.0091743119266</text:p>
          </table:table-cell>
          <table:table-cell/>
          <table:table-cell table:formula="of:=[$Metrics_AllClassifiers_Min.A60]" office:value-type="string" office:string-value="findVal" calcext:value-type="string">
            <text:p>findVal</text:p>
          </table:table-cell>
          <table:table-cell table:formula="of:=[$Metrics_AllClassifiers_Min.B60]" office:value-type="string" office:string-value="MINIMAL" calcext:value-type="string">
            <text:p>MINIMAL</text:p>
          </table:table-cell>
          <table:table-cell table:formula="of:=[$Metrics_AllClassifiers_Min.C60]" office:value-type="string" office:string-value="GNB" calcext:value-type="string">
            <text:p>GNB</text:p>
          </table:table-cell>
          <table:table-cell table:formula="of:=[$Metrics_AllClassifiers_Min.D60]" office:value-type="float" office:value="65.0793650793651" calcext:value-type="float">
            <text:p>65.0793650793651</text:p>
          </table:table-cell>
          <table:table-cell table:formula="of:=[$Metrics_AllClassifiers_Min.E60]" office:value-type="float" office:value="3.27868852459016" calcext:value-type="float">
            <text:p>3.27868852459016</text:p>
          </table:table-cell>
          <table:table-cell table:formula="of:=[$Metrics_AllClassifiers_Min.F60]" office:value-type="float" office:value="22.2222222222222" calcext:value-type="float">
            <text:p>22.2222222222222</text:p>
          </table:table-cell>
          <table:table-cell table:formula="of:=[$Metrics_AllClassifiers_Min.G60]" office:value-type="float" office:value="5.71428571428571" calcext:value-type="float">
            <text:p>5.71428571428571</text:p>
          </table:table-cell>
        </table:table-row>
        <table:table-row table:style-name="ro1">
          <table:table-cell table:formula="of:=[$Metrics_AllClassifiers_Equi.A61]" office:value-type="string" office:string-value="findVal" calcext:value-type="string">
            <text:p>findVal</text:p>
          </table:table-cell>
          <table:table-cell table:formula="of:=[$Metrics_AllClassifiers_Equi.B61]" office:value-type="string" office:string-value="EQUIVALENT" calcext:value-type="string">
            <text:p>EQUIVALENT</text:p>
          </table:table-cell>
          <table:table-cell table:formula="of:=[$Metrics_AllClassifiers_Equi.C61]" office:value-type="string" office:string-value="KNN" calcext:value-type="string">
            <text:p>KNN</text:p>
          </table:table-cell>
          <table:table-cell table:formula="of:=[$Metrics_AllClassifiers_Equi.D61]" office:value-type="float" office:value="66.1375661375661" calcext:value-type="float">
            <text:p>66.1375661375661</text:p>
          </table:table-cell>
          <table:table-cell table:formula="of:=[$Metrics_AllClassifiers_Equi.E61]" office:value-type="float" office:value="5" calcext:value-type="float">
            <text:p>5</text:p>
          </table:table-cell>
          <table:table-cell table:formula="of:=[$Metrics_AllClassifiers_Equi.F61]" office:value-type="float" office:value="30" calcext:value-type="float">
            <text:p>30</text:p>
          </table:table-cell>
          <table:table-cell table:formula="of:=[$Metrics_AllClassifiers_Equi.G61]" office:value-type="float" office:value="8.57142857142857" calcext:value-type="float">
            <text:p>8.57142857142857</text:p>
          </table:table-cell>
          <table:table-cell/>
          <table:table-cell table:formula="of:=[$Metrics_AllClassifiers_Min.A61]" office:value-type="string" office:string-value="findVal" calcext:value-type="string">
            <text:p>findVal</text:p>
          </table:table-cell>
          <table:table-cell table:formula="of:=[$Metrics_AllClassifiers_Min.B61]" office:value-type="string" office:string-value="MINIMAL" calcext:value-type="string">
            <text:p>MINIMAL</text:p>
          </table:table-cell>
          <table:table-cell table:formula="of:=[$Metrics_AllClassifiers_Min.C61]" office:value-type="string" office:string-value="KNN" calcext:value-type="string">
            <text:p>KNN</text:p>
          </table:table-cell>
          <table:table-cell table:formula="of:=[$Metrics_AllClassifiers_Min.D61]" office:value-type="float" office:value="92.5925925925926" calcext:value-type="float">
            <text:p>92.5925925925926</text:p>
          </table:table-cell>
          <table:table-cell table:formula="of:=[$Metrics_AllClassifiers_Min.E61]" office:value-type="float" office:value="0" calcext:value-type="float">
            <text:p>0</text:p>
          </table:table-cell>
          <table:table-cell table:formula="of:=[$Metrics_AllClassifiers_Min.F61]" office:value-type="float" office:value="0" calcext:value-type="float">
            <text:p>0</text:p>
          </table:table-cell>
          <table:table-cell table:formula="of:=[$Metrics_AllClassifiers_Min.G61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62]" office:value-type="string" office:string-value="findVal" calcext:value-type="string">
            <text:p>findVal</text:p>
          </table:table-cell>
          <table:table-cell table:formula="of:=[$Metrics_AllClassifiers_Equi.B62]" office:value-type="string" office:string-value="EQUIVALENT" calcext:value-type="string">
            <text:p>EQUIVALENT</text:p>
          </table:table-cell>
          <table:table-cell table:formula="of:=[$Metrics_AllClassifiers_Equi.C62]" office:value-type="string" office:string-value="SVM" calcext:value-type="string">
            <text:p>SVM</text:p>
          </table:table-cell>
          <table:table-cell table:formula="of:=[$Metrics_AllClassifiers_Equi.D62]" office:value-type="float" office:value="76.1904761904762" calcext:value-type="float">
            <text:p>76.1904761904762</text:p>
          </table:table-cell>
          <table:table-cell table:formula="of:=[$Metrics_AllClassifiers_Equi.E62]" office:value-type="float" office:value="5.12820512820513" calcext:value-type="float">
            <text:p>5.12820512820513</text:p>
          </table:table-cell>
          <table:table-cell table:formula="of:=[$Metrics_AllClassifiers_Equi.F62]" office:value-type="float" office:value="20" calcext:value-type="float">
            <text:p>20</text:p>
          </table:table-cell>
          <table:table-cell table:formula="of:=[$Metrics_AllClassifiers_Equi.G62]" office:value-type="float" office:value="8.16326530612245" calcext:value-type="float">
            <text:p>8.16326530612245</text:p>
          </table:table-cell>
          <table:table-cell/>
          <table:table-cell table:formula="of:=[$Metrics_AllClassifiers_Min.A62]" office:value-type="string" office:string-value="findVal" calcext:value-type="string">
            <text:p>findVal</text:p>
          </table:table-cell>
          <table:table-cell table:formula="of:=[$Metrics_AllClassifiers_Min.B62]" office:value-type="string" office:string-value="MINIMAL" calcext:value-type="string">
            <text:p>MINIMAL</text:p>
          </table:table-cell>
          <table:table-cell table:formula="of:=[$Metrics_AllClassifiers_Min.C62]" office:value-type="string" office:string-value="DT" calcext:value-type="string">
            <text:p>DT</text:p>
          </table:table-cell>
          <table:table-cell table:formula="of:=[$Metrics_AllClassifiers_Min.D62]" office:value-type="float" office:value="95.2380952380952" calcext:value-type="float">
            <text:p>95.2380952380952</text:p>
          </table:table-cell>
          <table:table-cell table:formula="of:=[$Metrics_AllClassifiers_Min.E62]" office:value-type="float" office:value="0" calcext:value-type="float">
            <text:p>0</text:p>
          </table:table-cell>
          <table:table-cell table:formula="of:=[$Metrics_AllClassifiers_Min.F62]" office:value-type="float" office:value="0" calcext:value-type="float">
            <text:p>0</text:p>
          </table:table-cell>
          <table:table-cell table:formula="of:=[$Metrics_AllClassifiers_Min.G62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63]" office:value-type="string" office:string-value="findVal" calcext:value-type="string">
            <text:p>findVal</text:p>
          </table:table-cell>
          <table:table-cell table:formula="of:=[$Metrics_AllClassifiers_Equi.B63]" office:value-type="string" office:string-value="EQUIVALENT" calcext:value-type="string">
            <text:p>EQUIVALENT</text:p>
          </table:table-cell>
          <table:table-cell table:formula="of:=[$Metrics_AllClassifiers_Equi.C63]" office:value-type="string" office:string-value="LR" calcext:value-type="string">
            <text:p>LR</text:p>
          </table:table-cell>
          <table:table-cell table:formula="of:=[$Metrics_AllClassifiers_Equi.D63]" office:value-type="float" office:value="70.8994708994709" calcext:value-type="float">
            <text:p>70.8994708994709</text:p>
          </table:table-cell>
          <table:table-cell table:formula="of:=[$Metrics_AllClassifiers_Equi.E63]" office:value-type="float" office:value="2.12765957446808" calcext:value-type="float">
            <text:p>2.12765957446808</text:p>
          </table:table-cell>
          <table:table-cell table:formula="of:=[$Metrics_AllClassifiers_Equi.F63]" office:value-type="float" office:value="10" calcext:value-type="float">
            <text:p>10</text:p>
          </table:table-cell>
          <table:table-cell table:formula="of:=[$Metrics_AllClassifiers_Equi.G63]" office:value-type="float" office:value="3.50877192982456" calcext:value-type="float">
            <text:p>3.50877192982456</text:p>
          </table:table-cell>
          <table:table-cell/>
          <table:table-cell table:formula="of:=[$Metrics_AllClassifiers_Min.A63]" office:value-type="string" office:string-value="findVal" calcext:value-type="string">
            <text:p>findVal</text:p>
          </table:table-cell>
          <table:table-cell table:formula="of:=[$Metrics_AllClassifiers_Min.B63]" office:value-type="string" office:string-value="MINIMAL" calcext:value-type="string">
            <text:p>MINIMAL</text:p>
          </table:table-cell>
          <table:table-cell table:formula="of:=[$Metrics_AllClassifiers_Min.C63]" office:value-type="string" office:string-value="RF" calcext:value-type="string">
            <text:p>RF</text:p>
          </table:table-cell>
          <table:table-cell table:formula="of:=[$Metrics_AllClassifiers_Min.D63]" office:value-type="float" office:value="89.4179894179894" calcext:value-type="float">
            <text:p>89.4179894179894</text:p>
          </table:table-cell>
          <table:table-cell table:formula="of:=[$Metrics_AllClassifiers_Min.E63]" office:value-type="float" office:value="0" calcext:value-type="float">
            <text:p>0</text:p>
          </table:table-cell>
          <table:table-cell table:formula="of:=[$Metrics_AllClassifiers_Min.F63]" office:value-type="float" office:value="0" calcext:value-type="float">
            <text:p>0</text:p>
          </table:table-cell>
          <table:table-cell table:formula="of:=[$Metrics_AllClassifiers_Min.G63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64]" office:value-type="string" office:string-value="findVal" calcext:value-type="string">
            <text:p>findVal</text:p>
          </table:table-cell>
          <table:table-cell table:formula="of:=[$Metrics_AllClassifiers_Equi.B64]" office:value-type="string" office:string-value="EQUIVALENT" calcext:value-type="string">
            <text:p>EQUIVALENT</text:p>
          </table:table-cell>
          <table:table-cell table:formula="of:=[$Metrics_AllClassifiers_Equi.C64]" office:value-type="string" office:string-value="DT" calcext:value-type="string">
            <text:p>DT</text:p>
          </table:table-cell>
          <table:table-cell table:formula="of:=[$Metrics_AllClassifiers_Equi.D64]" office:value-type="float" office:value="84.6560846560847" calcext:value-type="float">
            <text:p>84.6560846560847</text:p>
          </table:table-cell>
          <table:table-cell table:formula="of:=[$Metrics_AllClassifiers_Equi.E64]" office:value-type="float" office:value="0" calcext:value-type="float">
            <text:p>0</text:p>
          </table:table-cell>
          <table:table-cell table:formula="of:=[$Metrics_AllClassifiers_Equi.F64]" office:value-type="float" office:value="0" calcext:value-type="float">
            <text:p>0</text:p>
          </table:table-cell>
          <table:table-cell table:formula="of:=[$Metrics_AllClassifiers_Equi.G64]" office:value-type="string" office:string-value="---" calcext:value-type="string">
            <text:p>---</text:p>
          </table:table-cell>
          <table:table-cell/>
          <table:table-cell table:formula="of:=[$Metrics_AllClassifiers_Min.A64]" office:value-type="string" office:string-value="findVal" calcext:value-type="string">
            <text:p>findVal</text:p>
          </table:table-cell>
          <table:table-cell table:formula="of:=[$Metrics_AllClassifiers_Min.B64]" office:value-type="string" office:string-value="MINIMAL" calcext:value-type="string">
            <text:p>MINIMAL</text:p>
          </table:table-cell>
          <table:table-cell table:formula="of:=[$Metrics_AllClassifiers_Min.C64]" office:value-type="string" office:string-value="SVM" calcext:value-type="string">
            <text:p>SVM</text:p>
          </table:table-cell>
          <table:table-cell table:formula="of:=[$Metrics_AllClassifiers_Min.D64]" office:value-type="float" office:value="95.2380952380952" calcext:value-type="float">
            <text:p>95.2380952380952</text:p>
          </table:table-cell>
          <table:table-cell table:formula="of:=[$Metrics_AllClassifiers_Min.E64]" office:value-type="float" office:value="0" calcext:value-type="float">
            <text:p>0</text:p>
          </table:table-cell>
          <table:table-cell table:formula="of:=[$Metrics_AllClassifiers_Min.F64]" office:value-type="float" office:value="0" calcext:value-type="float">
            <text:p>0</text:p>
          </table:table-cell>
          <table:table-cell table:formula="of:=[$Metrics_AllClassifiers_Min.G64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65]" office:value-type="string" office:string-value="Heap" calcext:value-type="string">
            <text:p>Heap</text:p>
          </table:table-cell>
          <table:table-cell table:formula="of:=[$Metrics_AllClassifiers_Equi.B65]" office:value-type="string" office:string-value="EQUIVALENT" calcext:value-type="string">
            <text:p>EQUIVALENT</text:p>
          </table:table-cell>
          <table:table-cell table:formula="of:=[$Metrics_AllClassifiers_Equi.C65]" office:value-type="string" office:string-value="SVM" calcext:value-type="string">
            <text:p>SVM</text:p>
          </table:table-cell>
          <table:table-cell table:formula="of:=[$Metrics_AllClassifiers_Equi.D65]" office:value-type="float" office:value="64.8387096774194" calcext:value-type="float">
            <text:p>64.8387096774194</text:p>
          </table:table-cell>
          <table:table-cell table:formula="of:=[$Metrics_AllClassifiers_Equi.E65]" office:value-type="float" office:value="16.4739884393064" calcext:value-type="float">
            <text:p>16.4739884393064</text:p>
          </table:table-cell>
          <table:table-cell table:formula="of:=[$Metrics_AllClassifiers_Equi.F65]" office:value-type="float" office:value="60" calcext:value-type="float">
            <text:p>60</text:p>
          </table:table-cell>
          <table:table-cell table:formula="of:=[$Metrics_AllClassifiers_Equi.G65]" office:value-type="float" office:value="25.8503401360544" calcext:value-type="float">
            <text:p>25.8503401360544</text:p>
          </table:table-cell>
          <table:table-cell/>
          <table:table-cell table:formula="of:=[$Metrics_AllClassifiers_Min.A65]" office:value-type="string" office:string-value="Heap" calcext:value-type="string">
            <text:p>Heap</text:p>
          </table:table-cell>
          <table:table-cell table:formula="of:=[$Metrics_AllClassifiers_Min.B65]" office:value-type="string" office:string-value="MINIMAL" calcext:value-type="string">
            <text:p>MINIMAL</text:p>
          </table:table-cell>
          <table:table-cell table:formula="of:=[$Metrics_AllClassifiers_Min.C65]" office:value-type="string" office:string-value="GNB" calcext:value-type="string">
            <text:p>GNB</text:p>
          </table:table-cell>
          <table:table-cell table:formula="of:=[$Metrics_AllClassifiers_Min.D65]" office:value-type="float" office:value="53.3333333333333" calcext:value-type="float">
            <text:p>53.3333333333333</text:p>
          </table:table-cell>
          <table:table-cell table:formula="of:=[$Metrics_AllClassifiers_Min.E65]" office:value-type="float" office:value="2.77136258660508" calcext:value-type="float">
            <text:p>2.77136258660508</text:p>
          </table:table-cell>
          <table:table-cell table:formula="of:=[$Metrics_AllClassifiers_Min.F65]" office:value-type="float" office:value="48" calcext:value-type="float">
            <text:p>48</text:p>
          </table:table-cell>
          <table:table-cell table:formula="of:=[$Metrics_AllClassifiers_Min.G65]" office:value-type="float" office:value="5.24017467248908" calcext:value-type="float">
            <text:p>5.24017467248908</text:p>
          </table:table-cell>
        </table:table-row>
        <table:table-row table:style-name="ro1">
          <table:table-cell table:formula="of:=[$Metrics_AllClassifiers_Equi.A66]" office:value-type="string" office:string-value="Heap" calcext:value-type="string">
            <text:p>Heap</text:p>
          </table:table-cell>
          <table:table-cell table:formula="of:=[$Metrics_AllClassifiers_Equi.B66]" office:value-type="string" office:string-value="EQUIVALENT" calcext:value-type="string">
            <text:p>EQUIVALENT</text:p>
          </table:table-cell>
          <table:table-cell table:formula="of:=[$Metrics_AllClassifiers_Equi.C66]" office:value-type="string" office:string-value="KNN" calcext:value-type="string">
            <text:p>KNN</text:p>
          </table:table-cell>
          <table:table-cell table:formula="of:=[$Metrics_AllClassifiers_Equi.D66]" office:value-type="float" office:value="60.5376344086021" calcext:value-type="float">
            <text:p>60.5376344086021</text:p>
          </table:table-cell>
          <table:table-cell table:formula="of:=[$Metrics_AllClassifiers_Equi.E66]" office:value-type="float" office:value="14.5833333333333" calcext:value-type="float">
            <text:p>14.5833333333333</text:p>
          </table:table-cell>
          <table:table-cell table:formula="of:=[$Metrics_AllClassifiers_Equi.F66]" office:value-type="float" office:value="58.9473684210526" calcext:value-type="float">
            <text:p>58.9473684210526</text:p>
          </table:table-cell>
          <table:table-cell table:formula="of:=[$Metrics_AllClassifiers_Equi.G66]" office:value-type="float" office:value="23.3820459290188" calcext:value-type="float">
            <text:p>23.3820459290188</text:p>
          </table:table-cell>
          <table:table-cell/>
          <table:table-cell table:formula="of:=[$Metrics_AllClassifiers_Min.A66]" office:value-type="string" office:string-value="Heap" calcext:value-type="string">
            <text:p>Heap</text:p>
          </table:table-cell>
          <table:table-cell table:formula="of:=[$Metrics_AllClassifiers_Min.B66]" office:value-type="string" office:string-value="MINIMAL" calcext:value-type="string">
            <text:p>MINIMAL</text:p>
          </table:table-cell>
          <table:table-cell table:formula="of:=[$Metrics_AllClassifiers_Min.C66]" office:value-type="string" office:string-value="RF" calcext:value-type="string">
            <text:p>RF</text:p>
          </table:table-cell>
          <table:table-cell table:formula="of:=[$Metrics_AllClassifiers_Min.D66]" office:value-type="float" office:value="79.4623655913979" calcext:value-type="float">
            <text:p>79.4623655913979</text:p>
          </table:table-cell>
          <table:table-cell table:formula="of:=[$Metrics_AllClassifiers_Min.E66]" office:value-type="float" office:value="2.84090909090909" calcext:value-type="float">
            <text:p>2.84090909090909</text:p>
          </table:table-cell>
          <table:table-cell table:formula="of:=[$Metrics_AllClassifiers_Min.F66]" office:value-type="float" office:value="20" calcext:value-type="float">
            <text:p>20</text:p>
          </table:table-cell>
          <table:table-cell table:formula="of:=[$Metrics_AllClassifiers_Min.G66]" office:value-type="float" office:value="4.97512437810945" calcext:value-type="float">
            <text:p>4.97512437810945</text:p>
          </table:table-cell>
        </table:table-row>
        <table:table-row table:style-name="ro1">
          <table:table-cell table:formula="of:=[$Metrics_AllClassifiers_Equi.A67]" office:value-type="string" office:string-value="Heap" calcext:value-type="string">
            <text:p>Heap</text:p>
          </table:table-cell>
          <table:table-cell table:formula="of:=[$Metrics_AllClassifiers_Equi.B67]" office:value-type="string" office:string-value="EQUIVALENT" calcext:value-type="string">
            <text:p>EQUIVALENT</text:p>
          </table:table-cell>
          <table:table-cell table:formula="of:=[$Metrics_AllClassifiers_Equi.C67]" office:value-type="string" office:string-value="GNB" calcext:value-type="string">
            <text:p>GNB</text:p>
          </table:table-cell>
          <table:table-cell table:formula="of:=[$Metrics_AllClassifiers_Equi.D67]" office:value-type="float" office:value="48.1720430107527" calcext:value-type="float">
            <text:p>48.1720430107527</text:p>
          </table:table-cell>
          <table:table-cell table:formula="of:=[$Metrics_AllClassifiers_Equi.E67]" office:value-type="float" office:value="13.0019120458891" calcext:value-type="float">
            <text:p>13.0019120458891</text:p>
          </table:table-cell>
          <table:table-cell table:formula="of:=[$Metrics_AllClassifiers_Equi.F67]" office:value-type="float" office:value="71.5789473684211" calcext:value-type="float">
            <text:p>71.5789473684211</text:p>
          </table:table-cell>
          <table:table-cell table:formula="of:=[$Metrics_AllClassifiers_Equi.G67]" office:value-type="float" office:value="22.0064724919094" calcext:value-type="float">
            <text:p>22.0064724919094</text:p>
          </table:table-cell>
          <table:table-cell/>
          <table:table-cell table:formula="of:=[$Metrics_AllClassifiers_Min.A67]" office:value-type="string" office:string-value="Heap" calcext:value-type="string">
            <text:p>Heap</text:p>
          </table:table-cell>
          <table:table-cell table:formula="of:=[$Metrics_AllClassifiers_Min.B67]" office:value-type="string" office:string-value="MINIMAL" calcext:value-type="string">
            <text:p>MINIMAL</text:p>
          </table:table-cell>
          <table:table-cell table:formula="of:=[$Metrics_AllClassifiers_Min.C67]" office:value-type="string" office:string-value="DT" calcext:value-type="string">
            <text:p>DT</text:p>
          </table:table-cell>
          <table:table-cell table:formula="of:=[$Metrics_AllClassifiers_Min.D67]" office:value-type="float" office:value="70.752688172043" calcext:value-type="float">
            <text:p>70.752688172043</text:p>
          </table:table-cell>
          <table:table-cell table:formula="of:=[$Metrics_AllClassifiers_Min.E67]" office:value-type="float" office:value="2.68199233716475" calcext:value-type="float">
            <text:p>2.68199233716475</text:p>
          </table:table-cell>
          <table:table-cell table:formula="of:=[$Metrics_AllClassifiers_Min.F67]" office:value-type="float" office:value="28" calcext:value-type="float">
            <text:p>28</text:p>
          </table:table-cell>
          <table:table-cell table:formula="of:=[$Metrics_AllClassifiers_Min.G67]" office:value-type="float" office:value="4.8951048951049" calcext:value-type="float">
            <text:p>4.8951048951049</text:p>
          </table:table-cell>
        </table:table-row>
        <table:table-row table:style-name="ro1">
          <table:table-cell table:formula="of:=[$Metrics_AllClassifiers_Equi.A68]" office:value-type="string" office:string-value="Heap" calcext:value-type="string">
            <text:p>Heap</text:p>
          </table:table-cell>
          <table:table-cell table:formula="of:=[$Metrics_AllClassifiers_Equi.B68]" office:value-type="string" office:string-value="EQUIVALENT" calcext:value-type="string">
            <text:p>EQUIVALENT</text:p>
          </table:table-cell>
          <table:table-cell table:formula="of:=[$Metrics_AllClassifiers_Equi.C68]" office:value-type="string" office:string-value="DT" calcext:value-type="string">
            <text:p>DT</text:p>
          </table:table-cell>
          <table:table-cell table:formula="of:=[$Metrics_AllClassifiers_Equi.D68]" office:value-type="float" office:value="65.3763440860215" calcext:value-type="float">
            <text:p>65.3763440860215</text:p>
          </table:table-cell>
          <table:table-cell table:formula="of:=[$Metrics_AllClassifiers_Equi.E68]" office:value-type="float" office:value="12.7868852459016" calcext:value-type="float">
            <text:p>12.7868852459016</text:p>
          </table:table-cell>
          <table:table-cell table:formula="of:=[$Metrics_AllClassifiers_Equi.F68]" office:value-type="float" office:value="41.0526315789474" calcext:value-type="float">
            <text:p>41.0526315789474</text:p>
          </table:table-cell>
          <table:table-cell table:formula="of:=[$Metrics_AllClassifiers_Equi.G68]" office:value-type="float" office:value="19.5" calcext:value-type="float">
            <text:p>19.5</text:p>
          </table:table-cell>
          <table:table-cell/>
          <table:table-cell table:formula="of:=[$Metrics_AllClassifiers_Min.A68]" office:value-type="string" office:string-value="Heap" calcext:value-type="string">
            <text:p>Heap</text:p>
          </table:table-cell>
          <table:table-cell table:formula="of:=[$Metrics_AllClassifiers_Min.B68]" office:value-type="string" office:string-value="MINIMAL" calcext:value-type="string">
            <text:p>MINIMAL</text:p>
          </table:table-cell>
          <table:table-cell table:formula="of:=[$Metrics_AllClassifiers_Min.C68]" office:value-type="string" office:string-value="LDA" calcext:value-type="string">
            <text:p>LDA</text:p>
          </table:table-cell>
          <table:table-cell table:formula="of:=[$Metrics_AllClassifiers_Min.D68]" office:value-type="float" office:value="66.8817204301075" calcext:value-type="float">
            <text:p>66.8817204301075</text:p>
          </table:table-cell>
          <table:table-cell table:formula="of:=[$Metrics_AllClassifiers_Min.E68]" office:value-type="float" office:value="2.35690235690236" calcext:value-type="float">
            <text:p>2.35690235690236</text:p>
          </table:table-cell>
          <table:table-cell table:formula="of:=[$Metrics_AllClassifiers_Min.F68]" office:value-type="float" office:value="28" calcext:value-type="float">
            <text:p>28</text:p>
          </table:table-cell>
          <table:table-cell table:formula="of:=[$Metrics_AllClassifiers_Min.G68]" office:value-type="float" office:value="4.34782608695652" calcext:value-type="float">
            <text:p>4.34782608695652</text:p>
          </table:table-cell>
        </table:table-row>
        <table:table-row table:style-name="ro1">
          <table:table-cell table:formula="of:=[$Metrics_AllClassifiers_Equi.A69]" office:value-type="string" office:string-value="Heap" calcext:value-type="string">
            <text:p>Heap</text:p>
          </table:table-cell>
          <table:table-cell table:formula="of:=[$Metrics_AllClassifiers_Equi.B69]" office:value-type="string" office:string-value="EQUIVALENT" calcext:value-type="string">
            <text:p>EQUIVALENT</text:p>
          </table:table-cell>
          <table:table-cell table:formula="of:=[$Metrics_AllClassifiers_Equi.C69]" office:value-type="string" office:string-value="RF" calcext:value-type="string">
            <text:p>RF</text:p>
          </table:table-cell>
          <table:table-cell table:formula="of:=[$Metrics_AllClassifiers_Equi.D69]" office:value-type="float" office:value="78.2795698924731" calcext:value-type="float">
            <text:p>78.2795698924731</text:p>
          </table:table-cell>
          <table:table-cell table:formula="of:=[$Metrics_AllClassifiers_Equi.E69]" office:value-type="float" office:value="14.5695364238411" calcext:value-type="float">
            <text:p>14.5695364238411</text:p>
          </table:table-cell>
          <table:table-cell table:formula="of:=[$Metrics_AllClassifiers_Equi.F69]" office:value-type="float" office:value="23.1578947368421" calcext:value-type="float">
            <text:p>23.1578947368421</text:p>
          </table:table-cell>
          <table:table-cell table:formula="of:=[$Metrics_AllClassifiers_Equi.G69]" office:value-type="float" office:value="17.8861788617886" calcext:value-type="float">
            <text:p>17.8861788617886</text:p>
          </table:table-cell>
          <table:table-cell/>
          <table:table-cell table:formula="of:=[$Metrics_AllClassifiers_Min.A69]" office:value-type="string" office:string-value="Heap" calcext:value-type="string">
            <text:p>Heap</text:p>
          </table:table-cell>
          <table:table-cell table:formula="of:=[$Metrics_AllClassifiers_Min.B69]" office:value-type="string" office:string-value="MINIMAL" calcext:value-type="string">
            <text:p>MINIMAL</text:p>
          </table:table-cell>
          <table:table-cell table:formula="of:=[$Metrics_AllClassifiers_Min.C69]" office:value-type="string" office:string-value="SVM" calcext:value-type="string">
            <text:p>SVM</text:p>
          </table:table-cell>
          <table:table-cell table:formula="of:=[$Metrics_AllClassifiers_Min.D69]" office:value-type="float" office:value="80.752688172043" calcext:value-type="float">
            <text:p>80.752688172043</text:p>
          </table:table-cell>
          <table:table-cell table:formula="of:=[$Metrics_AllClassifiers_Min.E69]" office:value-type="float" office:value="2.46913580246914" calcext:value-type="float">
            <text:p>2.46913580246914</text:p>
          </table:table-cell>
          <table:table-cell table:formula="of:=[$Metrics_AllClassifiers_Min.F69]" office:value-type="float" office:value="16" calcext:value-type="float">
            <text:p>16</text:p>
          </table:table-cell>
          <table:table-cell table:formula="of:=[$Metrics_AllClassifiers_Min.G69]" office:value-type="float" office:value="4.27807486631016" calcext:value-type="float">
            <text:p>4.27807486631016</text:p>
          </table:table-cell>
        </table:table-row>
        <table:table-row table:style-name="ro1">
          <table:table-cell table:formula="of:=[$Metrics_AllClassifiers_Equi.A70]" office:value-type="string" office:string-value="Heap" calcext:value-type="string">
            <text:p>Heap</text:p>
          </table:table-cell>
          <table:table-cell table:formula="of:=[$Metrics_AllClassifiers_Equi.B70]" office:value-type="string" office:string-value="EQUIVALENT" calcext:value-type="string">
            <text:p>EQUIVALENT</text:p>
          </table:table-cell>
          <table:table-cell table:formula="of:=[$Metrics_AllClassifiers_Equi.C70]" office:value-type="string" office:string-value="LR" calcext:value-type="string">
            <text:p>LR</text:p>
          </table:table-cell>
          <table:table-cell table:formula="of:=[$Metrics_AllClassifiers_Equi.D70]" office:value-type="float" office:value="72.6881720430108" calcext:value-type="float">
            <text:p>72.6881720430108</text:p>
          </table:table-cell>
          <table:table-cell table:formula="of:=[$Metrics_AllClassifiers_Equi.E70]" office:value-type="float" office:value="7.48663101604278" calcext:value-type="float">
            <text:p>7.48663101604278</text:p>
          </table:table-cell>
          <table:table-cell table:formula="of:=[$Metrics_AllClassifiers_Equi.F70]" office:value-type="float" office:value="14.7368421052632" calcext:value-type="float">
            <text:p>14.7368421052632</text:p>
          </table:table-cell>
          <table:table-cell table:formula="of:=[$Metrics_AllClassifiers_Equi.G70]" office:value-type="float" office:value="9.9290780141844" calcext:value-type="float">
            <text:p>9.9290780141844</text:p>
          </table:table-cell>
          <table:table-cell/>
          <table:table-cell table:formula="of:=[$Metrics_AllClassifiers_Min.A70]" office:value-type="string" office:string-value="Heap" calcext:value-type="string">
            <text:p>Heap</text:p>
          </table:table-cell>
          <table:table-cell table:formula="of:=[$Metrics_AllClassifiers_Min.B70]" office:value-type="string" office:string-value="MINIMAL" calcext:value-type="string">
            <text:p>MINIMAL</text:p>
          </table:table-cell>
          <table:table-cell table:formula="of:=[$Metrics_AllClassifiers_Min.C70]" office:value-type="string" office:string-value="LR" calcext:value-type="string">
            <text:p>LR</text:p>
          </table:table-cell>
          <table:table-cell table:formula="of:=[$Metrics_AllClassifiers_Min.D70]" office:value-type="float" office:value="70.752688172043" calcext:value-type="float">
            <text:p>70.752688172043</text:p>
          </table:table-cell>
          <table:table-cell table:formula="of:=[$Metrics_AllClassifiers_Min.E70]" office:value-type="float" office:value="1.94552529182879" calcext:value-type="float">
            <text:p>1.94552529182879</text:p>
          </table:table-cell>
          <table:table-cell table:formula="of:=[$Metrics_AllClassifiers_Min.F70]" office:value-type="float" office:value="20" calcext:value-type="float">
            <text:p>20</text:p>
          </table:table-cell>
          <table:table-cell table:formula="of:=[$Metrics_AllClassifiers_Min.G70]" office:value-type="float" office:value="3.54609929078014" calcext:value-type="float">
            <text:p>3.54609929078014</text:p>
          </table:table-cell>
        </table:table-row>
        <table:table-row table:style-name="ro1">
          <table:table-cell table:formula="of:=[$Metrics_AllClassifiers_Equi.A71]" office:value-type="string" office:string-value="Heap" calcext:value-type="string">
            <text:p>Heap</text:p>
          </table:table-cell>
          <table:table-cell table:formula="of:=[$Metrics_AllClassifiers_Equi.B71]" office:value-type="string" office:string-value="EQUIVALENT" calcext:value-type="string">
            <text:p>EQUIVALENT</text:p>
          </table:table-cell>
          <table:table-cell table:formula="of:=[$Metrics_AllClassifiers_Equi.C71]" office:value-type="string" office:string-value="LDA" calcext:value-type="string">
            <text:p>LDA</text:p>
          </table:table-cell>
          <table:table-cell table:formula="of:=[$Metrics_AllClassifiers_Equi.D71]" office:value-type="float" office:value="71.6129032258065" calcext:value-type="float">
            <text:p>71.6129032258065</text:p>
          </table:table-cell>
          <table:table-cell table:formula="of:=[$Metrics_AllClassifiers_Equi.E71]" office:value-type="float" office:value="7.10659898477157" calcext:value-type="float">
            <text:p>7.10659898477157</text:p>
          </table:table-cell>
          <table:table-cell table:formula="of:=[$Metrics_AllClassifiers_Equi.F71]" office:value-type="float" office:value="14.7368421052632" calcext:value-type="float">
            <text:p>14.7368421052632</text:p>
          </table:table-cell>
          <table:table-cell table:formula="of:=[$Metrics_AllClassifiers_Equi.G71]" office:value-type="float" office:value="9.58904109589041" calcext:value-type="float">
            <text:p>9.58904109589041</text:p>
          </table:table-cell>
          <table:table-cell/>
          <table:table-cell table:formula="of:=[$Metrics_AllClassifiers_Min.A71]" office:value-type="string" office:string-value="Heap" calcext:value-type="string">
            <text:p>Heap</text:p>
          </table:table-cell>
          <table:table-cell table:formula="of:=[$Metrics_AllClassifiers_Min.B71]" office:value-type="string" office:string-value="MINIMAL" calcext:value-type="string">
            <text:p>MINIMAL</text:p>
          </table:table-cell>
          <table:table-cell table:formula="of:=[$Metrics_AllClassifiers_Min.C71]" office:value-type="string" office:string-value="KNN" calcext:value-type="string">
            <text:p>KNN</text:p>
          </table:table-cell>
          <table:table-cell table:formula="of:=[$Metrics_AllClassifiers_Min.D71]" office:value-type="float" office:value="75.6989247311828" calcext:value-type="float">
            <text:p>75.6989247311828</text:p>
          </table:table-cell>
          <table:table-cell table:formula="of:=[$Metrics_AllClassifiers_Min.E71]" office:value-type="float" office:value="1.91387559808612" calcext:value-type="float">
            <text:p>1.91387559808612</text:p>
          </table:table-cell>
          <table:table-cell table:formula="of:=[$Metrics_AllClassifiers_Min.F71]" office:value-type="float" office:value="16" calcext:value-type="float">
            <text:p>16</text:p>
          </table:table-cell>
          <table:table-cell table:formula="of:=[$Metrics_AllClassifiers_Min.G71]" office:value-type="float" office:value="3.41880341880342" calcext:value-type="float">
            <text:p>3.41880341880342</text:p>
          </table:table-cell>
        </table:table-row>
        <table:table-row table:style-name="ro1">
          <table:table-cell table:formula="of:=[$Metrics_AllClassifiers_Equi.A72]" office:value-type="string" office:string-value="InversePermutation" calcext:value-type="string">
            <text:p>InversePermutation</text:p>
          </table:table-cell>
          <table:table-cell table:formula="of:=[$Metrics_AllClassifiers_Equi.B72]" office:value-type="string" office:string-value="EQUIVALENT" calcext:value-type="string">
            <text:p>EQUIVALENT</text:p>
          </table:table-cell>
          <table:table-cell table:formula="of:=[$Metrics_AllClassifiers_Equi.C72]" office:value-type="string" office:string-value="KNN" calcext:value-type="string">
            <text:p>KNN</text:p>
          </table:table-cell>
          <table:table-cell table:formula="of:=[$Metrics_AllClassifiers_Equi.D72]" office:value-type="float" office:value="72.1739130434783" calcext:value-type="float">
            <text:p>72.1739130434783</text:p>
          </table:table-cell>
          <table:table-cell table:formula="of:=[$Metrics_AllClassifiers_Equi.E72]" office:value-type="float" office:value="17.1052631578947" calcext:value-type="float">
            <text:p>17.1052631578947</text:p>
          </table:table-cell>
          <table:table-cell table:formula="of:=[$Metrics_AllClassifiers_Equi.F72]" office:value-type="float" office:value="43.3333333333333" calcext:value-type="float">
            <text:p>43.3333333333333</text:p>
          </table:table-cell>
          <table:table-cell table:formula="of:=[$Metrics_AllClassifiers_Equi.G72]" office:value-type="float" office:value="24.5283018867925" calcext:value-type="float">
            <text:p>24.5283018867925</text:p>
          </table:table-cell>
          <table:table-cell/>
          <table:table-cell table:formula="of:=[$Metrics_AllClassifiers_Min.A72]" office:value-type="string" office:string-value="InversePermutation" calcext:value-type="string">
            <text:p>InversePermutation</text:p>
          </table:table-cell>
          <table:table-cell table:formula="of:=[$Metrics_AllClassifiers_Min.B72]" office:value-type="string" office:string-value="MINIMAL" calcext:value-type="string">
            <text:p>MINIMAL</text:p>
          </table:table-cell>
          <table:table-cell table:formula="of:=[$Metrics_AllClassifiers_Min.C72]" office:value-type="string" office:string-value="LDA" calcext:value-type="string">
            <text:p>LDA</text:p>
          </table:table-cell>
          <table:table-cell table:formula="of:=[$Metrics_AllClassifiers_Min.D72]" office:value-type="float" office:value="58.6086956521739" calcext:value-type="float">
            <text:p>58.6086956521739</text:p>
          </table:table-cell>
          <table:table-cell table:formula="of:=[$Metrics_AllClassifiers_Min.E72]" office:value-type="float" office:value="9.67741935483871" calcext:value-type="float">
            <text:p>9.67741935483871</text:p>
          </table:table-cell>
          <table:table-cell table:formula="of:=[$Metrics_AllClassifiers_Min.F72]" office:value-type="float" office:value="63.1578947368421" calcext:value-type="float">
            <text:p>63.1578947368421</text:p>
          </table:table-cell>
          <table:table-cell table:formula="of:=[$Metrics_AllClassifiers_Min.G72]" office:value-type="float" office:value="16.7832167832168" calcext:value-type="float">
            <text:p>16.7832167832168</text:p>
          </table:table-cell>
        </table:table-row>
        <table:table-row table:style-name="ro1">
          <table:table-cell table:formula="of:=[$Metrics_AllClassifiers_Equi.A73]" office:value-type="string" office:string-value="InversePermutation" calcext:value-type="string">
            <text:p>InversePermutation</text:p>
          </table:table-cell>
          <table:table-cell table:formula="of:=[$Metrics_AllClassifiers_Equi.B73]" office:value-type="string" office:string-value="EQUIVALENT" calcext:value-type="string">
            <text:p>EQUIVALENT</text:p>
          </table:table-cell>
          <table:table-cell table:formula="of:=[$Metrics_AllClassifiers_Equi.C73]" office:value-type="string" office:string-value="SVM" calcext:value-type="string">
            <text:p>SVM</text:p>
          </table:table-cell>
          <table:table-cell table:formula="of:=[$Metrics_AllClassifiers_Equi.D73]" office:value-type="float" office:value="59.1304347826087" calcext:value-type="float">
            <text:p>59.1304347826087</text:p>
          </table:table-cell>
          <table:table-cell table:formula="of:=[$Metrics_AllClassifiers_Equi.E73]" office:value-type="float" office:value="14.859437751004" calcext:value-type="float">
            <text:p>14.859437751004</text:p>
          </table:table-cell>
          <table:table-cell table:formula="of:=[$Metrics_AllClassifiers_Equi.F73]" office:value-type="float" office:value="61.6666666666667" calcext:value-type="float">
            <text:p>61.6666666666667</text:p>
          </table:table-cell>
          <table:table-cell table:formula="of:=[$Metrics_AllClassifiers_Equi.G73]" office:value-type="float" office:value="23.9482200647249" calcext:value-type="float">
            <text:p>23.9482200647249</text:p>
          </table:table-cell>
          <table:table-cell/>
          <table:table-cell table:formula="of:=[$Metrics_AllClassifiers_Min.A73]" office:value-type="string" office:string-value="InversePermutation" calcext:value-type="string">
            <text:p>InversePermutation</text:p>
          </table:table-cell>
          <table:table-cell table:formula="of:=[$Metrics_AllClassifiers_Min.B73]" office:value-type="string" office:string-value="MINIMAL" calcext:value-type="string">
            <text:p>MINIMAL</text:p>
          </table:table-cell>
          <table:table-cell table:formula="of:=[$Metrics_AllClassifiers_Min.C73]" office:value-type="string" office:string-value="LR" calcext:value-type="string">
            <text:p>LR</text:p>
          </table:table-cell>
          <table:table-cell table:formula="of:=[$Metrics_AllClassifiers_Min.D73]" office:value-type="float" office:value="63.8260869565217" calcext:value-type="float">
            <text:p>63.8260869565217</text:p>
          </table:table-cell>
          <table:table-cell table:formula="of:=[$Metrics_AllClassifiers_Min.E73]" office:value-type="float" office:value="8.33333333333333" calcext:value-type="float">
            <text:p>8.33333333333333</text:p>
          </table:table-cell>
          <table:table-cell table:formula="of:=[$Metrics_AllClassifiers_Min.F73]" office:value-type="float" office:value="44.7368421052632" calcext:value-type="float">
            <text:p>44.7368421052632</text:p>
          </table:table-cell>
          <table:table-cell table:formula="of:=[$Metrics_AllClassifiers_Min.G73]" office:value-type="float" office:value="14.0495867768595" calcext:value-type="float">
            <text:p>14.0495867768595</text:p>
          </table:table-cell>
        </table:table-row>
        <table:table-row table:style-name="ro1">
          <table:table-cell table:formula="of:=[$Metrics_AllClassifiers_Equi.A74]" office:value-type="string" office:string-value="InversePermutation" calcext:value-type="string">
            <text:p>InversePermutation</text:p>
          </table:table-cell>
          <table:table-cell table:formula="of:=[$Metrics_AllClassifiers_Equi.B74]" office:value-type="string" office:string-value="EQUIVALENT" calcext:value-type="string">
            <text:p>EQUIVALENT</text:p>
          </table:table-cell>
          <table:table-cell table:formula="of:=[$Metrics_AllClassifiers_Equi.C74]" office:value-type="string" office:string-value="LDA" calcext:value-type="string">
            <text:p>LDA</text:p>
          </table:table-cell>
          <table:table-cell table:formula="of:=[$Metrics_AllClassifiers_Equi.D74]" office:value-type="float" office:value="61.0434782608696" calcext:value-type="float">
            <text:p>61.0434782608696</text:p>
          </table:table-cell>
          <table:table-cell table:formula="of:=[$Metrics_AllClassifiers_Equi.E74]" office:value-type="float" office:value="14.3478260869565" calcext:value-type="float">
            <text:p>14.3478260869565</text:p>
          </table:table-cell>
          <table:table-cell table:formula="of:=[$Metrics_AllClassifiers_Equi.F74]" office:value-type="float" office:value="55" calcext:value-type="float">
            <text:p>55</text:p>
          </table:table-cell>
          <table:table-cell table:formula="of:=[$Metrics_AllClassifiers_Equi.G74]" office:value-type="float" office:value="22.7586206896552" calcext:value-type="float">
            <text:p>22.7586206896552</text:p>
          </table:table-cell>
          <table:table-cell/>
          <table:table-cell table:formula="of:=[$Metrics_AllClassifiers_Min.A74]" office:value-type="string" office:string-value="InversePermutation" calcext:value-type="string">
            <text:p>InversePermutation</text:p>
          </table:table-cell>
          <table:table-cell table:formula="of:=[$Metrics_AllClassifiers_Min.B74]" office:value-type="string" office:string-value="MINIMAL" calcext:value-type="string">
            <text:p>MINIMAL</text:p>
          </table:table-cell>
          <table:table-cell table:formula="of:=[$Metrics_AllClassifiers_Min.C74]" office:value-type="string" office:string-value="KNN" calcext:value-type="string">
            <text:p>KNN</text:p>
          </table:table-cell>
          <table:table-cell table:formula="of:=[$Metrics_AllClassifiers_Min.D74]" office:value-type="float" office:value="50.7826086956522" calcext:value-type="float">
            <text:p>50.7826086956522</text:p>
          </table:table-cell>
          <table:table-cell table:formula="of:=[$Metrics_AllClassifiers_Min.E74]" office:value-type="float" office:value="7.90378006872852" calcext:value-type="float">
            <text:p>7.90378006872852</text:p>
          </table:table-cell>
          <table:table-cell table:formula="of:=[$Metrics_AllClassifiers_Min.F74]" office:value-type="float" office:value="60.5263157894737" calcext:value-type="float">
            <text:p>60.5263157894737</text:p>
          </table:table-cell>
          <table:table-cell table:formula="of:=[$Metrics_AllClassifiers_Min.G74]" office:value-type="float" office:value="13.9817629179331" calcext:value-type="float">
            <text:p>13.9817629179331</text:p>
          </table:table-cell>
        </table:table-row>
        <table:table-row table:style-name="ro1">
          <table:table-cell table:formula="of:=[$Metrics_AllClassifiers_Equi.A75]" office:value-type="string" office:string-value="InversePermutation" calcext:value-type="string">
            <text:p>InversePermutation</text:p>
          </table:table-cell>
          <table:table-cell table:formula="of:=[$Metrics_AllClassifiers_Equi.B75]" office:value-type="string" office:string-value="EQUIVALENT" calcext:value-type="string">
            <text:p>EQUIVALENT</text:p>
          </table:table-cell>
          <table:table-cell table:formula="of:=[$Metrics_AllClassifiers_Equi.C75]" office:value-type="string" office:string-value="LR" calcext:value-type="string">
            <text:p>LR</text:p>
          </table:table-cell>
          <table:table-cell table:formula="of:=[$Metrics_AllClassifiers_Equi.D75]" office:value-type="float" office:value="68.8695652173913" calcext:value-type="float">
            <text:p>68.8695652173913</text:p>
          </table:table-cell>
          <table:table-cell table:formula="of:=[$Metrics_AllClassifiers_Equi.E75]" office:value-type="float" office:value="14.792899408284" calcext:value-type="float">
            <text:p>14.792899408284</text:p>
          </table:table-cell>
          <table:table-cell table:formula="of:=[$Metrics_AllClassifiers_Equi.F75]" office:value-type="float" office:value="41.6666666666667" calcext:value-type="float">
            <text:p>41.6666666666667</text:p>
          </table:table-cell>
          <table:table-cell table:formula="of:=[$Metrics_AllClassifiers_Equi.G75]" office:value-type="float" office:value="21.8340611353712" calcext:value-type="float">
            <text:p>21.8340611353712</text:p>
          </table:table-cell>
          <table:table-cell/>
          <table:table-cell table:formula="of:=[$Metrics_AllClassifiers_Min.A75]" office:value-type="string" office:string-value="InversePermutation" calcext:value-type="string">
            <text:p>InversePermutation</text:p>
          </table:table-cell>
          <table:table-cell table:formula="of:=[$Metrics_AllClassifiers_Min.B75]" office:value-type="string" office:string-value="MINIMAL" calcext:value-type="string">
            <text:p>MINIMAL</text:p>
          </table:table-cell>
          <table:table-cell table:formula="of:=[$Metrics_AllClassifiers_Min.C75]" office:value-type="string" office:string-value="SVM" calcext:value-type="string">
            <text:p>SVM</text:p>
          </table:table-cell>
          <table:table-cell table:formula="of:=[$Metrics_AllClassifiers_Min.D75]" office:value-type="float" office:value="53.2173913043478" calcext:value-type="float">
            <text:p>53.2173913043478</text:p>
          </table:table-cell>
          <table:table-cell table:formula="of:=[$Metrics_AllClassifiers_Min.E75]" office:value-type="float" office:value="7.38007380073801" calcext:value-type="float">
            <text:p>7.38007380073801</text:p>
          </table:table-cell>
          <table:table-cell table:formula="of:=[$Metrics_AllClassifiers_Min.F75]" office:value-type="float" office:value="52.6315789473684" calcext:value-type="float">
            <text:p>52.6315789473684</text:p>
          </table:table-cell>
          <table:table-cell table:formula="of:=[$Metrics_AllClassifiers_Min.G75]" office:value-type="float" office:value="12.9449838187702" calcext:value-type="float">
            <text:p>12.9449838187702</text:p>
          </table:table-cell>
        </table:table-row>
        <table:table-row table:style-name="ro1">
          <table:table-cell table:formula="of:=[$Metrics_AllClassifiers_Equi.A76]" office:value-type="string" office:string-value="InversePermutation" calcext:value-type="string">
            <text:p>InversePermutation</text:p>
          </table:table-cell>
          <table:table-cell table:formula="of:=[$Metrics_AllClassifiers_Equi.B76]" office:value-type="string" office:string-value="EQUIVALENT" calcext:value-type="string">
            <text:p>EQUIVALENT</text:p>
          </table:table-cell>
          <table:table-cell table:formula="of:=[$Metrics_AllClassifiers_Equi.C76]" office:value-type="string" office:string-value="RF" calcext:value-type="string">
            <text:p>RF</text:p>
          </table:table-cell>
          <table:table-cell table:formula="of:=[$Metrics_AllClassifiers_Equi.D76]" office:value-type="float" office:value="77.7391304347826" calcext:value-type="float">
            <text:p>77.7391304347826</text:p>
          </table:table-cell>
          <table:table-cell table:formula="of:=[$Metrics_AllClassifiers_Equi.E76]" office:value-type="float" office:value="15.3061224489796" calcext:value-type="float">
            <text:p>15.3061224489796</text:p>
          </table:table-cell>
          <table:table-cell table:formula="of:=[$Metrics_AllClassifiers_Equi.F76]" office:value-type="float" office:value="25" calcext:value-type="float">
            <text:p>25</text:p>
          </table:table-cell>
          <table:table-cell table:formula="of:=[$Metrics_AllClassifiers_Equi.G76]" office:value-type="float" office:value="18.9873417721519" calcext:value-type="float">
            <text:p>18.9873417721519</text:p>
          </table:table-cell>
          <table:table-cell/>
          <table:table-cell table:formula="of:=[$Metrics_AllClassifiers_Min.A76]" office:value-type="string" office:string-value="InversePermutation" calcext:value-type="string">
            <text:p>InversePermutation</text:p>
          </table:table-cell>
          <table:table-cell table:formula="of:=[$Metrics_AllClassifiers_Min.B76]" office:value-type="string" office:string-value="MINIMAL" calcext:value-type="string">
            <text:p>MINIMAL</text:p>
          </table:table-cell>
          <table:table-cell table:formula="of:=[$Metrics_AllClassifiers_Min.C76]" office:value-type="string" office:string-value="GNB" calcext:value-type="string">
            <text:p>GNB</text:p>
          </table:table-cell>
          <table:table-cell table:formula="of:=[$Metrics_AllClassifiers_Min.D76]" office:value-type="float" office:value="29.2173913043478" calcext:value-type="float">
            <text:p>29.2173913043478</text:p>
          </table:table-cell>
          <table:table-cell table:formula="of:=[$Metrics_AllClassifiers_Min.E76]" office:value-type="float" office:value="6.99300699300699" calcext:value-type="float">
            <text:p>6.99300699300699</text:p>
          </table:table-cell>
          <table:table-cell table:formula="of:=[$Metrics_AllClassifiers_Min.F76]" office:value-type="float" office:value="78.9473684210526" calcext:value-type="float">
            <text:p>78.9473684210526</text:p>
          </table:table-cell>
          <table:table-cell table:formula="of:=[$Metrics_AllClassifiers_Min.G76]" office:value-type="float" office:value="12.847965738758" calcext:value-type="float">
            <text:p>12.847965738758</text:p>
          </table:table-cell>
        </table:table-row>
        <table:table-row table:style-name="ro1">
          <table:table-cell table:formula="of:=[$Metrics_AllClassifiers_Equi.A77]" office:value-type="string" office:string-value="InversePermutation" calcext:value-type="string">
            <text:p>InversePermutation</text:p>
          </table:table-cell>
          <table:table-cell table:formula="of:=[$Metrics_AllClassifiers_Equi.B77]" office:value-type="string" office:string-value="EQUIVALENT" calcext:value-type="string">
            <text:p>EQUIVALENT</text:p>
          </table:table-cell>
          <table:table-cell table:formula="of:=[$Metrics_AllClassifiers_Equi.C77]" office:value-type="string" office:string-value="DT" calcext:value-type="string">
            <text:p>DT</text:p>
          </table:table-cell>
          <table:table-cell table:formula="of:=[$Metrics_AllClassifiers_Equi.D77]" office:value-type="float" office:value="74.7826086956522" calcext:value-type="float">
            <text:p>74.7826086956522</text:p>
          </table:table-cell>
          <table:table-cell table:formula="of:=[$Metrics_AllClassifiers_Equi.E77]" office:value-type="float" office:value="13.6752136752137" calcext:value-type="float">
            <text:p>13.6752136752137</text:p>
          </table:table-cell>
          <table:table-cell table:formula="of:=[$Metrics_AllClassifiers_Equi.F77]" office:value-type="float" office:value="26.6666666666667" calcext:value-type="float">
            <text:p>26.6666666666667</text:p>
          </table:table-cell>
          <table:table-cell table:formula="of:=[$Metrics_AllClassifiers_Equi.G77]" office:value-type="float" office:value="18.0790960451977" calcext:value-type="float">
            <text:p>18.0790960451977</text:p>
          </table:table-cell>
          <table:table-cell/>
          <table:table-cell table:formula="of:=[$Metrics_AllClassifiers_Min.A77]" office:value-type="string" office:string-value="InversePermutation" calcext:value-type="string">
            <text:p>InversePermutation</text:p>
          </table:table-cell>
          <table:table-cell table:formula="of:=[$Metrics_AllClassifiers_Min.B77]" office:value-type="string" office:string-value="MINIMAL" calcext:value-type="string">
            <text:p>MINIMAL</text:p>
          </table:table-cell>
          <table:table-cell table:formula="of:=[$Metrics_AllClassifiers_Min.C77]" office:value-type="string" office:string-value="DT" calcext:value-type="string">
            <text:p>DT</text:p>
          </table:table-cell>
          <table:table-cell table:formula="of:=[$Metrics_AllClassifiers_Min.D77]" office:value-type="float" office:value="84" calcext:value-type="float">
            <text:p>84</text:p>
          </table:table-cell>
          <table:table-cell table:formula="of:=[$Metrics_AllClassifiers_Min.E77]" office:value-type="float" office:value="1.78571428571429" calcext:value-type="float">
            <text:p>1.78571428571429</text:p>
          </table:table-cell>
          <table:table-cell table:formula="of:=[$Metrics_AllClassifiers_Min.F77]" office:value-type="float" office:value="2.63157894736842" calcext:value-type="float">
            <text:p>2.63157894736842</text:p>
          </table:table-cell>
          <table:table-cell table:formula="of:=[$Metrics_AllClassifiers_Min.G77]" office:value-type="float" office:value="2.12765957446808" calcext:value-type="float">
            <text:p>2.12765957446808</text:p>
          </table:table-cell>
        </table:table-row>
        <table:table-row table:style-name="ro1">
          <table:table-cell table:formula="of:=[$Metrics_AllClassifiers_Equi.A78]" office:value-type="string" office:string-value="InversePermutation" calcext:value-type="string">
            <text:p>InversePermutation</text:p>
          </table:table-cell>
          <table:table-cell table:formula="of:=[$Metrics_AllClassifiers_Equi.B78]" office:value-type="string" office:string-value="EQUIVALENT" calcext:value-type="string">
            <text:p>EQUIVALENT</text:p>
          </table:table-cell>
          <table:table-cell table:formula="of:=[$Metrics_AllClassifiers_Equi.C78]" office:value-type="string" office:string-value="GNB" calcext:value-type="string">
            <text:p>GNB</text:p>
          </table:table-cell>
          <table:table-cell table:formula="of:=[$Metrics_AllClassifiers_Equi.D78]" office:value-type="float" office:value="30.4347826086957" calcext:value-type="float">
            <text:p>30.4347826086957</text:p>
          </table:table-cell>
          <table:table-cell table:formula="of:=[$Metrics_AllClassifiers_Equi.E78]" office:value-type="float" office:value="10.093896713615" calcext:value-type="float">
            <text:p>10.093896713615</text:p>
          </table:table-cell>
          <table:table-cell table:formula="of:=[$Metrics_AllClassifiers_Equi.F78]" office:value-type="float" office:value="71.6666666666667" calcext:value-type="float">
            <text:p>71.6666666666667</text:p>
          </table:table-cell>
          <table:table-cell table:formula="of:=[$Metrics_AllClassifiers_Equi.G78]" office:value-type="float" office:value="17.6954732510288" calcext:value-type="float">
            <text:p>17.6954732510288</text:p>
          </table:table-cell>
          <table:table-cell/>
          <table:table-cell table:formula="of:=[$Metrics_AllClassifiers_Min.A78]" office:value-type="string" office:string-value="InversePermutation" calcext:value-type="string">
            <text:p>InversePermutation</text:p>
          </table:table-cell>
          <table:table-cell table:formula="of:=[$Metrics_AllClassifiers_Min.B78]" office:value-type="string" office:string-value="MINIMAL" calcext:value-type="string">
            <text:p>MINIMAL</text:p>
          </table:table-cell>
          <table:table-cell table:formula="of:=[$Metrics_AllClassifiers_Min.C78]" office:value-type="string" office:string-value="RF" calcext:value-type="string">
            <text:p>RF</text:p>
          </table:table-cell>
          <table:table-cell table:formula="of:=[$Metrics_AllClassifiers_Min.D78]" office:value-type="float" office:value="92.8695652173913" calcext:value-type="float">
            <text:p>92.8695652173913</text:p>
          </table:table-cell>
          <table:table-cell table:formula="of:=[$Metrics_AllClassifiers_Min.E78]" office:value-type="float" office:value="0" calcext:value-type="float">
            <text:p>0</text:p>
          </table:table-cell>
          <table:table-cell table:formula="of:=[$Metrics_AllClassifiers_Min.F78]" office:value-type="float" office:value="0" calcext:value-type="float">
            <text:p>0</text:p>
          </table:table-cell>
          <table:table-cell table:formula="of:=[$Metrics_AllClassifiers_Min.G78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79]" office:value-type="string" office:string-value="jday-jdate" calcext:value-type="string">
            <text:p>jday-jdate</text:p>
          </table:table-cell>
          <table:table-cell table:formula="of:=[$Metrics_AllClassifiers_Equi.B79]" office:value-type="string" office:string-value="EQUIVALENT" calcext:value-type="string">
            <text:p>EQUIVALENT</text:p>
          </table:table-cell>
          <table:table-cell table:formula="of:=[$Metrics_AllClassifiers_Equi.C79]" office:value-type="string" office:string-value="LDA" calcext:value-type="string">
            <text:p>LDA</text:p>
          </table:table-cell>
          <table:table-cell table:formula="of:=[$Metrics_AllClassifiers_Equi.D79]" office:value-type="float" office:value="82.2695035460993" calcext:value-type="float">
            <text:p>82.2695035460993</text:p>
          </table:table-cell>
          <table:table-cell table:formula="of:=[$Metrics_AllClassifiers_Equi.E79]" office:value-type="float" office:value="8.38445807770961" calcext:value-type="float">
            <text:p>8.38445807770961</text:p>
          </table:table-cell>
          <table:table-cell table:formula="of:=[$Metrics_AllClassifiers_Equi.F79]" office:value-type="float" office:value="44.0860215053763" calcext:value-type="float">
            <text:p>44.0860215053763</text:p>
          </table:table-cell>
          <table:table-cell table:formula="of:=[$Metrics_AllClassifiers_Equi.G79]" office:value-type="float" office:value="14.0893470790378" calcext:value-type="float">
            <text:p>14.0893470790378</text:p>
          </table:table-cell>
          <table:table-cell/>
          <table:table-cell table:formula="of:=[$Metrics_AllClassifiers_Min.A79]" office:value-type="string" office:string-value="jday-jdate" calcext:value-type="string">
            <text:p>jday-jdate</text:p>
          </table:table-cell>
          <table:table-cell table:formula="of:=[$Metrics_AllClassifiers_Min.B79]" office:value-type="string" office:string-value="MINIMAL" calcext:value-type="string">
            <text:p>MINIMAL</text:p>
          </table:table-cell>
          <table:table-cell table:formula="of:=[$Metrics_AllClassifiers_Min.C79]" office:value-type="string" office:string-value="DT" calcext:value-type="string">
            <text:p>DT</text:p>
          </table:table-cell>
          <table:table-cell table:formula="of:=[$Metrics_AllClassifiers_Min.D79]" office:value-type="float" office:value="92.0921985815603" calcext:value-type="float">
            <text:p>92.0921985815603</text:p>
          </table:table-cell>
          <table:table-cell table:formula="of:=[$Metrics_AllClassifiers_Min.E79]" office:value-type="float" office:value="20.7650273224044" calcext:value-type="float">
            <text:p>20.7650273224044</text:p>
          </table:table-cell>
          <table:table-cell table:formula="of:=[$Metrics_AllClassifiers_Min.F79]" office:value-type="float" office:value="32.7586206896552" calcext:value-type="float">
            <text:p>32.7586206896552</text:p>
          </table:table-cell>
          <table:table-cell table:formula="of:=[$Metrics_AllClassifiers_Min.G79]" office:value-type="float" office:value="25.4180602006689" calcext:value-type="float">
            <text:p>25.4180602006689</text:p>
          </table:table-cell>
        </table:table-row>
        <table:table-row table:style-name="ro1">
          <table:table-cell table:formula="of:=[$Metrics_AllClassifiers_Equi.A80]" office:value-type="string" office:string-value="jday-jdate" calcext:value-type="string">
            <text:p>jday-jdate</text:p>
          </table:table-cell>
          <table:table-cell table:formula="of:=[$Metrics_AllClassifiers_Equi.B80]" office:value-type="string" office:string-value="EQUIVALENT" calcext:value-type="string">
            <text:p>EQUIVALENT</text:p>
          </table:table-cell>
          <table:table-cell table:formula="of:=[$Metrics_AllClassifiers_Equi.C80]" office:value-type="string" office:string-value="LR" calcext:value-type="string">
            <text:p>LR</text:p>
          </table:table-cell>
          <table:table-cell table:formula="of:=[$Metrics_AllClassifiers_Equi.D80]" office:value-type="float" office:value="75.709219858156" calcext:value-type="float">
            <text:p>75.709219858156</text:p>
          </table:table-cell>
          <table:table-cell table:formula="of:=[$Metrics_AllClassifiers_Equi.E80]" office:value-type="float" office:value="6.97674418604651" calcext:value-type="float">
            <text:p>6.97674418604651</text:p>
          </table:table-cell>
          <table:table-cell table:formula="of:=[$Metrics_AllClassifiers_Equi.F80]" office:value-type="float" office:value="51.6129032258065" calcext:value-type="float">
            <text:p>51.6129032258065</text:p>
          </table:table-cell>
          <table:table-cell table:formula="of:=[$Metrics_AllClassifiers_Equi.G80]" office:value-type="float" office:value="12.291933418694" calcext:value-type="float">
            <text:p>12.291933418694</text:p>
          </table:table-cell>
          <table:table-cell/>
          <table:table-cell table:formula="of:=[$Metrics_AllClassifiers_Min.A80]" office:value-type="string" office:string-value="jday-jdate" calcext:value-type="string">
            <text:p>jday-jdate</text:p>
          </table:table-cell>
          <table:table-cell table:formula="of:=[$Metrics_AllClassifiers_Min.B80]" office:value-type="string" office:string-value="MINIMAL" calcext:value-type="string">
            <text:p>MINIMAL</text:p>
          </table:table-cell>
          <table:table-cell table:formula="of:=[$Metrics_AllClassifiers_Min.C80]" office:value-type="string" office:string-value="LDA" calcext:value-type="string">
            <text:p>LDA</text:p>
          </table:table-cell>
          <table:table-cell table:formula="of:=[$Metrics_AllClassifiers_Min.D80]" office:value-type="float" office:value="91.9503546099291" calcext:value-type="float">
            <text:p>91.9503546099291</text:p>
          </table:table-cell>
          <table:table-cell table:formula="of:=[$Metrics_AllClassifiers_Min.E80]" office:value-type="float" office:value="19.3370165745856" calcext:value-type="float">
            <text:p>19.3370165745856</text:p>
          </table:table-cell>
          <table:table-cell table:formula="of:=[$Metrics_AllClassifiers_Min.F80]" office:value-type="float" office:value="30.1724137931034" calcext:value-type="float">
            <text:p>30.1724137931034</text:p>
          </table:table-cell>
          <table:table-cell table:formula="of:=[$Metrics_AllClassifiers_Min.G80]" office:value-type="float" office:value="23.5690235690236" calcext:value-type="float">
            <text:p>23.5690235690236</text:p>
          </table:table-cell>
        </table:table-row>
        <table:table-row table:style-name="ro1">
          <table:table-cell table:formula="of:=[$Metrics_AllClassifiers_Equi.A81]" office:value-type="string" office:string-value="jday-jdate" calcext:value-type="string">
            <text:p>jday-jdate</text:p>
          </table:table-cell>
          <table:table-cell table:formula="of:=[$Metrics_AllClassifiers_Equi.B81]" office:value-type="string" office:string-value="EQUIVALENT" calcext:value-type="string">
            <text:p>EQUIVALENT</text:p>
          </table:table-cell>
          <table:table-cell table:formula="of:=[$Metrics_AllClassifiers_Equi.C81]" office:value-type="string" office:string-value="RF" calcext:value-type="string">
            <text:p>RF</text:p>
          </table:table-cell>
          <table:table-cell table:formula="of:=[$Metrics_AllClassifiers_Equi.D81]" office:value-type="float" office:value="90.1063829787234" calcext:value-type="float">
            <text:p>90.1063829787234</text:p>
          </table:table-cell>
          <table:table-cell table:formula="of:=[$Metrics_AllClassifiers_Equi.E81]" office:value-type="float" office:value="8.48214285714286" calcext:value-type="float">
            <text:p>8.48214285714286</text:p>
          </table:table-cell>
          <table:table-cell table:formula="of:=[$Metrics_AllClassifiers_Equi.F81]" office:value-type="float" office:value="20.4301075268817" calcext:value-type="float">
            <text:p>20.4301075268817</text:p>
          </table:table-cell>
          <table:table-cell table:formula="of:=[$Metrics_AllClassifiers_Equi.G81]" office:value-type="float" office:value="11.98738170347" calcext:value-type="float">
            <text:p>11.98738170347</text:p>
          </table:table-cell>
          <table:table-cell/>
          <table:table-cell table:formula="of:=[$Metrics_AllClassifiers_Min.A81]" office:value-type="string" office:string-value="jday-jdate" calcext:value-type="string">
            <text:p>jday-jdate</text:p>
          </table:table-cell>
          <table:table-cell table:formula="of:=[$Metrics_AllClassifiers_Min.B81]" office:value-type="string" office:string-value="MINIMAL" calcext:value-type="string">
            <text:p>MINIMAL</text:p>
          </table:table-cell>
          <table:table-cell table:formula="of:=[$Metrics_AllClassifiers_Min.C81]" office:value-type="string" office:string-value="KNN" calcext:value-type="string">
            <text:p>KNN</text:p>
          </table:table-cell>
          <table:table-cell table:formula="of:=[$Metrics_AllClassifiers_Min.D81]" office:value-type="float" office:value="94.3262411347518" calcext:value-type="float">
            <text:p>94.3262411347518</text:p>
          </table:table-cell>
          <table:table-cell table:formula="of:=[$Metrics_AllClassifiers_Min.E81]" office:value-type="float" office:value="22.5" calcext:value-type="float">
            <text:p>22.5</text:p>
          </table:table-cell>
          <table:table-cell table:formula="of:=[$Metrics_AllClassifiers_Min.F81]" office:value-type="float" office:value="15.5172413793103" calcext:value-type="float">
            <text:p>15.5172413793103</text:p>
          </table:table-cell>
          <table:table-cell table:formula="of:=[$Metrics_AllClassifiers_Min.G81]" office:value-type="float" office:value="18.3673469387755" calcext:value-type="float">
            <text:p>18.3673469387755</text:p>
          </table:table-cell>
        </table:table-row>
        <table:table-row table:style-name="ro1">
          <table:table-cell table:formula="of:=[$Metrics_AllClassifiers_Equi.A82]" office:value-type="string" office:string-value="jday-jdate" calcext:value-type="string">
            <text:p>jday-jdate</text:p>
          </table:table-cell>
          <table:table-cell table:formula="of:=[$Metrics_AllClassifiers_Equi.B82]" office:value-type="string" office:string-value="EQUIVALENT" calcext:value-type="string">
            <text:p>EQUIVALENT</text:p>
          </table:table-cell>
          <table:table-cell table:formula="of:=[$Metrics_AllClassifiers_Equi.C82]" office:value-type="string" office:string-value="GNB" calcext:value-type="string">
            <text:p>GNB</text:p>
          </table:table-cell>
          <table:table-cell table:formula="of:=[$Metrics_AllClassifiers_Equi.D82]" office:value-type="float" office:value="39.3617021276596" calcext:value-type="float">
            <text:p>39.3617021276596</text:p>
          </table:table-cell>
          <table:table-cell table:formula="of:=[$Metrics_AllClassifiers_Equi.E82]" office:value-type="float" office:value="3.72066399542072" calcext:value-type="float">
            <text:p>3.72066399542072</text:p>
          </table:table-cell>
          <table:table-cell table:formula="of:=[$Metrics_AllClassifiers_Equi.F82]" office:value-type="float" office:value="69.8924731182796" calcext:value-type="float">
            <text:p>69.8924731182796</text:p>
          </table:table-cell>
          <table:table-cell table:formula="of:=[$Metrics_AllClassifiers_Equi.G82]" office:value-type="float" office:value="7.06521739130435" calcext:value-type="float">
            <text:p>7.06521739130435</text:p>
          </table:table-cell>
          <table:table-cell/>
          <table:table-cell table:formula="of:=[$Metrics_AllClassifiers_Min.A82]" office:value-type="string" office:string-value="jday-jdate" calcext:value-type="string">
            <text:p>jday-jdate</text:p>
          </table:table-cell>
          <table:table-cell table:formula="of:=[$Metrics_AllClassifiers_Min.B82]" office:value-type="string" office:string-value="MINIMAL" calcext:value-type="string">
            <text:p>MINIMAL</text:p>
          </table:table-cell>
          <table:table-cell table:formula="of:=[$Metrics_AllClassifiers_Min.C82]" office:value-type="string" office:string-value="LR" calcext:value-type="string">
            <text:p>LR</text:p>
          </table:table-cell>
          <table:table-cell table:formula="of:=[$Metrics_AllClassifiers_Min.D82]" office:value-type="float" office:value="95.6737588652482" calcext:value-type="float">
            <text:p>95.6737588652482</text:p>
          </table:table-cell>
          <table:table-cell table:formula="of:=[$Metrics_AllClassifiers_Min.E82]" office:value-type="float" office:value="38.4615384615385" calcext:value-type="float">
            <text:p>38.4615384615385</text:p>
          </table:table-cell>
          <table:table-cell table:formula="of:=[$Metrics_AllClassifiers_Min.F82]" office:value-type="float" office:value="8.62068965517241" calcext:value-type="float">
            <text:p>8.62068965517241</text:p>
          </table:table-cell>
          <table:table-cell table:formula="of:=[$Metrics_AllClassifiers_Min.G82]" office:value-type="float" office:value="14.0845070422535" calcext:value-type="float">
            <text:p>14.0845070422535</text:p>
          </table:table-cell>
        </table:table-row>
        <table:table-row table:style-name="ro1">
          <table:table-cell table:formula="of:=[$Metrics_AllClassifiers_Equi.A83]" office:value-type="string" office:string-value="jday-jdate" calcext:value-type="string">
            <text:p>jday-jdate</text:p>
          </table:table-cell>
          <table:table-cell table:formula="of:=[$Metrics_AllClassifiers_Equi.B83]" office:value-type="string" office:string-value="EQUIVALENT" calcext:value-type="string">
            <text:p>EQUIVALENT</text:p>
          </table:table-cell>
          <table:table-cell table:formula="of:=[$Metrics_AllClassifiers_Equi.C83]" office:value-type="string" office:string-value="DT" calcext:value-type="string">
            <text:p>DT</text:p>
          </table:table-cell>
          <table:table-cell table:formula="of:=[$Metrics_AllClassifiers_Equi.D83]" office:value-type="float" office:value="90.1063829787234" calcext:value-type="float">
            <text:p>90.1063829787234</text:p>
          </table:table-cell>
          <table:table-cell table:formula="of:=[$Metrics_AllClassifiers_Equi.E83]" office:value-type="float" office:value="4.41176470588235" calcext:value-type="float">
            <text:p>4.41176470588235</text:p>
          </table:table-cell>
          <table:table-cell table:formula="of:=[$Metrics_AllClassifiers_Equi.F83]" office:value-type="float" office:value="9.67741935483871" calcext:value-type="float">
            <text:p>9.67741935483871</text:p>
          </table:table-cell>
          <table:table-cell table:formula="of:=[$Metrics_AllClassifiers_Equi.G83]" office:value-type="float" office:value="6.06060606060606" calcext:value-type="float">
            <text:p>6.06060606060606</text:p>
          </table:table-cell>
          <table:table-cell/>
          <table:table-cell table:formula="of:=[$Metrics_AllClassifiers_Min.A83]" office:value-type="string" office:string-value="jday-jdate" calcext:value-type="string">
            <text:p>jday-jdate</text:p>
          </table:table-cell>
          <table:table-cell table:formula="of:=[$Metrics_AllClassifiers_Min.B83]" office:value-type="string" office:string-value="MINIMAL" calcext:value-type="string">
            <text:p>MINIMAL</text:p>
          </table:table-cell>
          <table:table-cell table:formula="of:=[$Metrics_AllClassifiers_Min.C83]" office:value-type="string" office:string-value="SVM" calcext:value-type="string">
            <text:p>SVM</text:p>
          </table:table-cell>
          <table:table-cell table:formula="of:=[$Metrics_AllClassifiers_Min.D83]" office:value-type="float" office:value="10.1418439716312" calcext:value-type="float">
            <text:p>10.1418439716312</text:p>
          </table:table-cell>
          <table:table-cell table:formula="of:=[$Metrics_AllClassifiers_Min.E83]" office:value-type="float" office:value="4.3429003021148" calcext:value-type="float">
            <text:p>4.3429003021148</text:p>
          </table:table-cell>
          <table:table-cell table:formula="of:=[$Metrics_AllClassifiers_Min.F83]" office:value-type="float" office:value="99.1379310344828" calcext:value-type="float">
            <text:p>99.1379310344828</text:p>
          </table:table-cell>
          <table:table-cell table:formula="of:=[$Metrics_AllClassifiers_Min.G83]" office:value-type="float" office:value="8.32127351664255" calcext:value-type="float">
            <text:p>8.32127351664255</text:p>
          </table:table-cell>
        </table:table-row>
        <table:table-row table:style-name="ro1">
          <table:table-cell table:formula="of:=[$Metrics_AllClassifiers_Equi.A84]" office:value-type="string" office:string-value="jday-jdate" calcext:value-type="string">
            <text:p>jday-jdate</text:p>
          </table:table-cell>
          <table:table-cell table:formula="of:=[$Metrics_AllClassifiers_Equi.B84]" office:value-type="string" office:string-value="EQUIVALENT" calcext:value-type="string">
            <text:p>EQUIVALENT</text:p>
          </table:table-cell>
          <table:table-cell table:formula="of:=[$Metrics_AllClassifiers_Equi.C84]" office:value-type="string" office:string-value="SVM" calcext:value-type="string">
            <text:p>SVM</text:p>
          </table:table-cell>
          <table:table-cell table:formula="of:=[$Metrics_AllClassifiers_Equi.D84]" office:value-type="float" office:value="65.6737588652482" calcext:value-type="float">
            <text:p>65.6737588652482</text:p>
          </table:table-cell>
          <table:table-cell table:formula="of:=[$Metrics_AllClassifiers_Equi.E84]" office:value-type="float" office:value="2.80474649406688" calcext:value-type="float">
            <text:p>2.80474649406688</text:p>
          </table:table-cell>
          <table:table-cell table:formula="of:=[$Metrics_AllClassifiers_Equi.F84]" office:value-type="float" office:value="27.9569892473118" calcext:value-type="float">
            <text:p>27.9569892473118</text:p>
          </table:table-cell>
          <table:table-cell table:formula="of:=[$Metrics_AllClassifiers_Equi.G84]" office:value-type="float" office:value="5.09803921568627" calcext:value-type="float">
            <text:p>5.09803921568627</text:p>
          </table:table-cell>
          <table:table-cell/>
          <table:table-cell table:formula="of:=[$Metrics_AllClassifiers_Min.A84]" office:value-type="string" office:string-value="jday-jdate" calcext:value-type="string">
            <text:p>jday-jdate</text:p>
          </table:table-cell>
          <table:table-cell table:formula="of:=[$Metrics_AllClassifiers_Min.B84]" office:value-type="string" office:string-value="MINIMAL" calcext:value-type="string">
            <text:p>MINIMAL</text:p>
          </table:table-cell>
          <table:table-cell table:formula="of:=[$Metrics_AllClassifiers_Min.C84]" office:value-type="string" office:string-value="GNB" calcext:value-type="string">
            <text:p>GNB</text:p>
          </table:table-cell>
          <table:table-cell table:formula="of:=[$Metrics_AllClassifiers_Min.D84]" office:value-type="float" office:value="22.1631205673759" calcext:value-type="float">
            <text:p>22.1631205673759</text:p>
          </table:table-cell>
          <table:table-cell table:formula="of:=[$Metrics_AllClassifiers_Min.E84]" office:value-type="float" office:value="3.82052421146157" calcext:value-type="float">
            <text:p>3.82052421146157</text:p>
          </table:table-cell>
          <table:table-cell table:formula="of:=[$Metrics_AllClassifiers_Min.F84]" office:value-type="float" office:value="74.1379310344828" calcext:value-type="float">
            <text:p>74.1379310344828</text:p>
          </table:table-cell>
          <table:table-cell table:formula="of:=[$Metrics_AllClassifiers_Min.G84]" office:value-type="float" office:value="7.26658217152514" calcext:value-type="float">
            <text:p>7.26658217152514</text:p>
          </table:table-cell>
        </table:table-row>
        <table:table-row table:style-name="ro1">
          <table:table-cell table:formula="of:=[$Metrics_AllClassifiers_Equi.A85]" office:value-type="string" office:string-value="jday-jdate" calcext:value-type="string">
            <text:p>jday-jdate</text:p>
          </table:table-cell>
          <table:table-cell table:formula="of:=[$Metrics_AllClassifiers_Equi.B85]" office:value-type="string" office:string-value="EQUIVALENT" calcext:value-type="string">
            <text:p>EQUIVALENT</text:p>
          </table:table-cell>
          <table:table-cell table:formula="of:=[$Metrics_AllClassifiers_Equi.C85]" office:value-type="string" office:string-value="KNN" calcext:value-type="string">
            <text:p>KNN</text:p>
          </table:table-cell>
          <table:table-cell table:formula="of:=[$Metrics_AllClassifiers_Equi.D85]" office:value-type="float" office:value="82.8014184397163" calcext:value-type="float">
            <text:p>82.8014184397163</text:p>
          </table:table-cell>
          <table:table-cell table:formula="of:=[$Metrics_AllClassifiers_Equi.E85]" office:value-type="float" office:value="2.88461538461538" calcext:value-type="float">
            <text:p>2.88461538461538</text:p>
          </table:table-cell>
          <table:table-cell table:formula="of:=[$Metrics_AllClassifiers_Equi.F85]" office:value-type="float" office:value="12.9032258064516" calcext:value-type="float">
            <text:p>12.9032258064516</text:p>
          </table:table-cell>
          <table:table-cell table:formula="of:=[$Metrics_AllClassifiers_Equi.G85]" office:value-type="float" office:value="4.71512770137525" calcext:value-type="float">
            <text:p>4.71512770137525</text:p>
          </table:table-cell>
          <table:table-cell/>
          <table:table-cell table:formula="of:=[$Metrics_AllClassifiers_Min.A85]" office:value-type="string" office:string-value="jday-jdate" calcext:value-type="string">
            <text:p>jday-jdate</text:p>
          </table:table-cell>
          <table:table-cell table:formula="of:=[$Metrics_AllClassifiers_Min.B85]" office:value-type="string" office:string-value="MINIMAL" calcext:value-type="string">
            <text:p>MINIMAL</text:p>
          </table:table-cell>
          <table:table-cell table:formula="of:=[$Metrics_AllClassifiers_Min.C85]" office:value-type="string" office:string-value="RF" calcext:value-type="string">
            <text:p>RF</text:p>
          </table:table-cell>
          <table:table-cell table:formula="of:=[$Metrics_AllClassifiers_Min.D85]" office:value-type="float" office:value="81.2411347517731" calcext:value-type="float">
            <text:p>81.2411347517731</text:p>
          </table:table-cell>
          <table:table-cell table:formula="of:=[$Metrics_AllClassifiers_Min.E85]" office:value-type="float" office:value="3.59550561797753" calcext:value-type="float">
            <text:p>3.59550561797753</text:p>
          </table:table-cell>
          <table:table-cell table:formula="of:=[$Metrics_AllClassifiers_Min.F85]" office:value-type="float" office:value="13.7931034482759" calcext:value-type="float">
            <text:p>13.7931034482759</text:p>
          </table:table-cell>
          <table:table-cell table:formula="of:=[$Metrics_AllClassifiers_Min.G85]" office:value-type="float" office:value="5.70409982174688" calcext:value-type="float">
            <text:p>5.70409982174688</text:p>
          </table:table-cell>
        </table:table-row>
        <table:table-row table:style-name="ro1">
          <table:table-cell table:formula="of:=[$Metrics_AllClassifiers_Equi.A86]" office:value-type="string" office:string-value="lastZero" calcext:value-type="string">
            <text:p>lastZero</text:p>
          </table:table-cell>
          <table:table-cell table:formula="of:=[$Metrics_AllClassifiers_Equi.B86]" office:value-type="string" office:string-value="EQUIVALENT" calcext:value-type="string">
            <text:p>EQUIVALENT</text:p>
          </table:table-cell>
          <table:table-cell table:formula="of:=[$Metrics_AllClassifiers_Equi.C86]" office:value-type="string" office:string-value="RF" calcext:value-type="string">
            <text:p>RF</text:p>
          </table:table-cell>
          <table:table-cell table:formula="of:=[$Metrics_AllClassifiers_Equi.D86]" office:value-type="float" office:value="72.6744186046512" calcext:value-type="float">
            <text:p>72.6744186046512</text:p>
          </table:table-cell>
          <table:table-cell table:formula="of:=[$Metrics_AllClassifiers_Equi.E86]" office:value-type="float" office:value="10.4166666666667" calcext:value-type="float">
            <text:p>10.4166666666667</text:p>
          </table:table-cell>
          <table:table-cell table:formula="of:=[$Metrics_AllClassifiers_Equi.F86]" office:value-type="float" office:value="55.5555555555556" calcext:value-type="float">
            <text:p>55.5555555555556</text:p>
          </table:table-cell>
          <table:table-cell table:formula="of:=[$Metrics_AllClassifiers_Equi.G86]" office:value-type="float" office:value="17.5438596491228" calcext:value-type="float">
            <text:p>17.5438596491228</text:p>
          </table:table-cell>
          <table:table-cell/>
          <table:table-cell table:formula="of:=[$Metrics_AllClassifiers_Min.A86]" office:value-type="string" office:string-value="lastZero" calcext:value-type="string">
            <text:p>lastZero</text:p>
          </table:table-cell>
          <table:table-cell table:formula="of:=[$Metrics_AllClassifiers_Min.B86]" office:value-type="string" office:string-value="MINIMAL" calcext:value-type="string">
            <text:p>MINIMAL</text:p>
          </table:table-cell>
          <table:table-cell table:formula="of:=[$Metrics_AllClassifiers_Min.C86]" office:value-type="string" office:string-value="KNN" calcext:value-type="string">
            <text:p>KNN</text:p>
          </table:table-cell>
          <table:table-cell table:formula="of:=[$Metrics_AllClassifiers_Min.D86]" office:value-type="float" office:value="87.2093023255814" calcext:value-type="float">
            <text:p>87.2093023255814</text:p>
          </table:table-cell>
          <table:table-cell table:formula="of:=[$Metrics_AllClassifiers_Min.E86]" office:value-type="float" office:value="11.7647058823529" calcext:value-type="float">
            <text:p>11.7647058823529</text:p>
          </table:table-cell>
          <table:table-cell table:formula="of:=[$Metrics_AllClassifiers_Min.F86]" office:value-type="float" office:value="22.2222222222222" calcext:value-type="float">
            <text:p>22.2222222222222</text:p>
          </table:table-cell>
          <table:table-cell table:formula="of:=[$Metrics_AllClassifiers_Min.G86]" office:value-type="float" office:value="15.3846153846154" calcext:value-type="float">
            <text:p>15.3846153846154</text:p>
          </table:table-cell>
        </table:table-row>
        <table:table-row table:style-name="ro1">
          <table:table-cell table:formula="of:=[$Metrics_AllClassifiers_Equi.A87]" office:value-type="string" office:string-value="lastZero" calcext:value-type="string">
            <text:p>lastZero</text:p>
          </table:table-cell>
          <table:table-cell table:formula="of:=[$Metrics_AllClassifiers_Equi.B87]" office:value-type="string" office:string-value="EQUIVALENT" calcext:value-type="string">
            <text:p>EQUIVALENT</text:p>
          </table:table-cell>
          <table:table-cell table:formula="of:=[$Metrics_AllClassifiers_Equi.C87]" office:value-type="string" office:string-value="SVM" calcext:value-type="string">
            <text:p>SVM</text:p>
          </table:table-cell>
          <table:table-cell table:formula="of:=[$Metrics_AllClassifiers_Equi.D87]" office:value-type="float" office:value="69.7674418604651" calcext:value-type="float">
            <text:p>69.7674418604651</text:p>
          </table:table-cell>
          <table:table-cell table:formula="of:=[$Metrics_AllClassifiers_Equi.E87]" office:value-type="float" office:value="9.43396226415094" calcext:value-type="float">
            <text:p>9.43396226415094</text:p>
          </table:table-cell>
          <table:table-cell table:formula="of:=[$Metrics_AllClassifiers_Equi.F87]" office:value-type="float" office:value="55.5555555555556" calcext:value-type="float">
            <text:p>55.5555555555556</text:p>
          </table:table-cell>
          <table:table-cell table:formula="of:=[$Metrics_AllClassifiers_Equi.G87]" office:value-type="float" office:value="16.1290322580645" calcext:value-type="float">
            <text:p>16.1290322580645</text:p>
          </table:table-cell>
          <table:table-cell/>
          <table:table-cell table:formula="of:=[$Metrics_AllClassifiers_Min.A87]" office:value-type="string" office:string-value="lastZero" calcext:value-type="string">
            <text:p>lastZero</text:p>
          </table:table-cell>
          <table:table-cell table:formula="of:=[$Metrics_AllClassifiers_Min.B87]" office:value-type="string" office:string-value="MINIMAL" calcext:value-type="string">
            <text:p>MINIMAL</text:p>
          </table:table-cell>
          <table:table-cell table:formula="of:=[$Metrics_AllClassifiers_Min.C87]" office:value-type="string" office:string-value="LDA" calcext:value-type="string">
            <text:p>LDA</text:p>
          </table:table-cell>
          <table:table-cell table:formula="of:=[$Metrics_AllClassifiers_Min.D87]" office:value-type="float" office:value="76.7441860465116" calcext:value-type="float">
            <text:p>76.7441860465116</text:p>
          </table:table-cell>
          <table:table-cell table:formula="of:=[$Metrics_AllClassifiers_Min.E87]" office:value-type="float" office:value="8.10810810810811" calcext:value-type="float">
            <text:p>8.10810810810811</text:p>
          </table:table-cell>
          <table:table-cell table:formula="of:=[$Metrics_AllClassifiers_Min.F87]" office:value-type="float" office:value="33.3333333333333" calcext:value-type="float">
            <text:p>33.3333333333333</text:p>
          </table:table-cell>
          <table:table-cell table:formula="of:=[$Metrics_AllClassifiers_Min.G87]" office:value-type="float" office:value="13.0434782608696" calcext:value-type="float">
            <text:p>13.0434782608696</text:p>
          </table:table-cell>
        </table:table-row>
        <table:table-row table:style-name="ro1">
          <table:table-cell table:formula="of:=[$Metrics_AllClassifiers_Equi.A88]" office:value-type="string" office:string-value="lastZero" calcext:value-type="string">
            <text:p>lastZero</text:p>
          </table:table-cell>
          <table:table-cell table:formula="of:=[$Metrics_AllClassifiers_Equi.B88]" office:value-type="string" office:string-value="EQUIVALENT" calcext:value-type="string">
            <text:p>EQUIVALENT</text:p>
          </table:table-cell>
          <table:table-cell table:formula="of:=[$Metrics_AllClassifiers_Equi.C88]" office:value-type="string" office:string-value="DT" calcext:value-type="string">
            <text:p>DT</text:p>
          </table:table-cell>
          <table:table-cell table:formula="of:=[$Metrics_AllClassifiers_Equi.D88]" office:value-type="float" office:value="63.3720930232558" calcext:value-type="float">
            <text:p>63.3720930232558</text:p>
          </table:table-cell>
          <table:table-cell table:formula="of:=[$Metrics_AllClassifiers_Equi.E88]" office:value-type="float" office:value="7.8125" calcext:value-type="float">
            <text:p>7.8125</text:p>
          </table:table-cell>
          <table:table-cell table:formula="of:=[$Metrics_AllClassifiers_Equi.F88]" office:value-type="float" office:value="55.5555555555556" calcext:value-type="float">
            <text:p>55.5555555555556</text:p>
          </table:table-cell>
          <table:table-cell table:formula="of:=[$Metrics_AllClassifiers_Equi.G88]" office:value-type="float" office:value="13.6986301369863" calcext:value-type="float">
            <text:p>13.6986301369863</text:p>
          </table:table-cell>
          <table:table-cell/>
          <table:table-cell table:formula="of:=[$Metrics_AllClassifiers_Min.A88]" office:value-type="string" office:string-value="lastZero" calcext:value-type="string">
            <text:p>lastZero</text:p>
          </table:table-cell>
          <table:table-cell table:formula="of:=[$Metrics_AllClassifiers_Min.B88]" office:value-type="string" office:string-value="MINIMAL" calcext:value-type="string">
            <text:p>MINIMAL</text:p>
          </table:table-cell>
          <table:table-cell table:formula="of:=[$Metrics_AllClassifiers_Min.C88]" office:value-type="string" office:string-value="DT" calcext:value-type="string">
            <text:p>DT</text:p>
          </table:table-cell>
          <table:table-cell table:formula="of:=[$Metrics_AllClassifiers_Min.D88]" office:value-type="float" office:value="88.953488372093" calcext:value-type="float">
            <text:p>88.953488372093</text:p>
          </table:table-cell>
          <table:table-cell table:formula="of:=[$Metrics_AllClassifiers_Min.E88]" office:value-type="float" office:value="8.33333333333333" calcext:value-type="float">
            <text:p>8.33333333333333</text:p>
          </table:table-cell>
          <table:table-cell table:formula="of:=[$Metrics_AllClassifiers_Min.F88]" office:value-type="float" office:value="11.1111111111111" calcext:value-type="float">
            <text:p>11.1111111111111</text:p>
          </table:table-cell>
          <table:table-cell table:formula="of:=[$Metrics_AllClassifiers_Min.G88]" office:value-type="float" office:value="9.52380952380953" calcext:value-type="float">
            <text:p>9.52380952380953</text:p>
          </table:table-cell>
        </table:table-row>
        <table:table-row table:style-name="ro1">
          <table:table-cell table:formula="of:=[$Metrics_AllClassifiers_Equi.A89]" office:value-type="string" office:string-value="lastZero" calcext:value-type="string">
            <text:p>lastZero</text:p>
          </table:table-cell>
          <table:table-cell table:formula="of:=[$Metrics_AllClassifiers_Equi.B89]" office:value-type="string" office:string-value="EQUIVALENT" calcext:value-type="string">
            <text:p>EQUIVALENT</text:p>
          </table:table-cell>
          <table:table-cell table:formula="of:=[$Metrics_AllClassifiers_Equi.C89]" office:value-type="string" office:string-value="KNN" calcext:value-type="string">
            <text:p>KNN</text:p>
          </table:table-cell>
          <table:table-cell table:formula="of:=[$Metrics_AllClassifiers_Equi.D89]" office:value-type="float" office:value="25" calcext:value-type="float">
            <text:p>25</text:p>
          </table:table-cell>
          <table:table-cell table:formula="of:=[$Metrics_AllClassifiers_Equi.E89]" office:value-type="float" office:value="6.52173913043478" calcext:value-type="float">
            <text:p>6.52173913043478</text:p>
          </table:table-cell>
          <table:table-cell table:formula="of:=[$Metrics_AllClassifiers_Equi.F89]" office:value-type="float" office:value="100" calcext:value-type="float">
            <text:p>100</text:p>
          </table:table-cell>
          <table:table-cell table:formula="of:=[$Metrics_AllClassifiers_Equi.G89]" office:value-type="float" office:value="12.2448979591837" calcext:value-type="float">
            <text:p>12.2448979591837</text:p>
          </table:table-cell>
          <table:table-cell/>
          <table:table-cell table:formula="of:=[$Metrics_AllClassifiers_Min.A89]" office:value-type="string" office:string-value="lastZero" calcext:value-type="string">
            <text:p>lastZero</text:p>
          </table:table-cell>
          <table:table-cell table:formula="of:=[$Metrics_AllClassifiers_Min.B89]" office:value-type="string" office:string-value="MINIMAL" calcext:value-type="string">
            <text:p>MINIMAL</text:p>
          </table:table-cell>
          <table:table-cell table:formula="of:=[$Metrics_AllClassifiers_Min.C89]" office:value-type="string" office:string-value="GNB" calcext:value-type="string">
            <text:p>GNB</text:p>
          </table:table-cell>
          <table:table-cell table:formula="of:=[$Metrics_AllClassifiers_Min.D89]" office:value-type="float" office:value="53.4883720930233" calcext:value-type="float">
            <text:p>53.4883720930233</text:p>
          </table:table-cell>
          <table:table-cell table:formula="of:=[$Metrics_AllClassifiers_Min.E89]" office:value-type="float" office:value="5.06329113924051" calcext:value-type="float">
            <text:p>5.06329113924051</text:p>
          </table:table-cell>
          <table:table-cell table:formula="of:=[$Metrics_AllClassifiers_Min.F89]" office:value-type="float" office:value="44.4444444444444" calcext:value-type="float">
            <text:p>44.4444444444444</text:p>
          </table:table-cell>
          <table:table-cell table:formula="of:=[$Metrics_AllClassifiers_Min.G89]" office:value-type="float" office:value="9.09090909090909" calcext:value-type="float">
            <text:p>9.09090909090909</text:p>
          </table:table-cell>
        </table:table-row>
        <table:table-row table:style-name="ro1">
          <table:table-cell table:formula="of:=[$Metrics_AllClassifiers_Equi.A90]" office:value-type="string" office:string-value="lastZero" calcext:value-type="string">
            <text:p>lastZero</text:p>
          </table:table-cell>
          <table:table-cell table:formula="of:=[$Metrics_AllClassifiers_Equi.B90]" office:value-type="string" office:string-value="EQUIVALENT" calcext:value-type="string">
            <text:p>EQUIVALENT</text:p>
          </table:table-cell>
          <table:table-cell table:formula="of:=[$Metrics_AllClassifiers_Equi.C90]" office:value-type="string" office:string-value="GNB" calcext:value-type="string">
            <text:p>GNB</text:p>
          </table:table-cell>
          <table:table-cell table:formula="of:=[$Metrics_AllClassifiers_Equi.D90]" office:value-type="float" office:value="38.953488372093" calcext:value-type="float">
            <text:p>38.953488372093</text:p>
          </table:table-cell>
          <table:table-cell table:formula="of:=[$Metrics_AllClassifiers_Equi.E90]" office:value-type="float" office:value="2" calcext:value-type="float">
            <text:p>2</text:p>
          </table:table-cell>
          <table:table-cell table:formula="of:=[$Metrics_AllClassifiers_Equi.F90]" office:value-type="float" office:value="22.2222222222222" calcext:value-type="float">
            <text:p>22.2222222222222</text:p>
          </table:table-cell>
          <table:table-cell table:formula="of:=[$Metrics_AllClassifiers_Equi.G90]" office:value-type="float" office:value="3.6697247706422" calcext:value-type="float">
            <text:p>3.6697247706422</text:p>
          </table:table-cell>
          <table:table-cell/>
          <table:table-cell table:formula="of:=[$Metrics_AllClassifiers_Min.A90]" office:value-type="string" office:string-value="lastZero" calcext:value-type="string">
            <text:p>lastZero</text:p>
          </table:table-cell>
          <table:table-cell table:formula="of:=[$Metrics_AllClassifiers_Min.B90]" office:value-type="string" office:string-value="MINIMAL" calcext:value-type="string">
            <text:p>MINIMAL</text:p>
          </table:table-cell>
          <table:table-cell table:formula="of:=[$Metrics_AllClassifiers_Min.C90]" office:value-type="string" office:string-value="LR" calcext:value-type="string">
            <text:p>LR</text:p>
          </table:table-cell>
          <table:table-cell table:formula="of:=[$Metrics_AllClassifiers_Min.D90]" office:value-type="float" office:value="69.1860465116279" calcext:value-type="float">
            <text:p>69.1860465116279</text:p>
          </table:table-cell>
          <table:table-cell table:formula="of:=[$Metrics_AllClassifiers_Min.E90]" office:value-type="float" office:value="4.16666666666667" calcext:value-type="float">
            <text:p>4.16666666666667</text:p>
          </table:table-cell>
          <table:table-cell table:formula="of:=[$Metrics_AllClassifiers_Min.F90]" office:value-type="float" office:value="22.2222222222222" calcext:value-type="float">
            <text:p>22.2222222222222</text:p>
          </table:table-cell>
          <table:table-cell table:formula="of:=[$Metrics_AllClassifiers_Min.G90]" office:value-type="float" office:value="7.01754385964912" calcext:value-type="float">
            <text:p>7.01754385964912</text:p>
          </table:table-cell>
        </table:table-row>
        <table:table-row table:style-name="ro1">
          <table:table-cell table:formula="of:=[$Metrics_AllClassifiers_Equi.A91]" office:value-type="string" office:string-value="lastZero" calcext:value-type="string">
            <text:p>lastZero</text:p>
          </table:table-cell>
          <table:table-cell table:formula="of:=[$Metrics_AllClassifiers_Equi.B91]" office:value-type="string" office:string-value="EQUIVALENT" calcext:value-type="string">
            <text:p>EQUIVALENT</text:p>
          </table:table-cell>
          <table:table-cell table:formula="of:=[$Metrics_AllClassifiers_Equi.C91]" office:value-type="string" office:string-value="LDA" calcext:value-type="string">
            <text:p>LDA</text:p>
          </table:table-cell>
          <table:table-cell table:formula="of:=[$Metrics_AllClassifiers_Equi.D91]" office:value-type="float" office:value="57.5581395348837" calcext:value-type="float">
            <text:p>57.5581395348837</text:p>
          </table:table-cell>
          <table:table-cell table:formula="of:=[$Metrics_AllClassifiers_Equi.E91]" office:value-type="float" office:value="1.51515151515152" calcext:value-type="float">
            <text:p>1.51515151515152</text:p>
          </table:table-cell>
          <table:table-cell table:formula="of:=[$Metrics_AllClassifiers_Equi.F91]" office:value-type="float" office:value="11.1111111111111" calcext:value-type="float">
            <text:p>11.1111111111111</text:p>
          </table:table-cell>
          <table:table-cell table:formula="of:=[$Metrics_AllClassifiers_Equi.G91]" office:value-type="float" office:value="2.66666666666667" calcext:value-type="float">
            <text:p>2.66666666666667</text:p>
          </table:table-cell>
          <table:table-cell/>
          <table:table-cell table:formula="of:=[$Metrics_AllClassifiers_Min.A91]" office:value-type="string" office:string-value="lastZero" calcext:value-type="string">
            <text:p>lastZero</text:p>
          </table:table-cell>
          <table:table-cell table:formula="of:=[$Metrics_AllClassifiers_Min.B91]" office:value-type="string" office:string-value="MINIMAL" calcext:value-type="string">
            <text:p>MINIMAL</text:p>
          </table:table-cell>
          <table:table-cell table:formula="of:=[$Metrics_AllClassifiers_Min.C91]" office:value-type="string" office:string-value="RF" calcext:value-type="string">
            <text:p>RF</text:p>
          </table:table-cell>
          <table:table-cell table:formula="of:=[$Metrics_AllClassifiers_Min.D91]" office:value-type="float" office:value="91.8604651162791" calcext:value-type="float">
            <text:p>91.8604651162791</text:p>
          </table:table-cell>
          <table:table-cell table:formula="of:=[$Metrics_AllClassifiers_Min.E91]" office:value-type="float" office:value="0" calcext:value-type="float">
            <text:p>0</text:p>
          </table:table-cell>
          <table:table-cell table:formula="of:=[$Metrics_AllClassifiers_Min.F91]" office:value-type="float" office:value="0" calcext:value-type="float">
            <text:p>0</text:p>
          </table:table-cell>
          <table:table-cell table:formula="of:=[$Metrics_AllClassifiers_Min.G91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92]" office:value-type="string" office:string-value="lastZero" calcext:value-type="string">
            <text:p>lastZero</text:p>
          </table:table-cell>
          <table:table-cell table:formula="of:=[$Metrics_AllClassifiers_Equi.B92]" office:value-type="string" office:string-value="EQUIVALENT" calcext:value-type="string">
            <text:p>EQUIVALENT</text:p>
          </table:table-cell>
          <table:table-cell table:formula="of:=[$Metrics_AllClassifiers_Equi.C92]" office:value-type="string" office:string-value="LR" calcext:value-type="string">
            <text:p>LR</text:p>
          </table:table-cell>
          <table:table-cell table:formula="of:=[$Metrics_AllClassifiers_Equi.D92]" office:value-type="float" office:value="56.3953488372093" calcext:value-type="float">
            <text:p>56.3953488372093</text:p>
          </table:table-cell>
          <table:table-cell table:formula="of:=[$Metrics_AllClassifiers_Equi.E92]" office:value-type="float" office:value="1.47058823529412" calcext:value-type="float">
            <text:p>1.47058823529412</text:p>
          </table:table-cell>
          <table:table-cell table:formula="of:=[$Metrics_AllClassifiers_Equi.F92]" office:value-type="float" office:value="11.1111111111111" calcext:value-type="float">
            <text:p>11.1111111111111</text:p>
          </table:table-cell>
          <table:table-cell table:formula="of:=[$Metrics_AllClassifiers_Equi.G92]" office:value-type="float" office:value="2.5974025974026" calcext:value-type="float">
            <text:p>2.5974025974026</text:p>
          </table:table-cell>
          <table:table-cell/>
          <table:table-cell table:formula="of:=[$Metrics_AllClassifiers_Min.A92]" office:value-type="string" office:string-value="lastZero" calcext:value-type="string">
            <text:p>lastZero</text:p>
          </table:table-cell>
          <table:table-cell table:formula="of:=[$Metrics_AllClassifiers_Min.B92]" office:value-type="string" office:string-value="MINIMAL" calcext:value-type="string">
            <text:p>MINIMAL</text:p>
          </table:table-cell>
          <table:table-cell table:formula="of:=[$Metrics_AllClassifiers_Min.C92]" office:value-type="string" office:string-value="SVM" calcext:value-type="string">
            <text:p>SVM</text:p>
          </table:table-cell>
          <table:table-cell table:formula="of:=[$Metrics_AllClassifiers_Min.D92]" office:value-type="float" office:value="92.4418604651163" calcext:value-type="float">
            <text:p>92.4418604651163</text:p>
          </table:table-cell>
          <table:table-cell table:formula="of:=[$Metrics_AllClassifiers_Min.E92]" office:value-type="float" office:value="0" calcext:value-type="float">
            <text:p>0</text:p>
          </table:table-cell>
          <table:table-cell table:formula="of:=[$Metrics_AllClassifiers_Min.F92]" office:value-type="float" office:value="0" calcext:value-type="float">
            <text:p>0</text:p>
          </table:table-cell>
          <table:table-cell table:formula="of:=[$Metrics_AllClassifiers_Min.G92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93]" office:value-type="string" office:string-value="LRS" calcext:value-type="string">
            <text:p>LRS</text:p>
          </table:table-cell>
          <table:table-cell table:formula="of:=[$Metrics_AllClassifiers_Equi.B93]" office:value-type="string" office:string-value="EQUIVALENT" calcext:value-type="string">
            <text:p>EQUIVALENT</text:p>
          </table:table-cell>
          <table:table-cell table:formula="of:=[$Metrics_AllClassifiers_Equi.C93]" office:value-type="string" office:string-value="DT" calcext:value-type="string">
            <text:p>DT</text:p>
          </table:table-cell>
          <table:table-cell table:formula="of:=[$Metrics_AllClassifiers_Equi.D93]" office:value-type="float" office:value="73.2638888888889" calcext:value-type="float">
            <text:p>73.2638888888889</text:p>
          </table:table-cell>
          <table:table-cell table:formula="of:=[$Metrics_AllClassifiers_Equi.E93]" office:value-type="float" office:value="31.3008130081301" calcext:value-type="float">
            <text:p>31.3008130081301</text:p>
          </table:table-cell>
          <table:table-cell table:formula="of:=[$Metrics_AllClassifiers_Equi.F93]" office:value-type="float" office:value="55.3956834532374" calcext:value-type="float">
            <text:p>55.3956834532374</text:p>
          </table:table-cell>
          <table:table-cell table:formula="of:=[$Metrics_AllClassifiers_Equi.G93]" office:value-type="float" office:value="40" calcext:value-type="float">
            <text:p>40</text:p>
          </table:table-cell>
          <table:table-cell/>
          <table:table-cell table:formula="of:=[$Metrics_AllClassifiers_Min.A93]" office:value-type="string" office:string-value="LRS" calcext:value-type="string">
            <text:p>LRS</text:p>
          </table:table-cell>
          <table:table-cell table:formula="of:=[$Metrics_AllClassifiers_Min.B93]" office:value-type="string" office:string-value="MINIMAL" calcext:value-type="string">
            <text:p>MINIMAL</text:p>
          </table:table-cell>
          <table:table-cell table:formula="of:=[$Metrics_AllClassifiers_Min.C93]" office:value-type="string" office:string-value="SVM" calcext:value-type="string">
            <text:p>SVM</text:p>
          </table:table-cell>
          <table:table-cell table:formula="of:=[$Metrics_AllClassifiers_Min.D93]" office:value-type="float" office:value="80.4398148148148" calcext:value-type="float">
            <text:p>80.4398148148148</text:p>
          </table:table-cell>
          <table:table-cell table:formula="of:=[$Metrics_AllClassifiers_Min.E93]" office:value-type="float" office:value="37.2781065088757" calcext:value-type="float">
            <text:p>37.2781065088757</text:p>
          </table:table-cell>
          <table:table-cell table:formula="of:=[$Metrics_AllClassifiers_Min.F93]" office:value-type="float" office:value="50" calcext:value-type="float">
            <text:p>50</text:p>
          </table:table-cell>
          <table:table-cell table:formula="of:=[$Metrics_AllClassifiers_Min.G93]" office:value-type="float" office:value="42.7118644067797" calcext:value-type="float">
            <text:p>42.7118644067797</text:p>
          </table:table-cell>
        </table:table-row>
        <table:table-row table:style-name="ro1">
          <table:table-cell table:formula="of:=[$Metrics_AllClassifiers_Equi.A94]" office:value-type="string" office:string-value="LRS" calcext:value-type="string">
            <text:p>LRS</text:p>
          </table:table-cell>
          <table:table-cell table:formula="of:=[$Metrics_AllClassifiers_Equi.B94]" office:value-type="string" office:string-value="EQUIVALENT" calcext:value-type="string">
            <text:p>EQUIVALENT</text:p>
          </table:table-cell>
          <table:table-cell table:formula="of:=[$Metrics_AllClassifiers_Equi.C94]" office:value-type="string" office:string-value="RF" calcext:value-type="string">
            <text:p>RF</text:p>
          </table:table-cell>
          <table:table-cell table:formula="of:=[$Metrics_AllClassifiers_Equi.D94]" office:value-type="float" office:value="77.3148148148148" calcext:value-type="float">
            <text:p>77.3148148148148</text:p>
          </table:table-cell>
          <table:table-cell table:formula="of:=[$Metrics_AllClassifiers_Equi.E94]" office:value-type="float" office:value="34.5945945945946" calcext:value-type="float">
            <text:p>34.5945945945946</text:p>
          </table:table-cell>
          <table:table-cell table:formula="of:=[$Metrics_AllClassifiers_Equi.F94]" office:value-type="float" office:value="46.0431654676259" calcext:value-type="float">
            <text:p>46.0431654676259</text:p>
          </table:table-cell>
          <table:table-cell table:formula="of:=[$Metrics_AllClassifiers_Equi.G94]" office:value-type="float" office:value="39.5061728395062" calcext:value-type="float">
            <text:p>39.5061728395062</text:p>
          </table:table-cell>
          <table:table-cell/>
          <table:table-cell table:formula="of:=[$Metrics_AllClassifiers_Min.A94]" office:value-type="string" office:string-value="LRS" calcext:value-type="string">
            <text:p>LRS</text:p>
          </table:table-cell>
          <table:table-cell table:formula="of:=[$Metrics_AllClassifiers_Min.B94]" office:value-type="string" office:string-value="MINIMAL" calcext:value-type="string">
            <text:p>MINIMAL</text:p>
          </table:table-cell>
          <table:table-cell table:formula="of:=[$Metrics_AllClassifiers_Min.C94]" office:value-type="string" office:string-value="GNB" calcext:value-type="string">
            <text:p>GNB</text:p>
          </table:table-cell>
          <table:table-cell table:formula="of:=[$Metrics_AllClassifiers_Min.D94]" office:value-type="float" office:value="42.3611111111111" calcext:value-type="float">
            <text:p>42.3611111111111</text:p>
          </table:table-cell>
          <table:table-cell table:formula="of:=[$Metrics_AllClassifiers_Min.E94]" office:value-type="float" office:value="17.9310344827586" calcext:value-type="float">
            <text:p>17.9310344827586</text:p>
          </table:table-cell>
          <table:table-cell table:formula="of:=[$Metrics_AllClassifiers_Min.F94]" office:value-type="float" office:value="82.5396825396825" calcext:value-type="float">
            <text:p>82.5396825396825</text:p>
          </table:table-cell>
          <table:table-cell table:formula="of:=[$Metrics_AllClassifiers_Min.G94]" office:value-type="float" office:value="29.4617563739377" calcext:value-type="float">
            <text:p>29.4617563739377</text:p>
          </table:table-cell>
        </table:table-row>
        <table:table-row table:style-name="ro1">
          <table:table-cell table:formula="of:=[$Metrics_AllClassifiers_Equi.A95]" office:value-type="string" office:string-value="LRS" calcext:value-type="string">
            <text:p>LRS</text:p>
          </table:table-cell>
          <table:table-cell table:formula="of:=[$Metrics_AllClassifiers_Equi.B95]" office:value-type="string" office:string-value="EQUIVALENT" calcext:value-type="string">
            <text:p>EQUIVALENT</text:p>
          </table:table-cell>
          <table:table-cell table:formula="of:=[$Metrics_AllClassifiers_Equi.C95]" office:value-type="string" office:string-value="SVM" calcext:value-type="string">
            <text:p>SVM</text:p>
          </table:table-cell>
          <table:table-cell table:formula="of:=[$Metrics_AllClassifiers_Equi.D95]" office:value-type="float" office:value="71.9907407407407" calcext:value-type="float">
            <text:p>71.9907407407407</text:p>
          </table:table-cell>
          <table:table-cell table:formula="of:=[$Metrics_AllClassifiers_Equi.E95]" office:value-type="float" office:value="29.8039215686275" calcext:value-type="float">
            <text:p>29.8039215686275</text:p>
          </table:table-cell>
          <table:table-cell table:formula="of:=[$Metrics_AllClassifiers_Equi.F95]" office:value-type="float" office:value="54.6762589928058" calcext:value-type="float">
            <text:p>54.6762589928058</text:p>
          </table:table-cell>
          <table:table-cell table:formula="of:=[$Metrics_AllClassifiers_Equi.G95]" office:value-type="float" office:value="38.5786802030457" calcext:value-type="float">
            <text:p>38.5786802030457</text:p>
          </table:table-cell>
          <table:table-cell/>
          <table:table-cell table:formula="of:=[$Metrics_AllClassifiers_Min.A95]" office:value-type="string" office:string-value="LRS" calcext:value-type="string">
            <text:p>LRS</text:p>
          </table:table-cell>
          <table:table-cell table:formula="of:=[$Metrics_AllClassifiers_Min.B95]" office:value-type="string" office:string-value="MINIMAL" calcext:value-type="string">
            <text:p>MINIMAL</text:p>
          </table:table-cell>
          <table:table-cell table:formula="of:=[$Metrics_AllClassifiers_Min.C95]" office:value-type="string" office:string-value="LR" calcext:value-type="string">
            <text:p>LR</text:p>
          </table:table-cell>
          <table:table-cell table:formula="of:=[$Metrics_AllClassifiers_Min.D95]" office:value-type="float" office:value="76.8518518518519" calcext:value-type="float">
            <text:p>76.8518518518519</text:p>
          </table:table-cell>
          <table:table-cell table:formula="of:=[$Metrics_AllClassifiers_Min.E95]" office:value-type="float" office:value="19.672131147541" calcext:value-type="float">
            <text:p>19.672131147541</text:p>
          </table:table-cell>
          <table:table-cell table:formula="of:=[$Metrics_AllClassifiers_Min.F95]" office:value-type="float" office:value="19.047619047619" calcext:value-type="float">
            <text:p>19.047619047619</text:p>
          </table:table-cell>
          <table:table-cell table:formula="of:=[$Metrics_AllClassifiers_Min.G95]" office:value-type="float" office:value="19.3548387096774" calcext:value-type="float">
            <text:p>19.3548387096774</text:p>
          </table:table-cell>
        </table:table-row>
        <table:table-row table:style-name="ro1">
          <table:table-cell table:formula="of:=[$Metrics_AllClassifiers_Equi.A96]" office:value-type="string" office:string-value="LRS" calcext:value-type="string">
            <text:p>LRS</text:p>
          </table:table-cell>
          <table:table-cell table:formula="of:=[$Metrics_AllClassifiers_Equi.B96]" office:value-type="string" office:string-value="EQUIVALENT" calcext:value-type="string">
            <text:p>EQUIVALENT</text:p>
          </table:table-cell>
          <table:table-cell table:formula="of:=[$Metrics_AllClassifiers_Equi.C96]" office:value-type="string" office:string-value="LR" calcext:value-type="string">
            <text:p>LR</text:p>
          </table:table-cell>
          <table:table-cell table:formula="of:=[$Metrics_AllClassifiers_Equi.D96]" office:value-type="float" office:value="68.6342592592593" calcext:value-type="float">
            <text:p>68.6342592592593</text:p>
          </table:table-cell>
          <table:table-cell table:formula="of:=[$Metrics_AllClassifiers_Equi.E96]" office:value-type="float" office:value="26.9230769230769" calcext:value-type="float">
            <text:p>26.9230769230769</text:p>
          </table:table-cell>
          <table:table-cell table:formula="of:=[$Metrics_AllClassifiers_Equi.F96]" office:value-type="float" office:value="55.3956834532374" calcext:value-type="float">
            <text:p>55.3956834532374</text:p>
          </table:table-cell>
          <table:table-cell table:formula="of:=[$Metrics_AllClassifiers_Equi.G96]" office:value-type="float" office:value="36.2352941176471" calcext:value-type="float">
            <text:p>36.2352941176471</text:p>
          </table:table-cell>
          <table:table-cell/>
          <table:table-cell table:formula="of:=[$Metrics_AllClassifiers_Min.A96]" office:value-type="string" office:string-value="LRS" calcext:value-type="string">
            <text:p>LRS</text:p>
          </table:table-cell>
          <table:table-cell table:formula="of:=[$Metrics_AllClassifiers_Min.B96]" office:value-type="string" office:string-value="MINIMAL" calcext:value-type="string">
            <text:p>MINIMAL</text:p>
          </table:table-cell>
          <table:table-cell table:formula="of:=[$Metrics_AllClassifiers_Min.C96]" office:value-type="string" office:string-value="LDA" calcext:value-type="string">
            <text:p>LDA</text:p>
          </table:table-cell>
          <table:table-cell table:formula="of:=[$Metrics_AllClassifiers_Min.D96]" office:value-type="float" office:value="68.5185185185185" calcext:value-type="float">
            <text:p>68.5185185185185</text:p>
          </table:table-cell>
          <table:table-cell table:formula="of:=[$Metrics_AllClassifiers_Min.E96]" office:value-type="float" office:value="11.9791666666667" calcext:value-type="float">
            <text:p>11.9791666666667</text:p>
          </table:table-cell>
          <table:table-cell table:formula="of:=[$Metrics_AllClassifiers_Min.F96]" office:value-type="float" office:value="18.2539682539683" calcext:value-type="float">
            <text:p>18.2539682539683</text:p>
          </table:table-cell>
          <table:table-cell table:formula="of:=[$Metrics_AllClassifiers_Min.G96]" office:value-type="float" office:value="14.4654088050315" calcext:value-type="float">
            <text:p>14.4654088050315</text:p>
          </table:table-cell>
        </table:table-row>
        <table:table-row table:style-name="ro1">
          <table:table-cell table:formula="of:=[$Metrics_AllClassifiers_Equi.A97]" office:value-type="string" office:string-value="LRS" calcext:value-type="string">
            <text:p>LRS</text:p>
          </table:table-cell>
          <table:table-cell table:formula="of:=[$Metrics_AllClassifiers_Equi.B97]" office:value-type="string" office:string-value="EQUIVALENT" calcext:value-type="string">
            <text:p>EQUIVALENT</text:p>
          </table:table-cell>
          <table:table-cell table:formula="of:=[$Metrics_AllClassifiers_Equi.C97]" office:value-type="string" office:string-value="KNN" calcext:value-type="string">
            <text:p>KNN</text:p>
          </table:table-cell>
          <table:table-cell table:formula="of:=[$Metrics_AllClassifiers_Equi.D97]" office:value-type="float" office:value="57.7546296296296" calcext:value-type="float">
            <text:p>57.7546296296296</text:p>
          </table:table-cell>
          <table:table-cell table:formula="of:=[$Metrics_AllClassifiers_Equi.E97]" office:value-type="float" office:value="21.608040201005" calcext:value-type="float">
            <text:p>21.608040201005</text:p>
          </table:table-cell>
          <table:table-cell table:formula="of:=[$Metrics_AllClassifiers_Equi.F97]" office:value-type="float" office:value="61.8705035971223" calcext:value-type="float">
            <text:p>61.8705035971223</text:p>
          </table:table-cell>
          <table:table-cell table:formula="of:=[$Metrics_AllClassifiers_Equi.G97]" office:value-type="float" office:value="32.0297951582868" calcext:value-type="float">
            <text:p>32.0297951582868</text:p>
          </table:table-cell>
          <table:table-cell/>
          <table:table-cell table:formula="of:=[$Metrics_AllClassifiers_Min.A97]" office:value-type="string" office:string-value="LRS" calcext:value-type="string">
            <text:p>LRS</text:p>
          </table:table-cell>
          <table:table-cell table:formula="of:=[$Metrics_AllClassifiers_Min.B97]" office:value-type="string" office:string-value="MINIMAL" calcext:value-type="string">
            <text:p>MINIMAL</text:p>
          </table:table-cell>
          <table:table-cell table:formula="of:=[$Metrics_AllClassifiers_Min.C97]" office:value-type="string" office:string-value="KNN" calcext:value-type="string">
            <text:p>KNN</text:p>
          </table:table-cell>
          <table:table-cell table:formula="of:=[$Metrics_AllClassifiers_Min.D97]" office:value-type="float" office:value="61.2268518518519" calcext:value-type="float">
            <text:p>61.2268518518519</text:p>
          </table:table-cell>
          <table:table-cell table:formula="of:=[$Metrics_AllClassifiers_Min.E97]" office:value-type="float" office:value="7.69230769230769" calcext:value-type="float">
            <text:p>7.69230769230769</text:p>
          </table:table-cell>
          <table:table-cell table:formula="of:=[$Metrics_AllClassifiers_Min.F97]" office:value-type="float" office:value="15.0793650793651" calcext:value-type="float">
            <text:p>15.0793650793651</text:p>
          </table:table-cell>
          <table:table-cell table:formula="of:=[$Metrics_AllClassifiers_Min.G97]" office:value-type="float" office:value="10.1876675603217" calcext:value-type="float">
            <text:p>10.1876675603217</text:p>
          </table:table-cell>
        </table:table-row>
        <table:table-row table:style-name="ro1">
          <table:table-cell table:formula="of:=[$Metrics_AllClassifiers_Equi.A98]" office:value-type="string" office:string-value="LRS" calcext:value-type="string">
            <text:p>LRS</text:p>
          </table:table-cell>
          <table:table-cell table:formula="of:=[$Metrics_AllClassifiers_Equi.B98]" office:value-type="string" office:string-value="EQUIVALENT" calcext:value-type="string">
            <text:p>EQUIVALENT</text:p>
          </table:table-cell>
          <table:table-cell table:formula="of:=[$Metrics_AllClassifiers_Equi.C98]" office:value-type="string" office:string-value="LDA" calcext:value-type="string">
            <text:p>LDA</text:p>
          </table:table-cell>
          <table:table-cell table:formula="of:=[$Metrics_AllClassifiers_Equi.D98]" office:value-type="float" office:value="64.5833333333333" calcext:value-type="float">
            <text:p>64.5833333333333</text:p>
          </table:table-cell>
          <table:table-cell table:formula="of:=[$Metrics_AllClassifiers_Equi.E98]" office:value-type="float" office:value="22.8013029315961" calcext:value-type="float">
            <text:p>22.8013029315961</text:p>
          </table:table-cell>
          <table:table-cell table:formula="of:=[$Metrics_AllClassifiers_Equi.F98]" office:value-type="float" office:value="50.3597122302158" calcext:value-type="float">
            <text:p>50.3597122302158</text:p>
          </table:table-cell>
          <table:table-cell table:formula="of:=[$Metrics_AllClassifiers_Equi.G98]" office:value-type="float" office:value="31.390134529148" calcext:value-type="float">
            <text:p>31.390134529148</text:p>
          </table:table-cell>
          <table:table-cell/>
          <table:table-cell table:formula="of:=[$Metrics_AllClassifiers_Min.A98]" office:value-type="string" office:string-value="LRS" calcext:value-type="string">
            <text:p>LRS</text:p>
          </table:table-cell>
          <table:table-cell table:formula="of:=[$Metrics_AllClassifiers_Min.B98]" office:value-type="string" office:string-value="MINIMAL" calcext:value-type="string">
            <text:p>MINIMAL</text:p>
          </table:table-cell>
          <table:table-cell table:formula="of:=[$Metrics_AllClassifiers_Min.C98]" office:value-type="string" office:string-value="DT" calcext:value-type="string">
            <text:p>DT</text:p>
          </table:table-cell>
          <table:table-cell table:formula="of:=[$Metrics_AllClassifiers_Min.D98]" office:value-type="float" office:value="78.8194444444444" calcext:value-type="float">
            <text:p>78.8194444444444</text:p>
          </table:table-cell>
          <table:table-cell table:formula="of:=[$Metrics_AllClassifiers_Min.E98]" office:value-type="float" office:value="9.85915492957746" calcext:value-type="float">
            <text:p>9.85915492957746</text:p>
          </table:table-cell>
          <table:table-cell table:formula="of:=[$Metrics_AllClassifiers_Min.F98]" office:value-type="float" office:value="5.55555555555556" calcext:value-type="float">
            <text:p>5.55555555555556</text:p>
          </table:table-cell>
          <table:table-cell table:formula="of:=[$Metrics_AllClassifiers_Min.G98]" office:value-type="float" office:value="7.10659898477157" calcext:value-type="float">
            <text:p>7.10659898477157</text:p>
          </table:table-cell>
        </table:table-row>
        <table:table-row table:style-name="ro1">
          <table:table-cell table:formula="of:=[$Metrics_AllClassifiers_Equi.A99]" office:value-type="string" office:string-value="LRS" calcext:value-type="string">
            <text:p>LRS</text:p>
          </table:table-cell>
          <table:table-cell table:formula="of:=[$Metrics_AllClassifiers_Equi.B99]" office:value-type="string" office:string-value="EQUIVALENT" calcext:value-type="string">
            <text:p>EQUIVALENT</text:p>
          </table:table-cell>
          <table:table-cell table:formula="of:=[$Metrics_AllClassifiers_Equi.C99]" office:value-type="string" office:string-value="GNB" calcext:value-type="string">
            <text:p>GNB</text:p>
          </table:table-cell>
          <table:table-cell table:formula="of:=[$Metrics_AllClassifiers_Equi.D99]" office:value-type="float" office:value="43.6342592592593" calcext:value-type="float">
            <text:p>43.6342592592593</text:p>
          </table:table-cell>
          <table:table-cell table:formula="of:=[$Metrics_AllClassifiers_Equi.E99]" office:value-type="float" office:value="15.748031496063" calcext:value-type="float">
            <text:p>15.748031496063</text:p>
          </table:table-cell>
          <table:table-cell table:formula="of:=[$Metrics_AllClassifiers_Equi.F99]" office:value-type="float" office:value="57.5539568345324" calcext:value-type="float">
            <text:p>57.5539568345324</text:p>
          </table:table-cell>
          <table:table-cell table:formula="of:=[$Metrics_AllClassifiers_Equi.G99]" office:value-type="float" office:value="24.7295208655332" calcext:value-type="float">
            <text:p>24.7295208655332</text:p>
          </table:table-cell>
          <table:table-cell/>
          <table:table-cell table:formula="of:=[$Metrics_AllClassifiers_Min.A99]" office:value-type="string" office:string-value="LRS" calcext:value-type="string">
            <text:p>LRS</text:p>
          </table:table-cell>
          <table:table-cell table:formula="of:=[$Metrics_AllClassifiers_Min.B99]" office:value-type="string" office:string-value="MINIMAL" calcext:value-type="string">
            <text:p>MINIMAL</text:p>
          </table:table-cell>
          <table:table-cell table:formula="of:=[$Metrics_AllClassifiers_Min.C99]" office:value-type="string" office:string-value="RF" calcext:value-type="string">
            <text:p>RF</text:p>
          </table:table-cell>
          <table:table-cell table:formula="of:=[$Metrics_AllClassifiers_Min.D99]" office:value-type="float" office:value="73.9583333333333" calcext:value-type="float">
            <text:p>73.9583333333333</text:p>
          </table:table-cell>
          <table:table-cell table:formula="of:=[$Metrics_AllClassifiers_Min.E99]" office:value-type="float" office:value="5.40540540540541" calcext:value-type="float">
            <text:p>5.40540540540541</text:p>
          </table:table-cell>
          <table:table-cell table:formula="of:=[$Metrics_AllClassifiers_Min.F99]" office:value-type="float" office:value="4.76190476190476" calcext:value-type="float">
            <text:p>4.76190476190476</text:p>
          </table:table-cell>
          <table:table-cell table:formula="of:=[$Metrics_AllClassifiers_Min.G99]" office:value-type="float" office:value="5.06329113924051" calcext:value-type="float">
            <text:p>5.06329113924051</text:p>
          </table:table-cell>
        </table:table-row>
        <table:table-row table:style-name="ro1">
          <table:table-cell table:formula="of:=[$Metrics_AllClassifiers_Equi.A100]" office:value-type="string" office:string-value="MergeSort" calcext:value-type="string">
            <text:p>MergeSort</text:p>
          </table:table-cell>
          <table:table-cell table:formula="of:=[$Metrics_AllClassifiers_Equi.B100]" office:value-type="string" office:string-value="EQUIVALENT" calcext:value-type="string">
            <text:p>EQUIVALENT</text:p>
          </table:table-cell>
          <table:table-cell table:formula="of:=[$Metrics_AllClassifiers_Equi.C100]" office:value-type="string" office:string-value="LR" calcext:value-type="string">
            <text:p>LR</text:p>
          </table:table-cell>
          <table:table-cell table:formula="of:=[$Metrics_AllClassifiers_Equi.D100]" office:value-type="float" office:value="73.1313131313131" calcext:value-type="float">
            <text:p>73.1313131313131</text:p>
          </table:table-cell>
          <table:table-cell table:formula="of:=[$Metrics_AllClassifiers_Equi.E100]" office:value-type="float" office:value="7.63636363636364" calcext:value-type="float">
            <text:p>7.63636363636364</text:p>
          </table:table-cell>
          <table:table-cell table:formula="of:=[$Metrics_AllClassifiers_Equi.F100]" office:value-type="float" office:value="63.6363636363636" calcext:value-type="float">
            <text:p>63.6363636363636</text:p>
          </table:table-cell>
          <table:table-cell table:formula="of:=[$Metrics_AllClassifiers_Equi.G100]" office:value-type="float" office:value="13.6363636363636" calcext:value-type="float">
            <text:p>13.6363636363636</text:p>
          </table:table-cell>
          <table:table-cell/>
          <table:table-cell table:formula="of:=[$Metrics_AllClassifiers_Min.A100]" office:value-type="string" office:string-value="MergeSort" calcext:value-type="string">
            <text:p>MergeSort</text:p>
          </table:table-cell>
          <table:table-cell table:formula="of:=[$Metrics_AllClassifiers_Min.B100]" office:value-type="string" office:string-value="MINIMAL" calcext:value-type="string">
            <text:p>MINIMAL</text:p>
          </table:table-cell>
          <table:table-cell table:formula="of:=[$Metrics_AllClassifiers_Min.C100]" office:value-type="string" office:string-value="DT" calcext:value-type="string">
            <text:p>DT</text:p>
          </table:table-cell>
          <table:table-cell table:formula="of:=[$Metrics_AllClassifiers_Min.D100]" office:value-type="float" office:value="90.5050505050505" calcext:value-type="float">
            <text:p>90.5050505050505</text:p>
          </table:table-cell>
          <table:table-cell table:formula="of:=[$Metrics_AllClassifiers_Min.E100]" office:value-type="float" office:value="5.40540540540541" calcext:value-type="float">
            <text:p>5.40540540540541</text:p>
          </table:table-cell>
          <table:table-cell table:formula="of:=[$Metrics_AllClassifiers_Min.F100]" office:value-type="float" office:value="14.2857142857143" calcext:value-type="float">
            <text:p>14.2857142857143</text:p>
          </table:table-cell>
          <table:table-cell table:formula="of:=[$Metrics_AllClassifiers_Min.G100]" office:value-type="float" office:value="7.84313725490196" calcext:value-type="float">
            <text:p>7.84313725490196</text:p>
          </table:table-cell>
        </table:table-row>
        <table:table-row table:style-name="ro1">
          <table:table-cell table:formula="of:=[$Metrics_AllClassifiers_Equi.A101]" office:value-type="string" office:string-value="MergeSort" calcext:value-type="string">
            <text:p>MergeSort</text:p>
          </table:table-cell>
          <table:table-cell table:formula="of:=[$Metrics_AllClassifiers_Equi.B101]" office:value-type="string" office:string-value="EQUIVALENT" calcext:value-type="string">
            <text:p>EQUIVALENT</text:p>
          </table:table-cell>
          <table:table-cell table:formula="of:=[$Metrics_AllClassifiers_Equi.C101]" office:value-type="string" office:string-value="SVM" calcext:value-type="string">
            <text:p>SVM</text:p>
          </table:table-cell>
          <table:table-cell table:formula="of:=[$Metrics_AllClassifiers_Equi.D101]" office:value-type="float" office:value="68.4848484848485" calcext:value-type="float">
            <text:p>68.4848484848485</text:p>
          </table:table-cell>
          <table:table-cell table:formula="of:=[$Metrics_AllClassifiers_Equi.E101]" office:value-type="float" office:value="7.07692307692308" calcext:value-type="float">
            <text:p>7.07692307692308</text:p>
          </table:table-cell>
          <table:table-cell table:formula="of:=[$Metrics_AllClassifiers_Equi.F101]" office:value-type="float" office:value="69.6969696969697" calcext:value-type="float">
            <text:p>69.6969696969697</text:p>
          </table:table-cell>
          <table:table-cell table:formula="of:=[$Metrics_AllClassifiers_Equi.G101]" office:value-type="float" office:value="12.8491620111732" calcext:value-type="float">
            <text:p>12.8491620111732</text:p>
          </table:table-cell>
          <table:table-cell/>
          <table:table-cell table:formula="of:=[$Metrics_AllClassifiers_Min.A101]" office:value-type="string" office:string-value="MergeSort" calcext:value-type="string">
            <text:p>MergeSort</text:p>
          </table:table-cell>
          <table:table-cell table:formula="of:=[$Metrics_AllClassifiers_Min.B101]" office:value-type="string" office:string-value="MINIMAL" calcext:value-type="string">
            <text:p>MINIMAL</text:p>
          </table:table-cell>
          <table:table-cell table:formula="of:=[$Metrics_AllClassifiers_Min.C101]" office:value-type="string" office:string-value="KNN" calcext:value-type="string">
            <text:p>KNN</text:p>
          </table:table-cell>
          <table:table-cell table:formula="of:=[$Metrics_AllClassifiers_Min.D101]" office:value-type="float" office:value="71.4141414141414" calcext:value-type="float">
            <text:p>71.4141414141414</text:p>
          </table:table-cell>
          <table:table-cell table:formula="of:=[$Metrics_AllClassifiers_Min.E101]" office:value-type="float" office:value="3.97111913357401" calcext:value-type="float">
            <text:p>3.97111913357401</text:p>
          </table:table-cell>
          <table:table-cell table:formula="of:=[$Metrics_AllClassifiers_Min.F101]" office:value-type="float" office:value="39.2857142857143" calcext:value-type="float">
            <text:p>39.2857142857143</text:p>
          </table:table-cell>
          <table:table-cell table:formula="of:=[$Metrics_AllClassifiers_Min.G101]" office:value-type="float" office:value="7.21311475409836" calcext:value-type="float">
            <text:p>7.21311475409836</text:p>
          </table:table-cell>
        </table:table-row>
        <table:table-row table:style-name="ro1">
          <table:table-cell table:formula="of:=[$Metrics_AllClassifiers_Equi.A102]" office:value-type="string" office:string-value="MergeSort" calcext:value-type="string">
            <text:p>MergeSort</text:p>
          </table:table-cell>
          <table:table-cell table:formula="of:=[$Metrics_AllClassifiers_Equi.B102]" office:value-type="string" office:string-value="EQUIVALENT" calcext:value-type="string">
            <text:p>EQUIVALENT</text:p>
          </table:table-cell>
          <table:table-cell table:formula="of:=[$Metrics_AllClassifiers_Equi.C102]" office:value-type="string" office:string-value="GNB" calcext:value-type="string">
            <text:p>GNB</text:p>
          </table:table-cell>
          <table:table-cell table:formula="of:=[$Metrics_AllClassifiers_Equi.D102]" office:value-type="float" office:value="47.2727272727273" calcext:value-type="float">
            <text:p>47.2727272727273</text:p>
          </table:table-cell>
          <table:table-cell table:formula="of:=[$Metrics_AllClassifiers_Equi.E102]" office:value-type="float" office:value="5.78661844484629" calcext:value-type="float">
            <text:p>5.78661844484629</text:p>
          </table:table-cell>
          <table:table-cell table:formula="of:=[$Metrics_AllClassifiers_Equi.F102]" office:value-type="float" office:value="96.969696969697" calcext:value-type="float">
            <text:p>96.969696969697</text:p>
          </table:table-cell>
          <table:table-cell table:formula="of:=[$Metrics_AllClassifiers_Equi.G102]" office:value-type="float" office:value="10.9215017064846" calcext:value-type="float">
            <text:p>10.9215017064846</text:p>
          </table:table-cell>
          <table:table-cell/>
          <table:table-cell table:formula="of:=[$Metrics_AllClassifiers_Min.A102]" office:value-type="string" office:string-value="MergeSort" calcext:value-type="string">
            <text:p>MergeSort</text:p>
          </table:table-cell>
          <table:table-cell table:formula="of:=[$Metrics_AllClassifiers_Min.B102]" office:value-type="string" office:string-value="MINIMAL" calcext:value-type="string">
            <text:p>MINIMAL</text:p>
          </table:table-cell>
          <table:table-cell table:formula="of:=[$Metrics_AllClassifiers_Min.C102]" office:value-type="string" office:string-value="LR" calcext:value-type="string">
            <text:p>LR</text:p>
          </table:table-cell>
          <table:table-cell table:formula="of:=[$Metrics_AllClassifiers_Min.D102]" office:value-type="float" office:value="54.1414141414141" calcext:value-type="float">
            <text:p>54.1414141414141</text:p>
          </table:table-cell>
          <table:table-cell table:formula="of:=[$Metrics_AllClassifiers_Min.E102]" office:value-type="float" office:value="2.66666666666667" calcext:value-type="float">
            <text:p>2.66666666666667</text:p>
          </table:table-cell>
          <table:table-cell table:formula="of:=[$Metrics_AllClassifiers_Min.F102]" office:value-type="float" office:value="42.8571428571429" calcext:value-type="float">
            <text:p>42.8571428571429</text:p>
          </table:table-cell>
          <table:table-cell table:formula="of:=[$Metrics_AllClassifiers_Min.G102]" office:value-type="float" office:value="5.02092050209205" calcext:value-type="float">
            <text:p>5.02092050209205</text:p>
          </table:table-cell>
        </table:table-row>
        <table:table-row table:style-name="ro1">
          <table:table-cell table:formula="of:=[$Metrics_AllClassifiers_Equi.A103]" office:value-type="string" office:string-value="MergeSort" calcext:value-type="string">
            <text:p>MergeSort</text:p>
          </table:table-cell>
          <table:table-cell table:formula="of:=[$Metrics_AllClassifiers_Equi.B103]" office:value-type="string" office:string-value="EQUIVALENT" calcext:value-type="string">
            <text:p>EQUIVALENT</text:p>
          </table:table-cell>
          <table:table-cell table:formula="of:=[$Metrics_AllClassifiers_Equi.C103]" office:value-type="string" office:string-value="KNN" calcext:value-type="string">
            <text:p>KNN</text:p>
          </table:table-cell>
          <table:table-cell table:formula="of:=[$Metrics_AllClassifiers_Equi.D103]" office:value-type="float" office:value="64.040404040404" calcext:value-type="float">
            <text:p>64.040404040404</text:p>
          </table:table-cell>
          <table:table-cell table:formula="of:=[$Metrics_AllClassifiers_Equi.E103]" office:value-type="float" office:value="5.75342465753425" calcext:value-type="float">
            <text:p>5.75342465753425</text:p>
          </table:table-cell>
          <table:table-cell table:formula="of:=[$Metrics_AllClassifiers_Equi.F103]" office:value-type="float" office:value="63.6363636363636" calcext:value-type="float">
            <text:p>63.6363636363636</text:p>
          </table:table-cell>
          <table:table-cell table:formula="of:=[$Metrics_AllClassifiers_Equi.G103]" office:value-type="float" office:value="10.5527638190955" calcext:value-type="float">
            <text:p>10.5527638190955</text:p>
          </table:table-cell>
          <table:table-cell/>
          <table:table-cell table:formula="of:=[$Metrics_AllClassifiers_Min.A103]" office:value-type="string" office:string-value="MergeSort" calcext:value-type="string">
            <text:p>MergeSort</text:p>
          </table:table-cell>
          <table:table-cell table:formula="of:=[$Metrics_AllClassifiers_Min.B103]" office:value-type="string" office:string-value="MINIMAL" calcext:value-type="string">
            <text:p>MINIMAL</text:p>
          </table:table-cell>
          <table:table-cell table:formula="of:=[$Metrics_AllClassifiers_Min.C103]" office:value-type="string" office:string-value="GNB" calcext:value-type="string">
            <text:p>GNB</text:p>
          </table:table-cell>
          <table:table-cell table:formula="of:=[$Metrics_AllClassifiers_Min.D103]" office:value-type="float" office:value="52.7272727272727" calcext:value-type="float">
            <text:p>52.7272727272727</text:p>
          </table:table-cell>
          <table:table-cell table:formula="of:=[$Metrics_AllClassifiers_Min.E103]" office:value-type="float" office:value="2.17391304347826" calcext:value-type="float">
            <text:p>2.17391304347826</text:p>
          </table:table-cell>
          <table:table-cell table:formula="of:=[$Metrics_AllClassifiers_Min.F103]" office:value-type="float" office:value="35.7142857142857" calcext:value-type="float">
            <text:p>35.7142857142857</text:p>
          </table:table-cell>
          <table:table-cell table:formula="of:=[$Metrics_AllClassifiers_Min.G103]" office:value-type="float" office:value="4.0983606557377" calcext:value-type="float">
            <text:p>4.0983606557377</text:p>
          </table:table-cell>
        </table:table-row>
        <table:table-row table:style-name="ro1">
          <table:table-cell table:formula="of:=[$Metrics_AllClassifiers_Equi.A104]" office:value-type="string" office:string-value="MergeSort" calcext:value-type="string">
            <text:p>MergeSort</text:p>
          </table:table-cell>
          <table:table-cell table:formula="of:=[$Metrics_AllClassifiers_Equi.B104]" office:value-type="string" office:string-value="EQUIVALENT" calcext:value-type="string">
            <text:p>EQUIVALENT</text:p>
          </table:table-cell>
          <table:table-cell table:formula="of:=[$Metrics_AllClassifiers_Equi.C104]" office:value-type="string" office:string-value="LDA" calcext:value-type="string">
            <text:p>LDA</text:p>
          </table:table-cell>
          <table:table-cell table:formula="of:=[$Metrics_AllClassifiers_Equi.D104]" office:value-type="float" office:value="74.4444444444444" calcext:value-type="float">
            <text:p>74.4444444444444</text:p>
          </table:table-cell>
          <table:table-cell table:formula="of:=[$Metrics_AllClassifiers_Equi.E104]" office:value-type="float" office:value="3.38983050847458" calcext:value-type="float">
            <text:p>3.38983050847458</text:p>
          </table:table-cell>
          <table:table-cell table:formula="of:=[$Metrics_AllClassifiers_Equi.F104]" office:value-type="float" office:value="24.2424242424242" calcext:value-type="float">
            <text:p>24.2424242424242</text:p>
          </table:table-cell>
          <table:table-cell table:formula="of:=[$Metrics_AllClassifiers_Equi.G104]" office:value-type="float" office:value="5.94795539033457" calcext:value-type="float">
            <text:p>5.94795539033457</text:p>
          </table:table-cell>
          <table:table-cell/>
          <table:table-cell table:formula="of:=[$Metrics_AllClassifiers_Min.A104]" office:value-type="string" office:string-value="MergeSort" calcext:value-type="string">
            <text:p>MergeSort</text:p>
          </table:table-cell>
          <table:table-cell table:formula="of:=[$Metrics_AllClassifiers_Min.B104]" office:value-type="string" office:string-value="MINIMAL" calcext:value-type="string">
            <text:p>MINIMAL</text:p>
          </table:table-cell>
          <table:table-cell table:formula="of:=[$Metrics_AllClassifiers_Min.C104]" office:value-type="string" office:string-value="LDA" calcext:value-type="string">
            <text:p>LDA</text:p>
          </table:table-cell>
          <table:table-cell table:formula="of:=[$Metrics_AllClassifiers_Min.D104]" office:value-type="float" office:value="62.020202020202" calcext:value-type="float">
            <text:p>62.020202020202</text:p>
          </table:table-cell>
          <table:table-cell table:formula="of:=[$Metrics_AllClassifiers_Min.E104]" office:value-type="float" office:value="2.1978021978022" calcext:value-type="float">
            <text:p>2.1978021978022</text:p>
          </table:table-cell>
          <table:table-cell table:formula="of:=[$Metrics_AllClassifiers_Min.F104]" office:value-type="float" office:value="28.5714285714286" calcext:value-type="float">
            <text:p>28.5714285714286</text:p>
          </table:table-cell>
          <table:table-cell table:formula="of:=[$Metrics_AllClassifiers_Min.G104]" office:value-type="float" office:value="4.08163265306123" calcext:value-type="float">
            <text:p>4.08163265306123</text:p>
          </table:table-cell>
        </table:table-row>
        <table:table-row table:style-name="ro1">
          <table:table-cell table:formula="of:=[$Metrics_AllClassifiers_Equi.A105]" office:value-type="string" office:string-value="MergeSort" calcext:value-type="string">
            <text:p>MergeSort</text:p>
          </table:table-cell>
          <table:table-cell table:formula="of:=[$Metrics_AllClassifiers_Equi.B105]" office:value-type="string" office:string-value="EQUIVALENT" calcext:value-type="string">
            <text:p>EQUIVALENT</text:p>
          </table:table-cell>
          <table:table-cell table:formula="of:=[$Metrics_AllClassifiers_Equi.C105]" office:value-type="string" office:string-value="DT" calcext:value-type="string">
            <text:p>DT</text:p>
          </table:table-cell>
          <table:table-cell table:formula="of:=[$Metrics_AllClassifiers_Equi.D105]" office:value-type="float" office:value="85.8585858585859" calcext:value-type="float">
            <text:p>85.8585858585859</text:p>
          </table:table-cell>
          <table:table-cell table:formula="of:=[$Metrics_AllClassifiers_Equi.E105]" office:value-type="float" office:value="3.47826086956522" calcext:value-type="float">
            <text:p>3.47826086956522</text:p>
          </table:table-cell>
          <table:table-cell table:formula="of:=[$Metrics_AllClassifiers_Equi.F105]" office:value-type="float" office:value="12.1212121212121" calcext:value-type="float">
            <text:p>12.1212121212121</text:p>
          </table:table-cell>
          <table:table-cell table:formula="of:=[$Metrics_AllClassifiers_Equi.G105]" office:value-type="float" office:value="5.40540540540541" calcext:value-type="float">
            <text:p>5.40540540540541</text:p>
          </table:table-cell>
          <table:table-cell/>
          <table:table-cell table:formula="of:=[$Metrics_AllClassifiers_Min.A105]" office:value-type="string" office:string-value="MergeSort" calcext:value-type="string">
            <text:p>MergeSort</text:p>
          </table:table-cell>
          <table:table-cell table:formula="of:=[$Metrics_AllClassifiers_Min.B105]" office:value-type="string" office:string-value="MINIMAL" calcext:value-type="string">
            <text:p>MINIMAL</text:p>
          </table:table-cell>
          <table:table-cell table:formula="of:=[$Metrics_AllClassifiers_Min.C105]" office:value-type="string" office:string-value="SVM" calcext:value-type="string">
            <text:p>SVM</text:p>
          </table:table-cell>
          <table:table-cell table:formula="of:=[$Metrics_AllClassifiers_Min.D105]" office:value-type="float" office:value="52.3232323232323" calcext:value-type="float">
            <text:p>52.3232323232323</text:p>
          </table:table-cell>
          <table:table-cell table:formula="of:=[$Metrics_AllClassifiers_Min.E105]" office:value-type="float" office:value="0.884955752212389" calcext:value-type="float">
            <text:p>0.884955752212389</text:p>
          </table:table-cell>
          <table:table-cell table:formula="of:=[$Metrics_AllClassifiers_Min.F105]" office:value-type="float" office:value="14.2857142857143" calcext:value-type="float">
            <text:p>14.2857142857143</text:p>
          </table:table-cell>
          <table:table-cell table:formula="of:=[$Metrics_AllClassifiers_Min.G105]" office:value-type="float" office:value="1.66666666666667" calcext:value-type="float">
            <text:p>1.66666666666667</text:p>
          </table:table-cell>
        </table:table-row>
        <table:table-row table:style-name="ro1">
          <table:table-cell table:formula="of:=[$Metrics_AllClassifiers_Equi.A106]" office:value-type="string" office:string-value="MergeSort" calcext:value-type="string">
            <text:p>MergeSort</text:p>
          </table:table-cell>
          <table:table-cell table:formula="of:=[$Metrics_AllClassifiers_Equi.B106]" office:value-type="string" office:string-value="EQUIVALENT" calcext:value-type="string">
            <text:p>EQUIVALENT</text:p>
          </table:table-cell>
          <table:table-cell table:formula="of:=[$Metrics_AllClassifiers_Equi.C106]" office:value-type="string" office:string-value="RF" calcext:value-type="string">
            <text:p>RF</text:p>
          </table:table-cell>
          <table:table-cell table:formula="of:=[$Metrics_AllClassifiers_Equi.D106]" office:value-type="float" office:value="85.3535353535353" calcext:value-type="float">
            <text:p>85.3535353535353</text:p>
          </table:table-cell>
          <table:table-cell table:formula="of:=[$Metrics_AllClassifiers_Equi.E106]" office:value-type="float" office:value="3.33333333333333" calcext:value-type="float">
            <text:p>3.33333333333333</text:p>
          </table:table-cell>
          <table:table-cell table:formula="of:=[$Metrics_AllClassifiers_Equi.F106]" office:value-type="float" office:value="12.1212121212121" calcext:value-type="float">
            <text:p>12.1212121212121</text:p>
          </table:table-cell>
          <table:table-cell table:formula="of:=[$Metrics_AllClassifiers_Equi.G106]" office:value-type="float" office:value="5.22875816993464" calcext:value-type="float">
            <text:p>5.22875816993464</text:p>
          </table:table-cell>
          <table:table-cell/>
          <table:table-cell table:formula="of:=[$Metrics_AllClassifiers_Min.A106]" office:value-type="string" office:string-value="MergeSort" calcext:value-type="string">
            <text:p>MergeSort</text:p>
          </table:table-cell>
          <table:table-cell table:formula="of:=[$Metrics_AllClassifiers_Min.B106]" office:value-type="string" office:string-value="MINIMAL" calcext:value-type="string">
            <text:p>MINIMAL</text:p>
          </table:table-cell>
          <table:table-cell table:formula="of:=[$Metrics_AllClassifiers_Min.C106]" office:value-type="string" office:string-value="RF" calcext:value-type="string">
            <text:p>RF</text:p>
          </table:table-cell>
          <table:table-cell table:formula="of:=[$Metrics_AllClassifiers_Min.D106]" office:value-type="float" office:value="88.0808080808081" calcext:value-type="float">
            <text:p>88.0808080808081</text:p>
          </table:table-cell>
          <table:table-cell table:formula="of:=[$Metrics_AllClassifiers_Min.E106]" office:value-type="float" office:value="0" calcext:value-type="float">
            <text:p>0</text:p>
          </table:table-cell>
          <table:table-cell table:formula="of:=[$Metrics_AllClassifiers_Min.F106]" office:value-type="float" office:value="0" calcext:value-type="float">
            <text:p>0</text:p>
          </table:table-cell>
          <table:table-cell table:formula="of:=[$Metrics_AllClassifiers_Min.G106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07]" office:value-type="string" office:string-value="numZero" calcext:value-type="string">
            <text:p>numZero</text:p>
          </table:table-cell>
          <table:table-cell table:formula="of:=[$Metrics_AllClassifiers_Equi.B107]" office:value-type="string" office:string-value="EQUIVALENT" calcext:value-type="string">
            <text:p>EQUIVALENT</text:p>
          </table:table-cell>
          <table:table-cell table:formula="of:=[$Metrics_AllClassifiers_Equi.C107]" office:value-type="string" office:string-value="SVM" calcext:value-type="string">
            <text:p>SVM</text:p>
          </table:table-cell>
          <table:table-cell table:formula="of:=[$Metrics_AllClassifiers_Equi.D107]" office:value-type="float" office:value="54.6666666666667" calcext:value-type="float">
            <text:p>54.6666666666667</text:p>
          </table:table-cell>
          <table:table-cell table:formula="of:=[$Metrics_AllClassifiers_Equi.E107]" office:value-type="float" office:value="9.72222222222222" calcext:value-type="float">
            <text:p>9.72222222222222</text:p>
          </table:table-cell>
          <table:table-cell table:formula="of:=[$Metrics_AllClassifiers_Equi.F107]" office:value-type="float" office:value="70" calcext:value-type="float">
            <text:p>70</text:p>
          </table:table-cell>
          <table:table-cell table:formula="of:=[$Metrics_AllClassifiers_Equi.G107]" office:value-type="float" office:value="17.0731707317073" calcext:value-type="float">
            <text:p>17.0731707317073</text:p>
          </table:table-cell>
          <table:table-cell/>
          <table:table-cell table:formula="of:=[$Metrics_AllClassifiers_Min.A107]" office:value-type="string" office:string-value="numZero" calcext:value-type="string">
            <text:p>numZero</text:p>
          </table:table-cell>
          <table:table-cell table:formula="of:=[$Metrics_AllClassifiers_Min.B107]" office:value-type="string" office:string-value="MINIMAL" calcext:value-type="string">
            <text:p>MINIMAL</text:p>
          </table:table-cell>
          <table:table-cell table:formula="of:=[$Metrics_AllClassifiers_Min.C107]" office:value-type="string" office:string-value="GNB" calcext:value-type="string">
            <text:p>GNB</text:p>
          </table:table-cell>
          <table:table-cell table:formula="of:=[$Metrics_AllClassifiers_Min.D107]" office:value-type="float" office:value="77.3333333333333" calcext:value-type="float">
            <text:p>77.3333333333333</text:p>
          </table:table-cell>
          <table:table-cell table:formula="of:=[$Metrics_AllClassifiers_Min.E107]" office:value-type="float" office:value="8.82352941176471" calcext:value-type="float">
            <text:p>8.82352941176471</text:p>
          </table:table-cell>
          <table:table-cell table:formula="of:=[$Metrics_AllClassifiers_Min.F107]" office:value-type="float" office:value="50" calcext:value-type="float">
            <text:p>50</text:p>
          </table:table-cell>
          <table:table-cell table:formula="of:=[$Metrics_AllClassifiers_Min.G107]" office:value-type="float" office:value="15" calcext:value-type="float">
            <text:p>15</text:p>
          </table:table-cell>
        </table:table-row>
        <table:table-row table:style-name="ro1">
          <table:table-cell table:formula="of:=[$Metrics_AllClassifiers_Equi.A108]" office:value-type="string" office:string-value="numZero" calcext:value-type="string">
            <text:p>numZero</text:p>
          </table:table-cell>
          <table:table-cell table:formula="of:=[$Metrics_AllClassifiers_Equi.B108]" office:value-type="string" office:string-value="EQUIVALENT" calcext:value-type="string">
            <text:p>EQUIVALENT</text:p>
          </table:table-cell>
          <table:table-cell table:formula="of:=[$Metrics_AllClassifiers_Equi.C108]" office:value-type="string" office:string-value="LR" calcext:value-type="string">
            <text:p>LR</text:p>
          </table:table-cell>
          <table:table-cell table:formula="of:=[$Metrics_AllClassifiers_Equi.D108]" office:value-type="float" office:value="60" calcext:value-type="float">
            <text:p>60</text:p>
          </table:table-cell>
          <table:table-cell table:formula="of:=[$Metrics_AllClassifiers_Equi.E108]" office:value-type="float" office:value="9.67741935483871" calcext:value-type="float">
            <text:p>9.67741935483871</text:p>
          </table:table-cell>
          <table:table-cell table:formula="of:=[$Metrics_AllClassifiers_Equi.F108]" office:value-type="float" office:value="60" calcext:value-type="float">
            <text:p>60</text:p>
          </table:table-cell>
          <table:table-cell table:formula="of:=[$Metrics_AllClassifiers_Equi.G108]" office:value-type="float" office:value="16.6666666666667" calcext:value-type="float">
            <text:p>16.6666666666667</text:p>
          </table:table-cell>
          <table:table-cell/>
          <table:table-cell table:formula="of:=[$Metrics_AllClassifiers_Min.A108]" office:value-type="string" office:string-value="numZero" calcext:value-type="string">
            <text:p>numZero</text:p>
          </table:table-cell>
          <table:table-cell table:formula="of:=[$Metrics_AllClassifiers_Min.B108]" office:value-type="string" office:string-value="MINIMAL" calcext:value-type="string">
            <text:p>MINIMAL</text:p>
          </table:table-cell>
          <table:table-cell table:formula="of:=[$Metrics_AllClassifiers_Min.C108]" office:value-type="string" office:string-value="KNN" calcext:value-type="string">
            <text:p>KNN</text:p>
          </table:table-cell>
          <table:table-cell table:formula="of:=[$Metrics_AllClassifiers_Min.D108]" office:value-type="float" office:value="64.6666666666667" calcext:value-type="float">
            <text:p>64.6666666666667</text:p>
          </table:table-cell>
          <table:table-cell table:formula="of:=[$Metrics_AllClassifiers_Min.E108]" office:value-type="float" office:value="5.66037735849057" calcext:value-type="float">
            <text:p>5.66037735849057</text:p>
          </table:table-cell>
          <table:table-cell table:formula="of:=[$Metrics_AllClassifiers_Min.F108]" office:value-type="float" office:value="50" calcext:value-type="float">
            <text:p>50</text:p>
          </table:table-cell>
          <table:table-cell table:formula="of:=[$Metrics_AllClassifiers_Min.G108]" office:value-type="float" office:value="10.1694915254237" calcext:value-type="float">
            <text:p>10.1694915254237</text:p>
          </table:table-cell>
        </table:table-row>
        <table:table-row table:style-name="ro1">
          <table:table-cell table:formula="of:=[$Metrics_AllClassifiers_Equi.A109]" office:value-type="string" office:string-value="numZero" calcext:value-type="string">
            <text:p>numZero</text:p>
          </table:table-cell>
          <table:table-cell table:formula="of:=[$Metrics_AllClassifiers_Equi.B109]" office:value-type="string" office:string-value="EQUIVALENT" calcext:value-type="string">
            <text:p>EQUIVALENT</text:p>
          </table:table-cell>
          <table:table-cell table:formula="of:=[$Metrics_AllClassifiers_Equi.C109]" office:value-type="string" office:string-value="KNN" calcext:value-type="string">
            <text:p>KNN</text:p>
          </table:table-cell>
          <table:table-cell table:formula="of:=[$Metrics_AllClassifiers_Equi.D109]" office:value-type="float" office:value="60" calcext:value-type="float">
            <text:p>60</text:p>
          </table:table-cell>
          <table:table-cell table:formula="of:=[$Metrics_AllClassifiers_Equi.E109]" office:value-type="float" office:value="3.7037037037037" calcext:value-type="float">
            <text:p>3.7037037037037</text:p>
          </table:table-cell>
          <table:table-cell table:formula="of:=[$Metrics_AllClassifiers_Equi.F109]" office:value-type="float" office:value="20" calcext:value-type="float">
            <text:p>20</text:p>
          </table:table-cell>
          <table:table-cell table:formula="of:=[$Metrics_AllClassifiers_Equi.G109]" office:value-type="float" office:value="6.25" calcext:value-type="float">
            <text:p>6.25</text:p>
          </table:table-cell>
          <table:table-cell/>
          <table:table-cell table:formula="of:=[$Metrics_AllClassifiers_Min.A109]" office:value-type="string" office:string-value="numZero" calcext:value-type="string">
            <text:p>numZero</text:p>
          </table:table-cell>
          <table:table-cell table:formula="of:=[$Metrics_AllClassifiers_Min.B109]" office:value-type="string" office:string-value="MINIMAL" calcext:value-type="string">
            <text:p>MINIMAL</text:p>
          </table:table-cell>
          <table:table-cell table:formula="of:=[$Metrics_AllClassifiers_Min.C109]" office:value-type="string" office:string-value="LDA" calcext:value-type="string">
            <text:p>LDA</text:p>
          </table:table-cell>
          <table:table-cell table:formula="of:=[$Metrics_AllClassifiers_Min.D109]" office:value-type="float" office:value="69.3333333333333" calcext:value-type="float">
            <text:p>69.3333333333333</text:p>
          </table:table-cell>
          <table:table-cell table:formula="of:=[$Metrics_AllClassifiers_Min.E109]" office:value-type="float" office:value="4.54545454545455" calcext:value-type="float">
            <text:p>4.54545454545455</text:p>
          </table:table-cell>
          <table:table-cell table:formula="of:=[$Metrics_AllClassifiers_Min.F109]" office:value-type="float" office:value="33.3333333333333" calcext:value-type="float">
            <text:p>33.3333333333333</text:p>
          </table:table-cell>
          <table:table-cell table:formula="of:=[$Metrics_AllClassifiers_Min.G109]" office:value-type="float" office:value="8" calcext:value-type="float">
            <text:p>8</text:p>
          </table:table-cell>
        </table:table-row>
        <table:table-row table:style-name="ro1">
          <table:table-cell table:formula="of:=[$Metrics_AllClassifiers_Equi.A110]" office:value-type="string" office:string-value="numZero" calcext:value-type="string">
            <text:p>numZero</text:p>
          </table:table-cell>
          <table:table-cell table:formula="of:=[$Metrics_AllClassifiers_Equi.B110]" office:value-type="string" office:string-value="EQUIVALENT" calcext:value-type="string">
            <text:p>EQUIVALENT</text:p>
          </table:table-cell>
          <table:table-cell table:formula="of:=[$Metrics_AllClassifiers_Equi.C110]" office:value-type="string" office:string-value="RF" calcext:value-type="string">
            <text:p>RF</text:p>
          </table:table-cell>
          <table:table-cell table:formula="of:=[$Metrics_AllClassifiers_Equi.D110]" office:value-type="float" office:value="47.3333333333333" calcext:value-type="float">
            <text:p>47.3333333333333</text:p>
          </table:table-cell>
          <table:table-cell table:formula="of:=[$Metrics_AllClassifiers_Equi.E110]" office:value-type="float" office:value="2.73972602739726" calcext:value-type="float">
            <text:p>2.73972602739726</text:p>
          </table:table-cell>
          <table:table-cell table:formula="of:=[$Metrics_AllClassifiers_Equi.F110]" office:value-type="float" office:value="20" calcext:value-type="float">
            <text:p>20</text:p>
          </table:table-cell>
          <table:table-cell table:formula="of:=[$Metrics_AllClassifiers_Equi.G110]" office:value-type="float" office:value="4.81927710843373" calcext:value-type="float">
            <text:p>4.81927710843373</text:p>
          </table:table-cell>
          <table:table-cell/>
          <table:table-cell table:formula="of:=[$Metrics_AllClassifiers_Min.A110]" office:value-type="string" office:string-value="numZero" calcext:value-type="string">
            <text:p>numZero</text:p>
          </table:table-cell>
          <table:table-cell table:formula="of:=[$Metrics_AllClassifiers_Min.B110]" office:value-type="string" office:string-value="MINIMAL" calcext:value-type="string">
            <text:p>MINIMAL</text:p>
          </table:table-cell>
          <table:table-cell table:formula="of:=[$Metrics_AllClassifiers_Min.C110]" office:value-type="string" office:string-value="LR" calcext:value-type="string">
            <text:p>LR</text:p>
          </table:table-cell>
          <table:table-cell table:formula="of:=[$Metrics_AllClassifiers_Min.D110]" office:value-type="float" office:value="57.3333333333333" calcext:value-type="float">
            <text:p>57.3333333333333</text:p>
          </table:table-cell>
          <table:table-cell table:formula="of:=[$Metrics_AllClassifiers_Min.E110]" office:value-type="float" office:value="3.2258064516129" calcext:value-type="float">
            <text:p>3.2258064516129</text:p>
          </table:table-cell>
          <table:table-cell table:formula="of:=[$Metrics_AllClassifiers_Min.F110]" office:value-type="float" office:value="33.3333333333333" calcext:value-type="float">
            <text:p>33.3333333333333</text:p>
          </table:table-cell>
          <table:table-cell table:formula="of:=[$Metrics_AllClassifiers_Min.G110]" office:value-type="float" office:value="5.88235294117647" calcext:value-type="float">
            <text:p>5.88235294117647</text:p>
          </table:table-cell>
        </table:table-row>
        <table:table-row table:style-name="ro1">
          <table:table-cell table:formula="of:=[$Metrics_AllClassifiers_Equi.A111]" office:value-type="string" office:string-value="numZero" calcext:value-type="string">
            <text:p>numZero</text:p>
          </table:table-cell>
          <table:table-cell table:formula="of:=[$Metrics_AllClassifiers_Equi.B111]" office:value-type="string" office:string-value="EQUIVALENT" calcext:value-type="string">
            <text:p>EQUIVALENT</text:p>
          </table:table-cell>
          <table:table-cell table:formula="of:=[$Metrics_AllClassifiers_Equi.C111]" office:value-type="string" office:string-value="GNB" calcext:value-type="string">
            <text:p>GNB</text:p>
          </table:table-cell>
          <table:table-cell table:formula="of:=[$Metrics_AllClassifiers_Equi.D111]" office:value-type="float" office:value="40" calcext:value-type="float">
            <text:p>40</text:p>
          </table:table-cell>
          <table:table-cell table:formula="of:=[$Metrics_AllClassifiers_Equi.E111]" office:value-type="float" office:value="2.38095238095238" calcext:value-type="float">
            <text:p>2.38095238095238</text:p>
          </table:table-cell>
          <table:table-cell table:formula="of:=[$Metrics_AllClassifiers_Equi.F111]" office:value-type="float" office:value="20" calcext:value-type="float">
            <text:p>20</text:p>
          </table:table-cell>
          <table:table-cell table:formula="of:=[$Metrics_AllClassifiers_Equi.G111]" office:value-type="float" office:value="4.25531914893617" calcext:value-type="float">
            <text:p>4.25531914893617</text:p>
          </table:table-cell>
          <table:table-cell/>
          <table:table-cell table:formula="of:=[$Metrics_AllClassifiers_Min.A111]" office:value-type="string" office:string-value="numZero" calcext:value-type="string">
            <text:p>numZero</text:p>
          </table:table-cell>
          <table:table-cell table:formula="of:=[$Metrics_AllClassifiers_Min.B111]" office:value-type="string" office:string-value="MINIMAL" calcext:value-type="string">
            <text:p>MINIMAL</text:p>
          </table:table-cell>
          <table:table-cell table:formula="of:=[$Metrics_AllClassifiers_Min.C111]" office:value-type="string" office:string-value="DT" calcext:value-type="string">
            <text:p>DT</text:p>
          </table:table-cell>
          <table:table-cell table:formula="of:=[$Metrics_AllClassifiers_Min.D111]" office:value-type="float" office:value="90" calcext:value-type="float">
            <text:p>90</text:p>
          </table:table-cell>
          <table:table-cell table:formula="of:=[$Metrics_AllClassifiers_Min.E111]" office:value-type="float" office:value="0" calcext:value-type="float">
            <text:p>0</text:p>
          </table:table-cell>
          <table:table-cell table:formula="of:=[$Metrics_AllClassifiers_Min.F111]" office:value-type="float" office:value="0" calcext:value-type="float">
            <text:p>0</text:p>
          </table:table-cell>
          <table:table-cell table:formula="of:=[$Metrics_AllClassifiers_Min.G111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12]" office:value-type="string" office:string-value="numZero" calcext:value-type="string">
            <text:p>numZero</text:p>
          </table:table-cell>
          <table:table-cell table:formula="of:=[$Metrics_AllClassifiers_Equi.B112]" office:value-type="string" office:string-value="EQUIVALENT" calcext:value-type="string">
            <text:p>EQUIVALENT</text:p>
          </table:table-cell>
          <table:table-cell table:formula="of:=[$Metrics_AllClassifiers_Equi.C112]" office:value-type="string" office:string-value="LDA" calcext:value-type="string">
            <text:p>LDA</text:p>
          </table:table-cell>
          <table:table-cell table:formula="of:=[$Metrics_AllClassifiers_Equi.D112]" office:value-type="float" office:value="60" calcext:value-type="float">
            <text:p>60</text:p>
          </table:table-cell>
          <table:table-cell table:formula="of:=[$Metrics_AllClassifiers_Equi.E112]" office:value-type="float" office:value="1.92307692307692" calcext:value-type="float">
            <text:p>1.92307692307692</text:p>
          </table:table-cell>
          <table:table-cell table:formula="of:=[$Metrics_AllClassifiers_Equi.F112]" office:value-type="float" office:value="10" calcext:value-type="float">
            <text:p>10</text:p>
          </table:table-cell>
          <table:table-cell table:formula="of:=[$Metrics_AllClassifiers_Equi.G112]" office:value-type="float" office:value="3.2258064516129" calcext:value-type="float">
            <text:p>3.2258064516129</text:p>
          </table:table-cell>
          <table:table-cell/>
          <table:table-cell table:formula="of:=[$Metrics_AllClassifiers_Min.A112]" office:value-type="string" office:string-value="numZero" calcext:value-type="string">
            <text:p>numZero</text:p>
          </table:table-cell>
          <table:table-cell table:formula="of:=[$Metrics_AllClassifiers_Min.B112]" office:value-type="string" office:string-value="MINIMAL" calcext:value-type="string">
            <text:p>MINIMAL</text:p>
          </table:table-cell>
          <table:table-cell table:formula="of:=[$Metrics_AllClassifiers_Min.C112]" office:value-type="string" office:string-value="RF" calcext:value-type="string">
            <text:p>RF</text:p>
          </table:table-cell>
          <table:table-cell table:formula="of:=[$Metrics_AllClassifiers_Min.D112]" office:value-type="float" office:value="96" calcext:value-type="float">
            <text:p>96</text:p>
          </table:table-cell>
          <table:table-cell table:formula="of:=[$Metrics_AllClassifiers_Min.E112]" office:value-type="float" office:value="0" calcext:value-type="float">
            <text:p>0</text:p>
          </table:table-cell>
          <table:table-cell table:formula="of:=[$Metrics_AllClassifiers_Min.F112]" office:value-type="float" office:value="0" calcext:value-type="float">
            <text:p>0</text:p>
          </table:table-cell>
          <table:table-cell table:formula="of:=[$Metrics_AllClassifiers_Min.G112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13]" office:value-type="string" office:string-value="numZero" calcext:value-type="string">
            <text:p>numZero</text:p>
          </table:table-cell>
          <table:table-cell table:formula="of:=[$Metrics_AllClassifiers_Equi.B113]" office:value-type="string" office:string-value="EQUIVALENT" calcext:value-type="string">
            <text:p>EQUIVALENT</text:p>
          </table:table-cell>
          <table:table-cell table:formula="of:=[$Metrics_AllClassifiers_Equi.C113]" office:value-type="string" office:string-value="DT" calcext:value-type="string">
            <text:p>DT</text:p>
          </table:table-cell>
          <table:table-cell table:formula="of:=[$Metrics_AllClassifiers_Equi.D113]" office:value-type="float" office:value="63.3333333333333" calcext:value-type="float">
            <text:p>63.3333333333333</text:p>
          </table:table-cell>
          <table:table-cell table:formula="of:=[$Metrics_AllClassifiers_Equi.E113]" office:value-type="float" office:value="0" calcext:value-type="float">
            <text:p>0</text:p>
          </table:table-cell>
          <table:table-cell table:formula="of:=[$Metrics_AllClassifiers_Equi.F113]" office:value-type="float" office:value="0" calcext:value-type="float">
            <text:p>0</text:p>
          </table:table-cell>
          <table:table-cell table:formula="of:=[$Metrics_AllClassifiers_Equi.G113]" office:value-type="string" office:string-value="---" calcext:value-type="string">
            <text:p>---</text:p>
          </table:table-cell>
          <table:table-cell/>
          <table:table-cell table:formula="of:=[$Metrics_AllClassifiers_Min.A113]" office:value-type="string" office:string-value="numZero" calcext:value-type="string">
            <text:p>numZero</text:p>
          </table:table-cell>
          <table:table-cell table:formula="of:=[$Metrics_AllClassifiers_Min.B113]" office:value-type="string" office:string-value="MINIMAL" calcext:value-type="string">
            <text:p>MINIMAL</text:p>
          </table:table-cell>
          <table:table-cell table:formula="of:=[$Metrics_AllClassifiers_Min.C113]" office:value-type="string" office:string-value="SVM" calcext:value-type="string">
            <text:p>SVM</text:p>
          </table:table-cell>
          <table:table-cell table:formula="of:=[$Metrics_AllClassifiers_Min.D113]" office:value-type="float" office:value="96" calcext:value-type="float">
            <text:p>96</text:p>
          </table:table-cell>
          <table:table-cell table:formula="of:=[$Metrics_AllClassifiers_Min.E113]" office:value-type="float" office:value="0" calcext:value-type="float">
            <text:p>0</text:p>
          </table:table-cell>
          <table:table-cell table:formula="of:=[$Metrics_AllClassifiers_Min.F113]" office:value-type="float" office:value="0" calcext:value-type="float">
            <text:p>0</text:p>
          </table:table-cell>
          <table:table-cell table:formula="of:=[$Metrics_AllClassifiers_Min.G113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14]" office:value-type="string" office:string-value="oddOrPos" calcext:value-type="string">
            <text:p>oddOrPos</text:p>
          </table:table-cell>
          <table:table-cell table:formula="of:=[$Metrics_AllClassifiers_Equi.B114]" office:value-type="string" office:string-value="EQUIVALENT" calcext:value-type="string">
            <text:p>EQUIVALENT</text:p>
          </table:table-cell>
          <table:table-cell table:formula="of:=[$Metrics_AllClassifiers_Equi.C114]" office:value-type="string" office:string-value="GNB" calcext:value-type="string">
            <text:p>GNB</text:p>
          </table:table-cell>
          <table:table-cell table:formula="of:=[$Metrics_AllClassifiers_Equi.D114]" office:value-type="float" office:value="45.8333333333333" calcext:value-type="float">
            <text:p>45.8333333333333</text:p>
          </table:table-cell>
          <table:table-cell table:formula="of:=[$Metrics_AllClassifiers_Equi.E114]" office:value-type="float" office:value="19.5121951219512" calcext:value-type="float">
            <text:p>19.5121951219512</text:p>
          </table:table-cell>
          <table:table-cell table:formula="of:=[$Metrics_AllClassifiers_Equi.F114]" office:value-type="float" office:value="57.1428571428571" calcext:value-type="float">
            <text:p>57.1428571428571</text:p>
          </table:table-cell>
          <table:table-cell table:formula="of:=[$Metrics_AllClassifiers_Equi.G114]" office:value-type="float" office:value="29.0909090909091" calcext:value-type="float">
            <text:p>29.0909090909091</text:p>
          </table:table-cell>
          <table:table-cell/>
          <table:table-cell table:formula="of:=[$Metrics_AllClassifiers_Min.A114]" office:value-type="string" office:string-value="oddOrPos" calcext:value-type="string">
            <text:p>oddOrPos</text:p>
          </table:table-cell>
          <table:table-cell table:formula="of:=[$Metrics_AllClassifiers_Min.B114]" office:value-type="string" office:string-value="MINIMAL" calcext:value-type="string">
            <text:p>MINIMAL</text:p>
          </table:table-cell>
          <table:table-cell table:formula="of:=[$Metrics_AllClassifiers_Min.C114]" office:value-type="string" office:string-value="GNB" calcext:value-type="string">
            <text:p>GNB</text:p>
          </table:table-cell>
          <table:table-cell table:formula="of:=[$Metrics_AllClassifiers_Min.D114]" office:value-type="float" office:value="42.2222222222222" calcext:value-type="float">
            <text:p>42.2222222222222</text:p>
          </table:table-cell>
          <table:table-cell table:formula="of:=[$Metrics_AllClassifiers_Min.E114]" office:value-type="float" office:value="3.27102803738318" calcext:value-type="float">
            <text:p>3.27102803738318</text:p>
          </table:table-cell>
          <table:table-cell table:formula="of:=[$Metrics_AllClassifiers_Min.F114]" office:value-type="float" office:value="87.5" calcext:value-type="float">
            <text:p>87.5</text:p>
          </table:table-cell>
          <table:table-cell table:formula="of:=[$Metrics_AllClassifiers_Min.G114]" office:value-type="float" office:value="6.30630630630631" calcext:value-type="float">
            <text:p>6.30630630630631</text:p>
          </table:table-cell>
        </table:table-row>
        <table:table-row table:style-name="ro1">
          <table:table-cell table:formula="of:=[$Metrics_AllClassifiers_Equi.A115]" office:value-type="string" office:string-value="oddOrPos" calcext:value-type="string">
            <text:p>oddOrPos</text:p>
          </table:table-cell>
          <table:table-cell table:formula="of:=[$Metrics_AllClassifiers_Equi.B115]" office:value-type="string" office:string-value="EQUIVALENT" calcext:value-type="string">
            <text:p>EQUIVALENT</text:p>
          </table:table-cell>
          <table:table-cell table:formula="of:=[$Metrics_AllClassifiers_Equi.C115]" office:value-type="string" office:string-value="DT" calcext:value-type="string">
            <text:p>DT</text:p>
          </table:table-cell>
          <table:table-cell table:formula="of:=[$Metrics_AllClassifiers_Equi.D115]" office:value-type="float" office:value="74.7222222222222" calcext:value-type="float">
            <text:p>74.7222222222222</text:p>
          </table:table-cell>
          <table:table-cell table:formula="of:=[$Metrics_AllClassifiers_Equi.E115]" office:value-type="float" office:value="24.390243902439" calcext:value-type="float">
            <text:p>24.390243902439</text:p>
          </table:table-cell>
          <table:table-cell table:formula="of:=[$Metrics_AllClassifiers_Equi.F115]" office:value-type="float" office:value="14.2857142857143" calcext:value-type="float">
            <text:p>14.2857142857143</text:p>
          </table:table-cell>
          <table:table-cell table:formula="of:=[$Metrics_AllClassifiers_Equi.G115]" office:value-type="float" office:value="18.018018018018" calcext:value-type="float">
            <text:p>18.018018018018</text:p>
          </table:table-cell>
          <table:table-cell/>
          <table:table-cell table:formula="of:=[$Metrics_AllClassifiers_Min.A115]" office:value-type="string" office:string-value="oddOrPos" calcext:value-type="string">
            <text:p>oddOrPos</text:p>
          </table:table-cell>
          <table:table-cell table:formula="of:=[$Metrics_AllClassifiers_Min.B115]" office:value-type="string" office:string-value="MINIMAL" calcext:value-type="string">
            <text:p>MINIMAL</text:p>
          </table:table-cell>
          <table:table-cell table:formula="of:=[$Metrics_AllClassifiers_Min.C115]" office:value-type="string" office:string-value="KNN" calcext:value-type="string">
            <text:p>KNN</text:p>
          </table:table-cell>
          <table:table-cell table:formula="of:=[$Metrics_AllClassifiers_Min.D115]" office:value-type="float" office:value="84.4444444444444" calcext:value-type="float">
            <text:p>84.4444444444444</text:p>
          </table:table-cell>
          <table:table-cell table:formula="of:=[$Metrics_AllClassifiers_Min.E115]" office:value-type="float" office:value="2" calcext:value-type="float">
            <text:p>2</text:p>
          </table:table-cell>
          <table:table-cell table:formula="of:=[$Metrics_AllClassifiers_Min.F115]" office:value-type="float" office:value="12.5" calcext:value-type="float">
            <text:p>12.5</text:p>
          </table:table-cell>
          <table:table-cell table:formula="of:=[$Metrics_AllClassifiers_Min.G115]" office:value-type="float" office:value="3.44827586206897" calcext:value-type="float">
            <text:p>3.44827586206897</text:p>
          </table:table-cell>
        </table:table-row>
        <table:table-row table:style-name="ro1">
          <table:table-cell table:formula="of:=[$Metrics_AllClassifiers_Equi.A116]" office:value-type="string" office:string-value="oddOrPos" calcext:value-type="string">
            <text:p>oddOrPos</text:p>
          </table:table-cell>
          <table:table-cell table:formula="of:=[$Metrics_AllClassifiers_Equi.B116]" office:value-type="string" office:string-value="EQUIVALENT" calcext:value-type="string">
            <text:p>EQUIVALENT</text:p>
          </table:table-cell>
          <table:table-cell table:formula="of:=[$Metrics_AllClassifiers_Equi.C116]" office:value-type="string" office:string-value="SVM" calcext:value-type="string">
            <text:p>SVM</text:p>
          </table:table-cell>
          <table:table-cell table:formula="of:=[$Metrics_AllClassifiers_Equi.D116]" office:value-type="float" office:value="69.1666666666667" calcext:value-type="float">
            <text:p>69.1666666666667</text:p>
          </table:table-cell>
          <table:table-cell table:formula="of:=[$Metrics_AllClassifiers_Equi.E116]" office:value-type="float" office:value="16.3934426229508" calcext:value-type="float">
            <text:p>16.3934426229508</text:p>
          </table:table-cell>
          <table:table-cell table:formula="of:=[$Metrics_AllClassifiers_Equi.F116]" office:value-type="float" office:value="14.2857142857143" calcext:value-type="float">
            <text:p>14.2857142857143</text:p>
          </table:table-cell>
          <table:table-cell table:formula="of:=[$Metrics_AllClassifiers_Equi.G116]" office:value-type="float" office:value="15.2671755725191" calcext:value-type="float">
            <text:p>15.2671755725191</text:p>
          </table:table-cell>
          <table:table-cell/>
          <table:table-cell table:formula="of:=[$Metrics_AllClassifiers_Min.A116]" office:value-type="string" office:string-value="oddOrPos" calcext:value-type="string">
            <text:p>oddOrPos</text:p>
          </table:table-cell>
          <table:table-cell table:formula="of:=[$Metrics_AllClassifiers_Min.B116]" office:value-type="string" office:string-value="MINIMAL" calcext:value-type="string">
            <text:p>MINIMAL</text:p>
          </table:table-cell>
          <table:table-cell table:formula="of:=[$Metrics_AllClassifiers_Min.C116]" office:value-type="string" office:string-value="DT" calcext:value-type="string">
            <text:p>DT</text:p>
          </table:table-cell>
          <table:table-cell table:formula="of:=[$Metrics_AllClassifiers_Min.D116]" office:value-type="float" office:value="83.0555555555556" calcext:value-type="float">
            <text:p>83.0555555555556</text:p>
          </table:table-cell>
          <table:table-cell table:formula="of:=[$Metrics_AllClassifiers_Min.E116]" office:value-type="float" office:value="1.81818181818182" calcext:value-type="float">
            <text:p>1.81818181818182</text:p>
          </table:table-cell>
          <table:table-cell table:formula="of:=[$Metrics_AllClassifiers_Min.F116]" office:value-type="float" office:value="12.5" calcext:value-type="float">
            <text:p>12.5</text:p>
          </table:table-cell>
          <table:table-cell table:formula="of:=[$Metrics_AllClassifiers_Min.G116]" office:value-type="float" office:value="3.17460317460317" calcext:value-type="float">
            <text:p>3.17460317460317</text:p>
          </table:table-cell>
        </table:table-row>
        <table:table-row table:style-name="ro1">
          <table:table-cell table:formula="of:=[$Metrics_AllClassifiers_Equi.A117]" office:value-type="string" office:string-value="oddOrPos" calcext:value-type="string">
            <text:p>oddOrPos</text:p>
          </table:table-cell>
          <table:table-cell table:formula="of:=[$Metrics_AllClassifiers_Equi.B117]" office:value-type="string" office:string-value="EQUIVALENT" calcext:value-type="string">
            <text:p>EQUIVALENT</text:p>
          </table:table-cell>
          <table:table-cell table:formula="of:=[$Metrics_AllClassifiers_Equi.C117]" office:value-type="string" office:string-value="KNN" calcext:value-type="string">
            <text:p>KNN</text:p>
          </table:table-cell>
          <table:table-cell table:formula="of:=[$Metrics_AllClassifiers_Equi.D117]" office:value-type="float" office:value="70.8333333333333" calcext:value-type="float">
            <text:p>70.8333333333333</text:p>
          </table:table-cell>
          <table:table-cell table:formula="of:=[$Metrics_AllClassifiers_Equi.E117]" office:value-type="float" office:value="15.6862745098039" calcext:value-type="float">
            <text:p>15.6862745098039</text:p>
          </table:table-cell>
          <table:table-cell table:formula="of:=[$Metrics_AllClassifiers_Equi.F117]" office:value-type="float" office:value="11.4285714285714" calcext:value-type="float">
            <text:p>11.4285714285714</text:p>
          </table:table-cell>
          <table:table-cell table:formula="of:=[$Metrics_AllClassifiers_Equi.G117]" office:value-type="float" office:value="13.2231404958678" calcext:value-type="float">
            <text:p>13.2231404958678</text:p>
          </table:table-cell>
          <table:table-cell/>
          <table:table-cell table:formula="of:=[$Metrics_AllClassifiers_Min.A117]" office:value-type="string" office:string-value="oddOrPos" calcext:value-type="string">
            <text:p>oddOrPos</text:p>
          </table:table-cell>
          <table:table-cell table:formula="of:=[$Metrics_AllClassifiers_Min.B117]" office:value-type="string" office:string-value="MINIMAL" calcext:value-type="string">
            <text:p>MINIMAL</text:p>
          </table:table-cell>
          <table:table-cell table:formula="of:=[$Metrics_AllClassifiers_Min.C117]" office:value-type="string" office:string-value="RF" calcext:value-type="string">
            <text:p>RF</text:p>
          </table:table-cell>
          <table:table-cell table:formula="of:=[$Metrics_AllClassifiers_Min.D117]" office:value-type="float" office:value="97.5" calcext:value-type="float">
            <text:p>97.5</text:p>
          </table:table-cell>
          <table:table-cell table:formula="of:=[$Metrics_AllClassifiers_Min.E117]" office:value-type="float" office:value="0" calcext:value-type="float">
            <text:p>0</text:p>
          </table:table-cell>
          <table:table-cell table:formula="of:=[$Metrics_AllClassifiers_Min.F117]" office:value-type="float" office:value="0" calcext:value-type="float">
            <text:p>0</text:p>
          </table:table-cell>
          <table:table-cell table:formula="of:=[$Metrics_AllClassifiers_Min.G117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18]" office:value-type="string" office:string-value="oddOrPos" calcext:value-type="string">
            <text:p>oddOrPos</text:p>
          </table:table-cell>
          <table:table-cell table:formula="of:=[$Metrics_AllClassifiers_Equi.B118]" office:value-type="string" office:string-value="EQUIVALENT" calcext:value-type="string">
            <text:p>EQUIVALENT</text:p>
          </table:table-cell>
          <table:table-cell table:formula="of:=[$Metrics_AllClassifiers_Equi.C118]" office:value-type="string" office:string-value="LR" calcext:value-type="string">
            <text:p>LR</text:p>
          </table:table-cell>
          <table:table-cell table:formula="of:=[$Metrics_AllClassifiers_Equi.D118]" office:value-type="float" office:value="72.5" calcext:value-type="float">
            <text:p>72.5</text:p>
          </table:table-cell>
          <table:table-cell table:formula="of:=[$Metrics_AllClassifiers_Equi.E118]" office:value-type="float" office:value="16.2790697674419" calcext:value-type="float">
            <text:p>16.2790697674419</text:p>
          </table:table-cell>
          <table:table-cell table:formula="of:=[$Metrics_AllClassifiers_Equi.F118]" office:value-type="float" office:value="10" calcext:value-type="float">
            <text:p>10</text:p>
          </table:table-cell>
          <table:table-cell table:formula="of:=[$Metrics_AllClassifiers_Equi.G118]" office:value-type="float" office:value="12.3893805309735" calcext:value-type="float">
            <text:p>12.3893805309735</text:p>
          </table:table-cell>
          <table:table-cell/>
          <table:table-cell table:formula="of:=[$Metrics_AllClassifiers_Min.A118]" office:value-type="string" office:string-value="oddOrPos" calcext:value-type="string">
            <text:p>oddOrPos</text:p>
          </table:table-cell>
          <table:table-cell table:formula="of:=[$Metrics_AllClassifiers_Min.B118]" office:value-type="string" office:string-value="MINIMAL" calcext:value-type="string">
            <text:p>MINIMAL</text:p>
          </table:table-cell>
          <table:table-cell table:formula="of:=[$Metrics_AllClassifiers_Min.C118]" office:value-type="string" office:string-value="SVM" calcext:value-type="string">
            <text:p>SVM</text:p>
          </table:table-cell>
          <table:table-cell table:formula="of:=[$Metrics_AllClassifiers_Min.D118]" office:value-type="float" office:value="97.5" calcext:value-type="float">
            <text:p>97.5</text:p>
          </table:table-cell>
          <table:table-cell table:formula="of:=[$Metrics_AllClassifiers_Min.E118]" office:value-type="float" office:value="0" calcext:value-type="float">
            <text:p>0</text:p>
          </table:table-cell>
          <table:table-cell table:formula="of:=[$Metrics_AllClassifiers_Min.F118]" office:value-type="float" office:value="0" calcext:value-type="float">
            <text:p>0</text:p>
          </table:table-cell>
          <table:table-cell table:formula="of:=[$Metrics_AllClassifiers_Min.G118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19]" office:value-type="string" office:string-value="oddOrPos" calcext:value-type="string">
            <text:p>oddOrPos</text:p>
          </table:table-cell>
          <table:table-cell table:formula="of:=[$Metrics_AllClassifiers_Equi.B119]" office:value-type="string" office:string-value="EQUIVALENT" calcext:value-type="string">
            <text:p>EQUIVALENT</text:p>
          </table:table-cell>
          <table:table-cell table:formula="of:=[$Metrics_AllClassifiers_Equi.C119]" office:value-type="string" office:string-value="LDA" calcext:value-type="string">
            <text:p>LDA</text:p>
          </table:table-cell>
          <table:table-cell table:formula="of:=[$Metrics_AllClassifiers_Equi.D119]" office:value-type="float" office:value="72.2222222222222" calcext:value-type="float">
            <text:p>72.2222222222222</text:p>
          </table:table-cell>
          <table:table-cell table:formula="of:=[$Metrics_AllClassifiers_Equi.E119]" office:value-type="float" office:value="15.9090909090909" calcext:value-type="float">
            <text:p>15.9090909090909</text:p>
          </table:table-cell>
          <table:table-cell table:formula="of:=[$Metrics_AllClassifiers_Equi.F119]" office:value-type="float" office:value="10" calcext:value-type="float">
            <text:p>10</text:p>
          </table:table-cell>
          <table:table-cell table:formula="of:=[$Metrics_AllClassifiers_Equi.G119]" office:value-type="float" office:value="12.280701754386" calcext:value-type="float">
            <text:p>12.280701754386</text:p>
          </table:table-cell>
          <table:table-cell/>
          <table:table-cell table:formula="of:=[$Metrics_AllClassifiers_Min.A119]" office:value-type="string" office:string-value="oddOrPos" calcext:value-type="string">
            <text:p>oddOrPos</text:p>
          </table:table-cell>
          <table:table-cell table:formula="of:=[$Metrics_AllClassifiers_Min.B119]" office:value-type="string" office:string-value="MINIMAL" calcext:value-type="string">
            <text:p>MINIMAL</text:p>
          </table:table-cell>
          <table:table-cell table:formula="of:=[$Metrics_AllClassifiers_Min.C119]" office:value-type="string" office:string-value="LDA" calcext:value-type="string">
            <text:p>LDA</text:p>
          </table:table-cell>
          <table:table-cell table:formula="of:=[$Metrics_AllClassifiers_Min.D119]" office:value-type="float" office:value="84.1666666666667" calcext:value-type="float">
            <text:p>84.1666666666667</text:p>
          </table:table-cell>
          <table:table-cell table:formula="of:=[$Metrics_AllClassifiers_Min.E119]" office:value-type="float" office:value="0" calcext:value-type="float">
            <text:p>0</text:p>
          </table:table-cell>
          <table:table-cell table:formula="of:=[$Metrics_AllClassifiers_Min.F119]" office:value-type="float" office:value="0" calcext:value-type="float">
            <text:p>0</text:p>
          </table:table-cell>
          <table:table-cell table:formula="of:=[$Metrics_AllClassifiers_Min.G119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20]" office:value-type="string" office:string-value="oddOrPos" calcext:value-type="string">
            <text:p>oddOrPos</text:p>
          </table:table-cell>
          <table:table-cell table:formula="of:=[$Metrics_AllClassifiers_Equi.B120]" office:value-type="string" office:string-value="EQUIVALENT" calcext:value-type="string">
            <text:p>EQUIVALENT</text:p>
          </table:table-cell>
          <table:table-cell table:formula="of:=[$Metrics_AllClassifiers_Equi.C120]" office:value-type="string" office:string-value="RF" calcext:value-type="string">
            <text:p>RF</text:p>
          </table:table-cell>
          <table:table-cell table:formula="of:=[$Metrics_AllClassifiers_Equi.D120]" office:value-type="float" office:value="79.7222222222222" calcext:value-type="float">
            <text:p>79.7222222222222</text:p>
          </table:table-cell>
          <table:table-cell table:formula="of:=[$Metrics_AllClassifiers_Equi.E120]" office:value-type="float" office:value="0" calcext:value-type="float">
            <text:p>0</text:p>
          </table:table-cell>
          <table:table-cell table:formula="of:=[$Metrics_AllClassifiers_Equi.F120]" office:value-type="float" office:value="0" calcext:value-type="float">
            <text:p>0</text:p>
          </table:table-cell>
          <table:table-cell table:formula="of:=[$Metrics_AllClassifiers_Equi.G120]" office:value-type="string" office:string-value="---" calcext:value-type="string">
            <text:p>---</text:p>
          </table:table-cell>
          <table:table-cell/>
          <table:table-cell table:formula="of:=[$Metrics_AllClassifiers_Min.A120]" office:value-type="string" office:string-value="oddOrPos" calcext:value-type="string">
            <text:p>oddOrPos</text:p>
          </table:table-cell>
          <table:table-cell table:formula="of:=[$Metrics_AllClassifiers_Min.B120]" office:value-type="string" office:string-value="MINIMAL" calcext:value-type="string">
            <text:p>MINIMAL</text:p>
          </table:table-cell>
          <table:table-cell table:formula="of:=[$Metrics_AllClassifiers_Min.C120]" office:value-type="string" office:string-value="LR" calcext:value-type="string">
            <text:p>LR</text:p>
          </table:table-cell>
          <table:table-cell table:formula="of:=[$Metrics_AllClassifiers_Min.D120]" office:value-type="float" office:value="81.1111111111111" calcext:value-type="float">
            <text:p>81.1111111111111</text:p>
          </table:table-cell>
          <table:table-cell table:formula="of:=[$Metrics_AllClassifiers_Min.E120]" office:value-type="float" office:value="0" calcext:value-type="float">
            <text:p>0</text:p>
          </table:table-cell>
          <table:table-cell table:formula="of:=[$Metrics_AllClassifiers_Min.F120]" office:value-type="float" office:value="0" calcext:value-type="float">
            <text:p>0</text:p>
          </table:table-cell>
          <table:table-cell table:formula="of:=[$Metrics_AllClassifiers_Min.G120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21]" office:value-type="string" office:string-value="power" calcext:value-type="string">
            <text:p>power</text:p>
          </table:table-cell>
          <table:table-cell table:formula="of:=[$Metrics_AllClassifiers_Equi.B121]" office:value-type="string" office:string-value="EQUIVALENT" calcext:value-type="string">
            <text:p>EQUIVALENT</text:p>
          </table:table-cell>
          <table:table-cell table:formula="of:=[$Metrics_AllClassifiers_Equi.C121]" office:value-type="string" office:string-value="LR" calcext:value-type="string">
            <text:p>LR</text:p>
          </table:table-cell>
          <table:table-cell table:formula="of:=[$Metrics_AllClassifiers_Equi.D121]" office:value-type="float" office:value="61.4232209737828" calcext:value-type="float">
            <text:p>61.4232209737828</text:p>
          </table:table-cell>
          <table:table-cell table:formula="of:=[$Metrics_AllClassifiers_Equi.E121]" office:value-type="float" office:value="5.5045871559633" calcext:value-type="float">
            <text:p>5.5045871559633</text:p>
          </table:table-cell>
          <table:table-cell table:formula="of:=[$Metrics_AllClassifiers_Equi.F121]" office:value-type="float" office:value="100" calcext:value-type="float">
            <text:p>100</text:p>
          </table:table-cell>
          <table:table-cell table:formula="of:=[$Metrics_AllClassifiers_Equi.G121]" office:value-type="float" office:value="10.4347826086957" calcext:value-type="float">
            <text:p>10.4347826086957</text:p>
          </table:table-cell>
          <table:table-cell/>
          <table:table-cell table:formula="of:=[$Metrics_AllClassifiers_Min.A121]" office:value-type="string" office:string-value="power" calcext:value-type="string">
            <text:p>power</text:p>
          </table:table-cell>
          <table:table-cell table:formula="of:=[$Metrics_AllClassifiers_Min.B121]" office:value-type="string" office:string-value="MINIMAL" calcext:value-type="string">
            <text:p>MINIMAL</text:p>
          </table:table-cell>
          <table:table-cell table:formula="of:=[$Metrics_AllClassifiers_Min.C121]" office:value-type="string" office:string-value="SVM" calcext:value-type="string">
            <text:p>SVM</text:p>
          </table:table-cell>
          <table:table-cell table:formula="of:=[$Metrics_AllClassifiers_Min.D121]" office:value-type="float" office:value="91.7602996254682" calcext:value-type="float">
            <text:p>91.7602996254682</text:p>
          </table:table-cell>
          <table:table-cell table:formula="of:=[$Metrics_AllClassifiers_Min.E121]" office:value-type="float" office:value="19.047619047619" calcext:value-type="float">
            <text:p>19.047619047619</text:p>
          </table:table-cell>
          <table:table-cell table:formula="of:=[$Metrics_AllClassifiers_Min.F121]" office:value-type="float" office:value="44.4444444444444" calcext:value-type="float">
            <text:p>44.4444444444444</text:p>
          </table:table-cell>
          <table:table-cell table:formula="of:=[$Metrics_AllClassifiers_Min.G121]" office:value-type="float" office:value="26.6666666666667" calcext:value-type="float">
            <text:p>26.6666666666667</text:p>
          </table:table-cell>
        </table:table-row>
        <table:table-row table:style-name="ro1">
          <table:table-cell table:formula="of:=[$Metrics_AllClassifiers_Equi.A122]" office:value-type="string" office:string-value="power" calcext:value-type="string">
            <text:p>power</text:p>
          </table:table-cell>
          <table:table-cell table:formula="of:=[$Metrics_AllClassifiers_Equi.B122]" office:value-type="string" office:string-value="EQUIVALENT" calcext:value-type="string">
            <text:p>EQUIVALENT</text:p>
          </table:table-cell>
          <table:table-cell table:formula="of:=[$Metrics_AllClassifiers_Equi.C122]" office:value-type="string" office:string-value="RF" calcext:value-type="string">
            <text:p>RF</text:p>
          </table:table-cell>
          <table:table-cell table:formula="of:=[$Metrics_AllClassifiers_Equi.D122]" office:value-type="float" office:value="61.0486891385768" calcext:value-type="float">
            <text:p>61.0486891385768</text:p>
          </table:table-cell>
          <table:table-cell table:formula="of:=[$Metrics_AllClassifiers_Equi.E122]" office:value-type="float" office:value="5.45454545454545" calcext:value-type="float">
            <text:p>5.45454545454545</text:p>
          </table:table-cell>
          <table:table-cell table:formula="of:=[$Metrics_AllClassifiers_Equi.F122]" office:value-type="float" office:value="100" calcext:value-type="float">
            <text:p>100</text:p>
          </table:table-cell>
          <table:table-cell table:formula="of:=[$Metrics_AllClassifiers_Equi.G122]" office:value-type="float" office:value="10.3448275862069" calcext:value-type="float">
            <text:p>10.3448275862069</text:p>
          </table:table-cell>
          <table:table-cell/>
          <table:table-cell table:formula="of:=[$Metrics_AllClassifiers_Min.A122]" office:value-type="string" office:string-value="power" calcext:value-type="string">
            <text:p>power</text:p>
          </table:table-cell>
          <table:table-cell table:formula="of:=[$Metrics_AllClassifiers_Min.B122]" office:value-type="string" office:string-value="MINIMAL" calcext:value-type="string">
            <text:p>MINIMAL</text:p>
          </table:table-cell>
          <table:table-cell table:formula="of:=[$Metrics_AllClassifiers_Min.C122]" office:value-type="string" office:string-value="RF" calcext:value-type="string">
            <text:p>RF</text:p>
          </table:table-cell>
          <table:table-cell table:formula="of:=[$Metrics_AllClassifiers_Min.D122]" office:value-type="float" office:value="90.2621722846442" calcext:value-type="float">
            <text:p>90.2621722846442</text:p>
          </table:table-cell>
          <table:table-cell table:formula="of:=[$Metrics_AllClassifiers_Min.E122]" office:value-type="float" office:value="16" calcext:value-type="float">
            <text:p>16</text:p>
          </table:table-cell>
          <table:table-cell table:formula="of:=[$Metrics_AllClassifiers_Min.F122]" office:value-type="float" office:value="44.4444444444444" calcext:value-type="float">
            <text:p>44.4444444444444</text:p>
          </table:table-cell>
          <table:table-cell table:formula="of:=[$Metrics_AllClassifiers_Min.G122]" office:value-type="float" office:value="23.5294117647059" calcext:value-type="float">
            <text:p>23.5294117647059</text:p>
          </table:table-cell>
        </table:table-row>
        <table:table-row table:style-name="ro1">
          <table:table-cell table:formula="of:=[$Metrics_AllClassifiers_Equi.A123]" office:value-type="string" office:string-value="power" calcext:value-type="string">
            <text:p>power</text:p>
          </table:table-cell>
          <table:table-cell table:formula="of:=[$Metrics_AllClassifiers_Equi.B123]" office:value-type="string" office:string-value="EQUIVALENT" calcext:value-type="string">
            <text:p>EQUIVALENT</text:p>
          </table:table-cell>
          <table:table-cell table:formula="of:=[$Metrics_AllClassifiers_Equi.C123]" office:value-type="string" office:string-value="DT" calcext:value-type="string">
            <text:p>DT</text:p>
          </table:table-cell>
          <table:table-cell table:formula="of:=[$Metrics_AllClassifiers_Equi.D123]" office:value-type="float" office:value="72.6591760299626" calcext:value-type="float">
            <text:p>72.6591760299626</text:p>
          </table:table-cell>
          <table:table-cell table:formula="of:=[$Metrics_AllClassifiers_Equi.E123]" office:value-type="float" office:value="5.33333333333333" calcext:value-type="float">
            <text:p>5.33333333333333</text:p>
          </table:table-cell>
          <table:table-cell table:formula="of:=[$Metrics_AllClassifiers_Equi.F123]" office:value-type="float" office:value="66.6666666666667" calcext:value-type="float">
            <text:p>66.6666666666667</text:p>
          </table:table-cell>
          <table:table-cell table:formula="of:=[$Metrics_AllClassifiers_Equi.G123]" office:value-type="float" office:value="9.87654320987654" calcext:value-type="float">
            <text:p>9.87654320987654</text:p>
          </table:table-cell>
          <table:table-cell/>
          <table:table-cell table:formula="of:=[$Metrics_AllClassifiers_Min.A123]" office:value-type="string" office:string-value="power" calcext:value-type="string">
            <text:p>power</text:p>
          </table:table-cell>
          <table:table-cell table:formula="of:=[$Metrics_AllClassifiers_Min.B123]" office:value-type="string" office:string-value="MINIMAL" calcext:value-type="string">
            <text:p>MINIMAL</text:p>
          </table:table-cell>
          <table:table-cell table:formula="of:=[$Metrics_AllClassifiers_Min.C123]" office:value-type="string" office:string-value="KNN" calcext:value-type="string">
            <text:p>KNN</text:p>
          </table:table-cell>
          <table:table-cell table:formula="of:=[$Metrics_AllClassifiers_Min.D123]" office:value-type="float" office:value="82.7715355805244" calcext:value-type="float">
            <text:p>82.7715355805244</text:p>
          </table:table-cell>
          <table:table-cell table:formula="of:=[$Metrics_AllClassifiers_Min.E123]" office:value-type="float" office:value="10.6382978723404" calcext:value-type="float">
            <text:p>10.6382978723404</text:p>
          </table:table-cell>
          <table:table-cell table:formula="of:=[$Metrics_AllClassifiers_Min.F123]" office:value-type="float" office:value="55.5555555555556" calcext:value-type="float">
            <text:p>55.5555555555556</text:p>
          </table:table-cell>
          <table:table-cell table:formula="of:=[$Metrics_AllClassifiers_Min.G123]" office:value-type="float" office:value="17.8571428571429" calcext:value-type="float">
            <text:p>17.8571428571429</text:p>
          </table:table-cell>
        </table:table-row>
        <table:table-row table:style-name="ro1">
          <table:table-cell table:formula="of:=[$Metrics_AllClassifiers_Equi.A124]" office:value-type="string" office:string-value="power" calcext:value-type="string">
            <text:p>power</text:p>
          </table:table-cell>
          <table:table-cell table:formula="of:=[$Metrics_AllClassifiers_Equi.B124]" office:value-type="string" office:string-value="EQUIVALENT" calcext:value-type="string">
            <text:p>EQUIVALENT</text:p>
          </table:table-cell>
          <table:table-cell table:formula="of:=[$Metrics_AllClassifiers_Equi.C124]" office:value-type="string" office:string-value="LDA" calcext:value-type="string">
            <text:p>LDA</text:p>
          </table:table-cell>
          <table:table-cell table:formula="of:=[$Metrics_AllClassifiers_Equi.D124]" office:value-type="float" office:value="58.8014981273408" calcext:value-type="float">
            <text:p>58.8014981273408</text:p>
          </table:table-cell>
          <table:table-cell table:formula="of:=[$Metrics_AllClassifiers_Equi.E124]" office:value-type="float" office:value="4.3859649122807" calcext:value-type="float">
            <text:p>4.3859649122807</text:p>
          </table:table-cell>
          <table:table-cell table:formula="of:=[$Metrics_AllClassifiers_Equi.F124]" office:value-type="float" office:value="83.3333333333333" calcext:value-type="float">
            <text:p>83.3333333333333</text:p>
          </table:table-cell>
          <table:table-cell table:formula="of:=[$Metrics_AllClassifiers_Equi.G124]" office:value-type="float" office:value="8.33333333333333" calcext:value-type="float">
            <text:p>8.33333333333333</text:p>
          </table:table-cell>
          <table:table-cell/>
          <table:table-cell table:formula="of:=[$Metrics_AllClassifiers_Min.A124]" office:value-type="string" office:string-value="power" calcext:value-type="string">
            <text:p>power</text:p>
          </table:table-cell>
          <table:table-cell table:formula="of:=[$Metrics_AllClassifiers_Min.B124]" office:value-type="string" office:string-value="MINIMAL" calcext:value-type="string">
            <text:p>MINIMAL</text:p>
          </table:table-cell>
          <table:table-cell table:formula="of:=[$Metrics_AllClassifiers_Min.C124]" office:value-type="string" office:string-value="LDA" calcext:value-type="string">
            <text:p>LDA</text:p>
          </table:table-cell>
          <table:table-cell table:formula="of:=[$Metrics_AllClassifiers_Min.D124]" office:value-type="float" office:value="61.4232209737828" calcext:value-type="float">
            <text:p>61.4232209737828</text:p>
          </table:table-cell>
          <table:table-cell table:formula="of:=[$Metrics_AllClassifiers_Min.E124]" office:value-type="float" office:value="5.66037735849057" calcext:value-type="float">
            <text:p>5.66037735849057</text:p>
          </table:table-cell>
          <table:table-cell table:formula="of:=[$Metrics_AllClassifiers_Min.F124]" office:value-type="float" office:value="66.6666666666667" calcext:value-type="float">
            <text:p>66.6666666666667</text:p>
          </table:table-cell>
          <table:table-cell table:formula="of:=[$Metrics_AllClassifiers_Min.G124]" office:value-type="float" office:value="10.4347826086957" calcext:value-type="float">
            <text:p>10.4347826086957</text:p>
          </table:table-cell>
        </table:table-row>
        <table:table-row table:style-name="ro1">
          <table:table-cell table:formula="of:=[$Metrics_AllClassifiers_Equi.A125]" office:value-type="string" office:string-value="power" calcext:value-type="string">
            <text:p>power</text:p>
          </table:table-cell>
          <table:table-cell table:formula="of:=[$Metrics_AllClassifiers_Equi.B125]" office:value-type="string" office:string-value="EQUIVALENT" calcext:value-type="string">
            <text:p>EQUIVALENT</text:p>
          </table:table-cell>
          <table:table-cell table:formula="of:=[$Metrics_AllClassifiers_Equi.C125]" office:value-type="string" office:string-value="SVM" calcext:value-type="string">
            <text:p>SVM</text:p>
          </table:table-cell>
          <table:table-cell table:formula="of:=[$Metrics_AllClassifiers_Equi.D125]" office:value-type="float" office:value="53.5580524344569" calcext:value-type="float">
            <text:p>53.5580524344569</text:p>
          </table:table-cell>
          <table:table-cell table:formula="of:=[$Metrics_AllClassifiers_Equi.E125]" office:value-type="float" office:value="3.90625" calcext:value-type="float">
            <text:p>3.90625</text:p>
          </table:table-cell>
          <table:table-cell table:formula="of:=[$Metrics_AllClassifiers_Equi.F125]" office:value-type="float" office:value="83.3333333333333" calcext:value-type="float">
            <text:p>83.3333333333333</text:p>
          </table:table-cell>
          <table:table-cell table:formula="of:=[$Metrics_AllClassifiers_Equi.G125]" office:value-type="float" office:value="7.46268656716418" calcext:value-type="float">
            <text:p>7.46268656716418</text:p>
          </table:table-cell>
          <table:table-cell/>
          <table:table-cell table:formula="of:=[$Metrics_AllClassifiers_Min.A125]" office:value-type="string" office:string-value="power" calcext:value-type="string">
            <text:p>power</text:p>
          </table:table-cell>
          <table:table-cell table:formula="of:=[$Metrics_AllClassifiers_Min.B125]" office:value-type="string" office:string-value="MINIMAL" calcext:value-type="string">
            <text:p>MINIMAL</text:p>
          </table:table-cell>
          <table:table-cell table:formula="of:=[$Metrics_AllClassifiers_Min.C125]" office:value-type="string" office:string-value="LR" calcext:value-type="string">
            <text:p>LR</text:p>
          </table:table-cell>
          <table:table-cell table:formula="of:=[$Metrics_AllClassifiers_Min.D125]" office:value-type="float" office:value="75.2808988764045" calcext:value-type="float">
            <text:p>75.2808988764045</text:p>
          </table:table-cell>
          <table:table-cell table:formula="of:=[$Metrics_AllClassifiers_Min.E125]" office:value-type="float" office:value="3.27868852459016" calcext:value-type="float">
            <text:p>3.27868852459016</text:p>
          </table:table-cell>
          <table:table-cell table:formula="of:=[$Metrics_AllClassifiers_Min.F125]" office:value-type="float" office:value="22.2222222222222" calcext:value-type="float">
            <text:p>22.2222222222222</text:p>
          </table:table-cell>
          <table:table-cell table:formula="of:=[$Metrics_AllClassifiers_Min.G125]" office:value-type="float" office:value="5.71428571428571" calcext:value-type="float">
            <text:p>5.71428571428571</text:p>
          </table:table-cell>
        </table:table-row>
        <table:table-row table:style-name="ro1">
          <table:table-cell table:formula="of:=[$Metrics_AllClassifiers_Equi.A126]" office:value-type="string" office:string-value="power" calcext:value-type="string">
            <text:p>power</text:p>
          </table:table-cell>
          <table:table-cell table:formula="of:=[$Metrics_AllClassifiers_Equi.B126]" office:value-type="string" office:string-value="EQUIVALENT" calcext:value-type="string">
            <text:p>EQUIVALENT</text:p>
          </table:table-cell>
          <table:table-cell table:formula="of:=[$Metrics_AllClassifiers_Equi.C126]" office:value-type="string" office:string-value="GNB" calcext:value-type="string">
            <text:p>GNB</text:p>
          </table:table-cell>
          <table:table-cell table:formula="of:=[$Metrics_AllClassifiers_Equi.D126]" office:value-type="float" office:value="28.4644194756554" calcext:value-type="float">
            <text:p>28.4644194756554</text:p>
          </table:table-cell>
          <table:table-cell table:formula="of:=[$Metrics_AllClassifiers_Equi.E126]" office:value-type="float" office:value="2.56410256410256" calcext:value-type="float">
            <text:p>2.56410256410256</text:p>
          </table:table-cell>
          <table:table-cell table:formula="of:=[$Metrics_AllClassifiers_Equi.F126]" office:value-type="float" office:value="83.3333333333333" calcext:value-type="float">
            <text:p>83.3333333333333</text:p>
          </table:table-cell>
          <table:table-cell table:formula="of:=[$Metrics_AllClassifiers_Equi.G126]" office:value-type="float" office:value="4.97512437810945" calcext:value-type="float">
            <text:p>4.97512437810945</text:p>
          </table:table-cell>
          <table:table-cell/>
          <table:table-cell table:formula="of:=[$Metrics_AllClassifiers_Min.A126]" office:value-type="string" office:string-value="power" calcext:value-type="string">
            <text:p>power</text:p>
          </table:table-cell>
          <table:table-cell table:formula="of:=[$Metrics_AllClassifiers_Min.B126]" office:value-type="string" office:string-value="MINIMAL" calcext:value-type="string">
            <text:p>MINIMAL</text:p>
          </table:table-cell>
          <table:table-cell table:formula="of:=[$Metrics_AllClassifiers_Min.C126]" office:value-type="string" office:string-value="DT" calcext:value-type="string">
            <text:p>DT</text:p>
          </table:table-cell>
          <table:table-cell table:formula="of:=[$Metrics_AllClassifiers_Min.D126]" office:value-type="float" office:value="79.7752808988764" calcext:value-type="float">
            <text:p>79.7752808988764</text:p>
          </table:table-cell>
          <table:table-cell table:formula="of:=[$Metrics_AllClassifiers_Min.E126]" office:value-type="float" office:value="0" calcext:value-type="float">
            <text:p>0</text:p>
          </table:table-cell>
          <table:table-cell table:formula="of:=[$Metrics_AllClassifiers_Min.F126]" office:value-type="float" office:value="0" calcext:value-type="float">
            <text:p>0</text:p>
          </table:table-cell>
          <table:table-cell table:formula="of:=[$Metrics_AllClassifiers_Min.G126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27]" office:value-type="string" office:string-value="power" calcext:value-type="string">
            <text:p>power</text:p>
          </table:table-cell>
          <table:table-cell table:formula="of:=[$Metrics_AllClassifiers_Equi.B127]" office:value-type="string" office:string-value="EQUIVALENT" calcext:value-type="string">
            <text:p>EQUIVALENT</text:p>
          </table:table-cell>
          <table:table-cell table:formula="of:=[$Metrics_AllClassifiers_Equi.C127]" office:value-type="string" office:string-value="KNN" calcext:value-type="string">
            <text:p>KNN</text:p>
          </table:table-cell>
          <table:table-cell table:formula="of:=[$Metrics_AllClassifiers_Equi.D127]" office:value-type="float" office:value="75.2808988764045" calcext:value-type="float">
            <text:p>75.2808988764045</text:p>
          </table:table-cell>
          <table:table-cell table:formula="of:=[$Metrics_AllClassifiers_Equi.E127]" office:value-type="float" office:value="1.61290322580645" calcext:value-type="float">
            <text:p>1.61290322580645</text:p>
          </table:table-cell>
          <table:table-cell table:formula="of:=[$Metrics_AllClassifiers_Equi.F127]" office:value-type="float" office:value="16.6666666666667" calcext:value-type="float">
            <text:p>16.6666666666667</text:p>
          </table:table-cell>
          <table:table-cell table:formula="of:=[$Metrics_AllClassifiers_Equi.G127]" office:value-type="float" office:value="2.94117647058823" calcext:value-type="float">
            <text:p>2.94117647058823</text:p>
          </table:table-cell>
          <table:table-cell/>
          <table:table-cell table:formula="of:=[$Metrics_AllClassifiers_Min.A127]" office:value-type="string" office:string-value="power" calcext:value-type="string">
            <text:p>power</text:p>
          </table:table-cell>
          <table:table-cell table:formula="of:=[$Metrics_AllClassifiers_Min.B127]" office:value-type="string" office:string-value="MINIMAL" calcext:value-type="string">
            <text:p>MINIMAL</text:p>
          </table:table-cell>
          <table:table-cell table:formula="of:=[$Metrics_AllClassifiers_Min.C127]" office:value-type="string" office:string-value="GNB" calcext:value-type="string">
            <text:p>GNB</text:p>
          </table:table-cell>
          <table:table-cell table:formula="of:=[$Metrics_AllClassifiers_Min.D127]" office:value-type="float" office:value="83.8951310861423" calcext:value-type="float">
            <text:p>83.8951310861423</text:p>
          </table:table-cell>
          <table:table-cell table:formula="of:=[$Metrics_AllClassifiers_Min.E127]" office:value-type="float" office:value="0" calcext:value-type="float">
            <text:p>0</text:p>
          </table:table-cell>
          <table:table-cell table:formula="of:=[$Metrics_AllClassifiers_Min.F127]" office:value-type="float" office:value="0" calcext:value-type="float">
            <text:p>0</text:p>
          </table:table-cell>
          <table:table-cell table:formula="of:=[$Metrics_AllClassifiers_Min.G127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28]" office:value-type="string" office:string-value="printPrimes" calcext:value-type="string">
            <text:p>printPrimes</text:p>
          </table:table-cell>
          <table:table-cell table:formula="of:=[$Metrics_AllClassifiers_Equi.B128]" office:value-type="string" office:string-value="EQUIVALENT" calcext:value-type="string">
            <text:p>EQUIVALENT</text:p>
          </table:table-cell>
          <table:table-cell table:formula="of:=[$Metrics_AllClassifiers_Equi.C128]" office:value-type="string" office:string-value="LDA" calcext:value-type="string">
            <text:p>LDA</text:p>
          </table:table-cell>
          <table:table-cell table:formula="of:=[$Metrics_AllClassifiers_Equi.D128]" office:value-type="float" office:value="71.8487394957983" calcext:value-type="float">
            <text:p>71.8487394957983</text:p>
          </table:table-cell>
          <table:table-cell table:formula="of:=[$Metrics_AllClassifiers_Equi.E128]" office:value-type="float" office:value="18.2266009852217" calcext:value-type="float">
            <text:p>18.2266009852217</text:p>
          </table:table-cell>
          <table:table-cell table:formula="of:=[$Metrics_AllClassifiers_Equi.F128]" office:value-type="float" office:value="51.3888888888889" calcext:value-type="float">
            <text:p>51.3888888888889</text:p>
          </table:table-cell>
          <table:table-cell table:formula="of:=[$Metrics_AllClassifiers_Equi.G128]" office:value-type="float" office:value="26.9090909090909" calcext:value-type="float">
            <text:p>26.9090909090909</text:p>
          </table:table-cell>
          <table:table-cell/>
          <table:table-cell table:formula="of:=[$Metrics_AllClassifiers_Min.A128]" office:value-type="string" office:string-value="printPrimes" calcext:value-type="string">
            <text:p>printPrimes</text:p>
          </table:table-cell>
          <table:table-cell table:formula="of:=[$Metrics_AllClassifiers_Min.B128]" office:value-type="string" office:string-value="MINIMAL" calcext:value-type="string">
            <text:p>MINIMAL</text:p>
          </table:table-cell>
          <table:table-cell table:formula="of:=[$Metrics_AllClassifiers_Min.C128]" office:value-type="string" office:string-value="RF" calcext:value-type="string">
            <text:p>RF</text:p>
          </table:table-cell>
          <table:table-cell table:formula="of:=[$Metrics_AllClassifiers_Min.D128]" office:value-type="float" office:value="73.5294117647059" calcext:value-type="float">
            <text:p>73.5294117647059</text:p>
          </table:table-cell>
          <table:table-cell table:formula="of:=[$Metrics_AllClassifiers_Min.E128]" office:value-type="float" office:value="10.8490566037736" calcext:value-type="float">
            <text:p>10.8490566037736</text:p>
          </table:table-cell>
          <table:table-cell table:formula="of:=[$Metrics_AllClassifiers_Min.F128]" office:value-type="float" office:value="100" calcext:value-type="float">
            <text:p>100</text:p>
          </table:table-cell>
          <table:table-cell table:formula="of:=[$Metrics_AllClassifiers_Min.G128]" office:value-type="float" office:value="19.5744680851064" calcext:value-type="float">
            <text:p>19.5744680851064</text:p>
          </table:table-cell>
        </table:table-row>
        <table:table-row table:style-name="ro1">
          <table:table-cell table:formula="of:=[$Metrics_AllClassifiers_Equi.A129]" office:value-type="string" office:string-value="printPrimes" calcext:value-type="string">
            <text:p>printPrimes</text:p>
          </table:table-cell>
          <table:table-cell table:formula="of:=[$Metrics_AllClassifiers_Equi.B129]" office:value-type="string" office:string-value="EQUIVALENT" calcext:value-type="string">
            <text:p>EQUIVALENT</text:p>
          </table:table-cell>
          <table:table-cell table:formula="of:=[$Metrics_AllClassifiers_Equi.C129]" office:value-type="string" office:string-value="DT" calcext:value-type="string">
            <text:p>DT</text:p>
          </table:table-cell>
          <table:table-cell table:formula="of:=[$Metrics_AllClassifiers_Equi.D129]" office:value-type="float" office:value="73.3893557422969" calcext:value-type="float">
            <text:p>73.3893557422969</text:p>
          </table:table-cell>
          <table:table-cell table:formula="of:=[$Metrics_AllClassifiers_Equi.E129]" office:value-type="float" office:value="16.4772727272727" calcext:value-type="float">
            <text:p>16.4772727272727</text:p>
          </table:table-cell>
          <table:table-cell table:formula="of:=[$Metrics_AllClassifiers_Equi.F129]" office:value-type="float" office:value="40.2777777777778" calcext:value-type="float">
            <text:p>40.2777777777778</text:p>
          </table:table-cell>
          <table:table-cell table:formula="of:=[$Metrics_AllClassifiers_Equi.G129]" office:value-type="float" office:value="23.3870967741935" calcext:value-type="float">
            <text:p>23.3870967741935</text:p>
          </table:table-cell>
          <table:table-cell/>
          <table:table-cell table:formula="of:=[$Metrics_AllClassifiers_Min.A129]" office:value-type="string" office:string-value="printPrimes" calcext:value-type="string">
            <text:p>printPrimes</text:p>
          </table:table-cell>
          <table:table-cell table:formula="of:=[$Metrics_AllClassifiers_Min.B129]" office:value-type="string" office:string-value="MINIMAL" calcext:value-type="string">
            <text:p>MINIMAL</text:p>
          </table:table-cell>
          <table:table-cell table:formula="of:=[$Metrics_AllClassifiers_Min.C129]" office:value-type="string" office:string-value="DT" calcext:value-type="string">
            <text:p>DT</text:p>
          </table:table-cell>
          <table:table-cell table:formula="of:=[$Metrics_AllClassifiers_Min.D129]" office:value-type="float" office:value="60.3641456582633" calcext:value-type="float">
            <text:p>60.3641456582633</text:p>
          </table:table-cell>
          <table:table-cell table:formula="of:=[$Metrics_AllClassifiers_Min.E129]" office:value-type="float" office:value="7.23684210526316" calcext:value-type="float">
            <text:p>7.23684210526316</text:p>
          </table:table-cell>
          <table:table-cell table:formula="of:=[$Metrics_AllClassifiers_Min.F129]" office:value-type="float" office:value="95.6521739130435" calcext:value-type="float">
            <text:p>95.6521739130435</text:p>
          </table:table-cell>
          <table:table-cell table:formula="of:=[$Metrics_AllClassifiers_Min.G129]" office:value-type="float" office:value="13.4556574923547" calcext:value-type="float">
            <text:p>13.4556574923547</text:p>
          </table:table-cell>
        </table:table-row>
        <table:table-row table:style-name="ro1">
          <table:table-cell table:formula="of:=[$Metrics_AllClassifiers_Equi.A130]" office:value-type="string" office:string-value="printPrimes" calcext:value-type="string">
            <text:p>printPrimes</text:p>
          </table:table-cell>
          <table:table-cell table:formula="of:=[$Metrics_AllClassifiers_Equi.B130]" office:value-type="string" office:string-value="EQUIVALENT" calcext:value-type="string">
            <text:p>EQUIVALENT</text:p>
          </table:table-cell>
          <table:table-cell table:formula="of:=[$Metrics_AllClassifiers_Equi.C130]" office:value-type="string" office:string-value="KNN" calcext:value-type="string">
            <text:p>KNN</text:p>
          </table:table-cell>
          <table:table-cell table:formula="of:=[$Metrics_AllClassifiers_Equi.D130]" office:value-type="float" office:value="44.2577030812325" calcext:value-type="float">
            <text:p>44.2577030812325</text:p>
          </table:table-cell>
          <table:table-cell table:formula="of:=[$Metrics_AllClassifiers_Equi.E130]" office:value-type="float" office:value="11.1904761904762" calcext:value-type="float">
            <text:p>11.1904761904762</text:p>
          </table:table-cell>
          <table:table-cell table:formula="of:=[$Metrics_AllClassifiers_Equi.F130]" office:value-type="float" office:value="65.2777777777778" calcext:value-type="float">
            <text:p>65.2777777777778</text:p>
          </table:table-cell>
          <table:table-cell table:formula="of:=[$Metrics_AllClassifiers_Equi.G130]" office:value-type="float" office:value="19.1056910569106" calcext:value-type="float">
            <text:p>19.1056910569106</text:p>
          </table:table-cell>
          <table:table-cell/>
          <table:table-cell table:formula="of:=[$Metrics_AllClassifiers_Min.A130]" office:value-type="string" office:string-value="printPrimes" calcext:value-type="string">
            <text:p>printPrimes</text:p>
          </table:table-cell>
          <table:table-cell table:formula="of:=[$Metrics_AllClassifiers_Min.B130]" office:value-type="string" office:string-value="MINIMAL" calcext:value-type="string">
            <text:p>MINIMAL</text:p>
          </table:table-cell>
          <table:table-cell table:formula="of:=[$Metrics_AllClassifiers_Min.C130]" office:value-type="string" office:string-value="KNN" calcext:value-type="string">
            <text:p>KNN</text:p>
          </table:table-cell>
          <table:table-cell table:formula="of:=[$Metrics_AllClassifiers_Min.D130]" office:value-type="float" office:value="49.2997198879552" calcext:value-type="float">
            <text:p>49.2997198879552</text:p>
          </table:table-cell>
          <table:table-cell table:formula="of:=[$Metrics_AllClassifiers_Min.E130]" office:value-type="float" office:value="5.97402597402597" calcext:value-type="float">
            <text:p>5.97402597402597</text:p>
          </table:table-cell>
          <table:table-cell table:formula="of:=[$Metrics_AllClassifiers_Min.F130]" office:value-type="float" office:value="100" calcext:value-type="float">
            <text:p>100</text:p>
          </table:table-cell>
          <table:table-cell table:formula="of:=[$Metrics_AllClassifiers_Min.G130]" office:value-type="float" office:value="11.2745098039216" calcext:value-type="float">
            <text:p>11.2745098039216</text:p>
          </table:table-cell>
        </table:table-row>
        <table:table-row table:style-name="ro1">
          <table:table-cell table:formula="of:=[$Metrics_AllClassifiers_Equi.A131]" office:value-type="string" office:string-value="printPrimes" calcext:value-type="string">
            <text:p>printPrimes</text:p>
          </table:table-cell>
          <table:table-cell table:formula="of:=[$Metrics_AllClassifiers_Equi.B131]" office:value-type="string" office:string-value="EQUIVALENT" calcext:value-type="string">
            <text:p>EQUIVALENT</text:p>
          </table:table-cell>
          <table:table-cell table:formula="of:=[$Metrics_AllClassifiers_Equi.C131]" office:value-type="string" office:string-value="RF" calcext:value-type="string">
            <text:p>RF</text:p>
          </table:table-cell>
          <table:table-cell table:formula="of:=[$Metrics_AllClassifiers_Equi.D131]" office:value-type="float" office:value="69.0476190476191" calcext:value-type="float">
            <text:p>69.0476190476191</text:p>
          </table:table-cell>
          <table:table-cell table:formula="of:=[$Metrics_AllClassifiers_Equi.E131]" office:value-type="float" office:value="12.1827411167513" calcext:value-type="float">
            <text:p>12.1827411167513</text:p>
          </table:table-cell>
          <table:table-cell table:formula="of:=[$Metrics_AllClassifiers_Equi.F131]" office:value-type="float" office:value="33.3333333333333" calcext:value-type="float">
            <text:p>33.3333333333333</text:p>
          </table:table-cell>
          <table:table-cell table:formula="of:=[$Metrics_AllClassifiers_Equi.G131]" office:value-type="float" office:value="17.8438661710037" calcext:value-type="float">
            <text:p>17.8438661710037</text:p>
          </table:table-cell>
          <table:table-cell/>
          <table:table-cell table:formula="of:=[$Metrics_AllClassifiers_Min.A131]" office:value-type="string" office:string-value="printPrimes" calcext:value-type="string">
            <text:p>printPrimes</text:p>
          </table:table-cell>
          <table:table-cell table:formula="of:=[$Metrics_AllClassifiers_Min.B131]" office:value-type="string" office:string-value="MINIMAL" calcext:value-type="string">
            <text:p>MINIMAL</text:p>
          </table:table-cell>
          <table:table-cell table:formula="of:=[$Metrics_AllClassifiers_Min.C131]" office:value-type="string" office:string-value="GNB" calcext:value-type="string">
            <text:p>GNB</text:p>
          </table:table-cell>
          <table:table-cell table:formula="of:=[$Metrics_AllClassifiers_Min.D131]" office:value-type="float" office:value="34.8739495798319" calcext:value-type="float">
            <text:p>34.8739495798319</text:p>
          </table:table-cell>
          <table:table-cell table:formula="of:=[$Metrics_AllClassifiers_Min.E131]" office:value-type="float" office:value="3.17796610169492" calcext:value-type="float">
            <text:p>3.17796610169492</text:p>
          </table:table-cell>
          <table:table-cell table:formula="of:=[$Metrics_AllClassifiers_Min.F131]" office:value-type="float" office:value="65.2173913043478" calcext:value-type="float">
            <text:p>65.2173913043478</text:p>
          </table:table-cell>
          <table:table-cell table:formula="of:=[$Metrics_AllClassifiers_Min.G131]" office:value-type="float" office:value="6.06060606060606" calcext:value-type="float">
            <text:p>6.06060606060606</text:p>
          </table:table-cell>
        </table:table-row>
        <table:table-row table:style-name="ro1">
          <table:table-cell table:formula="of:=[$Metrics_AllClassifiers_Equi.A132]" office:value-type="string" office:string-value="printPrimes" calcext:value-type="string">
            <text:p>printPrimes</text:p>
          </table:table-cell>
          <table:table-cell table:formula="of:=[$Metrics_AllClassifiers_Equi.B132]" office:value-type="string" office:string-value="EQUIVALENT" calcext:value-type="string">
            <text:p>EQUIVALENT</text:p>
          </table:table-cell>
          <table:table-cell table:formula="of:=[$Metrics_AllClassifiers_Equi.C132]" office:value-type="string" office:string-value="GNB" calcext:value-type="string">
            <text:p>GNB</text:p>
          </table:table-cell>
          <table:table-cell table:formula="of:=[$Metrics_AllClassifiers_Equi.D132]" office:value-type="float" office:value="46.4985994397759" calcext:value-type="float">
            <text:p>46.4985994397759</text:p>
          </table:table-cell>
          <table:table-cell table:formula="of:=[$Metrics_AllClassifiers_Equi.E132]" office:value-type="float" office:value="10.2564102564103" calcext:value-type="float">
            <text:p>10.2564102564103</text:p>
          </table:table-cell>
          <table:table-cell table:formula="of:=[$Metrics_AllClassifiers_Equi.F132]" office:value-type="float" office:value="55.5555555555556" calcext:value-type="float">
            <text:p>55.5555555555556</text:p>
          </table:table-cell>
          <table:table-cell table:formula="of:=[$Metrics_AllClassifiers_Equi.G132]" office:value-type="float" office:value="17.3160173160173" calcext:value-type="float">
            <text:p>17.3160173160173</text:p>
          </table:table-cell>
          <table:table-cell/>
          <table:table-cell table:formula="of:=[$Metrics_AllClassifiers_Min.A132]" office:value-type="string" office:string-value="printPrimes" calcext:value-type="string">
            <text:p>printPrimes</text:p>
          </table:table-cell>
          <table:table-cell table:formula="of:=[$Metrics_AllClassifiers_Min.B132]" office:value-type="string" office:string-value="MINIMAL" calcext:value-type="string">
            <text:p>MINIMAL</text:p>
          </table:table-cell>
          <table:table-cell table:formula="of:=[$Metrics_AllClassifiers_Min.C132]" office:value-type="string" office:string-value="LR" calcext:value-type="string">
            <text:p>LR</text:p>
          </table:table-cell>
          <table:table-cell table:formula="of:=[$Metrics_AllClassifiers_Min.D132]" office:value-type="float" office:value="56.3025210084034" calcext:value-type="float">
            <text:p>56.3025210084034</text:p>
          </table:table-cell>
          <table:table-cell table:formula="of:=[$Metrics_AllClassifiers_Min.E132]" office:value-type="float" office:value="2.93159609120521" calcext:value-type="float">
            <text:p>2.93159609120521</text:p>
          </table:table-cell>
          <table:table-cell table:formula="of:=[$Metrics_AllClassifiers_Min.F132]" office:value-type="float" office:value="39.1304347826087" calcext:value-type="float">
            <text:p>39.1304347826087</text:p>
          </table:table-cell>
          <table:table-cell table:formula="of:=[$Metrics_AllClassifiers_Min.G132]" office:value-type="float" office:value="5.45454545454545" calcext:value-type="float">
            <text:p>5.45454545454545</text:p>
          </table:table-cell>
        </table:table-row>
        <table:table-row table:style-name="ro1">
          <table:table-cell table:formula="of:=[$Metrics_AllClassifiers_Equi.A133]" office:value-type="string" office:string-value="printPrimes" calcext:value-type="string">
            <text:p>printPrimes</text:p>
          </table:table-cell>
          <table:table-cell table:formula="of:=[$Metrics_AllClassifiers_Equi.B133]" office:value-type="string" office:string-value="EQUIVALENT" calcext:value-type="string">
            <text:p>EQUIVALENT</text:p>
          </table:table-cell>
          <table:table-cell table:formula="of:=[$Metrics_AllClassifiers_Equi.C133]" office:value-type="string" office:string-value="LR" calcext:value-type="string">
            <text:p>LR</text:p>
          </table:table-cell>
          <table:table-cell table:formula="of:=[$Metrics_AllClassifiers_Equi.D133]" office:value-type="float" office:value="69.7478991596639" calcext:value-type="float">
            <text:p>69.7478991596639</text:p>
          </table:table-cell>
          <table:table-cell table:formula="of:=[$Metrics_AllClassifiers_Equi.E133]" office:value-type="float" office:value="9.09090909090909" calcext:value-type="float">
            <text:p>9.09090909090909</text:p>
          </table:table-cell>
          <table:table-cell table:formula="of:=[$Metrics_AllClassifiers_Equi.F133]" office:value-type="float" office:value="22.2222222222222" calcext:value-type="float">
            <text:p>22.2222222222222</text:p>
          </table:table-cell>
          <table:table-cell table:formula="of:=[$Metrics_AllClassifiers_Equi.G133]" office:value-type="float" office:value="12.9032258064516" calcext:value-type="float">
            <text:p>12.9032258064516</text:p>
          </table:table-cell>
          <table:table-cell/>
          <table:table-cell table:formula="of:=[$Metrics_AllClassifiers_Min.A133]" office:value-type="string" office:string-value="printPrimes" calcext:value-type="string">
            <text:p>printPrimes</text:p>
          </table:table-cell>
          <table:table-cell table:formula="of:=[$Metrics_AllClassifiers_Min.B133]" office:value-type="string" office:string-value="MINIMAL" calcext:value-type="string">
            <text:p>MINIMAL</text:p>
          </table:table-cell>
          <table:table-cell table:formula="of:=[$Metrics_AllClassifiers_Min.C133]" office:value-type="string" office:string-value="LDA" calcext:value-type="string">
            <text:p>LDA</text:p>
          </table:table-cell>
          <table:table-cell table:formula="of:=[$Metrics_AllClassifiers_Min.D133]" office:value-type="float" office:value="51.8207282913165" calcext:value-type="float">
            <text:p>51.8207282913165</text:p>
          </table:table-cell>
          <table:table-cell table:formula="of:=[$Metrics_AllClassifiers_Min.E133]" office:value-type="float" office:value="2.08955223880597" calcext:value-type="float">
            <text:p>2.08955223880597</text:p>
          </table:table-cell>
          <table:table-cell table:formula="of:=[$Metrics_AllClassifiers_Min.F133]" office:value-type="float" office:value="30.4347826086957" calcext:value-type="float">
            <text:p>30.4347826086957</text:p>
          </table:table-cell>
          <table:table-cell table:formula="of:=[$Metrics_AllClassifiers_Min.G133]" office:value-type="float" office:value="3.91061452513966" calcext:value-type="float">
            <text:p>3.91061452513966</text:p>
          </table:table-cell>
        </table:table-row>
        <table:table-row table:style-name="ro1">
          <table:table-cell table:formula="of:=[$Metrics_AllClassifiers_Equi.A134]" office:value-type="string" office:string-value="printPrimes" calcext:value-type="string">
            <text:p>printPrimes</text:p>
          </table:table-cell>
          <table:table-cell table:formula="of:=[$Metrics_AllClassifiers_Equi.B134]" office:value-type="string" office:string-value="EQUIVALENT" calcext:value-type="string">
            <text:p>EQUIVALENT</text:p>
          </table:table-cell>
          <table:table-cell table:formula="of:=[$Metrics_AllClassifiers_Equi.C134]" office:value-type="string" office:string-value="SVM" calcext:value-type="string">
            <text:p>SVM</text:p>
          </table:table-cell>
          <table:table-cell table:formula="of:=[$Metrics_AllClassifiers_Equi.D134]" office:value-type="float" office:value="79.1316526610644" calcext:value-type="float">
            <text:p>79.1316526610644</text:p>
          </table:table-cell>
          <table:table-cell table:formula="of:=[$Metrics_AllClassifiers_Equi.E134]" office:value-type="float" office:value="3.6144578313253" calcext:value-type="float">
            <text:p>3.6144578313253</text:p>
          </table:table-cell>
          <table:table-cell table:formula="of:=[$Metrics_AllClassifiers_Equi.F134]" office:value-type="float" office:value="4.16666666666667" calcext:value-type="float">
            <text:p>4.16666666666667</text:p>
          </table:table-cell>
          <table:table-cell table:formula="of:=[$Metrics_AllClassifiers_Equi.G134]" office:value-type="float" office:value="3.87096774193548" calcext:value-type="float">
            <text:p>3.87096774193548</text:p>
          </table:table-cell>
          <table:table-cell/>
          <table:table-cell table:formula="of:=[$Metrics_AllClassifiers_Min.A134]" office:value-type="string" office:string-value="printPrimes" calcext:value-type="string">
            <text:p>printPrimes</text:p>
          </table:table-cell>
          <table:table-cell table:formula="of:=[$Metrics_AllClassifiers_Min.B134]" office:value-type="string" office:string-value="MINIMAL" calcext:value-type="string">
            <text:p>MINIMAL</text:p>
          </table:table-cell>
          <table:table-cell table:formula="of:=[$Metrics_AllClassifiers_Min.C134]" office:value-type="string" office:string-value="SVM" calcext:value-type="string">
            <text:p>SVM</text:p>
          </table:table-cell>
          <table:table-cell table:formula="of:=[$Metrics_AllClassifiers_Min.D134]" office:value-type="float" office:value="77.5910364145658" calcext:value-type="float">
            <text:p>77.5910364145658</text:p>
          </table:table-cell>
          <table:table-cell table:formula="of:=[$Metrics_AllClassifiers_Min.E134]" office:value-type="float" office:value="0" calcext:value-type="float">
            <text:p>0</text:p>
          </table:table-cell>
          <table:table-cell table:formula="of:=[$Metrics_AllClassifiers_Min.F134]" office:value-type="float" office:value="0" calcext:value-type="float">
            <text:p>0</text:p>
          </table:table-cell>
          <table:table-cell table:formula="of:=[$Metrics_AllClassifiers_Min.G134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35]" office:value-type="string" office:string-value="quicksort" calcext:value-type="string">
            <text:p>quicksort</text:p>
          </table:table-cell>
          <table:table-cell table:formula="of:=[$Metrics_AllClassifiers_Equi.B135]" office:value-type="string" office:string-value="EQUIVALENT" calcext:value-type="string">
            <text:p>EQUIVALENT</text:p>
          </table:table-cell>
          <table:table-cell table:formula="of:=[$Metrics_AllClassifiers_Equi.C135]" office:value-type="string" office:string-value="DT" calcext:value-type="string">
            <text:p>DT</text:p>
          </table:table-cell>
          <table:table-cell table:formula="of:=[$Metrics_AllClassifiers_Equi.D135]" office:value-type="float" office:value="74.1463414634146" calcext:value-type="float">
            <text:p>74.1463414634146</text:p>
          </table:table-cell>
          <table:table-cell table:formula="of:=[$Metrics_AllClassifiers_Equi.E135]" office:value-type="float" office:value="9.33333333333333" calcext:value-type="float">
            <text:p>9.33333333333333</text:p>
          </table:table-cell>
          <table:table-cell table:formula="of:=[$Metrics_AllClassifiers_Equi.F135]" office:value-type="float" office:value="25.609756097561" calcext:value-type="float">
            <text:p>25.609756097561</text:p>
          </table:table-cell>
          <table:table-cell table:formula="of:=[$Metrics_AllClassifiers_Equi.G135]" office:value-type="float" office:value="13.6807817589577" calcext:value-type="float">
            <text:p>13.6807817589577</text:p>
          </table:table-cell>
          <table:table-cell/>
          <table:table-cell table:formula="of:=[$Metrics_AllClassifiers_Min.A135]" office:value-type="string" office:string-value="quicksort" calcext:value-type="string">
            <text:p>quicksort</text:p>
          </table:table-cell>
          <table:table-cell table:formula="of:=[$Metrics_AllClassifiers_Min.B135]" office:value-type="string" office:string-value="MINIMAL" calcext:value-type="string">
            <text:p>MINIMAL</text:p>
          </table:table-cell>
          <table:table-cell table:formula="of:=[$Metrics_AllClassifiers_Min.C135]" office:value-type="string" office:string-value="DT" calcext:value-type="string">
            <text:p>DT</text:p>
          </table:table-cell>
          <table:table-cell table:formula="of:=[$Metrics_AllClassifiers_Min.D135]" office:value-type="float" office:value="90.7317073170732" calcext:value-type="float">
            <text:p>90.7317073170732</text:p>
          </table:table-cell>
          <table:table-cell table:formula="of:=[$Metrics_AllClassifiers_Min.E135]" office:value-type="float" office:value="3.37078651685393" calcext:value-type="float">
            <text:p>3.37078651685393</text:p>
          </table:table-cell>
          <table:table-cell table:formula="of:=[$Metrics_AllClassifiers_Min.F135]" office:value-type="float" office:value="25" calcext:value-type="float">
            <text:p>25</text:p>
          </table:table-cell>
          <table:table-cell table:formula="of:=[$Metrics_AllClassifiers_Min.G135]" office:value-type="float" office:value="5.94059405940594" calcext:value-type="float">
            <text:p>5.94059405940594</text:p>
          </table:table-cell>
        </table:table-row>
        <table:table-row table:style-name="ro1">
          <table:table-cell table:formula="of:=[$Metrics_AllClassifiers_Equi.A136]" office:value-type="string" office:string-value="quicksort" calcext:value-type="string">
            <text:p>quicksort</text:p>
          </table:table-cell>
          <table:table-cell table:formula="of:=[$Metrics_AllClassifiers_Equi.B136]" office:value-type="string" office:string-value="EQUIVALENT" calcext:value-type="string">
            <text:p>EQUIVALENT</text:p>
          </table:table-cell>
          <table:table-cell table:formula="of:=[$Metrics_AllClassifiers_Equi.C136]" office:value-type="string" office:string-value="SVM" calcext:value-type="string">
            <text:p>SVM</text:p>
          </table:table-cell>
          <table:table-cell table:formula="of:=[$Metrics_AllClassifiers_Equi.D136]" office:value-type="float" office:value="76.6829268292683" calcext:value-type="float">
            <text:p>76.6829268292683</text:p>
          </table:table-cell>
          <table:table-cell table:formula="of:=[$Metrics_AllClassifiers_Equi.E136]" office:value-type="float" office:value="7.56756756756757" calcext:value-type="float">
            <text:p>7.56756756756757</text:p>
          </table:table-cell>
          <table:table-cell table:formula="of:=[$Metrics_AllClassifiers_Equi.F136]" office:value-type="float" office:value="17.0731707317073" calcext:value-type="float">
            <text:p>17.0731707317073</text:p>
          </table:table-cell>
          <table:table-cell table:formula="of:=[$Metrics_AllClassifiers_Equi.G136]" office:value-type="float" office:value="10.4868913857678" calcext:value-type="float">
            <text:p>10.4868913857678</text:p>
          </table:table-cell>
          <table:table-cell/>
          <table:table-cell table:formula="of:=[$Metrics_AllClassifiers_Min.A136]" office:value-type="string" office:string-value="quicksort" calcext:value-type="string">
            <text:p>quicksort</text:p>
          </table:table-cell>
          <table:table-cell table:formula="of:=[$Metrics_AllClassifiers_Min.B136]" office:value-type="string" office:string-value="MINIMAL" calcext:value-type="string">
            <text:p>MINIMAL</text:p>
          </table:table-cell>
          <table:table-cell table:formula="of:=[$Metrics_AllClassifiers_Min.C136]" office:value-type="string" office:string-value="LR" calcext:value-type="string">
            <text:p>LR</text:p>
          </table:table-cell>
          <table:table-cell table:formula="of:=[$Metrics_AllClassifiers_Min.D136]" office:value-type="float" office:value="89.0731707317073" calcext:value-type="float">
            <text:p>89.0731707317073</text:p>
          </table:table-cell>
          <table:table-cell table:formula="of:=[$Metrics_AllClassifiers_Min.E136]" office:value-type="float" office:value="2.83018867924528" calcext:value-type="float">
            <text:p>2.83018867924528</text:p>
          </table:table-cell>
          <table:table-cell table:formula="of:=[$Metrics_AllClassifiers_Min.F136]" office:value-type="float" office:value="25" calcext:value-type="float">
            <text:p>25</text:p>
          </table:table-cell>
          <table:table-cell table:formula="of:=[$Metrics_AllClassifiers_Min.G136]" office:value-type="float" office:value="5.08474576271187" calcext:value-type="float">
            <text:p>5.08474576271187</text:p>
          </table:table-cell>
        </table:table-row>
        <table:table-row table:style-name="ro1">
          <table:table-cell table:formula="of:=[$Metrics_AllClassifiers_Equi.A137]" office:value-type="string" office:string-value="quicksort" calcext:value-type="string">
            <text:p>quicksort</text:p>
          </table:table-cell>
          <table:table-cell table:formula="of:=[$Metrics_AllClassifiers_Equi.B137]" office:value-type="string" office:string-value="EQUIVALENT" calcext:value-type="string">
            <text:p>EQUIVALENT</text:p>
          </table:table-cell>
          <table:table-cell table:formula="of:=[$Metrics_AllClassifiers_Equi.C137]" office:value-type="string" office:string-value="GNB" calcext:value-type="string">
            <text:p>GNB</text:p>
          </table:table-cell>
          <table:table-cell table:formula="of:=[$Metrics_AllClassifiers_Equi.D137]" office:value-type="float" office:value="31.219512195122" calcext:value-type="float">
            <text:p>31.219512195122</text:p>
          </table:table-cell>
          <table:table-cell table:formula="of:=[$Metrics_AllClassifiers_Equi.E137]" office:value-type="float" office:value="4.39238653001464" calcext:value-type="float">
            <text:p>4.39238653001464</text:p>
          </table:table-cell>
          <table:table-cell table:formula="of:=[$Metrics_AllClassifiers_Equi.F137]" office:value-type="float" office:value="36.5853658536585" calcext:value-type="float">
            <text:p>36.5853658536585</text:p>
          </table:table-cell>
          <table:table-cell table:formula="of:=[$Metrics_AllClassifiers_Equi.G137]" office:value-type="float" office:value="7.84313725490196" calcext:value-type="float">
            <text:p>7.84313725490196</text:p>
          </table:table-cell>
          <table:table-cell/>
          <table:table-cell table:formula="of:=[$Metrics_AllClassifiers_Min.A137]" office:value-type="string" office:string-value="quicksort" calcext:value-type="string">
            <text:p>quicksort</text:p>
          </table:table-cell>
          <table:table-cell table:formula="of:=[$Metrics_AllClassifiers_Min.B137]" office:value-type="string" office:string-value="MINIMAL" calcext:value-type="string">
            <text:p>MINIMAL</text:p>
          </table:table-cell>
          <table:table-cell table:formula="of:=[$Metrics_AllClassifiers_Min.C137]" office:value-type="string" office:string-value="LDA" calcext:value-type="string">
            <text:p>LDA</text:p>
          </table:table-cell>
          <table:table-cell table:formula="of:=[$Metrics_AllClassifiers_Min.D137]" office:value-type="float" office:value="88.5853658536585" calcext:value-type="float">
            <text:p>88.5853658536585</text:p>
          </table:table-cell>
          <table:table-cell table:formula="of:=[$Metrics_AllClassifiers_Min.E137]" office:value-type="float" office:value="2.7027027027027" calcext:value-type="float">
            <text:p>2.7027027027027</text:p>
          </table:table-cell>
          <table:table-cell table:formula="of:=[$Metrics_AllClassifiers_Min.F137]" office:value-type="float" office:value="25" calcext:value-type="float">
            <text:p>25</text:p>
          </table:table-cell>
          <table:table-cell table:formula="of:=[$Metrics_AllClassifiers_Min.G137]" office:value-type="float" office:value="4.87804878048781" calcext:value-type="float">
            <text:p>4.87804878048781</text:p>
          </table:table-cell>
        </table:table-row>
        <table:table-row table:style-name="ro1">
          <table:table-cell table:formula="of:=[$Metrics_AllClassifiers_Equi.A138]" office:value-type="string" office:string-value="quicksort" calcext:value-type="string">
            <text:p>quicksort</text:p>
          </table:table-cell>
          <table:table-cell table:formula="of:=[$Metrics_AllClassifiers_Equi.B138]" office:value-type="string" office:string-value="EQUIVALENT" calcext:value-type="string">
            <text:p>EQUIVALENT</text:p>
          </table:table-cell>
          <table:table-cell table:formula="of:=[$Metrics_AllClassifiers_Equi.C138]" office:value-type="string" office:string-value="KNN" calcext:value-type="string">
            <text:p>KNN</text:p>
          </table:table-cell>
          <table:table-cell table:formula="of:=[$Metrics_AllClassifiers_Equi.D138]" office:value-type="float" office:value="63.609756097561" calcext:value-type="float">
            <text:p>63.609756097561</text:p>
          </table:table-cell>
          <table:table-cell table:formula="of:=[$Metrics_AllClassifiers_Equi.E138]" office:value-type="float" office:value="4.67289719626168" calcext:value-type="float">
            <text:p>4.67289719626168</text:p>
          </table:table-cell>
          <table:table-cell table:formula="of:=[$Metrics_AllClassifiers_Equi.F138]" office:value-type="float" office:value="18.2926829268293" calcext:value-type="float">
            <text:p>18.2926829268293</text:p>
          </table:table-cell>
          <table:table-cell table:formula="of:=[$Metrics_AllClassifiers_Equi.G138]" office:value-type="float" office:value="7.44416873449131" calcext:value-type="float">
            <text:p>7.44416873449131</text:p>
          </table:table-cell>
          <table:table-cell/>
          <table:table-cell table:formula="of:=[$Metrics_AllClassifiers_Min.A138]" office:value-type="string" office:string-value="quicksort" calcext:value-type="string">
            <text:p>quicksort</text:p>
          </table:table-cell>
          <table:table-cell table:formula="of:=[$Metrics_AllClassifiers_Min.B138]" office:value-type="string" office:string-value="MINIMAL" calcext:value-type="string">
            <text:p>MINIMAL</text:p>
          </table:table-cell>
          <table:table-cell table:formula="of:=[$Metrics_AllClassifiers_Min.C138]" office:value-type="string" office:string-value="GNB" calcext:value-type="string">
            <text:p>GNB</text:p>
          </table:table-cell>
          <table:table-cell table:formula="of:=[$Metrics_AllClassifiers_Min.D138]" office:value-type="float" office:value="34.3414634146341" calcext:value-type="float">
            <text:p>34.3414634146341</text:p>
          </table:table-cell>
          <table:table-cell table:formula="of:=[$Metrics_AllClassifiers_Min.E138]" office:value-type="float" office:value="0.891530460624071" calcext:value-type="float">
            <text:p>0.891530460624071</text:p>
          </table:table-cell>
          <table:table-cell table:formula="of:=[$Metrics_AllClassifiers_Min.F138]" office:value-type="float" office:value="50" calcext:value-type="float">
            <text:p>50</text:p>
          </table:table-cell>
          <table:table-cell table:formula="of:=[$Metrics_AllClassifiers_Min.G138]" office:value-type="float" office:value="1.75182481751825" calcext:value-type="float">
            <text:p>1.75182481751825</text:p>
          </table:table-cell>
        </table:table-row>
        <table:table-row table:style-name="ro1">
          <table:table-cell table:formula="of:=[$Metrics_AllClassifiers_Equi.A139]" office:value-type="string" office:string-value="quicksort" calcext:value-type="string">
            <text:p>quicksort</text:p>
          </table:table-cell>
          <table:table-cell table:formula="of:=[$Metrics_AllClassifiers_Equi.B139]" office:value-type="string" office:string-value="EQUIVALENT" calcext:value-type="string">
            <text:p>EQUIVALENT</text:p>
          </table:table-cell>
          <table:table-cell table:formula="of:=[$Metrics_AllClassifiers_Equi.C139]" office:value-type="string" office:string-value="RF" calcext:value-type="string">
            <text:p>RF</text:p>
          </table:table-cell>
          <table:table-cell table:formula="of:=[$Metrics_AllClassifiers_Equi.D139]" office:value-type="float" office:value="87.1219512195122" calcext:value-type="float">
            <text:p>87.1219512195122</text:p>
          </table:table-cell>
          <table:table-cell table:formula="of:=[$Metrics_AllClassifiers_Equi.E139]" office:value-type="float" office:value="6.89655172413793" calcext:value-type="float">
            <text:p>6.89655172413793</text:p>
          </table:table-cell>
          <table:table-cell table:formula="of:=[$Metrics_AllClassifiers_Equi.F139]" office:value-type="float" office:value="4.87804878048781" calcext:value-type="float">
            <text:p>4.87804878048781</text:p>
          </table:table-cell>
          <table:table-cell table:formula="of:=[$Metrics_AllClassifiers_Equi.G139]" office:value-type="float" office:value="5.71428571428571" calcext:value-type="float">
            <text:p>5.71428571428571</text:p>
          </table:table-cell>
          <table:table-cell/>
          <table:table-cell table:formula="of:=[$Metrics_AllClassifiers_Min.A139]" office:value-type="string" office:string-value="quicksort" calcext:value-type="string">
            <text:p>quicksort</text:p>
          </table:table-cell>
          <table:table-cell table:formula="of:=[$Metrics_AllClassifiers_Min.B139]" office:value-type="string" office:string-value="MINIMAL" calcext:value-type="string">
            <text:p>MINIMAL</text:p>
          </table:table-cell>
          <table:table-cell table:formula="of:=[$Metrics_AllClassifiers_Min.C139]" office:value-type="string" office:string-value="KNN" calcext:value-type="string">
            <text:p>KNN</text:p>
          </table:table-cell>
          <table:table-cell table:formula="of:=[$Metrics_AllClassifiers_Min.D139]" office:value-type="float" office:value="93.5609756097561" calcext:value-type="float">
            <text:p>93.5609756097561</text:p>
          </table:table-cell>
          <table:table-cell table:formula="of:=[$Metrics_AllClassifiers_Min.E139]" office:value-type="float" office:value="0" calcext:value-type="float">
            <text:p>0</text:p>
          </table:table-cell>
          <table:table-cell table:formula="of:=[$Metrics_AllClassifiers_Min.F139]" office:value-type="float" office:value="0" calcext:value-type="float">
            <text:p>0</text:p>
          </table:table-cell>
          <table:table-cell table:formula="of:=[$Metrics_AllClassifiers_Min.G139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40]" office:value-type="string" office:string-value="quicksort" calcext:value-type="string">
            <text:p>quicksort</text:p>
          </table:table-cell>
          <table:table-cell table:formula="of:=[$Metrics_AllClassifiers_Equi.B140]" office:value-type="string" office:string-value="EQUIVALENT" calcext:value-type="string">
            <text:p>EQUIVALENT</text:p>
          </table:table-cell>
          <table:table-cell table:formula="of:=[$Metrics_AllClassifiers_Equi.C140]" office:value-type="string" office:string-value="LDA" calcext:value-type="string">
            <text:p>LDA</text:p>
          </table:table-cell>
          <table:table-cell table:formula="of:=[$Metrics_AllClassifiers_Equi.D140]" office:value-type="float" office:value="85.4634146341463" calcext:value-type="float">
            <text:p>85.4634146341463</text:p>
          </table:table-cell>
          <table:table-cell table:formula="of:=[$Metrics_AllClassifiers_Equi.E140]" office:value-type="float" office:value="5.33333333333333" calcext:value-type="float">
            <text:p>5.33333333333333</text:p>
          </table:table-cell>
          <table:table-cell table:formula="of:=[$Metrics_AllClassifiers_Equi.F140]" office:value-type="float" office:value="4.87804878048781" calcext:value-type="float">
            <text:p>4.87804878048781</text:p>
          </table:table-cell>
          <table:table-cell table:formula="of:=[$Metrics_AllClassifiers_Equi.G140]" office:value-type="float" office:value="5.09554140127389" calcext:value-type="float">
            <text:p>5.09554140127389</text:p>
          </table:table-cell>
          <table:table-cell/>
          <table:table-cell table:formula="of:=[$Metrics_AllClassifiers_Min.A140]" office:value-type="string" office:string-value="quicksort" calcext:value-type="string">
            <text:p>quicksort</text:p>
          </table:table-cell>
          <table:table-cell table:formula="of:=[$Metrics_AllClassifiers_Min.B140]" office:value-type="string" office:string-value="MINIMAL" calcext:value-type="string">
            <text:p>MINIMAL</text:p>
          </table:table-cell>
          <table:table-cell table:formula="of:=[$Metrics_AllClassifiers_Min.C140]" office:value-type="string" office:string-value="RF" calcext:value-type="string">
            <text:p>RF</text:p>
          </table:table-cell>
          <table:table-cell table:formula="of:=[$Metrics_AllClassifiers_Min.D140]" office:value-type="float" office:value="98.5365853658537" calcext:value-type="float">
            <text:p>98.5365853658537</text:p>
          </table:table-cell>
          <table:table-cell table:formula="of:=[$Metrics_AllClassifiers_Min.E140]" office:value-type="float" office:value="0" calcext:value-type="float">
            <text:p>0</text:p>
          </table:table-cell>
          <table:table-cell table:formula="of:=[$Metrics_AllClassifiers_Min.F140]" office:value-type="float" office:value="0" calcext:value-type="float">
            <text:p>0</text:p>
          </table:table-cell>
          <table:table-cell table:formula="of:=[$Metrics_AllClassifiers_Min.G140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41]" office:value-type="string" office:string-value="quicksort" calcext:value-type="string">
            <text:p>quicksort</text:p>
          </table:table-cell>
          <table:table-cell table:formula="of:=[$Metrics_AllClassifiers_Equi.B141]" office:value-type="string" office:string-value="EQUIVALENT" calcext:value-type="string">
            <text:p>EQUIVALENT</text:p>
          </table:table-cell>
          <table:table-cell table:formula="of:=[$Metrics_AllClassifiers_Equi.C141]" office:value-type="string" office:string-value="LR" calcext:value-type="string">
            <text:p>LR</text:p>
          </table:table-cell>
          <table:table-cell table:formula="of:=[$Metrics_AllClassifiers_Equi.D141]" office:value-type="float" office:value="82.3414634146342" calcext:value-type="float">
            <text:p>82.3414634146342</text:p>
          </table:table-cell>
          <table:table-cell table:formula="of:=[$Metrics_AllClassifiers_Equi.E141]" office:value-type="float" office:value="3.73831775700935" calcext:value-type="float">
            <text:p>3.73831775700935</text:p>
          </table:table-cell>
          <table:table-cell table:formula="of:=[$Metrics_AllClassifiers_Equi.F141]" office:value-type="float" office:value="4.87804878048781" calcext:value-type="float">
            <text:p>4.87804878048781</text:p>
          </table:table-cell>
          <table:table-cell table:formula="of:=[$Metrics_AllClassifiers_Equi.G141]" office:value-type="float" office:value="4.23280423280423" calcext:value-type="float">
            <text:p>4.23280423280423</text:p>
          </table:table-cell>
          <table:table-cell/>
          <table:table-cell table:formula="of:=[$Metrics_AllClassifiers_Min.A141]" office:value-type="string" office:string-value="quicksort" calcext:value-type="string">
            <text:p>quicksort</text:p>
          </table:table-cell>
          <table:table-cell table:formula="of:=[$Metrics_AllClassifiers_Min.B141]" office:value-type="string" office:string-value="MINIMAL" calcext:value-type="string">
            <text:p>MINIMAL</text:p>
          </table:table-cell>
          <table:table-cell table:formula="of:=[$Metrics_AllClassifiers_Min.C141]" office:value-type="string" office:string-value="SVM" calcext:value-type="string">
            <text:p>SVM</text:p>
          </table:table-cell>
          <table:table-cell table:formula="of:=[$Metrics_AllClassifiers_Min.D141]" office:value-type="float" office:value="93.5609756097561" calcext:value-type="float">
            <text:p>93.5609756097561</text:p>
          </table:table-cell>
          <table:table-cell table:formula="of:=[$Metrics_AllClassifiers_Min.E141]" office:value-type="float" office:value="0" calcext:value-type="float">
            <text:p>0</text:p>
          </table:table-cell>
          <table:table-cell table:formula="of:=[$Metrics_AllClassifiers_Min.F141]" office:value-type="float" office:value="0" calcext:value-type="float">
            <text:p>0</text:p>
          </table:table-cell>
          <table:table-cell table:formula="of:=[$Metrics_AllClassifiers_Min.G141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42]" office:value-type="string" office:string-value="RecursiveSelectionSort" calcext:value-type="string">
            <text:p>RecursiveSelectionSort</text:p>
          </table:table-cell>
          <table:table-cell table:formula="of:=[$Metrics_AllClassifiers_Equi.B142]" office:value-type="string" office:string-value="EQUIVALENT" calcext:value-type="string">
            <text:p>EQUIVALENT</text:p>
          </table:table-cell>
          <table:table-cell table:formula="of:=[$Metrics_AllClassifiers_Equi.C142]" office:value-type="string" office:string-value="SVM" calcext:value-type="string">
            <text:p>SVM</text:p>
          </table:table-cell>
          <table:table-cell table:formula="of:=[$Metrics_AllClassifiers_Equi.D142]" office:value-type="float" office:value="61.1913357400722" calcext:value-type="float">
            <text:p>61.1913357400722</text:p>
          </table:table-cell>
          <table:table-cell table:formula="of:=[$Metrics_AllClassifiers_Equi.E142]" office:value-type="float" office:value="9.41704035874439" calcext:value-type="float">
            <text:p>9.41704035874439</text:p>
          </table:table-cell>
          <table:table-cell table:formula="of:=[$Metrics_AllClassifiers_Equi.F142]" office:value-type="float" office:value="61.7647058823529" calcext:value-type="float">
            <text:p>61.7647058823529</text:p>
          </table:table-cell>
          <table:table-cell table:formula="of:=[$Metrics_AllClassifiers_Equi.G142]" office:value-type="float" office:value="16.3424124513619" calcext:value-type="float">
            <text:p>16.3424124513619</text:p>
          </table:table-cell>
          <table:table-cell/>
          <table:table-cell table:formula="of:=[$Metrics_AllClassifiers_Min.A142]" office:value-type="string" office:string-value="RecursiveSelectionSort" calcext:value-type="string">
            <text:p>RecursiveSelectionSort</text:p>
          </table:table-cell>
          <table:table-cell table:formula="of:=[$Metrics_AllClassifiers_Min.B142]" office:value-type="string" office:string-value="MINIMAL" calcext:value-type="string">
            <text:p>MINIMAL</text:p>
          </table:table-cell>
          <table:table-cell table:formula="of:=[$Metrics_AllClassifiers_Min.C142]" office:value-type="string" office:string-value="SVM" calcext:value-type="string">
            <text:p>SVM</text:p>
          </table:table-cell>
          <table:table-cell table:formula="of:=[$Metrics_AllClassifiers_Min.D142]" office:value-type="float" office:value="81.9494584837545" calcext:value-type="float">
            <text:p>81.9494584837545</text:p>
          </table:table-cell>
          <table:table-cell table:formula="of:=[$Metrics_AllClassifiers_Min.E142]" office:value-type="float" office:value="8.65384615384615" calcext:value-type="float">
            <text:p>8.65384615384615</text:p>
          </table:table-cell>
          <table:table-cell table:formula="of:=[$Metrics_AllClassifiers_Min.F142]" office:value-type="float" office:value="64.2857142857143" calcext:value-type="float">
            <text:p>64.2857142857143</text:p>
          </table:table-cell>
          <table:table-cell table:formula="of:=[$Metrics_AllClassifiers_Min.G142]" office:value-type="float" office:value="15.2542372881356" calcext:value-type="float">
            <text:p>15.2542372881356</text:p>
          </table:table-cell>
        </table:table-row>
        <table:table-row table:style-name="ro1">
          <table:table-cell table:formula="of:=[$Metrics_AllClassifiers_Equi.A143]" office:value-type="string" office:string-value="RecursiveSelectionSort" calcext:value-type="string">
            <text:p>RecursiveSelectionSort</text:p>
          </table:table-cell>
          <table:table-cell table:formula="of:=[$Metrics_AllClassifiers_Equi.B143]" office:value-type="string" office:string-value="EQUIVALENT" calcext:value-type="string">
            <text:p>EQUIVALENT</text:p>
          </table:table-cell>
          <table:table-cell table:formula="of:=[$Metrics_AllClassifiers_Equi.C143]" office:value-type="string" office:string-value="RF" calcext:value-type="string">
            <text:p>RF</text:p>
          </table:table-cell>
          <table:table-cell table:formula="of:=[$Metrics_AllClassifiers_Equi.D143]" office:value-type="float" office:value="64.8014440433213" calcext:value-type="float">
            <text:p>64.8014440433213</text:p>
          </table:table-cell>
          <table:table-cell table:formula="of:=[$Metrics_AllClassifiers_Equi.E143]" office:value-type="float" office:value="8.71794871794872" calcext:value-type="float">
            <text:p>8.71794871794872</text:p>
          </table:table-cell>
          <table:table-cell table:formula="of:=[$Metrics_AllClassifiers_Equi.F143]" office:value-type="float" office:value="50" calcext:value-type="float">
            <text:p>50</text:p>
          </table:table-cell>
          <table:table-cell table:formula="of:=[$Metrics_AllClassifiers_Equi.G143]" office:value-type="float" office:value="14.8471615720524" calcext:value-type="float">
            <text:p>14.8471615720524</text:p>
          </table:table-cell>
          <table:table-cell/>
          <table:table-cell table:formula="of:=[$Metrics_AllClassifiers_Min.A143]" office:value-type="string" office:string-value="RecursiveSelectionSort" calcext:value-type="string">
            <text:p>RecursiveSelectionSort</text:p>
          </table:table-cell>
          <table:table-cell table:formula="of:=[$Metrics_AllClassifiers_Min.B143]" office:value-type="string" office:string-value="MINIMAL" calcext:value-type="string">
            <text:p>MINIMAL</text:p>
          </table:table-cell>
          <table:table-cell table:formula="of:=[$Metrics_AllClassifiers_Min.C143]" office:value-type="string" office:string-value="DT" calcext:value-type="string">
            <text:p>DT</text:p>
          </table:table-cell>
          <table:table-cell table:formula="of:=[$Metrics_AllClassifiers_Min.D143]" office:value-type="float" office:value="92.4187725631769" calcext:value-type="float">
            <text:p>92.4187725631769</text:p>
          </table:table-cell>
          <table:table-cell table:formula="of:=[$Metrics_AllClassifiers_Min.E143]" office:value-type="float" office:value="8.82352941176471" calcext:value-type="float">
            <text:p>8.82352941176471</text:p>
          </table:table-cell>
          <table:table-cell table:formula="of:=[$Metrics_AllClassifiers_Min.F143]" office:value-type="float" office:value="21.4285714285714" calcext:value-type="float">
            <text:p>21.4285714285714</text:p>
          </table:table-cell>
          <table:table-cell table:formula="of:=[$Metrics_AllClassifiers_Min.G143]" office:value-type="float" office:value="12.5" calcext:value-type="float">
            <text:p>12.5</text:p>
          </table:table-cell>
        </table:table-row>
        <table:table-row table:style-name="ro1">
          <table:table-cell table:formula="of:=[$Metrics_AllClassifiers_Equi.A144]" office:value-type="string" office:string-value="RecursiveSelectionSort" calcext:value-type="string">
            <text:p>RecursiveSelectionSort</text:p>
          </table:table-cell>
          <table:table-cell table:formula="of:=[$Metrics_AllClassifiers_Equi.B144]" office:value-type="string" office:string-value="EQUIVALENT" calcext:value-type="string">
            <text:p>EQUIVALENT</text:p>
          </table:table-cell>
          <table:table-cell table:formula="of:=[$Metrics_AllClassifiers_Equi.C144]" office:value-type="string" office:string-value="LDA" calcext:value-type="string">
            <text:p>LDA</text:p>
          </table:table-cell>
          <table:table-cell table:formula="of:=[$Metrics_AllClassifiers_Equi.D144]" office:value-type="float" office:value="64.2599277978339" calcext:value-type="float">
            <text:p>64.2599277978339</text:p>
          </table:table-cell>
          <table:table-cell table:formula="of:=[$Metrics_AllClassifiers_Equi.E144]" office:value-type="float" office:value="8.58585858585859" calcext:value-type="float">
            <text:p>8.58585858585859</text:p>
          </table:table-cell>
          <table:table-cell table:formula="of:=[$Metrics_AllClassifiers_Equi.F144]" office:value-type="float" office:value="50" calcext:value-type="float">
            <text:p>50</text:p>
          </table:table-cell>
          <table:table-cell table:formula="of:=[$Metrics_AllClassifiers_Equi.G144]" office:value-type="float" office:value="14.6551724137931" calcext:value-type="float">
            <text:p>14.6551724137931</text:p>
          </table:table-cell>
          <table:table-cell/>
          <table:table-cell table:formula="of:=[$Metrics_AllClassifiers_Min.A144]" office:value-type="string" office:string-value="RecursiveSelectionSort" calcext:value-type="string">
            <text:p>RecursiveSelectionSort</text:p>
          </table:table-cell>
          <table:table-cell table:formula="of:=[$Metrics_AllClassifiers_Min.B144]" office:value-type="string" office:string-value="MINIMAL" calcext:value-type="string">
            <text:p>MINIMAL</text:p>
          </table:table-cell>
          <table:table-cell table:formula="of:=[$Metrics_AllClassifiers_Min.C144]" office:value-type="string" office:string-value="LR" calcext:value-type="string">
            <text:p>LR</text:p>
          </table:table-cell>
          <table:table-cell table:formula="of:=[$Metrics_AllClassifiers_Min.D144]" office:value-type="float" office:value="72.9241877256318" calcext:value-type="float">
            <text:p>72.9241877256318</text:p>
          </table:table-cell>
          <table:table-cell table:formula="of:=[$Metrics_AllClassifiers_Min.E144]" office:value-type="float" office:value="4.66666666666667" calcext:value-type="float">
            <text:p>4.66666666666667</text:p>
          </table:table-cell>
          <table:table-cell table:formula="of:=[$Metrics_AllClassifiers_Min.F144]" office:value-type="float" office:value="50" calcext:value-type="float">
            <text:p>50</text:p>
          </table:table-cell>
          <table:table-cell table:formula="of:=[$Metrics_AllClassifiers_Min.G144]" office:value-type="float" office:value="8.53658536585366" calcext:value-type="float">
            <text:p>8.53658536585366</text:p>
          </table:table-cell>
        </table:table-row>
        <table:table-row table:style-name="ro1">
          <table:table-cell table:formula="of:=[$Metrics_AllClassifiers_Equi.A145]" office:value-type="string" office:string-value="RecursiveSelectionSort" calcext:value-type="string">
            <text:p>RecursiveSelectionSort</text:p>
          </table:table-cell>
          <table:table-cell table:formula="of:=[$Metrics_AllClassifiers_Equi.B145]" office:value-type="string" office:string-value="EQUIVALENT" calcext:value-type="string">
            <text:p>EQUIVALENT</text:p>
          </table:table-cell>
          <table:table-cell table:formula="of:=[$Metrics_AllClassifiers_Equi.C145]" office:value-type="string" office:string-value="KNN" calcext:value-type="string">
            <text:p>KNN</text:p>
          </table:table-cell>
          <table:table-cell table:formula="of:=[$Metrics_AllClassifiers_Equi.D145]" office:value-type="float" office:value="51.8050541516246" calcext:value-type="float">
            <text:p>51.8050541516246</text:p>
          </table:table-cell>
          <table:table-cell table:formula="of:=[$Metrics_AllClassifiers_Equi.E145]" office:value-type="float" office:value="7.32600732600733" calcext:value-type="float">
            <text:p>7.32600732600733</text:p>
          </table:table-cell>
          <table:table-cell table:formula="of:=[$Metrics_AllClassifiers_Equi.F145]" office:value-type="float" office:value="58.8235294117647" calcext:value-type="float">
            <text:p>58.8235294117647</text:p>
          </table:table-cell>
          <table:table-cell table:formula="of:=[$Metrics_AllClassifiers_Equi.G145]" office:value-type="float" office:value="13.0293159609121" calcext:value-type="float">
            <text:p>13.0293159609121</text:p>
          </table:table-cell>
          <table:table-cell/>
          <table:table-cell table:formula="of:=[$Metrics_AllClassifiers_Min.A145]" office:value-type="string" office:string-value="RecursiveSelectionSort" calcext:value-type="string">
            <text:p>RecursiveSelectionSort</text:p>
          </table:table-cell>
          <table:table-cell table:formula="of:=[$Metrics_AllClassifiers_Min.B145]" office:value-type="string" office:string-value="MINIMAL" calcext:value-type="string">
            <text:p>MINIMAL</text:p>
          </table:table-cell>
          <table:table-cell table:formula="of:=[$Metrics_AllClassifiers_Min.C145]" office:value-type="string" office:string-value="LDA" calcext:value-type="string">
            <text:p>LDA</text:p>
          </table:table-cell>
          <table:table-cell table:formula="of:=[$Metrics_AllClassifiers_Min.D145]" office:value-type="float" office:value="65.884476534296" calcext:value-type="float">
            <text:p>65.884476534296</text:p>
          </table:table-cell>
          <table:table-cell table:formula="of:=[$Metrics_AllClassifiers_Min.E145]" office:value-type="float" office:value="2.18579234972678" calcext:value-type="float">
            <text:p>2.18579234972678</text:p>
          </table:table-cell>
          <table:table-cell table:formula="of:=[$Metrics_AllClassifiers_Min.F145]" office:value-type="float" office:value="28.5714285714286" calcext:value-type="float">
            <text:p>28.5714285714286</text:p>
          </table:table-cell>
          <table:table-cell table:formula="of:=[$Metrics_AllClassifiers_Min.G145]" office:value-type="float" office:value="4.06091370558376" calcext:value-type="float">
            <text:p>4.06091370558376</text:p>
          </table:table-cell>
        </table:table-row>
        <table:table-row table:style-name="ro1">
          <table:table-cell table:formula="of:=[$Metrics_AllClassifiers_Equi.A146]" office:value-type="string" office:string-value="RecursiveSelectionSort" calcext:value-type="string">
            <text:p>RecursiveSelectionSort</text:p>
          </table:table-cell>
          <table:table-cell table:formula="of:=[$Metrics_AllClassifiers_Equi.B146]" office:value-type="string" office:string-value="EQUIVALENT" calcext:value-type="string">
            <text:p>EQUIVALENT</text:p>
          </table:table-cell>
          <table:table-cell table:formula="of:=[$Metrics_AllClassifiers_Equi.C146]" office:value-type="string" office:string-value="GNB" calcext:value-type="string">
            <text:p>GNB</text:p>
          </table:table-cell>
          <table:table-cell table:formula="of:=[$Metrics_AllClassifiers_Equi.D146]" office:value-type="float" office:value="25.0902527075812" calcext:value-type="float">
            <text:p>25.0902527075812</text:p>
          </table:table-cell>
          <table:table-cell table:formula="of:=[$Metrics_AllClassifiers_Equi.E146]" office:value-type="float" office:value="6.60592255125285" calcext:value-type="float">
            <text:p>6.60592255125285</text:p>
          </table:table-cell>
          <table:table-cell table:formula="of:=[$Metrics_AllClassifiers_Equi.F146]" office:value-type="float" office:value="85.2941176470588" calcext:value-type="float">
            <text:p>85.2941176470588</text:p>
          </table:table-cell>
          <table:table-cell table:formula="of:=[$Metrics_AllClassifiers_Equi.G146]" office:value-type="float" office:value="12.262156448203" calcext:value-type="float">
            <text:p>12.262156448203</text:p>
          </table:table-cell>
          <table:table-cell/>
          <table:table-cell table:formula="of:=[$Metrics_AllClassifiers_Min.A146]" office:value-type="string" office:string-value="RecursiveSelectionSort" calcext:value-type="string">
            <text:p>RecursiveSelectionSort</text:p>
          </table:table-cell>
          <table:table-cell table:formula="of:=[$Metrics_AllClassifiers_Min.B146]" office:value-type="string" office:string-value="MINIMAL" calcext:value-type="string">
            <text:p>MINIMAL</text:p>
          </table:table-cell>
          <table:table-cell table:formula="of:=[$Metrics_AllClassifiers_Min.C146]" office:value-type="string" office:string-value="GNB" calcext:value-type="string">
            <text:p>GNB</text:p>
          </table:table-cell>
          <table:table-cell table:formula="of:=[$Metrics_AllClassifiers_Min.D146]" office:value-type="float" office:value="42.7797833935018" calcext:value-type="float">
            <text:p>42.7797833935018</text:p>
          </table:table-cell>
          <table:table-cell table:formula="of:=[$Metrics_AllClassifiers_Min.E146]" office:value-type="float" office:value="1.9047619047619" calcext:value-type="float">
            <text:p>1.9047619047619</text:p>
          </table:table-cell>
          <table:table-cell table:formula="of:=[$Metrics_AllClassifiers_Min.F146]" office:value-type="float" office:value="42.8571428571429" calcext:value-type="float">
            <text:p>42.8571428571429</text:p>
          </table:table-cell>
          <table:table-cell table:formula="of:=[$Metrics_AllClassifiers_Min.G146]" office:value-type="float" office:value="3.64741641337386" calcext:value-type="float">
            <text:p>3.64741641337386</text:p>
          </table:table-cell>
        </table:table-row>
        <table:table-row table:style-name="ro1">
          <table:table-cell table:formula="of:=[$Metrics_AllClassifiers_Equi.A147]" office:value-type="string" office:string-value="RecursiveSelectionSort" calcext:value-type="string">
            <text:p>RecursiveSelectionSort</text:p>
          </table:table-cell>
          <table:table-cell table:formula="of:=[$Metrics_AllClassifiers_Equi.B147]" office:value-type="string" office:string-value="EQUIVALENT" calcext:value-type="string">
            <text:p>EQUIVALENT</text:p>
          </table:table-cell>
          <table:table-cell table:formula="of:=[$Metrics_AllClassifiers_Equi.C147]" office:value-type="string" office:string-value="LR" calcext:value-type="string">
            <text:p>LR</text:p>
          </table:table-cell>
          <table:table-cell table:formula="of:=[$Metrics_AllClassifiers_Equi.D147]" office:value-type="float" office:value="59.2057761732852" calcext:value-type="float">
            <text:p>59.2057761732852</text:p>
          </table:table-cell>
          <table:table-cell table:formula="of:=[$Metrics_AllClassifiers_Equi.E147]" office:value-type="float" office:value="5.96330275229358" calcext:value-type="float">
            <text:p>5.96330275229358</text:p>
          </table:table-cell>
          <table:table-cell table:formula="of:=[$Metrics_AllClassifiers_Equi.F147]" office:value-type="float" office:value="38.2352941176471" calcext:value-type="float">
            <text:p>38.2352941176471</text:p>
          </table:table-cell>
          <table:table-cell table:formula="of:=[$Metrics_AllClassifiers_Equi.G147]" office:value-type="float" office:value="10.3174603174603" calcext:value-type="float">
            <text:p>10.3174603174603</text:p>
          </table:table-cell>
          <table:table-cell/>
          <table:table-cell table:formula="of:=[$Metrics_AllClassifiers_Min.A147]" office:value-type="string" office:string-value="RecursiveSelectionSort" calcext:value-type="string">
            <text:p>RecursiveSelectionSort</text:p>
          </table:table-cell>
          <table:table-cell table:formula="of:=[$Metrics_AllClassifiers_Min.B147]" office:value-type="string" office:string-value="MINIMAL" calcext:value-type="string">
            <text:p>MINIMAL</text:p>
          </table:table-cell>
          <table:table-cell table:formula="of:=[$Metrics_AllClassifiers_Min.C147]" office:value-type="string" office:string-value="KNN" calcext:value-type="string">
            <text:p>KNN</text:p>
          </table:table-cell>
          <table:table-cell table:formula="of:=[$Metrics_AllClassifiers_Min.D147]" office:value-type="float" office:value="70.0361010830325" calcext:value-type="float">
            <text:p>70.0361010830325</text:p>
          </table:table-cell>
          <table:table-cell table:formula="of:=[$Metrics_AllClassifiers_Min.E147]" office:value-type="float" office:value="1.28205128205128" calcext:value-type="float">
            <text:p>1.28205128205128</text:p>
          </table:table-cell>
          <table:table-cell table:formula="of:=[$Metrics_AllClassifiers_Min.F147]" office:value-type="float" office:value="14.2857142857143" calcext:value-type="float">
            <text:p>14.2857142857143</text:p>
          </table:table-cell>
          <table:table-cell table:formula="of:=[$Metrics_AllClassifiers_Min.G147]" office:value-type="float" office:value="2.35294117647059" calcext:value-type="float">
            <text:p>2.35294117647059</text:p>
          </table:table-cell>
        </table:table-row>
        <table:table-row table:style-name="ro1">
          <table:table-cell table:formula="of:=[$Metrics_AllClassifiers_Equi.A148]" office:value-type="string" office:string-value="RecursiveSelectionSort" calcext:value-type="string">
            <text:p>RecursiveSelectionSort</text:p>
          </table:table-cell>
          <table:table-cell table:formula="of:=[$Metrics_AllClassifiers_Equi.B148]" office:value-type="string" office:string-value="EQUIVALENT" calcext:value-type="string">
            <text:p>EQUIVALENT</text:p>
          </table:table-cell>
          <table:table-cell table:formula="of:=[$Metrics_AllClassifiers_Equi.C148]" office:value-type="string" office:string-value="DT" calcext:value-type="string">
            <text:p>DT</text:p>
          </table:table-cell>
          <table:table-cell table:formula="of:=[$Metrics_AllClassifiers_Equi.D148]" office:value-type="float" office:value="65.884476534296" calcext:value-type="float">
            <text:p>65.884476534296</text:p>
          </table:table-cell>
          <table:table-cell table:formula="of:=[$Metrics_AllClassifiers_Equi.E148]" office:value-type="float" office:value="5.71428571428571" calcext:value-type="float">
            <text:p>5.71428571428571</text:p>
          </table:table-cell>
          <table:table-cell table:formula="of:=[$Metrics_AllClassifiers_Equi.F148]" office:value-type="float" office:value="29.4117647058824" calcext:value-type="float">
            <text:p>29.4117647058824</text:p>
          </table:table-cell>
          <table:table-cell table:formula="of:=[$Metrics_AllClassifiers_Equi.G148]" office:value-type="float" office:value="9.56937799043062" calcext:value-type="float">
            <text:p>9.56937799043062</text:p>
          </table:table-cell>
          <table:table-cell/>
          <table:table-cell table:formula="of:=[$Metrics_AllClassifiers_Min.A148]" office:value-type="string" office:string-value="RecursiveSelectionSort" calcext:value-type="string">
            <text:p>RecursiveSelectionSort</text:p>
          </table:table-cell>
          <table:table-cell table:formula="of:=[$Metrics_AllClassifiers_Min.B148]" office:value-type="string" office:string-value="MINIMAL" calcext:value-type="string">
            <text:p>MINIMAL</text:p>
          </table:table-cell>
          <table:table-cell table:formula="of:=[$Metrics_AllClassifiers_Min.C148]" office:value-type="string" office:string-value="RF" calcext:value-type="string">
            <text:p>RF</text:p>
          </table:table-cell>
          <table:table-cell table:formula="of:=[$Metrics_AllClassifiers_Min.D148]" office:value-type="float" office:value="97.1119133574007" calcext:value-type="float">
            <text:p>97.1119133574007</text:p>
          </table:table-cell>
          <table:table-cell table:formula="of:=[$Metrics_AllClassifiers_Min.E148]" office:value-type="float" office:value="0" calcext:value-type="float">
            <text:p>0</text:p>
          </table:table-cell>
          <table:table-cell table:formula="of:=[$Metrics_AllClassifiers_Min.F148]" office:value-type="float" office:value="0" calcext:value-type="float">
            <text:p>0</text:p>
          </table:table-cell>
          <table:table-cell table:formula="of:=[$Metrics_AllClassifiers_Min.G148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49]" office:value-type="string" office:string-value="sum" calcext:value-type="string">
            <text:p>sum</text:p>
          </table:table-cell>
          <table:table-cell table:formula="of:=[$Metrics_AllClassifiers_Equi.B149]" office:value-type="string" office:string-value="EQUIVALENT" calcext:value-type="string">
            <text:p>EQUIVALENT</text:p>
          </table:table-cell>
          <table:table-cell table:formula="of:=[$Metrics_AllClassifiers_Equi.C149]" office:value-type="string" office:string-value="DT" calcext:value-type="string">
            <text:p>DT</text:p>
          </table:table-cell>
          <table:table-cell table:formula="of:=[$Metrics_AllClassifiers_Equi.D149]" office:value-type="float" office:value="89.6341463414634" calcext:value-type="float">
            <text:p>89.6341463414634</text:p>
          </table:table-cell>
          <table:table-cell table:formula="of:=[$Metrics_AllClassifiers_Equi.E149]" office:value-type="float" office:value="31.25" calcext:value-type="float">
            <text:p>31.25</text:p>
          </table:table-cell>
          <table:table-cell table:formula="of:=[$Metrics_AllClassifiers_Equi.F149]" office:value-type="float" office:value="45.4545454545455" calcext:value-type="float">
            <text:p>45.4545454545455</text:p>
          </table:table-cell>
          <table:table-cell table:formula="of:=[$Metrics_AllClassifiers_Equi.G149]" office:value-type="float" office:value="37.037037037037" calcext:value-type="float">
            <text:p>37.037037037037</text:p>
          </table:table-cell>
          <table:table-cell/>
          <table:table-cell table:formula="of:=[$Metrics_AllClassifiers_Min.A149]" office:value-type="string" office:string-value="sum" calcext:value-type="string">
            <text:p>sum</text:p>
          </table:table-cell>
          <table:table-cell table:formula="of:=[$Metrics_AllClassifiers_Min.B149]" office:value-type="string" office:string-value="MINIMAL" calcext:value-type="string">
            <text:p>MINIMAL</text:p>
          </table:table-cell>
          <table:table-cell table:formula="of:=[$Metrics_AllClassifiers_Min.C149]" office:value-type="string" office:string-value="LDA" calcext:value-type="string">
            <text:p>LDA</text:p>
          </table:table-cell>
          <table:table-cell table:formula="of:=[$Metrics_AllClassifiers_Min.D149]" office:value-type="float" office:value="59.1463414634146" calcext:value-type="float">
            <text:p>59.1463414634146</text:p>
          </table:table-cell>
          <table:table-cell table:formula="of:=[$Metrics_AllClassifiers_Min.E149]" office:value-type="float" office:value="10.958904109589" calcext:value-type="float">
            <text:p>10.958904109589</text:p>
          </table:table-cell>
          <table:table-cell table:formula="of:=[$Metrics_AllClassifiers_Min.F149]" office:value-type="float" office:value="80" calcext:value-type="float">
            <text:p>80</text:p>
          </table:table-cell>
          <table:table-cell table:formula="of:=[$Metrics_AllClassifiers_Min.G149]" office:value-type="float" office:value="19.2771084337349" calcext:value-type="float">
            <text:p>19.2771084337349</text:p>
          </table:table-cell>
        </table:table-row>
        <table:table-row table:style-name="ro1">
          <table:table-cell table:formula="of:=[$Metrics_AllClassifiers_Equi.A150]" office:value-type="string" office:string-value="sum" calcext:value-type="string">
            <text:p>sum</text:p>
          </table:table-cell>
          <table:table-cell table:formula="of:=[$Metrics_AllClassifiers_Equi.B150]" office:value-type="string" office:string-value="EQUIVALENT" calcext:value-type="string">
            <text:p>EQUIVALENT</text:p>
          </table:table-cell>
          <table:table-cell table:formula="of:=[$Metrics_AllClassifiers_Equi.C150]" office:value-type="string" office:string-value="RF" calcext:value-type="string">
            <text:p>RF</text:p>
          </table:table-cell>
          <table:table-cell table:formula="of:=[$Metrics_AllClassifiers_Equi.D150]" office:value-type="float" office:value="80.4878048780488" calcext:value-type="float">
            <text:p>80.4878048780488</text:p>
          </table:table-cell>
          <table:table-cell table:formula="of:=[$Metrics_AllClassifiers_Equi.E150]" office:value-type="float" office:value="18.1818181818182" calcext:value-type="float">
            <text:p>18.1818181818182</text:p>
          </table:table-cell>
          <table:table-cell table:formula="of:=[$Metrics_AllClassifiers_Equi.F150]" office:value-type="float" office:value="54.5454545454545" calcext:value-type="float">
            <text:p>54.5454545454545</text:p>
          </table:table-cell>
          <table:table-cell table:formula="of:=[$Metrics_AllClassifiers_Equi.G150]" office:value-type="float" office:value="27.2727272727273" calcext:value-type="float">
            <text:p>27.2727272727273</text:p>
          </table:table-cell>
          <table:table-cell/>
          <table:table-cell table:formula="of:=[$Metrics_AllClassifiers_Min.A150]" office:value-type="string" office:string-value="sum" calcext:value-type="string">
            <text:p>sum</text:p>
          </table:table-cell>
          <table:table-cell table:formula="of:=[$Metrics_AllClassifiers_Min.B150]" office:value-type="string" office:string-value="MINIMAL" calcext:value-type="string">
            <text:p>MINIMAL</text:p>
          </table:table-cell>
          <table:table-cell table:formula="of:=[$Metrics_AllClassifiers_Min.C150]" office:value-type="string" office:string-value="LR" calcext:value-type="string">
            <text:p>LR</text:p>
          </table:table-cell>
          <table:table-cell table:formula="of:=[$Metrics_AllClassifiers_Min.D150]" office:value-type="float" office:value="62.1951219512195" calcext:value-type="float">
            <text:p>62.1951219512195</text:p>
          </table:table-cell>
          <table:table-cell table:formula="of:=[$Metrics_AllClassifiers_Min.E150]" office:value-type="float" office:value="10.6060606060606" calcext:value-type="float">
            <text:p>10.6060606060606</text:p>
          </table:table-cell>
          <table:table-cell table:formula="of:=[$Metrics_AllClassifiers_Min.F150]" office:value-type="float" office:value="70" calcext:value-type="float">
            <text:p>70</text:p>
          </table:table-cell>
          <table:table-cell table:formula="of:=[$Metrics_AllClassifiers_Min.G150]" office:value-type="float" office:value="18.4210526315789" calcext:value-type="float">
            <text:p>18.4210526315789</text:p>
          </table:table-cell>
        </table:table-row>
        <table:table-row table:style-name="ro1">
          <table:table-cell table:formula="of:=[$Metrics_AllClassifiers_Equi.A151]" office:value-type="string" office:string-value="sum" calcext:value-type="string">
            <text:p>sum</text:p>
          </table:table-cell>
          <table:table-cell table:formula="of:=[$Metrics_AllClassifiers_Equi.B151]" office:value-type="string" office:string-value="EQUIVALENT" calcext:value-type="string">
            <text:p>EQUIVALENT</text:p>
          </table:table-cell>
          <table:table-cell table:formula="of:=[$Metrics_AllClassifiers_Equi.C151]" office:value-type="string" office:string-value="KNN" calcext:value-type="string">
            <text:p>KNN</text:p>
          </table:table-cell>
          <table:table-cell table:formula="of:=[$Metrics_AllClassifiers_Equi.D151]" office:value-type="float" office:value="76.8292682926829" calcext:value-type="float">
            <text:p>76.8292682926829</text:p>
          </table:table-cell>
          <table:table-cell table:formula="of:=[$Metrics_AllClassifiers_Equi.E151]" office:value-type="float" office:value="13.5135135135135" calcext:value-type="float">
            <text:p>13.5135135135135</text:p>
          </table:table-cell>
          <table:table-cell table:formula="of:=[$Metrics_AllClassifiers_Equi.F151]" office:value-type="float" office:value="45.4545454545455" calcext:value-type="float">
            <text:p>45.4545454545455</text:p>
          </table:table-cell>
          <table:table-cell table:formula="of:=[$Metrics_AllClassifiers_Equi.G151]" office:value-type="float" office:value="20.8333333333333" calcext:value-type="float">
            <text:p>20.8333333333333</text:p>
          </table:table-cell>
          <table:table-cell/>
          <table:table-cell table:formula="of:=[$Metrics_AllClassifiers_Min.A151]" office:value-type="string" office:string-value="sum" calcext:value-type="string">
            <text:p>sum</text:p>
          </table:table-cell>
          <table:table-cell table:formula="of:=[$Metrics_AllClassifiers_Min.B151]" office:value-type="string" office:string-value="MINIMAL" calcext:value-type="string">
            <text:p>MINIMAL</text:p>
          </table:table-cell>
          <table:table-cell table:formula="of:=[$Metrics_AllClassifiers_Min.C151]" office:value-type="string" office:string-value="DT" calcext:value-type="string">
            <text:p>DT</text:p>
          </table:table-cell>
          <table:table-cell table:formula="of:=[$Metrics_AllClassifiers_Min.D151]" office:value-type="float" office:value="83.5365853658537" calcext:value-type="float">
            <text:p>83.5365853658537</text:p>
          </table:table-cell>
          <table:table-cell table:formula="of:=[$Metrics_AllClassifiers_Min.E151]" office:value-type="float" office:value="13.0434782608696" calcext:value-type="float">
            <text:p>13.0434782608696</text:p>
          </table:table-cell>
          <table:table-cell table:formula="of:=[$Metrics_AllClassifiers_Min.F151]" office:value-type="float" office:value="30" calcext:value-type="float">
            <text:p>30</text:p>
          </table:table-cell>
          <table:table-cell table:formula="of:=[$Metrics_AllClassifiers_Min.G151]" office:value-type="float" office:value="18.1818181818182" calcext:value-type="float">
            <text:p>18.1818181818182</text:p>
          </table:table-cell>
        </table:table-row>
        <table:table-row table:style-name="ro1">
          <table:table-cell table:formula="of:=[$Metrics_AllClassifiers_Equi.A152]" office:value-type="string" office:string-value="sum" calcext:value-type="string">
            <text:p>sum</text:p>
          </table:table-cell>
          <table:table-cell table:formula="of:=[$Metrics_AllClassifiers_Equi.B152]" office:value-type="string" office:string-value="EQUIVALENT" calcext:value-type="string">
            <text:p>EQUIVALENT</text:p>
          </table:table-cell>
          <table:table-cell table:formula="of:=[$Metrics_AllClassifiers_Equi.C152]" office:value-type="string" office:string-value="LR" calcext:value-type="string">
            <text:p>LR</text:p>
          </table:table-cell>
          <table:table-cell table:formula="of:=[$Metrics_AllClassifiers_Equi.D152]" office:value-type="float" office:value="45.1219512195122" calcext:value-type="float">
            <text:p>45.1219512195122</text:p>
          </table:table-cell>
          <table:table-cell table:formula="of:=[$Metrics_AllClassifiers_Equi.E152]" office:value-type="float" office:value="8.42105263157895" calcext:value-type="float">
            <text:p>8.42105263157895</text:p>
          </table:table-cell>
          <table:table-cell table:formula="of:=[$Metrics_AllClassifiers_Equi.F152]" office:value-type="float" office:value="72.7272727272727" calcext:value-type="float">
            <text:p>72.7272727272727</text:p>
          </table:table-cell>
          <table:table-cell table:formula="of:=[$Metrics_AllClassifiers_Equi.G152]" office:value-type="float" office:value="15.0943396226415" calcext:value-type="float">
            <text:p>15.0943396226415</text:p>
          </table:table-cell>
          <table:table-cell/>
          <table:table-cell table:formula="of:=[$Metrics_AllClassifiers_Min.A152]" office:value-type="string" office:string-value="sum" calcext:value-type="string">
            <text:p>sum</text:p>
          </table:table-cell>
          <table:table-cell table:formula="of:=[$Metrics_AllClassifiers_Min.B152]" office:value-type="string" office:string-value="MINIMAL" calcext:value-type="string">
            <text:p>MINIMAL</text:p>
          </table:table-cell>
          <table:table-cell table:formula="of:=[$Metrics_AllClassifiers_Min.C152]" office:value-type="string" office:string-value="GNB" calcext:value-type="string">
            <text:p>GNB</text:p>
          </table:table-cell>
          <table:table-cell table:formula="of:=[$Metrics_AllClassifiers_Min.D152]" office:value-type="float" office:value="52.4390243902439" calcext:value-type="float">
            <text:p>52.4390243902439</text:p>
          </table:table-cell>
          <table:table-cell table:formula="of:=[$Metrics_AllClassifiers_Min.E152]" office:value-type="float" office:value="8.53658536585366" calcext:value-type="float">
            <text:p>8.53658536585366</text:p>
          </table:table-cell>
          <table:table-cell table:formula="of:=[$Metrics_AllClassifiers_Min.F152]" office:value-type="float" office:value="70" calcext:value-type="float">
            <text:p>70</text:p>
          </table:table-cell>
          <table:table-cell table:formula="of:=[$Metrics_AllClassifiers_Min.G152]" office:value-type="float" office:value="15.2173913043478" calcext:value-type="float">
            <text:p>15.2173913043478</text:p>
          </table:table-cell>
        </table:table-row>
        <table:table-row table:style-name="ro1">
          <table:table-cell table:formula="of:=[$Metrics_AllClassifiers_Equi.A153]" office:value-type="string" office:string-value="sum" calcext:value-type="string">
            <text:p>sum</text:p>
          </table:table-cell>
          <table:table-cell table:formula="of:=[$Metrics_AllClassifiers_Equi.B153]" office:value-type="string" office:string-value="EQUIVALENT" calcext:value-type="string">
            <text:p>EQUIVALENT</text:p>
          </table:table-cell>
          <table:table-cell table:formula="of:=[$Metrics_AllClassifiers_Equi.C153]" office:value-type="string" office:string-value="LDA" calcext:value-type="string">
            <text:p>LDA</text:p>
          </table:table-cell>
          <table:table-cell table:formula="of:=[$Metrics_AllClassifiers_Equi.D153]" office:value-type="float" office:value="44.5121951219512" calcext:value-type="float">
            <text:p>44.5121951219512</text:p>
          </table:table-cell>
          <table:table-cell table:formula="of:=[$Metrics_AllClassifiers_Equi.E153]" office:value-type="float" office:value="7.4468085106383" calcext:value-type="float">
            <text:p>7.4468085106383</text:p>
          </table:table-cell>
          <table:table-cell table:formula="of:=[$Metrics_AllClassifiers_Equi.F153]" office:value-type="float" office:value="63.6363636363636" calcext:value-type="float">
            <text:p>63.6363636363636</text:p>
          </table:table-cell>
          <table:table-cell table:formula="of:=[$Metrics_AllClassifiers_Equi.G153]" office:value-type="float" office:value="13.3333333333333" calcext:value-type="float">
            <text:p>13.3333333333333</text:p>
          </table:table-cell>
          <table:table-cell/>
          <table:table-cell table:formula="of:=[$Metrics_AllClassifiers_Min.A153]" office:value-type="string" office:string-value="sum" calcext:value-type="string">
            <text:p>sum</text:p>
          </table:table-cell>
          <table:table-cell table:formula="of:=[$Metrics_AllClassifiers_Min.B153]" office:value-type="string" office:string-value="MINIMAL" calcext:value-type="string">
            <text:p>MINIMAL</text:p>
          </table:table-cell>
          <table:table-cell table:formula="of:=[$Metrics_AllClassifiers_Min.C153]" office:value-type="string" office:string-value="KNN" calcext:value-type="string">
            <text:p>KNN</text:p>
          </table:table-cell>
          <table:table-cell table:formula="of:=[$Metrics_AllClassifiers_Min.D153]" office:value-type="float" office:value="93.9024390243902" calcext:value-type="float">
            <text:p>93.9024390243902</text:p>
          </table:table-cell>
          <table:table-cell table:formula="of:=[$Metrics_AllClassifiers_Min.E153]" office:value-type="float" office:value="0" calcext:value-type="float">
            <text:p>0</text:p>
          </table:table-cell>
          <table:table-cell table:formula="of:=[$Metrics_AllClassifiers_Min.F153]" office:value-type="float" office:value="0" calcext:value-type="float">
            <text:p>0</text:p>
          </table:table-cell>
          <table:table-cell table:formula="of:=[$Metrics_AllClassifiers_Min.G153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54]" office:value-type="string" office:string-value="sum" calcext:value-type="string">
            <text:p>sum</text:p>
          </table:table-cell>
          <table:table-cell table:formula="of:=[$Metrics_AllClassifiers_Equi.B154]" office:value-type="string" office:string-value="EQUIVALENT" calcext:value-type="string">
            <text:p>EQUIVALENT</text:p>
          </table:table-cell>
          <table:table-cell table:formula="of:=[$Metrics_AllClassifiers_Equi.C154]" office:value-type="string" office:string-value="GNB" calcext:value-type="string">
            <text:p>GNB</text:p>
          </table:table-cell>
          <table:table-cell table:formula="of:=[$Metrics_AllClassifiers_Equi.D154]" office:value-type="float" office:value="32.9268292682927" calcext:value-type="float">
            <text:p>32.9268292682927</text:p>
          </table:table-cell>
          <table:table-cell table:formula="of:=[$Metrics_AllClassifiers_Equi.E154]" office:value-type="float" office:value="6.19469026548673" calcext:value-type="float">
            <text:p>6.19469026548673</text:p>
          </table:table-cell>
          <table:table-cell table:formula="of:=[$Metrics_AllClassifiers_Equi.F154]" office:value-type="float" office:value="63.6363636363636" calcext:value-type="float">
            <text:p>63.6363636363636</text:p>
          </table:table-cell>
          <table:table-cell table:formula="of:=[$Metrics_AllClassifiers_Equi.G154]" office:value-type="float" office:value="11.2903225806452" calcext:value-type="float">
            <text:p>11.2903225806452</text:p>
          </table:table-cell>
          <table:table-cell/>
          <table:table-cell table:formula="of:=[$Metrics_AllClassifiers_Min.A154]" office:value-type="string" office:string-value="sum" calcext:value-type="string">
            <text:p>sum</text:p>
          </table:table-cell>
          <table:table-cell table:formula="of:=[$Metrics_AllClassifiers_Min.B154]" office:value-type="string" office:string-value="MINIMAL" calcext:value-type="string">
            <text:p>MINIMAL</text:p>
          </table:table-cell>
          <table:table-cell table:formula="of:=[$Metrics_AllClassifiers_Min.C154]" office:value-type="string" office:string-value="RF" calcext:value-type="string">
            <text:p>RF</text:p>
          </table:table-cell>
          <table:table-cell table:formula="of:=[$Metrics_AllClassifiers_Min.D154]" office:value-type="float" office:value="93.2926829268293" calcext:value-type="float">
            <text:p>93.2926829268293</text:p>
          </table:table-cell>
          <table:table-cell table:formula="of:=[$Metrics_AllClassifiers_Min.E154]" office:value-type="float" office:value="0" calcext:value-type="float">
            <text:p>0</text:p>
          </table:table-cell>
          <table:table-cell table:formula="of:=[$Metrics_AllClassifiers_Min.F154]" office:value-type="float" office:value="0" calcext:value-type="float">
            <text:p>0</text:p>
          </table:table-cell>
          <table:table-cell table:formula="of:=[$Metrics_AllClassifiers_Min.G154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55]" office:value-type="string" office:string-value="sum" calcext:value-type="string">
            <text:p>sum</text:p>
          </table:table-cell>
          <table:table-cell table:formula="of:=[$Metrics_AllClassifiers_Equi.B155]" office:value-type="string" office:string-value="EQUIVALENT" calcext:value-type="string">
            <text:p>EQUIVALENT</text:p>
          </table:table-cell>
          <table:table-cell table:formula="of:=[$Metrics_AllClassifiers_Equi.C155]" office:value-type="string" office:string-value="SVM" calcext:value-type="string">
            <text:p>SVM</text:p>
          </table:table-cell>
          <table:table-cell table:formula="of:=[$Metrics_AllClassifiers_Equi.D155]" office:value-type="float" office:value="55.4878048780488" calcext:value-type="float">
            <text:p>55.4878048780488</text:p>
          </table:table-cell>
          <table:table-cell table:formula="of:=[$Metrics_AllClassifiers_Equi.E155]" office:value-type="float" office:value="5.71428571428571" calcext:value-type="float">
            <text:p>5.71428571428571</text:p>
          </table:table-cell>
          <table:table-cell table:formula="of:=[$Metrics_AllClassifiers_Equi.F155]" office:value-type="float" office:value="36.3636363636364" calcext:value-type="float">
            <text:p>36.3636363636364</text:p>
          </table:table-cell>
          <table:table-cell table:formula="of:=[$Metrics_AllClassifiers_Equi.G155]" office:value-type="float" office:value="9.87654320987654" calcext:value-type="float">
            <text:p>9.87654320987654</text:p>
          </table:table-cell>
          <table:table-cell/>
          <table:table-cell table:formula="of:=[$Metrics_AllClassifiers_Min.A155]" office:value-type="string" office:string-value="sum" calcext:value-type="string">
            <text:p>sum</text:p>
          </table:table-cell>
          <table:table-cell table:formula="of:=[$Metrics_AllClassifiers_Min.B155]" office:value-type="string" office:string-value="MINIMAL" calcext:value-type="string">
            <text:p>MINIMAL</text:p>
          </table:table-cell>
          <table:table-cell table:formula="of:=[$Metrics_AllClassifiers_Min.C155]" office:value-type="string" office:string-value="SVM" calcext:value-type="string">
            <text:p>SVM</text:p>
          </table:table-cell>
          <table:table-cell table:formula="of:=[$Metrics_AllClassifiers_Min.D155]" office:value-type="float" office:value="93.9024390243902" calcext:value-type="float">
            <text:p>93.9024390243902</text:p>
          </table:table-cell>
          <table:table-cell table:formula="of:=[$Metrics_AllClassifiers_Min.E155]" office:value-type="float" office:value="0" calcext:value-type="float">
            <text:p>0</text:p>
          </table:table-cell>
          <table:table-cell table:formula="of:=[$Metrics_AllClassifiers_Min.F155]" office:value-type="float" office:value="0" calcext:value-type="float">
            <text:p>0</text:p>
          </table:table-cell>
          <table:table-cell table:formula="of:=[$Metrics_AllClassifiers_Min.G155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56]" office:value-type="string" office:string-value="tcas" calcext:value-type="string">
            <text:p>tcas</text:p>
          </table:table-cell>
          <table:table-cell table:formula="of:=[$Metrics_AllClassifiers_Equi.B156]" office:value-type="string" office:string-value="EQUIVALENT" calcext:value-type="string">
            <text:p>EQUIVALENT</text:p>
          </table:table-cell>
          <table:table-cell table:formula="of:=[$Metrics_AllClassifiers_Equi.C156]" office:value-type="string" office:string-value="GNB" calcext:value-type="string">
            <text:p>GNB</text:p>
          </table:table-cell>
          <table:table-cell table:formula="of:=[$Metrics_AllClassifiers_Equi.D156]" office:value-type="float" office:value="41.8953909891248" calcext:value-type="float">
            <text:p>41.8953909891248</text:p>
          </table:table-cell>
          <table:table-cell table:formula="of:=[$Metrics_AllClassifiers_Equi.E156]" office:value-type="float" office:value="21.2145748987854" calcext:value-type="float">
            <text:p>21.2145748987854</text:p>
          </table:table-cell>
          <table:table-cell table:formula="of:=[$Metrics_AllClassifiers_Equi.F156]" office:value-type="float" office:value="63.7469586374696" calcext:value-type="float">
            <text:p>63.7469586374696</text:p>
          </table:table-cell>
          <table:table-cell table:formula="of:=[$Metrics_AllClassifiers_Equi.G156]" office:value-type="float" office:value="31.8347509113001" calcext:value-type="float">
            <text:p>31.8347509113001</text:p>
          </table:table-cell>
          <table:table-cell/>
          <table:table-cell table:formula="of:=[$Metrics_AllClassifiers_Min.A156]" office:value-type="string" office:string-value="tcas" calcext:value-type="string">
            <text:p>tcas</text:p>
          </table:table-cell>
          <table:table-cell table:formula="of:=[$Metrics_AllClassifiers_Min.B156]" office:value-type="string" office:string-value="MINIMAL" calcext:value-type="string">
            <text:p>MINIMAL</text:p>
          </table:table-cell>
          <table:table-cell table:formula="of:=[$Metrics_AllClassifiers_Min.C156]" office:value-type="string" office:string-value="RF" calcext:value-type="string">
            <text:p>RF</text:p>
          </table:table-cell>
          <table:table-cell table:formula="of:=[$Metrics_AllClassifiers_Min.D156]" office:value-type="float" office:value="75.712066286898" calcext:value-type="float">
            <text:p>75.712066286898</text:p>
          </table:table-cell>
          <table:table-cell table:formula="of:=[$Metrics_AllClassifiers_Min.E156]" office:value-type="float" office:value="9.59488272921109" calcext:value-type="float">
            <text:p>9.59488272921109</text:p>
          </table:table-cell>
          <table:table-cell table:formula="of:=[$Metrics_AllClassifiers_Min.F156]" office:value-type="float" office:value="50" calcext:value-type="float">
            <text:p>50</text:p>
          </table:table-cell>
          <table:table-cell table:formula="of:=[$Metrics_AllClassifiers_Min.G156]" office:value-type="float" office:value="16.1001788908766" calcext:value-type="float">
            <text:p>16.1001788908766</text:p>
          </table:table-cell>
        </table:table-row>
        <table:table-row table:style-name="ro1">
          <table:table-cell table:formula="of:=[$Metrics_AllClassifiers_Equi.A157]" office:value-type="string" office:string-value="tcas" calcext:value-type="string">
            <text:p>tcas</text:p>
          </table:table-cell>
          <table:table-cell table:formula="of:=[$Metrics_AllClassifiers_Equi.B157]" office:value-type="string" office:string-value="EQUIVALENT" calcext:value-type="string">
            <text:p>EQUIVALENT</text:p>
          </table:table-cell>
          <table:table-cell table:formula="of:=[$Metrics_AllClassifiers_Equi.C157]" office:value-type="string" office:string-value="LDA" calcext:value-type="string">
            <text:p>LDA</text:p>
          </table:table-cell>
          <table:table-cell table:formula="of:=[$Metrics_AllClassifiers_Equi.D157]" office:value-type="float" office:value="53.5991714137752" calcext:value-type="float">
            <text:p>53.5991714137752</text:p>
          </table:table-cell>
          <table:table-cell table:formula="of:=[$Metrics_AllClassifiers_Equi.E157]" office:value-type="float" office:value="21.0965435041716" calcext:value-type="float">
            <text:p>21.0965435041716</text:p>
          </table:table-cell>
          <table:table-cell table:formula="of:=[$Metrics_AllClassifiers_Equi.F157]" office:value-type="float" office:value="43.0656934306569" calcext:value-type="float">
            <text:p>43.0656934306569</text:p>
          </table:table-cell>
          <table:table-cell table:formula="of:=[$Metrics_AllClassifiers_Equi.G157]" office:value-type="float" office:value="28.32" calcext:value-type="float">
            <text:p>28.32</text:p>
          </table:table-cell>
          <table:table-cell/>
          <table:table-cell table:formula="of:=[$Metrics_AllClassifiers_Min.A157]" office:value-type="string" office:string-value="tcas" calcext:value-type="string">
            <text:p>tcas</text:p>
          </table:table-cell>
          <table:table-cell table:formula="of:=[$Metrics_AllClassifiers_Min.B157]" office:value-type="string" office:string-value="MINIMAL" calcext:value-type="string">
            <text:p>MINIMAL</text:p>
          </table:table-cell>
          <table:table-cell table:formula="of:=[$Metrics_AllClassifiers_Min.C157]" office:value-type="string" office:string-value="LR" calcext:value-type="string">
            <text:p>LR</text:p>
          </table:table-cell>
          <table:table-cell table:formula="of:=[$Metrics_AllClassifiers_Min.D157]" office:value-type="float" office:value="74.4174003107198" calcext:value-type="float">
            <text:p>74.4174003107198</text:p>
          </table:table-cell>
          <table:table-cell table:formula="of:=[$Metrics_AllClassifiers_Min.E157]" office:value-type="float" office:value="8.43621399176955" calcext:value-type="float">
            <text:p>8.43621399176955</text:p>
          </table:table-cell>
          <table:table-cell table:formula="of:=[$Metrics_AllClassifiers_Min.F157]" office:value-type="float" office:value="45.5555555555556" calcext:value-type="float">
            <text:p>45.5555555555556</text:p>
          </table:table-cell>
          <table:table-cell table:formula="of:=[$Metrics_AllClassifiers_Min.G157]" office:value-type="float" office:value="14.2361111111111" calcext:value-type="float">
            <text:p>14.2361111111111</text:p>
          </table:table-cell>
        </table:table-row>
        <table:table-row table:style-name="ro1">
          <table:table-cell table:formula="of:=[$Metrics_AllClassifiers_Equi.A158]" office:value-type="string" office:string-value="tcas" calcext:value-type="string">
            <text:p>tcas</text:p>
          </table:table-cell>
          <table:table-cell table:formula="of:=[$Metrics_AllClassifiers_Equi.B158]" office:value-type="string" office:string-value="EQUIVALENT" calcext:value-type="string">
            <text:p>EQUIVALENT</text:p>
          </table:table-cell>
          <table:table-cell table:formula="of:=[$Metrics_AllClassifiers_Equi.C158]" office:value-type="string" office:string-value="KNN" calcext:value-type="string">
            <text:p>KNN</text:p>
          </table:table-cell>
          <table:table-cell table:formula="of:=[$Metrics_AllClassifiers_Equi.D158]" office:value-type="float" office:value="66.1833247022268" calcext:value-type="float">
            <text:p>66.1833247022268</text:p>
          </table:table-cell>
          <table:table-cell table:formula="of:=[$Metrics_AllClassifiers_Equi.E158]" office:value-type="float" office:value="22.9910714285714" calcext:value-type="float">
            <text:p>22.9910714285714</text:p>
          </table:table-cell>
          <table:table-cell table:formula="of:=[$Metrics_AllClassifiers_Equi.F158]" office:value-type="float" office:value="25.0608272506083" calcext:value-type="float">
            <text:p>25.0608272506083</text:p>
          </table:table-cell>
          <table:table-cell table:formula="of:=[$Metrics_AllClassifiers_Equi.G158]" office:value-type="float" office:value="23.9813736903376" calcext:value-type="float">
            <text:p>23.9813736903376</text:p>
          </table:table-cell>
          <table:table-cell/>
          <table:table-cell table:formula="of:=[$Metrics_AllClassifiers_Min.A158]" office:value-type="string" office:string-value="tcas" calcext:value-type="string">
            <text:p>tcas</text:p>
          </table:table-cell>
          <table:table-cell table:formula="of:=[$Metrics_AllClassifiers_Min.B158]" office:value-type="string" office:string-value="MINIMAL" calcext:value-type="string">
            <text:p>MINIMAL</text:p>
          </table:table-cell>
          <table:table-cell table:formula="of:=[$Metrics_AllClassifiers_Min.C158]" office:value-type="string" office:string-value="LDA" calcext:value-type="string">
            <text:p>LDA</text:p>
          </table:table-cell>
          <table:table-cell table:formula="of:=[$Metrics_AllClassifiers_Min.D158]" office:value-type="float" office:value="76.8513723459347" calcext:value-type="float">
            <text:p>76.8513723459347</text:p>
          </table:table-cell>
          <table:table-cell table:formula="of:=[$Metrics_AllClassifiers_Min.E158]" office:value-type="float" office:value="7.19424460431655" calcext:value-type="float">
            <text:p>7.19424460431655</text:p>
          </table:table-cell>
          <table:table-cell table:formula="of:=[$Metrics_AllClassifiers_Min.F158]" office:value-type="float" office:value="33.3333333333333" calcext:value-type="float">
            <text:p>33.3333333333333</text:p>
          </table:table-cell>
          <table:table-cell table:formula="of:=[$Metrics_AllClassifiers_Min.G158]" office:value-type="float" office:value="11.8343195266272" calcext:value-type="float">
            <text:p>11.8343195266272</text:p>
          </table:table-cell>
        </table:table-row>
        <table:table-row table:style-name="ro1">
          <table:table-cell table:formula="of:=[$Metrics_AllClassifiers_Equi.A159]" office:value-type="string" office:string-value="tcas" calcext:value-type="string">
            <text:p>tcas</text:p>
          </table:table-cell>
          <table:table-cell table:formula="of:=[$Metrics_AllClassifiers_Equi.B159]" office:value-type="string" office:string-value="EQUIVALENT" calcext:value-type="string">
            <text:p>EQUIVALENT</text:p>
          </table:table-cell>
          <table:table-cell table:formula="of:=[$Metrics_AllClassifiers_Equi.C159]" office:value-type="string" office:string-value="LR" calcext:value-type="string">
            <text:p>LR</text:p>
          </table:table-cell>
          <table:table-cell table:formula="of:=[$Metrics_AllClassifiers_Equi.D159]" office:value-type="float" office:value="69.1869497669601" calcext:value-type="float">
            <text:p>69.1869497669601</text:p>
          </table:table-cell>
          <table:table-cell table:formula="of:=[$Metrics_AllClassifiers_Equi.E159]" office:value-type="float" office:value="24.585635359116" calcext:value-type="float">
            <text:p>24.585635359116</text:p>
          </table:table-cell>
          <table:table-cell table:formula="of:=[$Metrics_AllClassifiers_Equi.F159]" office:value-type="float" office:value="21.654501216545" calcext:value-type="float">
            <text:p>21.654501216545</text:p>
          </table:table-cell>
          <table:table-cell table:formula="of:=[$Metrics_AllClassifiers_Equi.G159]" office:value-type="float" office:value="23.0271668822768" calcext:value-type="float">
            <text:p>23.0271668822768</text:p>
          </table:table-cell>
          <table:table-cell/>
          <table:table-cell table:formula="of:=[$Metrics_AllClassifiers_Min.A159]" office:value-type="string" office:string-value="tcas" calcext:value-type="string">
            <text:p>tcas</text:p>
          </table:table-cell>
          <table:table-cell table:formula="of:=[$Metrics_AllClassifiers_Min.B159]" office:value-type="string" office:string-value="MINIMAL" calcext:value-type="string">
            <text:p>MINIMAL</text:p>
          </table:table-cell>
          <table:table-cell table:formula="of:=[$Metrics_AllClassifiers_Min.C159]" office:value-type="string" office:string-value="KNN" calcext:value-type="string">
            <text:p>KNN</text:p>
          </table:table-cell>
          <table:table-cell table:formula="of:=[$Metrics_AllClassifiers_Min.D159]" office:value-type="float" office:value="55.8259968928017" calcext:value-type="float">
            <text:p>55.8259968928017</text:p>
          </table:table-cell>
          <table:table-cell table:formula="of:=[$Metrics_AllClassifiers_Min.E159]" office:value-type="float" office:value="6.09896432681243" calcext:value-type="float">
            <text:p>6.09896432681243</text:p>
          </table:table-cell>
          <table:table-cell table:formula="of:=[$Metrics_AllClassifiers_Min.F159]" office:value-type="float" office:value="58.8888888888889" calcext:value-type="float">
            <text:p>58.8888888888889</text:p>
          </table:table-cell>
          <table:table-cell table:formula="of:=[$Metrics_AllClassifiers_Min.G159]" office:value-type="float" office:value="11.0531803962461" calcext:value-type="float">
            <text:p>11.0531803962461</text:p>
          </table:table-cell>
        </table:table-row>
        <table:table-row table:style-name="ro1">
          <table:table-cell table:formula="of:=[$Metrics_AllClassifiers_Equi.A160]" office:value-type="string" office:string-value="tcas" calcext:value-type="string">
            <text:p>tcas</text:p>
          </table:table-cell>
          <table:table-cell table:formula="of:=[$Metrics_AllClassifiers_Equi.B160]" office:value-type="string" office:string-value="EQUIVALENT" calcext:value-type="string">
            <text:p>EQUIVALENT</text:p>
          </table:table-cell>
          <table:table-cell table:formula="of:=[$Metrics_AllClassifiers_Equi.C160]" office:value-type="string" office:string-value="RF" calcext:value-type="string">
            <text:p>RF</text:p>
          </table:table-cell>
          <table:table-cell table:formula="of:=[$Metrics_AllClassifiers_Equi.D160]" office:value-type="float" office:value="69.1869497669601" calcext:value-type="float">
            <text:p>69.1869497669601</text:p>
          </table:table-cell>
          <table:table-cell table:formula="of:=[$Metrics_AllClassifiers_Equi.E160]" office:value-type="float" office:value="16.9064748201439" calcext:value-type="float">
            <text:p>16.9064748201439</text:p>
          </table:table-cell>
          <table:table-cell table:formula="of:=[$Metrics_AllClassifiers_Equi.F160]" office:value-type="float" office:value="11.4355231143552" calcext:value-type="float">
            <text:p>11.4355231143552</text:p>
          </table:table-cell>
          <table:table-cell table:formula="of:=[$Metrics_AllClassifiers_Equi.G160]" office:value-type="float" office:value="13.6429608127721" calcext:value-type="float">
            <text:p>13.6429608127721</text:p>
          </table:table-cell>
          <table:table-cell/>
          <table:table-cell table:formula="of:=[$Metrics_AllClassifiers_Min.A160]" office:value-type="string" office:string-value="tcas" calcext:value-type="string">
            <text:p>tcas</text:p>
          </table:table-cell>
          <table:table-cell table:formula="of:=[$Metrics_AllClassifiers_Min.B160]" office:value-type="string" office:string-value="MINIMAL" calcext:value-type="string">
            <text:p>MINIMAL</text:p>
          </table:table-cell>
          <table:table-cell table:formula="of:=[$Metrics_AllClassifiers_Min.C160]" office:value-type="string" office:string-value="SVM" calcext:value-type="string">
            <text:p>SVM</text:p>
          </table:table-cell>
          <table:table-cell table:formula="of:=[$Metrics_AllClassifiers_Min.D160]" office:value-type="float" office:value="59.9689280165717" calcext:value-type="float">
            <text:p>59.9689280165717</text:p>
          </table:table-cell>
          <table:table-cell table:formula="of:=[$Metrics_AllClassifiers_Min.E160]" office:value-type="float" office:value="5.59167750325098" calcext:value-type="float">
            <text:p>5.59167750325098</text:p>
          </table:table-cell>
          <table:table-cell table:formula="of:=[$Metrics_AllClassifiers_Min.F160]" office:value-type="float" office:value="47.7777777777778" calcext:value-type="float">
            <text:p>47.7777777777778</text:p>
          </table:table-cell>
          <table:table-cell table:formula="of:=[$Metrics_AllClassifiers_Min.G160]" office:value-type="float" office:value="10.011641443539" calcext:value-type="float">
            <text:p>10.011641443539</text:p>
          </table:table-cell>
        </table:table-row>
        <table:table-row table:style-name="ro1">
          <table:table-cell table:formula="of:=[$Metrics_AllClassifiers_Equi.A161]" office:value-type="string" office:string-value="tcas" calcext:value-type="string">
            <text:p>tcas</text:p>
          </table:table-cell>
          <table:table-cell table:formula="of:=[$Metrics_AllClassifiers_Equi.B161]" office:value-type="string" office:string-value="EQUIVALENT" calcext:value-type="string">
            <text:p>EQUIVALENT</text:p>
          </table:table-cell>
          <table:table-cell table:formula="of:=[$Metrics_AllClassifiers_Equi.C161]" office:value-type="string" office:string-value="SVM" calcext:value-type="string">
            <text:p>SVM</text:p>
          </table:table-cell>
          <table:table-cell table:formula="of:=[$Metrics_AllClassifiers_Equi.D161]" office:value-type="float" office:value="49.0419471776282" calcext:value-type="float">
            <text:p>49.0419471776282</text:p>
          </table:table-cell>
          <table:table-cell table:formula="of:=[$Metrics_AllClassifiers_Equi.E161]" office:value-type="float" office:value="10.1529902642559" calcext:value-type="float">
            <text:p>10.1529902642559</text:p>
          </table:table-cell>
          <table:table-cell table:formula="of:=[$Metrics_AllClassifiers_Equi.F161]" office:value-type="float" office:value="17.7615571776156" calcext:value-type="float">
            <text:p>17.7615571776156</text:p>
          </table:table-cell>
          <table:table-cell table:formula="of:=[$Metrics_AllClassifiers_Equi.G161]" office:value-type="float" office:value="12.9203539823009" calcext:value-type="float">
            <text:p>12.9203539823009</text:p>
          </table:table-cell>
          <table:table-cell/>
          <table:table-cell table:formula="of:=[$Metrics_AllClassifiers_Min.A161]" office:value-type="string" office:string-value="tcas" calcext:value-type="string">
            <text:p>tcas</text:p>
          </table:table-cell>
          <table:table-cell table:formula="of:=[$Metrics_AllClassifiers_Min.B161]" office:value-type="string" office:string-value="MINIMAL" calcext:value-type="string">
            <text:p>MINIMAL</text:p>
          </table:table-cell>
          <table:table-cell table:formula="of:=[$Metrics_AllClassifiers_Min.C161]" office:value-type="string" office:string-value="GNB" calcext:value-type="string">
            <text:p>GNB</text:p>
          </table:table-cell>
          <table:table-cell table:formula="of:=[$Metrics_AllClassifiers_Min.D161]" office:value-type="float" office:value="47.6954945624029" calcext:value-type="float">
            <text:p>47.6954945624029</text:p>
          </table:table-cell>
          <table:table-cell table:formula="of:=[$Metrics_AllClassifiers_Min.E161]" office:value-type="float" office:value="5.42635658914729" calcext:value-type="float">
            <text:p>5.42635658914729</text:p>
          </table:table-cell>
          <table:table-cell table:formula="of:=[$Metrics_AllClassifiers_Min.F161]" office:value-type="float" office:value="62.2222222222222" calcext:value-type="float">
            <text:p>62.2222222222222</text:p>
          </table:table-cell>
          <table:table-cell table:formula="of:=[$Metrics_AllClassifiers_Min.G161]" office:value-type="float" office:value="9.98217468805704" calcext:value-type="float">
            <text:p>9.98217468805704</text:p>
          </table:table-cell>
        </table:table-row>
        <table:table-row table:style-name="ro1">
          <table:table-cell table:formula="of:=[$Metrics_AllClassifiers_Equi.A162]" office:value-type="string" office:string-value="tcas" calcext:value-type="string">
            <text:p>tcas</text:p>
          </table:table-cell>
          <table:table-cell table:formula="of:=[$Metrics_AllClassifiers_Equi.B162]" office:value-type="string" office:string-value="EQUIVALENT" calcext:value-type="string">
            <text:p>EQUIVALENT</text:p>
          </table:table-cell>
          <table:table-cell table:formula="of:=[$Metrics_AllClassifiers_Equi.C162]" office:value-type="string" office:string-value="DT" calcext:value-type="string">
            <text:p>DT</text:p>
          </table:table-cell>
          <table:table-cell table:formula="of:=[$Metrics_AllClassifiers_Equi.D162]" office:value-type="float" office:value="66.235111341274" calcext:value-type="float">
            <text:p>66.235111341274</text:p>
          </table:table-cell>
          <table:table-cell table:formula="of:=[$Metrics_AllClassifiers_Equi.E162]" office:value-type="float" office:value="11.5015974440895" calcext:value-type="float">
            <text:p>11.5015974440895</text:p>
          </table:table-cell>
          <table:table-cell table:formula="of:=[$Metrics_AllClassifiers_Equi.F162]" office:value-type="float" office:value="8.75912408759124" calcext:value-type="float">
            <text:p>8.75912408759124</text:p>
          </table:table-cell>
          <table:table-cell table:formula="of:=[$Metrics_AllClassifiers_Equi.G162]" office:value-type="float" office:value="9.94475138121547" calcext:value-type="float">
            <text:p>9.94475138121547</text:p>
          </table:table-cell>
          <table:table-cell/>
          <table:table-cell table:formula="of:=[$Metrics_AllClassifiers_Min.A162]" office:value-type="string" office:string-value="tcas" calcext:value-type="string">
            <text:p>tcas</text:p>
          </table:table-cell>
          <table:table-cell table:formula="of:=[$Metrics_AllClassifiers_Min.B162]" office:value-type="string" office:string-value="MINIMAL" calcext:value-type="string">
            <text:p>MINIMAL</text:p>
          </table:table-cell>
          <table:table-cell table:formula="of:=[$Metrics_AllClassifiers_Min.C162]" office:value-type="string" office:string-value="DT" calcext:value-type="string">
            <text:p>DT</text:p>
          </table:table-cell>
          <table:table-cell table:formula="of:=[$Metrics_AllClassifiers_Min.D162]" office:value-type="float" office:value="68.5137234593475" calcext:value-type="float">
            <text:p>68.5137234593475</text:p>
          </table:table-cell>
          <table:table-cell table:formula="of:=[$Metrics_AllClassifiers_Min.E162]" office:value-type="float" office:value="3.584229390681" calcext:value-type="float">
            <text:p>3.584229390681</text:p>
          </table:table-cell>
          <table:table-cell table:formula="of:=[$Metrics_AllClassifiers_Min.F162]" office:value-type="float" office:value="22.2222222222222" calcext:value-type="float">
            <text:p>22.2222222222222</text:p>
          </table:table-cell>
          <table:table-cell table:formula="of:=[$Metrics_AllClassifiers_Min.G162]" office:value-type="float" office:value="6.17283950617284" calcext:value-type="float">
            <text:p>6.17283950617284</text:p>
          </table:table-cell>
        </table:table-row>
        <table:table-row table:style-name="ro1">
          <table:table-cell table:formula="of:=[$Metrics_AllClassifiers_Equi.A163]" office:value-type="string" office:string-value="testPad" calcext:value-type="string">
            <text:p>testPad</text:p>
          </table:table-cell>
          <table:table-cell table:formula="of:=[$Metrics_AllClassifiers_Equi.B163]" office:value-type="string" office:string-value="EQUIVALENT" calcext:value-type="string">
            <text:p>EQUIVALENT</text:p>
          </table:table-cell>
          <table:table-cell table:formula="of:=[$Metrics_AllClassifiers_Equi.C163]" office:value-type="string" office:string-value="KNN" calcext:value-type="string">
            <text:p>KNN</text:p>
          </table:table-cell>
          <table:table-cell table:formula="of:=[$Metrics_AllClassifiers_Equi.D163]" office:value-type="float" office:value="51.5923566878981" calcext:value-type="float">
            <text:p>51.5923566878981</text:p>
          </table:table-cell>
          <table:table-cell table:formula="of:=[$Metrics_AllClassifiers_Equi.E163]" office:value-type="float" office:value="11.2852664576803" calcext:value-type="float">
            <text:p>11.2852664576803</text:p>
          </table:table-cell>
          <table:table-cell table:formula="of:=[$Metrics_AllClassifiers_Equi.F163]" office:value-type="float" office:value="63.1578947368421" calcext:value-type="float">
            <text:p>63.1578947368421</text:p>
          </table:table-cell>
          <table:table-cell table:formula="of:=[$Metrics_AllClassifiers_Equi.G163]" office:value-type="float" office:value="19.1489361702128" calcext:value-type="float">
            <text:p>19.1489361702128</text:p>
          </table:table-cell>
          <table:table-cell/>
          <table:table-cell table:formula="of:=[$Metrics_AllClassifiers_Min.A163]" office:value-type="string" office:string-value="testPad" calcext:value-type="string">
            <text:p>testPad</text:p>
          </table:table-cell>
          <table:table-cell table:formula="of:=[$Metrics_AllClassifiers_Min.B163]" office:value-type="string" office:string-value="MINIMAL" calcext:value-type="string">
            <text:p>MINIMAL</text:p>
          </table:table-cell>
          <table:table-cell table:formula="of:=[$Metrics_AllClassifiers_Min.C163]" office:value-type="string" office:string-value="KNN" calcext:value-type="string">
            <text:p>KNN</text:p>
          </table:table-cell>
          <table:table-cell table:formula="of:=[$Metrics_AllClassifiers_Min.D163]" office:value-type="float" office:value="50.3184713375796" calcext:value-type="float">
            <text:p>50.3184713375796</text:p>
          </table:table-cell>
          <table:table-cell table:formula="of:=[$Metrics_AllClassifiers_Min.E163]" office:value-type="float" office:value="9.6875" calcext:value-type="float">
            <text:p>9.6875</text:p>
          </table:table-cell>
          <table:table-cell table:formula="of:=[$Metrics_AllClassifiers_Min.F163]" office:value-type="float" office:value="57.4074074074074" calcext:value-type="float">
            <text:p>57.4074074074074</text:p>
          </table:table-cell>
          <table:table-cell table:formula="of:=[$Metrics_AllClassifiers_Min.G163]" office:value-type="float" office:value="16.5775401069519" calcext:value-type="float">
            <text:p>16.5775401069519</text:p>
          </table:table-cell>
        </table:table-row>
        <table:table-row table:style-name="ro1">
          <table:table-cell table:formula="of:=[$Metrics_AllClassifiers_Equi.A164]" office:value-type="string" office:string-value="testPad" calcext:value-type="string">
            <text:p>testPad</text:p>
          </table:table-cell>
          <table:table-cell table:formula="of:=[$Metrics_AllClassifiers_Equi.B164]" office:value-type="string" office:string-value="EQUIVALENT" calcext:value-type="string">
            <text:p>EQUIVALENT</text:p>
          </table:table-cell>
          <table:table-cell table:formula="of:=[$Metrics_AllClassifiers_Equi.C164]" office:value-type="string" office:string-value="LDA" calcext:value-type="string">
            <text:p>LDA</text:p>
          </table:table-cell>
          <table:table-cell table:formula="of:=[$Metrics_AllClassifiers_Equi.D164]" office:value-type="float" office:value="59.8726114649682" calcext:value-type="float">
            <text:p>59.8726114649682</text:p>
          </table:table-cell>
          <table:table-cell table:formula="of:=[$Metrics_AllClassifiers_Equi.E164]" office:value-type="float" office:value="9.20502092050209" calcext:value-type="float">
            <text:p>9.20502092050209</text:p>
          </table:table-cell>
          <table:table-cell table:formula="of:=[$Metrics_AllClassifiers_Equi.F164]" office:value-type="float" office:value="38.5964912280702" calcext:value-type="float">
            <text:p>38.5964912280702</text:p>
          </table:table-cell>
          <table:table-cell table:formula="of:=[$Metrics_AllClassifiers_Equi.G164]" office:value-type="float" office:value="14.8648648648649" calcext:value-type="float">
            <text:p>14.8648648648649</text:p>
          </table:table-cell>
          <table:table-cell/>
          <table:table-cell table:formula="of:=[$Metrics_AllClassifiers_Min.A164]" office:value-type="string" office:string-value="testPad" calcext:value-type="string">
            <text:p>testPad</text:p>
          </table:table-cell>
          <table:table-cell table:formula="of:=[$Metrics_AllClassifiers_Min.B164]" office:value-type="string" office:string-value="MINIMAL" calcext:value-type="string">
            <text:p>MINIMAL</text:p>
          </table:table-cell>
          <table:table-cell table:formula="of:=[$Metrics_AllClassifiers_Min.C164]" office:value-type="string" office:string-value="GNB" calcext:value-type="string">
            <text:p>GNB</text:p>
          </table:table-cell>
          <table:table-cell table:formula="of:=[$Metrics_AllClassifiers_Min.D164]" office:value-type="float" office:value="45.7006369426752" calcext:value-type="float">
            <text:p>45.7006369426752</text:p>
          </table:table-cell>
          <table:table-cell table:formula="of:=[$Metrics_AllClassifiers_Min.E164]" office:value-type="float" office:value="8.64553314121038" calcext:value-type="float">
            <text:p>8.64553314121038</text:p>
          </table:table-cell>
          <table:table-cell table:formula="of:=[$Metrics_AllClassifiers_Min.F164]" office:value-type="float" office:value="55.5555555555556" calcext:value-type="float">
            <text:p>55.5555555555556</text:p>
          </table:table-cell>
          <table:table-cell table:formula="of:=[$Metrics_AllClassifiers_Min.G164]" office:value-type="float" office:value="14.9625935162095" calcext:value-type="float">
            <text:p>14.9625935162095</text:p>
          </table:table-cell>
        </table:table-row>
        <table:table-row table:style-name="ro1">
          <table:table-cell table:formula="of:=[$Metrics_AllClassifiers_Equi.A165]" office:value-type="string" office:string-value="testPad" calcext:value-type="string">
            <text:p>testPad</text:p>
          </table:table-cell>
          <table:table-cell table:formula="of:=[$Metrics_AllClassifiers_Equi.B165]" office:value-type="string" office:string-value="EQUIVALENT" calcext:value-type="string">
            <text:p>EQUIVALENT</text:p>
          </table:table-cell>
          <table:table-cell table:formula="of:=[$Metrics_AllClassifiers_Equi.C165]" office:value-type="string" office:string-value="SVM" calcext:value-type="string">
            <text:p>SVM</text:p>
          </table:table-cell>
          <table:table-cell table:formula="of:=[$Metrics_AllClassifiers_Equi.D165]" office:value-type="float" office:value="33.4394904458599" calcext:value-type="float">
            <text:p>33.4394904458599</text:p>
          </table:table-cell>
          <table:table-cell table:formula="of:=[$Metrics_AllClassifiers_Equi.E165]" office:value-type="float" office:value="8.12064965197216" calcext:value-type="float">
            <text:p>8.12064965197216</text:p>
          </table:table-cell>
          <table:table-cell table:formula="of:=[$Metrics_AllClassifiers_Equi.F165]" office:value-type="float" office:value="61.4035087719298" calcext:value-type="float">
            <text:p>61.4035087719298</text:p>
          </table:table-cell>
          <table:table-cell table:formula="of:=[$Metrics_AllClassifiers_Equi.G165]" office:value-type="float" office:value="14.344262295082" calcext:value-type="float">
            <text:p>14.344262295082</text:p>
          </table:table-cell>
          <table:table-cell/>
          <table:table-cell table:formula="of:=[$Metrics_AllClassifiers_Min.A165]" office:value-type="string" office:string-value="testPad" calcext:value-type="string">
            <text:p>testPad</text:p>
          </table:table-cell>
          <table:table-cell table:formula="of:=[$Metrics_AllClassifiers_Min.B165]" office:value-type="string" office:string-value="MINIMAL" calcext:value-type="string">
            <text:p>MINIMAL</text:p>
          </table:table-cell>
          <table:table-cell table:formula="of:=[$Metrics_AllClassifiers_Min.C165]" office:value-type="string" office:string-value="SVM" calcext:value-type="string">
            <text:p>SVM</text:p>
          </table:table-cell>
          <table:table-cell table:formula="of:=[$Metrics_AllClassifiers_Min.D165]" office:value-type="float" office:value="53.9808917197452" calcext:value-type="float">
            <text:p>53.9808917197452</text:p>
          </table:table-cell>
          <table:table-cell table:formula="of:=[$Metrics_AllClassifiers_Min.E165]" office:value-type="float" office:value="6.95970695970696" calcext:value-type="float">
            <text:p>6.95970695970696</text:p>
          </table:table-cell>
          <table:table-cell table:formula="of:=[$Metrics_AllClassifiers_Min.F165]" office:value-type="float" office:value="35.1851851851852" calcext:value-type="float">
            <text:p>35.1851851851852</text:p>
          </table:table-cell>
          <table:table-cell table:formula="of:=[$Metrics_AllClassifiers_Min.G165]" office:value-type="float" office:value="11.6207951070336" calcext:value-type="float">
            <text:p>11.6207951070336</text:p>
          </table:table-cell>
        </table:table-row>
        <table:table-row table:style-name="ro1">
          <table:table-cell table:formula="of:=[$Metrics_AllClassifiers_Equi.A166]" office:value-type="string" office:string-value="testPad" calcext:value-type="string">
            <text:p>testPad</text:p>
          </table:table-cell>
          <table:table-cell table:formula="of:=[$Metrics_AllClassifiers_Equi.B166]" office:value-type="string" office:string-value="EQUIVALENT" calcext:value-type="string">
            <text:p>EQUIVALENT</text:p>
          </table:table-cell>
          <table:table-cell table:formula="of:=[$Metrics_AllClassifiers_Equi.C166]" office:value-type="string" office:string-value="RF" calcext:value-type="string">
            <text:p>RF</text:p>
          </table:table-cell>
          <table:table-cell table:formula="of:=[$Metrics_AllClassifiers_Equi.D166]" office:value-type="float" office:value="86.3057324840764" calcext:value-type="float">
            <text:p>86.3057324840764</text:p>
          </table:table-cell>
          <table:table-cell table:formula="of:=[$Metrics_AllClassifiers_Equi.E166]" office:value-type="float" office:value="16.2790697674419" calcext:value-type="float">
            <text:p>16.2790697674419</text:p>
          </table:table-cell>
          <table:table-cell table:formula="of:=[$Metrics_AllClassifiers_Equi.F166]" office:value-type="float" office:value="12.280701754386" calcext:value-type="float">
            <text:p>12.280701754386</text:p>
          </table:table-cell>
          <table:table-cell table:formula="of:=[$Metrics_AllClassifiers_Equi.G166]" office:value-type="float" office:value="14" calcext:value-type="float">
            <text:p>14</text:p>
          </table:table-cell>
          <table:table-cell/>
          <table:table-cell table:formula="of:=[$Metrics_AllClassifiers_Min.A166]" office:value-type="string" office:string-value="testPad" calcext:value-type="string">
            <text:p>testPad</text:p>
          </table:table-cell>
          <table:table-cell table:formula="of:=[$Metrics_AllClassifiers_Min.B166]" office:value-type="string" office:string-value="MINIMAL" calcext:value-type="string">
            <text:p>MINIMAL</text:p>
          </table:table-cell>
          <table:table-cell table:formula="of:=[$Metrics_AllClassifiers_Min.C166]" office:value-type="string" office:string-value="LDA" calcext:value-type="string">
            <text:p>LDA</text:p>
          </table:table-cell>
          <table:table-cell table:formula="of:=[$Metrics_AllClassifiers_Min.D166]" office:value-type="float" office:value="76.7515923566879" calcext:value-type="float">
            <text:p>76.7515923566879</text:p>
          </table:table-cell>
          <table:table-cell table:formula="of:=[$Metrics_AllClassifiers_Min.E166]" office:value-type="float" office:value="8.18181818181818" calcext:value-type="float">
            <text:p>8.18181818181818</text:p>
          </table:table-cell>
          <table:table-cell table:formula="of:=[$Metrics_AllClassifiers_Min.F166]" office:value-type="float" office:value="16.6666666666667" calcext:value-type="float">
            <text:p>16.6666666666667</text:p>
          </table:table-cell>
          <table:table-cell table:formula="of:=[$Metrics_AllClassifiers_Min.G166]" office:value-type="float" office:value="10.9756097560976" calcext:value-type="float">
            <text:p>10.9756097560976</text:p>
          </table:table-cell>
        </table:table-row>
        <table:table-row table:style-name="ro1">
          <table:table-cell table:formula="of:=[$Metrics_AllClassifiers_Equi.A167]" office:value-type="string" office:string-value="testPad" calcext:value-type="string">
            <text:p>testPad</text:p>
          </table:table-cell>
          <table:table-cell table:formula="of:=[$Metrics_AllClassifiers_Equi.B167]" office:value-type="string" office:string-value="EQUIVALENT" calcext:value-type="string">
            <text:p>EQUIVALENT</text:p>
          </table:table-cell>
          <table:table-cell table:formula="of:=[$Metrics_AllClassifiers_Equi.C167]" office:value-type="string" office:string-value="DT" calcext:value-type="string">
            <text:p>DT</text:p>
          </table:table-cell>
          <table:table-cell table:formula="of:=[$Metrics_AllClassifiers_Equi.D167]" office:value-type="float" office:value="80.4140127388535" calcext:value-type="float">
            <text:p>80.4140127388535</text:p>
          </table:table-cell>
          <table:table-cell table:formula="of:=[$Metrics_AllClassifiers_Equi.E167]" office:value-type="float" office:value="8.75" calcext:value-type="float">
            <text:p>8.75</text:p>
          </table:table-cell>
          <table:table-cell table:formula="of:=[$Metrics_AllClassifiers_Equi.F167]" office:value-type="float" office:value="12.280701754386" calcext:value-type="float">
            <text:p>12.280701754386</text:p>
          </table:table-cell>
          <table:table-cell table:formula="of:=[$Metrics_AllClassifiers_Equi.G167]" office:value-type="float" office:value="10.2189781021898" calcext:value-type="float">
            <text:p>10.2189781021898</text:p>
          </table:table-cell>
          <table:table-cell/>
          <table:table-cell table:formula="of:=[$Metrics_AllClassifiers_Min.A167]" office:value-type="string" office:string-value="testPad" calcext:value-type="string">
            <text:p>testPad</text:p>
          </table:table-cell>
          <table:table-cell table:formula="of:=[$Metrics_AllClassifiers_Min.B167]" office:value-type="string" office:string-value="MINIMAL" calcext:value-type="string">
            <text:p>MINIMAL</text:p>
          </table:table-cell>
          <table:table-cell table:formula="of:=[$Metrics_AllClassifiers_Min.C167]" office:value-type="string" office:string-value="DT" calcext:value-type="string">
            <text:p>DT</text:p>
          </table:table-cell>
          <table:table-cell table:formula="of:=[$Metrics_AllClassifiers_Min.D167]" office:value-type="float" office:value="79.7770700636943" calcext:value-type="float">
            <text:p>79.7770700636943</text:p>
          </table:table-cell>
          <table:table-cell table:formula="of:=[$Metrics_AllClassifiers_Min.E167]" office:value-type="float" office:value="6.02409638554217" calcext:value-type="float">
            <text:p>6.02409638554217</text:p>
          </table:table-cell>
          <table:table-cell table:formula="of:=[$Metrics_AllClassifiers_Min.F167]" office:value-type="float" office:value="9.25925925925926" calcext:value-type="float">
            <text:p>9.25925925925926</text:p>
          </table:table-cell>
          <table:table-cell table:formula="of:=[$Metrics_AllClassifiers_Min.G167]" office:value-type="float" office:value="7.2992700729927" calcext:value-type="float">
            <text:p>7.2992700729927</text:p>
          </table:table-cell>
        </table:table-row>
        <table:table-row table:style-name="ro1">
          <table:table-cell table:formula="of:=[$Metrics_AllClassifiers_Equi.A168]" office:value-type="string" office:string-value="testPad" calcext:value-type="string">
            <text:p>testPad</text:p>
          </table:table-cell>
          <table:table-cell table:formula="of:=[$Metrics_AllClassifiers_Equi.B168]" office:value-type="string" office:string-value="EQUIVALENT" calcext:value-type="string">
            <text:p>EQUIVALENT</text:p>
          </table:table-cell>
          <table:table-cell table:formula="of:=[$Metrics_AllClassifiers_Equi.C168]" office:value-type="string" office:string-value="LR" calcext:value-type="string">
            <text:p>LR</text:p>
          </table:table-cell>
          <table:table-cell table:formula="of:=[$Metrics_AllClassifiers_Equi.D168]" office:value-type="float" office:value="61.7834394904459" calcext:value-type="float">
            <text:p>61.7834394904459</text:p>
          </table:table-cell>
          <table:table-cell table:formula="of:=[$Metrics_AllClassifiers_Equi.E168]" office:value-type="float" office:value="5.79710144927536" calcext:value-type="float">
            <text:p>5.79710144927536</text:p>
          </table:table-cell>
          <table:table-cell table:formula="of:=[$Metrics_AllClassifiers_Equi.F168]" office:value-type="float" office:value="21.0526315789474" calcext:value-type="float">
            <text:p>21.0526315789474</text:p>
          </table:table-cell>
          <table:table-cell table:formula="of:=[$Metrics_AllClassifiers_Equi.G168]" office:value-type="float" office:value="9.09090909090909" calcext:value-type="float">
            <text:p>9.09090909090909</text:p>
          </table:table-cell>
          <table:table-cell/>
          <table:table-cell table:formula="of:=[$Metrics_AllClassifiers_Min.A168]" office:value-type="string" office:string-value="testPad" calcext:value-type="string">
            <text:p>testPad</text:p>
          </table:table-cell>
          <table:table-cell table:formula="of:=[$Metrics_AllClassifiers_Min.B168]" office:value-type="string" office:string-value="MINIMAL" calcext:value-type="string">
            <text:p>MINIMAL</text:p>
          </table:table-cell>
          <table:table-cell table:formula="of:=[$Metrics_AllClassifiers_Min.C168]" office:value-type="string" office:string-value="LR" calcext:value-type="string">
            <text:p>LR</text:p>
          </table:table-cell>
          <table:table-cell table:formula="of:=[$Metrics_AllClassifiers_Min.D168]" office:value-type="float" office:value="81.8471337579618" calcext:value-type="float">
            <text:p>81.8471337579618</text:p>
          </table:table-cell>
          <table:table-cell table:formula="of:=[$Metrics_AllClassifiers_Min.E168]" office:value-type="float" office:value="5.88235294117647" calcext:value-type="float">
            <text:p>5.88235294117647</text:p>
          </table:table-cell>
          <table:table-cell table:formula="of:=[$Metrics_AllClassifiers_Min.F168]" office:value-type="float" office:value="7.40740740740741" calcext:value-type="float">
            <text:p>7.40740740740741</text:p>
          </table:table-cell>
          <table:table-cell table:formula="of:=[$Metrics_AllClassifiers_Min.G168]" office:value-type="float" office:value="6.55737704918033" calcext:value-type="float">
            <text:p>6.55737704918033</text:p>
          </table:table-cell>
        </table:table-row>
        <table:table-row table:style-name="ro1">
          <table:table-cell table:formula="of:=[$Metrics_AllClassifiers_Equi.A169]" office:value-type="string" office:string-value="testPad" calcext:value-type="string">
            <text:p>testPad</text:p>
          </table:table-cell>
          <table:table-cell table:formula="of:=[$Metrics_AllClassifiers_Equi.B169]" office:value-type="string" office:string-value="EQUIVALENT" calcext:value-type="string">
            <text:p>EQUIVALENT</text:p>
          </table:table-cell>
          <table:table-cell table:formula="of:=[$Metrics_AllClassifiers_Equi.C169]" office:value-type="string" office:string-value="GNB" calcext:value-type="string">
            <text:p>GNB</text:p>
          </table:table-cell>
          <table:table-cell table:formula="of:=[$Metrics_AllClassifiers_Equi.D169]" office:value-type="float" office:value="36.4649681528662" calcext:value-type="float">
            <text:p>36.4649681528662</text:p>
          </table:table-cell>
          <table:table-cell table:formula="of:=[$Metrics_AllClassifiers_Equi.E169]" office:value-type="float" office:value="5" calcext:value-type="float">
            <text:p>5</text:p>
          </table:table-cell>
          <table:table-cell table:formula="of:=[$Metrics_AllClassifiers_Equi.F169]" office:value-type="float" office:value="33.3333333333333" calcext:value-type="float">
            <text:p>33.3333333333333</text:p>
          </table:table-cell>
          <table:table-cell table:formula="of:=[$Metrics_AllClassifiers_Equi.G169]" office:value-type="float" office:value="8.69565217391305" calcext:value-type="float">
            <text:p>8.69565217391305</text:p>
          </table:table-cell>
          <table:table-cell/>
          <table:table-cell table:formula="of:=[$Metrics_AllClassifiers_Min.A169]" office:value-type="string" office:string-value="testPad" calcext:value-type="string">
            <text:p>testPad</text:p>
          </table:table-cell>
          <table:table-cell table:formula="of:=[$Metrics_AllClassifiers_Min.B169]" office:value-type="string" office:string-value="MINIMAL" calcext:value-type="string">
            <text:p>MINIMAL</text:p>
          </table:table-cell>
          <table:table-cell table:formula="of:=[$Metrics_AllClassifiers_Min.C169]" office:value-type="string" office:string-value="RF" calcext:value-type="string">
            <text:p>RF</text:p>
          </table:table-cell>
          <table:table-cell table:formula="of:=[$Metrics_AllClassifiers_Min.D169]" office:value-type="float" office:value="91.4012738853503" calcext:value-type="float">
            <text:p>91.4012738853503</text:p>
          </table:table-cell>
          <table:table-cell table:formula="of:=[$Metrics_AllClassifiers_Min.E169]" office:value-type="float" office:value="0" calcext:value-type="float">
            <text:p>0</text:p>
          </table:table-cell>
          <table:table-cell table:formula="of:=[$Metrics_AllClassifiers_Min.F169]" office:value-type="float" office:value="0" calcext:value-type="float">
            <text:p>0</text:p>
          </table:table-cell>
          <table:table-cell table:formula="of:=[$Metrics_AllClassifiers_Min.G169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70]" office:value-type="string" office:string-value="trashAndTakeOut" calcext:value-type="string">
            <text:p>trashAndTakeOut</text:p>
          </table:table-cell>
          <table:table-cell table:formula="of:=[$Metrics_AllClassifiers_Equi.B170]" office:value-type="string" office:string-value="EQUIVALENT" calcext:value-type="string">
            <text:p>EQUIVALENT</text:p>
          </table:table-cell>
          <table:table-cell table:formula="of:=[$Metrics_AllClassifiers_Equi.C170]" office:value-type="string" office:string-value="KNN" calcext:value-type="string">
            <text:p>KNN</text:p>
          </table:table-cell>
          <table:table-cell table:formula="of:=[$Metrics_AllClassifiers_Equi.D170]" office:value-type="float" office:value="70.9030100334448" calcext:value-type="float">
            <text:p>70.9030100334448</text:p>
          </table:table-cell>
          <table:table-cell table:formula="of:=[$Metrics_AllClassifiers_Equi.E170]" office:value-type="float" office:value="9.39226519337017" calcext:value-type="float">
            <text:p>9.39226519337017</text:p>
          </table:table-cell>
          <table:table-cell table:formula="of:=[$Metrics_AllClassifiers_Equi.F170]" office:value-type="float" office:value="62.962962962963" calcext:value-type="float">
            <text:p>62.962962962963</text:p>
          </table:table-cell>
          <table:table-cell table:formula="of:=[$Metrics_AllClassifiers_Equi.G170]" office:value-type="float" office:value="16.3461538461538" calcext:value-type="float">
            <text:p>16.3461538461538</text:p>
          </table:table-cell>
          <table:table-cell/>
          <table:table-cell table:formula="of:=[$Metrics_AllClassifiers_Min.A170]" office:value-type="string" office:string-value="trashAndTakeOut" calcext:value-type="string">
            <text:p>trashAndTakeOut</text:p>
          </table:table-cell>
          <table:table-cell table:formula="of:=[$Metrics_AllClassifiers_Min.B170]" office:value-type="string" office:string-value="MINIMAL" calcext:value-type="string">
            <text:p>MINIMAL</text:p>
          </table:table-cell>
          <table:table-cell table:formula="of:=[$Metrics_AllClassifiers_Min.C170]" office:value-type="string" office:string-value="DT" calcext:value-type="string">
            <text:p>DT</text:p>
          </table:table-cell>
          <table:table-cell table:formula="of:=[$Metrics_AllClassifiers_Min.D170]" office:value-type="float" office:value="51.8394648829431" calcext:value-type="float">
            <text:p>51.8394648829431</text:p>
          </table:table-cell>
          <table:table-cell table:formula="of:=[$Metrics_AllClassifiers_Min.E170]" office:value-type="float" office:value="19.6875" calcext:value-type="float">
            <text:p>19.6875</text:p>
          </table:table-cell>
          <table:table-cell table:formula="of:=[$Metrics_AllClassifiers_Min.F170]" office:value-type="float" office:value="67.0212765957447" calcext:value-type="float">
            <text:p>67.0212765957447</text:p>
          </table:table-cell>
          <table:table-cell table:formula="of:=[$Metrics_AllClassifiers_Min.G170]" office:value-type="float" office:value="30.4347826086956" calcext:value-type="float">
            <text:p>30.4347826086956</text:p>
          </table:table-cell>
        </table:table-row>
        <table:table-row table:style-name="ro1">
          <table:table-cell table:formula="of:=[$Metrics_AllClassifiers_Equi.A171]" office:value-type="string" office:string-value="trashAndTakeOut" calcext:value-type="string">
            <text:p>trashAndTakeOut</text:p>
          </table:table-cell>
          <table:table-cell table:formula="of:=[$Metrics_AllClassifiers_Equi.B171]" office:value-type="string" office:string-value="EQUIVALENT" calcext:value-type="string">
            <text:p>EQUIVALENT</text:p>
          </table:table-cell>
          <table:table-cell table:formula="of:=[$Metrics_AllClassifiers_Equi.C171]" office:value-type="string" office:string-value="LDA" calcext:value-type="string">
            <text:p>LDA</text:p>
          </table:table-cell>
          <table:table-cell table:formula="of:=[$Metrics_AllClassifiers_Equi.D171]" office:value-type="float" office:value="74.5819397993311" calcext:value-type="float">
            <text:p>74.5819397993311</text:p>
          </table:table-cell>
          <table:table-cell table:formula="of:=[$Metrics_AllClassifiers_Equi.E171]" office:value-type="float" office:value="6.29370629370629" calcext:value-type="float">
            <text:p>6.29370629370629</text:p>
          </table:table-cell>
          <table:table-cell table:formula="of:=[$Metrics_AllClassifiers_Equi.F171]" office:value-type="float" office:value="33.3333333333333" calcext:value-type="float">
            <text:p>33.3333333333333</text:p>
          </table:table-cell>
          <table:table-cell table:formula="of:=[$Metrics_AllClassifiers_Equi.G171]" office:value-type="float" office:value="10.5882352941176" calcext:value-type="float">
            <text:p>10.5882352941176</text:p>
          </table:table-cell>
          <table:table-cell/>
          <table:table-cell table:formula="of:=[$Metrics_AllClassifiers_Min.A171]" office:value-type="string" office:string-value="trashAndTakeOut" calcext:value-type="string">
            <text:p>trashAndTakeOut</text:p>
          </table:table-cell>
          <table:table-cell table:formula="of:=[$Metrics_AllClassifiers_Min.B171]" office:value-type="string" office:string-value="MINIMAL" calcext:value-type="string">
            <text:p>MINIMAL</text:p>
          </table:table-cell>
          <table:table-cell table:formula="of:=[$Metrics_AllClassifiers_Min.C171]" office:value-type="string" office:string-value="GNB" calcext:value-type="string">
            <text:p>GNB</text:p>
          </table:table-cell>
          <table:table-cell table:formula="of:=[$Metrics_AllClassifiers_Min.D171]" office:value-type="float" office:value="46.3210702341137" calcext:value-type="float">
            <text:p>46.3210702341137</text:p>
          </table:table-cell>
          <table:table-cell table:formula="of:=[$Metrics_AllClassifiers_Min.E171]" office:value-type="float" office:value="16.1194029850746" calcext:value-type="float">
            <text:p>16.1194029850746</text:p>
          </table:table-cell>
          <table:table-cell table:formula="of:=[$Metrics_AllClassifiers_Min.F171]" office:value-type="float" office:value="57.4468085106383" calcext:value-type="float">
            <text:p>57.4468085106383</text:p>
          </table:table-cell>
          <table:table-cell table:formula="of:=[$Metrics_AllClassifiers_Min.G171]" office:value-type="float" office:value="25.1748251748252" calcext:value-type="float">
            <text:p>25.1748251748252</text:p>
          </table:table-cell>
        </table:table-row>
        <table:table-row table:style-name="ro1">
          <table:table-cell table:formula="of:=[$Metrics_AllClassifiers_Equi.A172]" office:value-type="string" office:string-value="trashAndTakeOut" calcext:value-type="string">
            <text:p>trashAndTakeOut</text:p>
          </table:table-cell>
          <table:table-cell table:formula="of:=[$Metrics_AllClassifiers_Equi.B172]" office:value-type="string" office:string-value="EQUIVALENT" calcext:value-type="string">
            <text:p>EQUIVALENT</text:p>
          </table:table-cell>
          <table:table-cell table:formula="of:=[$Metrics_AllClassifiers_Equi.C172]" office:value-type="string" office:string-value="GNB" calcext:value-type="string">
            <text:p>GNB</text:p>
          </table:table-cell>
          <table:table-cell table:formula="of:=[$Metrics_AllClassifiers_Equi.D172]" office:value-type="float" office:value="43.9799331103679" calcext:value-type="float">
            <text:p>43.9799331103679</text:p>
          </table:table-cell>
          <table:table-cell table:formula="of:=[$Metrics_AllClassifiers_Equi.E172]" office:value-type="float" office:value="3.6144578313253" calcext:value-type="float">
            <text:p>3.6144578313253</text:p>
          </table:table-cell>
          <table:table-cell table:formula="of:=[$Metrics_AllClassifiers_Equi.F172]" office:value-type="float" office:value="44.4444444444444" calcext:value-type="float">
            <text:p>44.4444444444444</text:p>
          </table:table-cell>
          <table:table-cell table:formula="of:=[$Metrics_AllClassifiers_Equi.G172]" office:value-type="float" office:value="6.68523676880223" calcext:value-type="float">
            <text:p>6.68523676880223</text:p>
          </table:table-cell>
          <table:table-cell/>
          <table:table-cell table:formula="of:=[$Metrics_AllClassifiers_Min.A172]" office:value-type="string" office:string-value="trashAndTakeOut" calcext:value-type="string">
            <text:p>trashAndTakeOut</text:p>
          </table:table-cell>
          <table:table-cell table:formula="of:=[$Metrics_AllClassifiers_Min.B172]" office:value-type="string" office:string-value="MINIMAL" calcext:value-type="string">
            <text:p>MINIMAL</text:p>
          </table:table-cell>
          <table:table-cell table:formula="of:=[$Metrics_AllClassifiers_Min.C172]" office:value-type="string" office:string-value="KNN" calcext:value-type="string">
            <text:p>KNN</text:p>
          </table:table-cell>
          <table:table-cell table:formula="of:=[$Metrics_AllClassifiers_Min.D172]" office:value-type="float" office:value="49.8327759197324" calcext:value-type="float">
            <text:p>49.8327759197324</text:p>
          </table:table-cell>
          <table:table-cell table:formula="of:=[$Metrics_AllClassifiers_Min.E172]" office:value-type="float" office:value="12.1323529411765" calcext:value-type="float">
            <text:p>12.1323529411765</text:p>
          </table:table-cell>
          <table:table-cell table:formula="of:=[$Metrics_AllClassifiers_Min.F172]" office:value-type="float" office:value="35.1063829787234" calcext:value-type="float">
            <text:p>35.1063829787234</text:p>
          </table:table-cell>
          <table:table-cell table:formula="of:=[$Metrics_AllClassifiers_Min.G172]" office:value-type="float" office:value="18.0327868852459" calcext:value-type="float">
            <text:p>18.0327868852459</text:p>
          </table:table-cell>
        </table:table-row>
        <table:table-row table:style-name="ro1">
          <table:table-cell table:formula="of:=[$Metrics_AllClassifiers_Equi.A173]" office:value-type="string" office:string-value="trashAndTakeOut" calcext:value-type="string">
            <text:p>trashAndTakeOut</text:p>
          </table:table-cell>
          <table:table-cell table:formula="of:=[$Metrics_AllClassifiers_Equi.B173]" office:value-type="string" office:string-value="EQUIVALENT" calcext:value-type="string">
            <text:p>EQUIVALENT</text:p>
          </table:table-cell>
          <table:table-cell table:formula="of:=[$Metrics_AllClassifiers_Equi.C173]" office:value-type="string" office:string-value="SVM" calcext:value-type="string">
            <text:p>SVM</text:p>
          </table:table-cell>
          <table:table-cell table:formula="of:=[$Metrics_AllClassifiers_Equi.D173]" office:value-type="float" office:value="60.8695652173913" calcext:value-type="float">
            <text:p>60.8695652173913</text:p>
          </table:table-cell>
          <table:table-cell table:formula="of:=[$Metrics_AllClassifiers_Equi.E173]" office:value-type="float" office:value="3.16742081447964" calcext:value-type="float">
            <text:p>3.16742081447964</text:p>
          </table:table-cell>
          <table:table-cell table:formula="of:=[$Metrics_AllClassifiers_Equi.F173]" office:value-type="float" office:value="25.9259259259259" calcext:value-type="float">
            <text:p>25.9259259259259</text:p>
          </table:table-cell>
          <table:table-cell table:formula="of:=[$Metrics_AllClassifiers_Equi.G173]" office:value-type="float" office:value="5.64516129032258" calcext:value-type="float">
            <text:p>5.64516129032258</text:p>
          </table:table-cell>
          <table:table-cell/>
          <table:table-cell table:formula="of:=[$Metrics_AllClassifiers_Min.A173]" office:value-type="string" office:string-value="trashAndTakeOut" calcext:value-type="string">
            <text:p>trashAndTakeOut</text:p>
          </table:table-cell>
          <table:table-cell table:formula="of:=[$Metrics_AllClassifiers_Min.B173]" office:value-type="string" office:string-value="MINIMAL" calcext:value-type="string">
            <text:p>MINIMAL</text:p>
          </table:table-cell>
          <table:table-cell table:formula="of:=[$Metrics_AllClassifiers_Min.C173]" office:value-type="string" office:string-value="LDA" calcext:value-type="string">
            <text:p>LDA</text:p>
          </table:table-cell>
          <table:table-cell table:formula="of:=[$Metrics_AllClassifiers_Min.D173]" office:value-type="float" office:value="68.561872909699" calcext:value-type="float">
            <text:p>68.561872909699</text:p>
          </table:table-cell>
          <table:table-cell table:formula="of:=[$Metrics_AllClassifiers_Min.E173]" office:value-type="float" office:value="13.8461538461538" calcext:value-type="float">
            <text:p>13.8461538461538</text:p>
          </table:table-cell>
          <table:table-cell table:formula="of:=[$Metrics_AllClassifiers_Min.F173]" office:value-type="float" office:value="19.1489361702128" calcext:value-type="float">
            <text:p>19.1489361702128</text:p>
          </table:table-cell>
          <table:table-cell table:formula="of:=[$Metrics_AllClassifiers_Min.G173]" office:value-type="float" office:value="16.0714285714286" calcext:value-type="float">
            <text:p>16.0714285714286</text:p>
          </table:table-cell>
        </table:table-row>
        <table:table-row table:style-name="ro1">
          <table:table-cell table:formula="of:=[$Metrics_AllClassifiers_Equi.A174]" office:value-type="string" office:string-value="trashAndTakeOut" calcext:value-type="string">
            <text:p>trashAndTakeOut</text:p>
          </table:table-cell>
          <table:table-cell table:formula="of:=[$Metrics_AllClassifiers_Equi.B174]" office:value-type="string" office:string-value="EQUIVALENT" calcext:value-type="string">
            <text:p>EQUIVALENT</text:p>
          </table:table-cell>
          <table:table-cell table:formula="of:=[$Metrics_AllClassifiers_Equi.C174]" office:value-type="string" office:string-value="DT" calcext:value-type="string">
            <text:p>DT</text:p>
          </table:table-cell>
          <table:table-cell table:formula="of:=[$Metrics_AllClassifiers_Equi.D174]" office:value-type="float" office:value="82.2742474916388" calcext:value-type="float">
            <text:p>82.2742474916388</text:p>
          </table:table-cell>
          <table:table-cell table:formula="of:=[$Metrics_AllClassifiers_Equi.E174]" office:value-type="float" office:value="3.52941176470588" calcext:value-type="float">
            <text:p>3.52941176470588</text:p>
          </table:table-cell>
          <table:table-cell table:formula="of:=[$Metrics_AllClassifiers_Equi.F174]" office:value-type="float" office:value="11.1111111111111" calcext:value-type="float">
            <text:p>11.1111111111111</text:p>
          </table:table-cell>
          <table:table-cell table:formula="of:=[$Metrics_AllClassifiers_Equi.G174]" office:value-type="float" office:value="5.35714285714286" calcext:value-type="float">
            <text:p>5.35714285714286</text:p>
          </table:table-cell>
          <table:table-cell/>
          <table:table-cell table:formula="of:=[$Metrics_AllClassifiers_Min.A174]" office:value-type="string" office:string-value="trashAndTakeOut" calcext:value-type="string">
            <text:p>trashAndTakeOut</text:p>
          </table:table-cell>
          <table:table-cell table:formula="of:=[$Metrics_AllClassifiers_Min.B174]" office:value-type="string" office:string-value="MINIMAL" calcext:value-type="string">
            <text:p>MINIMAL</text:p>
          </table:table-cell>
          <table:table-cell table:formula="of:=[$Metrics_AllClassifiers_Min.C174]" office:value-type="string" office:string-value="LR" calcext:value-type="string">
            <text:p>LR</text:p>
          </table:table-cell>
          <table:table-cell table:formula="of:=[$Metrics_AllClassifiers_Min.D174]" office:value-type="float" office:value="63.8795986622074" calcext:value-type="float">
            <text:p>63.8795986622074</text:p>
          </table:table-cell>
          <table:table-cell table:formula="of:=[$Metrics_AllClassifiers_Min.E174]" office:value-type="float" office:value="11.875" calcext:value-type="float">
            <text:p>11.875</text:p>
          </table:table-cell>
          <table:table-cell table:formula="of:=[$Metrics_AllClassifiers_Min.F174]" office:value-type="float" office:value="20.2127659574468" calcext:value-type="float">
            <text:p>20.2127659574468</text:p>
          </table:table-cell>
          <table:table-cell table:formula="of:=[$Metrics_AllClassifiers_Min.G174]" office:value-type="float" office:value="14.9606299212598" calcext:value-type="float">
            <text:p>14.9606299212598</text:p>
          </table:table-cell>
        </table:table-row>
        <table:table-row table:style-name="ro1">
          <table:table-cell table:formula="of:=[$Metrics_AllClassifiers_Equi.A175]" office:value-type="string" office:string-value="trashAndTakeOut" calcext:value-type="string">
            <text:p>trashAndTakeOut</text:p>
          </table:table-cell>
          <table:table-cell table:formula="of:=[$Metrics_AllClassifiers_Equi.B175]" office:value-type="string" office:string-value="EQUIVALENT" calcext:value-type="string">
            <text:p>EQUIVALENT</text:p>
          </table:table-cell>
          <table:table-cell table:formula="of:=[$Metrics_AllClassifiers_Equi.C175]" office:value-type="string" office:string-value="RF" calcext:value-type="string">
            <text:p>RF</text:p>
          </table:table-cell>
          <table:table-cell table:formula="of:=[$Metrics_AllClassifiers_Equi.D175]" office:value-type="float" office:value="63.7123745819398" calcext:value-type="float">
            <text:p>63.7123745819398</text:p>
          </table:table-cell>
          <table:table-cell table:formula="of:=[$Metrics_AllClassifiers_Equi.E175]" office:value-type="float" office:value="2.97029702970297" calcext:value-type="float">
            <text:p>2.97029702970297</text:p>
          </table:table-cell>
          <table:table-cell table:formula="of:=[$Metrics_AllClassifiers_Equi.F175]" office:value-type="float" office:value="22.2222222222222" calcext:value-type="float">
            <text:p>22.2222222222222</text:p>
          </table:table-cell>
          <table:table-cell table:formula="of:=[$Metrics_AllClassifiers_Equi.G175]" office:value-type="float" office:value="5.24017467248908" calcext:value-type="float">
            <text:p>5.24017467248908</text:p>
          </table:table-cell>
          <table:table-cell/>
          <table:table-cell table:formula="of:=[$Metrics_AllClassifiers_Min.A175]" office:value-type="string" office:string-value="trashAndTakeOut" calcext:value-type="string">
            <text:p>trashAndTakeOut</text:p>
          </table:table-cell>
          <table:table-cell table:formula="of:=[$Metrics_AllClassifiers_Min.B175]" office:value-type="string" office:string-value="MINIMAL" calcext:value-type="string">
            <text:p>MINIMAL</text:p>
          </table:table-cell>
          <table:table-cell table:formula="of:=[$Metrics_AllClassifiers_Min.C175]" office:value-type="string" office:string-value="SVM" calcext:value-type="string">
            <text:p>SVM</text:p>
          </table:table-cell>
          <table:table-cell table:formula="of:=[$Metrics_AllClassifiers_Min.D175]" office:value-type="float" office:value="59.0301003344482" calcext:value-type="float">
            <text:p>59.0301003344482</text:p>
          </table:table-cell>
          <table:table-cell table:formula="of:=[$Metrics_AllClassifiers_Min.E175]" office:value-type="float" office:value="1.91082802547771" calcext:value-type="float">
            <text:p>1.91082802547771</text:p>
          </table:table-cell>
          <table:table-cell table:formula="of:=[$Metrics_AllClassifiers_Min.F175]" office:value-type="float" office:value="3.19148936170213" calcext:value-type="float">
            <text:p>3.19148936170213</text:p>
          </table:table-cell>
          <table:table-cell table:formula="of:=[$Metrics_AllClassifiers_Min.G175]" office:value-type="float" office:value="2.39043824701195" calcext:value-type="float">
            <text:p>2.39043824701195</text:p>
          </table:table-cell>
        </table:table-row>
        <table:table-row table:style-name="ro1">
          <table:table-cell table:formula="of:=[$Metrics_AllClassifiers_Equi.A176]" office:value-type="string" office:string-value="trashAndTakeOut" calcext:value-type="string">
            <text:p>trashAndTakeOut</text:p>
          </table:table-cell>
          <table:table-cell table:formula="of:=[$Metrics_AllClassifiers_Equi.B176]" office:value-type="string" office:string-value="EQUIVALENT" calcext:value-type="string">
            <text:p>EQUIVALENT</text:p>
          </table:table-cell>
          <table:table-cell table:formula="of:=[$Metrics_AllClassifiers_Equi.C176]" office:value-type="string" office:string-value="LR" calcext:value-type="string">
            <text:p>LR</text:p>
          </table:table-cell>
          <table:table-cell table:formula="of:=[$Metrics_AllClassifiers_Equi.D176]" office:value-type="float" office:value="74.5819397993311" calcext:value-type="float">
            <text:p>74.5819397993311</text:p>
          </table:table-cell>
          <table:table-cell table:formula="of:=[$Metrics_AllClassifiers_Equi.E176]" office:value-type="float" office:value="2.29007633587786" calcext:value-type="float">
            <text:p>2.29007633587786</text:p>
          </table:table-cell>
          <table:table-cell table:formula="of:=[$Metrics_AllClassifiers_Equi.F176]" office:value-type="float" office:value="11.1111111111111" calcext:value-type="float">
            <text:p>11.1111111111111</text:p>
          </table:table-cell>
          <table:table-cell table:formula="of:=[$Metrics_AllClassifiers_Equi.G176]" office:value-type="float" office:value="3.79746835443038" calcext:value-type="float">
            <text:p>3.79746835443038</text:p>
          </table:table-cell>
          <table:table-cell/>
          <table:table-cell table:formula="of:=[$Metrics_AllClassifiers_Min.A176]" office:value-type="string" office:string-value="trashAndTakeOut" calcext:value-type="string">
            <text:p>trashAndTakeOut</text:p>
          </table:table-cell>
          <table:table-cell table:formula="of:=[$Metrics_AllClassifiers_Min.B176]" office:value-type="string" office:string-value="MINIMAL" calcext:value-type="string">
            <text:p>MINIMAL</text:p>
          </table:table-cell>
          <table:table-cell table:formula="of:=[$Metrics_AllClassifiers_Min.C176]" office:value-type="string" office:string-value="RF" calcext:value-type="string">
            <text:p>RF</text:p>
          </table:table-cell>
          <table:table-cell table:formula="of:=[$Metrics_AllClassifiers_Min.D176]" office:value-type="float" office:value="70.7357859531773" calcext:value-type="float">
            <text:p>70.7357859531773</text:p>
          </table:table-cell>
          <table:table-cell table:formula="of:=[$Metrics_AllClassifiers_Min.E176]" office:value-type="float" office:value="2.35294117647059" calcext:value-type="float">
            <text:p>2.35294117647059</text:p>
          </table:table-cell>
          <table:table-cell table:formula="of:=[$Metrics_AllClassifiers_Min.F176]" office:value-type="float" office:value="2.12765957446808" calcext:value-type="float">
            <text:p>2.12765957446808</text:p>
          </table:table-cell>
          <table:table-cell table:formula="of:=[$Metrics_AllClassifiers_Min.G176]" office:value-type="float" office:value="2.23463687150838" calcext:value-type="float">
            <text:p>2.23463687150838</text:p>
          </table:table-cell>
        </table:table-row>
        <table:table-row table:style-name="ro1">
          <table:table-cell table:formula="of:=[$Metrics_AllClassifiers_Equi.A177]" office:value-type="string" office:string-value="twoPred" calcext:value-type="string">
            <text:p>twoPred</text:p>
          </table:table-cell>
          <table:table-cell table:formula="of:=[$Metrics_AllClassifiers_Equi.B177]" office:value-type="string" office:string-value="EQUIVALENT" calcext:value-type="string">
            <text:p>EQUIVALENT</text:p>
          </table:table-cell>
          <table:table-cell table:formula="of:=[$Metrics_AllClassifiers_Equi.C177]" office:value-type="string" office:string-value="LR" calcext:value-type="string">
            <text:p>LR</text:p>
          </table:table-cell>
          <table:table-cell table:formula="of:=[$Metrics_AllClassifiers_Equi.D177]" office:value-type="float" office:value="70.2040816326531" calcext:value-type="float">
            <text:p>70.2040816326531</text:p>
          </table:table-cell>
          <table:table-cell table:formula="of:=[$Metrics_AllClassifiers_Equi.E177]" office:value-type="float" office:value="12.3076923076923" calcext:value-type="float">
            <text:p>12.3076923076923</text:p>
          </table:table-cell>
          <table:table-cell table:formula="of:=[$Metrics_AllClassifiers_Equi.F177]" office:value-type="float" office:value="33.3333333333333" calcext:value-type="float">
            <text:p>33.3333333333333</text:p>
          </table:table-cell>
          <table:table-cell table:formula="of:=[$Metrics_AllClassifiers_Equi.G177]" office:value-type="float" office:value="17.9775280898876" calcext:value-type="float">
            <text:p>17.9775280898876</text:p>
          </table:table-cell>
          <table:table-cell/>
          <table:table-cell table:formula="of:=[$Metrics_AllClassifiers_Min.A177]" office:value-type="string" office:string-value="twoPred" calcext:value-type="string">
            <text:p>twoPred</text:p>
          </table:table-cell>
          <table:table-cell table:formula="of:=[$Metrics_AllClassifiers_Min.B177]" office:value-type="string" office:string-value="MINIMAL" calcext:value-type="string">
            <text:p>MINIMAL</text:p>
          </table:table-cell>
          <table:table-cell table:formula="of:=[$Metrics_AllClassifiers_Min.C177]" office:value-type="string" office:string-value="RF" calcext:value-type="string">
            <text:p>RF</text:p>
          </table:table-cell>
          <table:table-cell table:formula="of:=[$Metrics_AllClassifiers_Min.D177]" office:value-type="float" office:value="78.3673469387755" calcext:value-type="float">
            <text:p>78.3673469387755</text:p>
          </table:table-cell>
          <table:table-cell table:formula="of:=[$Metrics_AllClassifiers_Min.E177]" office:value-type="float" office:value="17.5438596491228" calcext:value-type="float">
            <text:p>17.5438596491228</text:p>
          </table:table-cell>
          <table:table-cell table:formula="of:=[$Metrics_AllClassifiers_Min.F177]" office:value-type="float" office:value="62.5" calcext:value-type="float">
            <text:p>62.5</text:p>
          </table:table-cell>
          <table:table-cell table:formula="of:=[$Metrics_AllClassifiers_Min.G177]" office:value-type="float" office:value="27.3972602739726" calcext:value-type="float">
            <text:p>27.3972602739726</text:p>
          </table:table-cell>
        </table:table-row>
        <table:table-row table:style-name="ro1">
          <table:table-cell table:formula="of:=[$Metrics_AllClassifiers_Equi.A178]" office:value-type="string" office:string-value="twoPred" calcext:value-type="string">
            <text:p>twoPred</text:p>
          </table:table-cell>
          <table:table-cell table:formula="of:=[$Metrics_AllClassifiers_Equi.B178]" office:value-type="string" office:string-value="EQUIVALENT" calcext:value-type="string">
            <text:p>EQUIVALENT</text:p>
          </table:table-cell>
          <table:table-cell table:formula="of:=[$Metrics_AllClassifiers_Equi.C178]" office:value-type="string" office:string-value="GNB" calcext:value-type="string">
            <text:p>GNB</text:p>
          </table:table-cell>
          <table:table-cell table:formula="of:=[$Metrics_AllClassifiers_Equi.D178]" office:value-type="float" office:value="69.7959183673469" calcext:value-type="float">
            <text:p>69.7959183673469</text:p>
          </table:table-cell>
          <table:table-cell table:formula="of:=[$Metrics_AllClassifiers_Equi.E178]" office:value-type="float" office:value="10.9375" calcext:value-type="float">
            <text:p>10.9375</text:p>
          </table:table-cell>
          <table:table-cell table:formula="of:=[$Metrics_AllClassifiers_Equi.F178]" office:value-type="float" office:value="29.1666666666667" calcext:value-type="float">
            <text:p>29.1666666666667</text:p>
          </table:table-cell>
          <table:table-cell table:formula="of:=[$Metrics_AllClassifiers_Equi.G178]" office:value-type="float" office:value="15.9090909090909" calcext:value-type="float">
            <text:p>15.9090909090909</text:p>
          </table:table-cell>
          <table:table-cell/>
          <table:table-cell table:formula="of:=[$Metrics_AllClassifiers_Min.A178]" office:value-type="string" office:string-value="twoPred" calcext:value-type="string">
            <text:p>twoPred</text:p>
          </table:table-cell>
          <table:table-cell table:formula="of:=[$Metrics_AllClassifiers_Min.B178]" office:value-type="string" office:string-value="MINIMAL" calcext:value-type="string">
            <text:p>MINIMAL</text:p>
          </table:table-cell>
          <table:table-cell table:formula="of:=[$Metrics_AllClassifiers_Min.C178]" office:value-type="string" office:string-value="LR" calcext:value-type="string">
            <text:p>LR</text:p>
          </table:table-cell>
          <table:table-cell table:formula="of:=[$Metrics_AllClassifiers_Min.D178]" office:value-type="float" office:value="73.4693877551021" calcext:value-type="float">
            <text:p>73.4693877551021</text:p>
          </table:table-cell>
          <table:table-cell table:formula="of:=[$Metrics_AllClassifiers_Min.E178]" office:value-type="float" office:value="15.4929577464789" calcext:value-type="float">
            <text:p>15.4929577464789</text:p>
          </table:table-cell>
          <table:table-cell table:formula="of:=[$Metrics_AllClassifiers_Min.F178]" office:value-type="float" office:value="68.75" calcext:value-type="float">
            <text:p>68.75</text:p>
          </table:table-cell>
          <table:table-cell table:formula="of:=[$Metrics_AllClassifiers_Min.G178]" office:value-type="float" office:value="25.2873563218391" calcext:value-type="float">
            <text:p>25.2873563218391</text:p>
          </table:table-cell>
        </table:table-row>
        <table:table-row table:style-name="ro1">
          <table:table-cell table:formula="of:=[$Metrics_AllClassifiers_Equi.A179]" office:value-type="string" office:string-value="twoPred" calcext:value-type="string">
            <text:p>twoPred</text:p>
          </table:table-cell>
          <table:table-cell table:formula="of:=[$Metrics_AllClassifiers_Equi.B179]" office:value-type="string" office:string-value="EQUIVALENT" calcext:value-type="string">
            <text:p>EQUIVALENT</text:p>
          </table:table-cell>
          <table:table-cell table:formula="of:=[$Metrics_AllClassifiers_Equi.C179]" office:value-type="string" office:string-value="LDA" calcext:value-type="string">
            <text:p>LDA</text:p>
          </table:table-cell>
          <table:table-cell table:formula="of:=[$Metrics_AllClassifiers_Equi.D179]" office:value-type="float" office:value="59.5918367346939" calcext:value-type="float">
            <text:p>59.5918367346939</text:p>
          </table:table-cell>
          <table:table-cell table:formula="of:=[$Metrics_AllClassifiers_Equi.E179]" office:value-type="float" office:value="8.79120879120879" calcext:value-type="float">
            <text:p>8.79120879120879</text:p>
          </table:table-cell>
          <table:table-cell table:formula="of:=[$Metrics_AllClassifiers_Equi.F179]" office:value-type="float" office:value="33.3333333333333" calcext:value-type="float">
            <text:p>33.3333333333333</text:p>
          </table:table-cell>
          <table:table-cell table:formula="of:=[$Metrics_AllClassifiers_Equi.G179]" office:value-type="float" office:value="13.9130434782609" calcext:value-type="float">
            <text:p>13.9130434782609</text:p>
          </table:table-cell>
          <table:table-cell/>
          <table:table-cell table:formula="of:=[$Metrics_AllClassifiers_Min.A179]" office:value-type="string" office:string-value="twoPred" calcext:value-type="string">
            <text:p>twoPred</text:p>
          </table:table-cell>
          <table:table-cell table:formula="of:=[$Metrics_AllClassifiers_Min.B179]" office:value-type="string" office:string-value="MINIMAL" calcext:value-type="string">
            <text:p>MINIMAL</text:p>
          </table:table-cell>
          <table:table-cell table:formula="of:=[$Metrics_AllClassifiers_Min.C179]" office:value-type="string" office:string-value="GNB" calcext:value-type="string">
            <text:p>GNB</text:p>
          </table:table-cell>
          <table:table-cell table:formula="of:=[$Metrics_AllClassifiers_Min.D179]" office:value-type="float" office:value="37.9591836734694" calcext:value-type="float">
            <text:p>37.9591836734694</text:p>
          </table:table-cell>
          <table:table-cell table:formula="of:=[$Metrics_AllClassifiers_Min.E179]" office:value-type="float" office:value="8.02469135802469" calcext:value-type="float">
            <text:p>8.02469135802469</text:p>
          </table:table-cell>
          <table:table-cell table:formula="of:=[$Metrics_AllClassifiers_Min.F179]" office:value-type="float" office:value="81.25" calcext:value-type="float">
            <text:p>81.25</text:p>
          </table:table-cell>
          <table:table-cell table:formula="of:=[$Metrics_AllClassifiers_Min.G179]" office:value-type="float" office:value="14.6067415730337" calcext:value-type="float">
            <text:p>14.6067415730337</text:p>
          </table:table-cell>
        </table:table-row>
        <table:table-row table:style-name="ro1">
          <table:table-cell table:formula="of:=[$Metrics_AllClassifiers_Equi.A180]" office:value-type="string" office:string-value="twoPred" calcext:value-type="string">
            <text:p>twoPred</text:p>
          </table:table-cell>
          <table:table-cell table:formula="of:=[$Metrics_AllClassifiers_Equi.B180]" office:value-type="string" office:string-value="EQUIVALENT" calcext:value-type="string">
            <text:p>EQUIVALENT</text:p>
          </table:table-cell>
          <table:table-cell table:formula="of:=[$Metrics_AllClassifiers_Equi.C180]" office:value-type="string" office:string-value="KNN" calcext:value-type="string">
            <text:p>KNN</text:p>
          </table:table-cell>
          <table:table-cell table:formula="of:=[$Metrics_AllClassifiers_Equi.D180]" office:value-type="float" office:value="67.7551020408163" calcext:value-type="float">
            <text:p>67.7551020408163</text:p>
          </table:table-cell>
          <table:table-cell table:formula="of:=[$Metrics_AllClassifiers_Equi.E180]" office:value-type="float" office:value="4.91803278688525" calcext:value-type="float">
            <text:p>4.91803278688525</text:p>
          </table:table-cell>
          <table:table-cell table:formula="of:=[$Metrics_AllClassifiers_Equi.F180]" office:value-type="float" office:value="12.5" calcext:value-type="float">
            <text:p>12.5</text:p>
          </table:table-cell>
          <table:table-cell table:formula="of:=[$Metrics_AllClassifiers_Equi.G180]" office:value-type="float" office:value="7.05882352941176" calcext:value-type="float">
            <text:p>7.05882352941176</text:p>
          </table:table-cell>
          <table:table-cell/>
          <table:table-cell table:formula="of:=[$Metrics_AllClassifiers_Min.A180]" office:value-type="string" office:string-value="twoPred" calcext:value-type="string">
            <text:p>twoPred</text:p>
          </table:table-cell>
          <table:table-cell table:formula="of:=[$Metrics_AllClassifiers_Min.B180]" office:value-type="string" office:string-value="MINIMAL" calcext:value-type="string">
            <text:p>MINIMAL</text:p>
          </table:table-cell>
          <table:table-cell table:formula="of:=[$Metrics_AllClassifiers_Min.C180]" office:value-type="string" office:string-value="LDA" calcext:value-type="string">
            <text:p>LDA</text:p>
          </table:table-cell>
          <table:table-cell table:formula="of:=[$Metrics_AllClassifiers_Min.D180]" office:value-type="float" office:value="66.530612244898" calcext:value-type="float">
            <text:p>66.530612244898</text:p>
          </table:table-cell>
          <table:table-cell table:formula="of:=[$Metrics_AllClassifiers_Min.E180]" office:value-type="float" office:value="8.75" calcext:value-type="float">
            <text:p>8.75</text:p>
          </table:table-cell>
          <table:table-cell table:formula="of:=[$Metrics_AllClassifiers_Min.F180]" office:value-type="float" office:value="43.75" calcext:value-type="float">
            <text:p>43.75</text:p>
          </table:table-cell>
          <table:table-cell table:formula="of:=[$Metrics_AllClassifiers_Min.G180]" office:value-type="float" office:value="14.5833333333333" calcext:value-type="float">
            <text:p>14.5833333333333</text:p>
          </table:table-cell>
        </table:table-row>
        <table:table-row table:style-name="ro1">
          <table:table-cell table:formula="of:=[$Metrics_AllClassifiers_Equi.A181]" office:value-type="string" office:string-value="twoPred" calcext:value-type="string">
            <text:p>twoPred</text:p>
          </table:table-cell>
          <table:table-cell table:formula="of:=[$Metrics_AllClassifiers_Equi.B181]" office:value-type="string" office:string-value="EQUIVALENT" calcext:value-type="string">
            <text:p>EQUIVALENT</text:p>
          </table:table-cell>
          <table:table-cell table:formula="of:=[$Metrics_AllClassifiers_Equi.C181]" office:value-type="string" office:string-value="RF" calcext:value-type="string">
            <text:p>RF</text:p>
          </table:table-cell>
          <table:table-cell table:formula="of:=[$Metrics_AllClassifiers_Equi.D181]" office:value-type="float" office:value="77.1428571428572" calcext:value-type="float">
            <text:p>77.1428571428572</text:p>
          </table:table-cell>
          <table:table-cell table:formula="of:=[$Metrics_AllClassifiers_Equi.E181]" office:value-type="float" office:value="5.55555555555556" calcext:value-type="float">
            <text:p>5.55555555555556</text:p>
          </table:table-cell>
          <table:table-cell table:formula="of:=[$Metrics_AllClassifiers_Equi.F181]" office:value-type="float" office:value="8.33333333333333" calcext:value-type="float">
            <text:p>8.33333333333333</text:p>
          </table:table-cell>
          <table:table-cell table:formula="of:=[$Metrics_AllClassifiers_Equi.G181]" office:value-type="float" office:value="6.66666666666667" calcext:value-type="float">
            <text:p>6.66666666666667</text:p>
          </table:table-cell>
          <table:table-cell/>
          <table:table-cell table:formula="of:=[$Metrics_AllClassifiers_Min.A181]" office:value-type="string" office:string-value="twoPred" calcext:value-type="string">
            <text:p>twoPred</text:p>
          </table:table-cell>
          <table:table-cell table:formula="of:=[$Metrics_AllClassifiers_Min.B181]" office:value-type="string" office:string-value="MINIMAL" calcext:value-type="string">
            <text:p>MINIMAL</text:p>
          </table:table-cell>
          <table:table-cell table:formula="of:=[$Metrics_AllClassifiers_Min.C181]" office:value-type="string" office:string-value="KNN" calcext:value-type="string">
            <text:p>KNN</text:p>
          </table:table-cell>
          <table:table-cell table:formula="of:=[$Metrics_AllClassifiers_Min.D181]" office:value-type="float" office:value="26.530612244898" calcext:value-type="float">
            <text:p>26.530612244898</text:p>
          </table:table-cell>
          <table:table-cell table:formula="of:=[$Metrics_AllClassifiers_Min.E181]" office:value-type="float" office:value="7.7319587628866" calcext:value-type="float">
            <text:p>7.7319587628866</text:p>
          </table:table-cell>
          <table:table-cell table:formula="of:=[$Metrics_AllClassifiers_Min.F181]" office:value-type="float" office:value="93.75" calcext:value-type="float">
            <text:p>93.75</text:p>
          </table:table-cell>
          <table:table-cell table:formula="of:=[$Metrics_AllClassifiers_Min.G181]" office:value-type="float" office:value="14.2857142857143" calcext:value-type="float">
            <text:p>14.2857142857143</text:p>
          </table:table-cell>
        </table:table-row>
        <table:table-row table:style-name="ro1">
          <table:table-cell table:formula="of:=[$Metrics_AllClassifiers_Equi.A182]" office:value-type="string" office:string-value="twoPred" calcext:value-type="string">
            <text:p>twoPred</text:p>
          </table:table-cell>
          <table:table-cell table:formula="of:=[$Metrics_AllClassifiers_Equi.B182]" office:value-type="string" office:string-value="EQUIVALENT" calcext:value-type="string">
            <text:p>EQUIVALENT</text:p>
          </table:table-cell>
          <table:table-cell table:formula="of:=[$Metrics_AllClassifiers_Equi.C182]" office:value-type="string" office:string-value="SVM" calcext:value-type="string">
            <text:p>SVM</text:p>
          </table:table-cell>
          <table:table-cell table:formula="of:=[$Metrics_AllClassifiers_Equi.D182]" office:value-type="float" office:value="82.8571428571429" calcext:value-type="float">
            <text:p>82.8571428571429</text:p>
          </table:table-cell>
          <table:table-cell table:formula="of:=[$Metrics_AllClassifiers_Equi.E182]" office:value-type="float" office:value="5" calcext:value-type="float">
            <text:p>5</text:p>
          </table:table-cell>
          <table:table-cell table:formula="of:=[$Metrics_AllClassifiers_Equi.F182]" office:value-type="float" office:value="4.16666666666667" calcext:value-type="float">
            <text:p>4.16666666666667</text:p>
          </table:table-cell>
          <table:table-cell table:formula="of:=[$Metrics_AllClassifiers_Equi.G182]" office:value-type="float" office:value="4.54545454545455" calcext:value-type="float">
            <text:p>4.54545454545455</text:p>
          </table:table-cell>
          <table:table-cell/>
          <table:table-cell table:formula="of:=[$Metrics_AllClassifiers_Min.A182]" office:value-type="string" office:string-value="twoPred" calcext:value-type="string">
            <text:p>twoPred</text:p>
          </table:table-cell>
          <table:table-cell table:formula="of:=[$Metrics_AllClassifiers_Min.B182]" office:value-type="string" office:string-value="MINIMAL" calcext:value-type="string">
            <text:p>MINIMAL</text:p>
          </table:table-cell>
          <table:table-cell table:formula="of:=[$Metrics_AllClassifiers_Min.C182]" office:value-type="string" office:string-value="DT" calcext:value-type="string">
            <text:p>DT</text:p>
          </table:table-cell>
          <table:table-cell table:formula="of:=[$Metrics_AllClassifiers_Min.D182]" office:value-type="float" office:value="91.8367346938776" calcext:value-type="float">
            <text:p>91.8367346938776</text:p>
          </table:table-cell>
          <table:table-cell table:formula="of:=[$Metrics_AllClassifiers_Min.E182]" office:value-type="float" office:value="0" calcext:value-type="float">
            <text:p>0</text:p>
          </table:table-cell>
          <table:table-cell table:formula="of:=[$Metrics_AllClassifiers_Min.F182]" office:value-type="float" office:value="0" calcext:value-type="float">
            <text:p>0</text:p>
          </table:table-cell>
          <table:table-cell table:formula="of:=[$Metrics_AllClassifiers_Min.G182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83]" office:value-type="string" office:string-value="twoPred" calcext:value-type="string">
            <text:p>twoPred</text:p>
          </table:table-cell>
          <table:table-cell table:formula="of:=[$Metrics_AllClassifiers_Equi.B183]" office:value-type="string" office:string-value="EQUIVALENT" calcext:value-type="string">
            <text:p>EQUIVALENT</text:p>
          </table:table-cell>
          <table:table-cell table:formula="of:=[$Metrics_AllClassifiers_Equi.C183]" office:value-type="string" office:string-value="DT" calcext:value-type="string">
            <text:p>DT</text:p>
          </table:table-cell>
          <table:table-cell table:formula="of:=[$Metrics_AllClassifiers_Equi.D183]" office:value-type="float" office:value="86.9387755102041" calcext:value-type="float">
            <text:p>86.9387755102041</text:p>
          </table:table-cell>
          <table:table-cell table:formula="of:=[$Metrics_AllClassifiers_Equi.E183]" office:value-type="float" office:value="0" calcext:value-type="float">
            <text:p>0</text:p>
          </table:table-cell>
          <table:table-cell table:formula="of:=[$Metrics_AllClassifiers_Equi.F183]" office:value-type="float" office:value="0" calcext:value-type="float">
            <text:p>0</text:p>
          </table:table-cell>
          <table:table-cell table:formula="of:=[$Metrics_AllClassifiers_Equi.G183]" office:value-type="string" office:string-value="---" calcext:value-type="string">
            <text:p>---</text:p>
          </table:table-cell>
          <table:table-cell/>
          <table:table-cell table:formula="of:=[$Metrics_AllClassifiers_Min.A183]" office:value-type="string" office:string-value="twoPred" calcext:value-type="string">
            <text:p>twoPred</text:p>
          </table:table-cell>
          <table:table-cell table:formula="of:=[$Metrics_AllClassifiers_Min.B183]" office:value-type="string" office:string-value="MINIMAL" calcext:value-type="string">
            <text:p>MINIMAL</text:p>
          </table:table-cell>
          <table:table-cell table:formula="of:=[$Metrics_AllClassifiers_Min.C183]" office:value-type="string" office:string-value="SVM" calcext:value-type="string">
            <text:p>SVM</text:p>
          </table:table-cell>
          <table:table-cell table:formula="of:=[$Metrics_AllClassifiers_Min.D183]" office:value-type="float" office:value="87.7551020408163" calcext:value-type="float">
            <text:p>87.7551020408163</text:p>
          </table:table-cell>
          <table:table-cell table:formula="of:=[$Metrics_AllClassifiers_Min.E183]" office:value-type="float" office:value="0" calcext:value-type="float">
            <text:p>0</text:p>
          </table:table-cell>
          <table:table-cell table:formula="of:=[$Metrics_AllClassifiers_Min.F183]" office:value-type="float" office:value="0" calcext:value-type="float">
            <text:p>0</text:p>
          </table:table-cell>
          <table:table-cell table:formula="of:=[$Metrics_AllClassifiers_Min.G183]" office:value-type="string" office:string-value="---" calcext:value-type="string">
            <text:p>---</text:p>
          </table:table-cell>
        </table:table-row>
        <table:table-row table:style-name="ro1">
          <table:table-cell table:formula="of:=[$Metrics_AllClassifiers_Equi.A184]" office:value-type="string" office:string-value="UnixCal" calcext:value-type="string">
            <text:p>UnixCal</text:p>
          </table:table-cell>
          <table:table-cell table:formula="of:=[$Metrics_AllClassifiers_Equi.B184]" office:value-type="string" office:string-value="EQUIVALENT" calcext:value-type="string">
            <text:p>EQUIVALENT</text:p>
          </table:table-cell>
          <table:table-cell table:formula="of:=[$Metrics_AllClassifiers_Equi.C184]" office:value-type="string" office:string-value="RF" calcext:value-type="string">
            <text:p>RF</text:p>
          </table:table-cell>
          <table:table-cell table:formula="of:=[$Metrics_AllClassifiers_Equi.D184]" office:value-type="float" office:value="70.7251751133086" calcext:value-type="float">
            <text:p>70.7251751133086</text:p>
          </table:table-cell>
          <table:table-cell table:formula="of:=[$Metrics_AllClassifiers_Equi.E184]" office:value-type="float" office:value="15.876027830487" calcext:value-type="float">
            <text:p>15.876027830487</text:p>
          </table:table-cell>
          <table:table-cell table:formula="of:=[$Metrics_AllClassifiers_Equi.F184]" office:value-type="float" office:value="73.3918128654971" calcext:value-type="float">
            <text:p>73.3918128654971</text:p>
          </table:table-cell>
          <table:table-cell table:formula="of:=[$Metrics_AllClassifiers_Equi.G184]" office:value-type="float" office:value="26.1050442017681" calcext:value-type="float">
            <text:p>26.1050442017681</text:p>
          </table:table-cell>
          <table:table-cell/>
          <table:table-cell table:formula="of:=[$Metrics_AllClassifiers_Min.A184]" office:value-type="string" office:string-value="UnixCal" calcext:value-type="string">
            <text:p>UnixCal</text:p>
          </table:table-cell>
          <table:table-cell table:formula="of:=[$Metrics_AllClassifiers_Min.B184]" office:value-type="string" office:string-value="MINIMAL" calcext:value-type="string">
            <text:p>MINIMAL</text:p>
          </table:table-cell>
          <table:table-cell table:formula="of:=[$Metrics_AllClassifiers_Min.C184]" office:value-type="string" office:string-value="RF" calcext:value-type="string">
            <text:p>RF</text:p>
          </table:table-cell>
          <table:table-cell table:formula="of:=[$Metrics_AllClassifiers_Min.D184]" office:value-type="float" office:value="87.4948496085703" calcext:value-type="float">
            <text:p>87.4948496085703</text:p>
          </table:table-cell>
          <table:table-cell table:formula="of:=[$Metrics_AllClassifiers_Min.E184]" office:value-type="float" office:value="28.5229202037351" calcext:value-type="float">
            <text:p>28.5229202037351</text:p>
          </table:table-cell>
          <table:table-cell table:formula="of:=[$Metrics_AllClassifiers_Min.F184]" office:value-type="float" office:value="47.4576271186441" calcext:value-type="float">
            <text:p>47.4576271186441</text:p>
          </table:table-cell>
          <table:table-cell table:formula="of:=[$Metrics_AllClassifiers_Min.G184]" office:value-type="float" office:value="35.6309650053022" calcext:value-type="float">
            <text:p>35.6309650053022</text:p>
          </table:table-cell>
        </table:table-row>
        <table:table-row table:style-name="ro1">
          <table:table-cell table:formula="of:=[$Metrics_AllClassifiers_Equi.A185]" office:value-type="string" office:string-value="UnixCal" calcext:value-type="string">
            <text:p>UnixCal</text:p>
          </table:table-cell>
          <table:table-cell table:formula="of:=[$Metrics_AllClassifiers_Equi.B185]" office:value-type="string" office:string-value="EQUIVALENT" calcext:value-type="string">
            <text:p>EQUIVALENT</text:p>
          </table:table-cell>
          <table:table-cell table:formula="of:=[$Metrics_AllClassifiers_Equi.C185]" office:value-type="string" office:string-value="LDA" calcext:value-type="string">
            <text:p>LDA</text:p>
          </table:table-cell>
          <table:table-cell table:formula="of:=[$Metrics_AllClassifiers_Equi.D185]" office:value-type="float" office:value="69.6744952616399" calcext:value-type="float">
            <text:p>69.6744952616399</text:p>
          </table:table-cell>
          <table:table-cell table:formula="of:=[$Metrics_AllClassifiers_Equi.E185]" office:value-type="float" office:value="14.37578814628" calcext:value-type="float">
            <text:p>14.37578814628</text:p>
          </table:table-cell>
          <table:table-cell table:formula="of:=[$Metrics_AllClassifiers_Equi.F185]" office:value-type="float" office:value="66.6666666666667" calcext:value-type="float">
            <text:p>66.6666666666667</text:p>
          </table:table-cell>
          <table:table-cell table:formula="of:=[$Metrics_AllClassifiers_Equi.G185]" office:value-type="float" office:value="23.6514522821577" calcext:value-type="float">
            <text:p>23.6514522821577</text:p>
          </table:table-cell>
          <table:table-cell/>
          <table:table-cell table:formula="of:=[$Metrics_AllClassifiers_Min.A185]" office:value-type="string" office:string-value="UnixCal" calcext:value-type="string">
            <text:p>UnixCal</text:p>
          </table:table-cell>
          <table:table-cell table:formula="of:=[$Metrics_AllClassifiers_Min.B185]" office:value-type="string" office:string-value="MINIMAL" calcext:value-type="string">
            <text:p>MINIMAL</text:p>
          </table:table-cell>
          <table:table-cell table:formula="of:=[$Metrics_AllClassifiers_Min.C185]" office:value-type="string" office:string-value="LR" calcext:value-type="string">
            <text:p>LR</text:p>
          </table:table-cell>
          <table:table-cell table:formula="of:=[$Metrics_AllClassifiers_Min.D185]" office:value-type="float" office:value="67.0580964153276" calcext:value-type="float">
            <text:p>67.0580964153276</text:p>
          </table:table-cell>
          <table:table-cell table:formula="of:=[$Metrics_AllClassifiers_Min.E185]" office:value-type="float" office:value="18.0277349768875" calcext:value-type="float">
            <text:p>18.0277349768875</text:p>
          </table:table-cell>
          <table:table-cell table:formula="of:=[$Metrics_AllClassifiers_Min.F185]" office:value-type="float" office:value="99.1525423728814" calcext:value-type="float">
            <text:p>99.1525423728814</text:p>
          </table:table-cell>
          <table:table-cell table:formula="of:=[$Metrics_AllClassifiers_Min.G185]" office:value-type="float" office:value="30.5084745762712" calcext:value-type="float">
            <text:p>30.5084745762712</text:p>
          </table:table-cell>
        </table:table-row>
        <table:table-row table:style-name="ro1">
          <table:table-cell table:formula="of:=[$Metrics_AllClassifiers_Equi.A186]" office:value-type="string" office:string-value="UnixCal" calcext:value-type="string">
            <text:p>UnixCal</text:p>
          </table:table-cell>
          <table:table-cell table:formula="of:=[$Metrics_AllClassifiers_Equi.B186]" office:value-type="string" office:string-value="EQUIVALENT" calcext:value-type="string">
            <text:p>EQUIVALENT</text:p>
          </table:table-cell>
          <table:table-cell table:formula="of:=[$Metrics_AllClassifiers_Equi.C186]" office:value-type="string" office:string-value="LR" calcext:value-type="string">
            <text:p>LR</text:p>
          </table:table-cell>
          <table:table-cell table:formula="of:=[$Metrics_AllClassifiers_Equi.D186]" office:value-type="float" office:value="66.8108776266996" calcext:value-type="float">
            <text:p>66.8108776266996</text:p>
          </table:table-cell>
          <table:table-cell table:formula="of:=[$Metrics_AllClassifiers_Equi.E186]" office:value-type="float" office:value="13.3448873483536" calcext:value-type="float">
            <text:p>13.3448873483536</text:p>
          </table:table-cell>
          <table:table-cell table:formula="of:=[$Metrics_AllClassifiers_Equi.F186]" office:value-type="float" office:value="67.5438596491228" calcext:value-type="float">
            <text:p>67.5438596491228</text:p>
          </table:table-cell>
          <table:table-cell table:formula="of:=[$Metrics_AllClassifiers_Equi.G186]" office:value-type="float" office:value="22.2865412445731" calcext:value-type="float">
            <text:p>22.2865412445731</text:p>
          </table:table-cell>
          <table:table-cell/>
          <table:table-cell table:formula="of:=[$Metrics_AllClassifiers_Min.A186]" office:value-type="string" office:string-value="UnixCal" calcext:value-type="string">
            <text:p>UnixCal</text:p>
          </table:table-cell>
          <table:table-cell table:formula="of:=[$Metrics_AllClassifiers_Min.B186]" office:value-type="string" office:string-value="MINIMAL" calcext:value-type="string">
            <text:p>MINIMAL</text:p>
          </table:table-cell>
          <table:table-cell table:formula="of:=[$Metrics_AllClassifiers_Min.C186]" office:value-type="string" office:string-value="LDA" calcext:value-type="string">
            <text:p>LDA</text:p>
          </table:table-cell>
          <table:table-cell table:formula="of:=[$Metrics_AllClassifiers_Min.D186]" office:value-type="float" office:value="57.1281417387722" calcext:value-type="float">
            <text:p>57.1281417387722</text:p>
          </table:table-cell>
          <table:table-cell table:formula="of:=[$Metrics_AllClassifiers_Min.E186]" office:value-type="float" office:value="14.3623607098638" calcext:value-type="float">
            <text:p>14.3623607098638</text:p>
          </table:table-cell>
          <table:table-cell table:formula="of:=[$Metrics_AllClassifiers_Min.F186]" office:value-type="float" office:value="98.3050847457627" calcext:value-type="float">
            <text:p>98.3050847457627</text:p>
          </table:table-cell>
          <table:table-cell table:formula="of:=[$Metrics_AllClassifiers_Min.G186]" office:value-type="float" office:value="25.0630176449406" calcext:value-type="float">
            <text:p>25.0630176449406</text:p>
          </table:table-cell>
        </table:table-row>
        <table:table-row table:style-name="ro1">
          <table:table-cell table:formula="of:=[$Metrics_AllClassifiers_Equi.A187]" office:value-type="string" office:string-value="UnixCal" calcext:value-type="string">
            <text:p>UnixCal</text:p>
          </table:table-cell>
          <table:table-cell table:formula="of:=[$Metrics_AllClassifiers_Equi.B187]" office:value-type="string" office:string-value="EQUIVALENT" calcext:value-type="string">
            <text:p>EQUIVALENT</text:p>
          </table:table-cell>
          <table:table-cell table:formula="of:=[$Metrics_AllClassifiers_Equi.C187]" office:value-type="string" office:string-value="DT" calcext:value-type="string">
            <text:p>DT</text:p>
          </table:table-cell>
          <table:table-cell table:formula="of:=[$Metrics_AllClassifiers_Equi.D187]" office:value-type="float" office:value="66.4194478780387" calcext:value-type="float">
            <text:p>66.4194478780387</text:p>
          </table:table-cell>
          <table:table-cell table:formula="of:=[$Metrics_AllClassifiers_Equi.E187]" office:value-type="float" office:value="8.71794871794872" calcext:value-type="float">
            <text:p>8.71794871794872</text:p>
          </table:table-cell>
          <table:table-cell table:formula="of:=[$Metrics_AllClassifiers_Equi.F187]" office:value-type="float" office:value="39.766081871345" calcext:value-type="float">
            <text:p>39.766081871345</text:p>
          </table:table-cell>
          <table:table-cell table:formula="of:=[$Metrics_AllClassifiers_Equi.G187]" office:value-type="float" office:value="14.3007360672976" calcext:value-type="float">
            <text:p>14.3007360672976</text:p>
          </table:table-cell>
          <table:table-cell/>
          <table:table-cell table:formula="of:=[$Metrics_AllClassifiers_Min.A187]" office:value-type="string" office:string-value="UnixCal" calcext:value-type="string">
            <text:p>UnixCal</text:p>
          </table:table-cell>
          <table:table-cell table:formula="of:=[$Metrics_AllClassifiers_Min.B187]" office:value-type="string" office:string-value="MINIMAL" calcext:value-type="string">
            <text:p>MINIMAL</text:p>
          </table:table-cell>
          <table:table-cell table:formula="of:=[$Metrics_AllClassifiers_Min.C187]" office:value-type="string" office:string-value="GNB" calcext:value-type="string">
            <text:p>GNB</text:p>
          </table:table-cell>
          <table:table-cell table:formula="of:=[$Metrics_AllClassifiers_Min.D187]" office:value-type="float" office:value="30.5109188298311" calcext:value-type="float">
            <text:p>30.5109188298311</text:p>
          </table:table-cell>
          <table:table-cell table:formula="of:=[$Metrics_AllClassifiers_Min.E187]" office:value-type="float" office:value="7.98775396604509" calcext:value-type="float">
            <text:p>7.98775396604509</text:p>
          </table:table-cell>
          <table:table-cell table:formula="of:=[$Metrics_AllClassifiers_Min.F187]" office:value-type="float" office:value="81.0734463276836" calcext:value-type="float">
            <text:p>81.0734463276836</text:p>
          </table:table-cell>
          <table:table-cell table:formula="of:=[$Metrics_AllClassifiers_Min.G187]" office:value-type="float" office:value="14.5426906511274" calcext:value-type="float">
            <text:p>14.5426906511274</text:p>
          </table:table-cell>
        </table:table-row>
        <table:table-row table:style-name="ro1">
          <table:table-cell table:formula="of:=[$Metrics_AllClassifiers_Equi.A188]" office:value-type="string" office:string-value="UnixCal" calcext:value-type="string">
            <text:p>UnixCal</text:p>
          </table:table-cell>
          <table:table-cell table:formula="of:=[$Metrics_AllClassifiers_Equi.B188]" office:value-type="string" office:string-value="EQUIVALENT" calcext:value-type="string">
            <text:p>EQUIVALENT</text:p>
          </table:table-cell>
          <table:table-cell table:formula="of:=[$Metrics_AllClassifiers_Equi.C188]" office:value-type="string" office:string-value="SVM" calcext:value-type="string">
            <text:p>SVM</text:p>
          </table:table-cell>
          <table:table-cell table:formula="of:=[$Metrics_AllClassifiers_Equi.D188]" office:value-type="float" office:value="52.1837659662134" calcext:value-type="float">
            <text:p>52.1837659662134</text:p>
          </table:table-cell>
          <table:table-cell table:formula="of:=[$Metrics_AllClassifiers_Equi.E188]" office:value-type="float" office:value="7.40421868273784" calcext:value-type="float">
            <text:p>7.40421868273784</text:p>
          </table:table-cell>
          <table:table-cell table:formula="of:=[$Metrics_AllClassifiers_Equi.F188]" office:value-type="float" office:value="50.2923976608187" calcext:value-type="float">
            <text:p>50.2923976608187</text:p>
          </table:table-cell>
          <table:table-cell table:formula="of:=[$Metrics_AllClassifiers_Equi.G188]" office:value-type="float" office:value="12.9080675422139" calcext:value-type="float">
            <text:p>12.9080675422139</text:p>
          </table:table-cell>
          <table:table-cell/>
          <table:table-cell table:formula="of:=[$Metrics_AllClassifiers_Min.A188]" office:value-type="string" office:string-value="UnixCal" calcext:value-type="string">
            <text:p>UnixCal</text:p>
          </table:table-cell>
          <table:table-cell table:formula="of:=[$Metrics_AllClassifiers_Min.B188]" office:value-type="string" office:string-value="MINIMAL" calcext:value-type="string">
            <text:p>MINIMAL</text:p>
          </table:table-cell>
          <table:table-cell table:formula="of:=[$Metrics_AllClassifiers_Min.C188]" office:value-type="string" office:string-value="DT" calcext:value-type="string">
            <text:p>DT</text:p>
          </table:table-cell>
          <table:table-cell table:formula="of:=[$Metrics_AllClassifiers_Min.D188]" office:value-type="float" office:value="67.0168932838896" calcext:value-type="float">
            <text:p>67.0168932838896</text:p>
          </table:table-cell>
          <table:table-cell table:formula="of:=[$Metrics_AllClassifiers_Min.E188]" office:value-type="float" office:value="1.32708821233411" calcext:value-type="float">
            <text:p>1.32708821233411</text:p>
          </table:table-cell>
          <table:table-cell table:formula="of:=[$Metrics_AllClassifiers_Min.F188]" office:value-type="float" office:value="4.80225988700565" calcext:value-type="float">
            <text:p>4.80225988700565</text:p>
          </table:table-cell>
          <table:table-cell table:formula="of:=[$Metrics_AllClassifiers_Min.G188]" office:value-type="float" office:value="2.07951070336391" calcext:value-type="float">
            <text:p>2.07951070336391</text:p>
          </table:table-cell>
        </table:table-row>
        <table:table-row table:style-name="ro1">
          <table:table-cell table:formula="of:=[$Metrics_AllClassifiers_Equi.A189]" office:value-type="string" office:string-value="UnixCal" calcext:value-type="string">
            <text:p>UnixCal</text:p>
          </table:table-cell>
          <table:table-cell table:formula="of:=[$Metrics_AllClassifiers_Equi.B189]" office:value-type="string" office:string-value="EQUIVALENT" calcext:value-type="string">
            <text:p>EQUIVALENT</text:p>
          </table:table-cell>
          <table:table-cell table:formula="of:=[$Metrics_AllClassifiers_Equi.C189]" office:value-type="string" office:string-value="KNN" calcext:value-type="string">
            <text:p>KNN</text:p>
          </table:table-cell>
          <table:table-cell table:formula="of:=[$Metrics_AllClassifiers_Equi.D189]" office:value-type="float" office:value="45.2822414503502" calcext:value-type="float">
            <text:p>45.2822414503502</text:p>
          </table:table-cell>
          <table:table-cell table:formula="of:=[$Metrics_AllClassifiers_Equi.E189]" office:value-type="float" office:value="6.95684523809524" calcext:value-type="float">
            <text:p>6.95684523809524</text:p>
          </table:table-cell>
          <table:table-cell table:formula="of:=[$Metrics_AllClassifiers_Equi.F189]" office:value-type="float" office:value="54.6783625730994" calcext:value-type="float">
            <text:p>54.6783625730994</text:p>
          </table:table-cell>
          <table:table-cell table:formula="of:=[$Metrics_AllClassifiers_Equi.G189]" office:value-type="float" office:value="12.3432343234323" calcext:value-type="float">
            <text:p>12.3432343234323</text:p>
          </table:table-cell>
          <table:table-cell/>
          <table:table-cell table:formula="of:=[$Metrics_AllClassifiers_Min.A189]" office:value-type="string" office:string-value="UnixCal" calcext:value-type="string">
            <text:p>UnixCal</text:p>
          </table:table-cell>
          <table:table-cell table:formula="of:=[$Metrics_AllClassifiers_Min.B189]" office:value-type="string" office:string-value="MINIMAL" calcext:value-type="string">
            <text:p>MINIMAL</text:p>
          </table:table-cell>
          <table:table-cell table:formula="of:=[$Metrics_AllClassifiers_Min.C189]" office:value-type="string" office:string-value="KNN" calcext:value-type="string">
            <text:p>KNN</text:p>
          </table:table-cell>
          <table:table-cell table:formula="of:=[$Metrics_AllClassifiers_Min.D189]" office:value-type="float" office:value="65.533580552122" calcext:value-type="float">
            <text:p>65.533580552122</text:p>
          </table:table-cell>
          <table:table-cell table:formula="of:=[$Metrics_AllClassifiers_Min.E189]" office:value-type="float" office:value="0.599250936329588" calcext:value-type="float">
            <text:p>0.599250936329588</text:p>
          </table:table-cell>
          <table:table-cell table:formula="of:=[$Metrics_AllClassifiers_Min.F189]" office:value-type="float" office:value="2.25988700564972" calcext:value-type="float">
            <text:p>2.25988700564972</text:p>
          </table:table-cell>
          <table:table-cell table:formula="of:=[$Metrics_AllClassifiers_Min.G189]" office:value-type="float" office:value="0.947306098283008" calcext:value-type="float">
            <text:p>0.947306098283008</text:p>
          </table:table-cell>
        </table:table-row>
        <table:table-row table:style-name="ro1">
          <table:table-cell table:formula="of:=[$Metrics_AllClassifiers_Equi.A190]" office:value-type="string" office:string-value="UnixCal" calcext:value-type="string">
            <text:p>UnixCal</text:p>
          </table:table-cell>
          <table:table-cell table:formula="of:=[$Metrics_AllClassifiers_Equi.B190]" office:value-type="string" office:string-value="EQUIVALENT" calcext:value-type="string">
            <text:p>EQUIVALENT</text:p>
          </table:table-cell>
          <table:table-cell table:formula="of:=[$Metrics_AllClassifiers_Equi.C190]" office:value-type="string" office:string-value="GNB" calcext:value-type="string">
            <text:p>GNB</text:p>
          </table:table-cell>
          <table:table-cell table:formula="of:=[$Metrics_AllClassifiers_Equi.D190]" office:value-type="float" office:value="27.7709105892048" calcext:value-type="float">
            <text:p>27.7709105892048</text:p>
          </table:table-cell>
          <table:table-cell table:formula="of:=[$Metrics_AllClassifiers_Equi.E190]" office:value-type="float" office:value="6.05555555555556" calcext:value-type="float">
            <text:p>6.05555555555556</text:p>
          </table:table-cell>
          <table:table-cell table:formula="of:=[$Metrics_AllClassifiers_Equi.F190]" office:value-type="float" office:value="63.7426900584795" calcext:value-type="float">
            <text:p>63.7426900584795</text:p>
          </table:table-cell>
          <table:table-cell table:formula="of:=[$Metrics_AllClassifiers_Equi.G190]" office:value-type="float" office:value="11.0603754439371" calcext:value-type="float">
            <text:p>11.0603754439371</text:p>
          </table:table-cell>
          <table:table-cell/>
          <table:table-cell table:formula="of:=[$Metrics_AllClassifiers_Min.A190]" office:value-type="string" office:string-value="UnixCal" calcext:value-type="string">
            <text:p>UnixCal</text:p>
          </table:table-cell>
          <table:table-cell table:formula="of:=[$Metrics_AllClassifiers_Min.B190]" office:value-type="string" office:string-value="MINIMAL" calcext:value-type="string">
            <text:p>MINIMAL</text:p>
          </table:table-cell>
          <table:table-cell table:formula="of:=[$Metrics_AllClassifiers_Min.C190]" office:value-type="string" office:string-value="SVM" calcext:value-type="string">
            <text:p>SVM</text:p>
          </table:table-cell>
          <table:table-cell table:formula="of:=[$Metrics_AllClassifiers_Min.D190]" office:value-type="float" office:value="72.0436753193243" calcext:value-type="float">
            <text:p>72.0436753193243</text:p>
          </table:table-cell>
          <table:table-cell table:formula="of:=[$Metrics_AllClassifiers_Min.E190]" office:value-type="float" office:value="0.493583415597236" calcext:value-type="float">
            <text:p>0.493583415597236</text:p>
          </table:table-cell>
          <table:table-cell table:formula="of:=[$Metrics_AllClassifiers_Min.F190]" office:value-type="float" office:value="1.41242937853107" calcext:value-type="float">
            <text:p>1.41242937853107</text:p>
          </table:table-cell>
          <table:table-cell table:formula="of:=[$Metrics_AllClassifiers_Min.G190]" office:value-type="float" office:value="0.731528895391368" calcext:value-type="float">
            <text:p>0.731528895391368</text:p>
          </table:table-cell>
        </table:table-row>
      </table:table>
      <table:table table:name="LatexTable" table:style-name="ta1">
        <table:table-column table:style-name="co11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center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caption{F1 Score for all classifiers of the highest and lowest scoring programs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label{table:AllClassifiersForBestPoorPrograms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resizebox{\columnwidth}{!}{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begin{tabular}{ll||r|r|r|r|r|r|r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\textbf{Program ID}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\textbf{KNN}</text:p>
          </table:table-cell>
          <table:table-cell office:value-type="string" calcext:value-type="string">
            <text:p>\textbf{DT}</text:p>
          </table:table-cell>
          <table:table-cell office:value-type="string" calcext:value-type="string">
            <text:p>\textbf{RF}</text:p>
          </table:table-cell>
          <table:table-cell office:value-type="string" calcext:value-type="string">
            <text:p>\textbf{SVM}</text:p>
          </table:table-cell>
          <table:table-cell office:value-type="string" calcext:value-type="string">
            <text:p>\textbf{LDA}</text:p>
          </table:table-cell>
          <table:table-cell office:value-type="string" calcext:value-type="string">
            <text:p>\textbf{LR}</text:p>
          </table:table-cell>
          <table:table-cell office:value-type="string" calcext:value-type="string">
            <text:p>\textbf{GNB}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office:value-type="string" calcext:value-type="string">
            <text:p>\multicolumn{1}{l}{\multirow{2}{*}{\#1}}</text:p>
          </table:table-cell>
          <table:table-cell office:value-type="string" calcext:value-type="string">
            <text:p>Min</text:p>
          </table:table-cell>
          <table:table-cell table:number-columns-repeated="7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Equi</text:p>
          </table:table-cell>
          <table:table-cell table:number-columns-repeated="7"/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7}}</text:p>
          </table:table-cell>
          <table:table-cell office:value-type="string" calcext:value-type="string">
            <text:p>Min</text:p>
          </table:table-cell>
          <table:table-cell table:number-columns-repeated="7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Equi</text:p>
          </table:table-cell>
          <table:table-cell table:number-columns-repeated="7"/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0}}</text:p>
          </table:table-cell>
          <table:table-cell office:value-type="string" calcext:value-type="string">
            <text:p>Min</text:p>
          </table:table-cell>
          <table:table-cell table:number-columns-repeated="7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Equi</text:p>
          </table:table-cell>
          <table:table-cell table:number-columns-repeated="7"/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8}}</text:p>
          </table:table-cell>
          <table:table-cell office:value-type="string" calcext:value-type="string">
            <text:p>Min</text:p>
          </table:table-cell>
          <table:table-cell table:number-columns-repeated="7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Equi</text:p>
          </table:table-cell>
          <table:table-cell table:number-columns-repeated="7"/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\end{tabular}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Metrics_AllClassifiers_Equi.A1:Metrics_AllClassifiers_Equi.G190">
          <table:sort>
            <table:sort-by table:field-number="1" table:data-type="automatic"/>
          </table:sort>
        </table:database-range>
        <table:database-range table:name="__Anonymous_Sheet_DB__1" table:target-range-address="Metrics_AllClassifiers_Min.A1:Metrics_AllClassifiers_Min.G19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3:44:48.595658009</meta:creation-date>
    <dc:date>2020-01-16T14:07:24.573052916</dc:date>
    <meta:editing-duration>PT12M21S</meta:editing-duration>
    <meta:editing-cycles>4</meta:editing-cycles>
    <meta:generator>LibreOffice/6.2.8.2$Linux_X86_64 LibreOffice_project/20$Build-2</meta:generator>
    <meta:document-statistic meta:table-count="4" meta:cell-count="5351" meta:object-count="0"/>
  </office:meta>
</office:document-meta>
</file>